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3000049410000474C1DA170C2.wmf"/>
  <manifest:file-entry manifest:media-type="image/png" manifest:full-path="Pictures/100000020000001400000015943AC23E.png"/>
  <manifest:file-entry manifest:media-type="" manifest:full-path="Pictures/200000EB000067E0000052B00C50B52D.wmf"/>
  <manifest:file-entry manifest:media-type="" manifest:full-path="Pictures/200000CA00006C0B00004A3C6596463E.wm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ThisDocumen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ymbolMT" svg:font-family="SymbolMT"/>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394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251cm"/>
    </style:style>
    <style:style style:name="Tableau1.C" style:family="table-column">
      <style:table-column-properties style:column-width="2.75cm"/>
    </style:style>
    <style:style style:name="Tableau1.D" style:family="table-column">
      <style:table-column-properties style:column-width="2.501cm"/>
    </style:style>
    <style:style style:name="Tableau1.E" style:family="table-column">
      <style:table-column-properties style:column-width="6.768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0.923cm" style:keep-together="true" fo:keep-together="auto"/>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3"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3"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B4"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D4" style:family="table-cell" style:data-style-name="N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E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 style:family="table">
      <style:table-properties style:width="16.267cm" fo:margin-left="-0.132cm" table:align="left" style:writing-mode="lr-tb"/>
    </style:style>
    <style:style style:name="Tableau2.A" style:family="table-column">
      <style:table-column-properties style:column-width="16.267cm"/>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267cm" fo:margin-left="-0.132cm" table:align="left" style:writing-mode="lr-tb"/>
    </style:style>
    <style:style style:name="Tableau3.A" style:family="table-column">
      <style:table-column-properties style:column-width="3.933cm"/>
    </style:style>
    <style:style style:name="Tableau3.B" style:family="table-column">
      <style:table-column-properties style:column-width="12.3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6.267cm" fo:margin-left="-0.132cm" table:align="left" style:writing-mode="lr-tb"/>
    </style:style>
    <style:style style:name="Tableau4.A" style:family="table-column">
      <style:table-column-properties style:column-width="16.267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6.267cm" fo:margin-left="-0.132cm" table:align="left" style:writing-mode="lr-tb"/>
    </style:style>
    <style:style style:name="Tableau5.A" style:family="table-column">
      <style:table-column-properties style:column-width="16.267cm"/>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267cm" fo:margin-left="-0.132cm" table:align="left" style:writing-mode="lr-tb"/>
    </style:style>
    <style:style style:name="Tableau6.A" style:family="table-column">
      <style:table-column-properties style:column-width="16.267cm"/>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267cm" fo:margin-left="-0.132cm" table:align="left" style:writing-mode="lr-tb"/>
    </style:style>
    <style:style style:name="Tableau7.A" style:family="table-column">
      <style:table-column-properties style:column-width="16.267cm"/>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6.267cm" fo:margin-left="-0.132cm" table:align="left" style:writing-mode="lr-tb"/>
    </style:style>
    <style:style style:name="Tableau8.A" style:family="table-column">
      <style:table-column-properties style:column-width="16.267cm"/>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6.267cm" fo:margin-left="-0.132cm" table:align="left" style:writing-mode="lr-tb"/>
    </style:style>
    <style:style style:name="Tableau9.A" style:family="table-column">
      <style:table-column-properties style:column-width="16.267cm"/>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6.267cm" fo:margin-left="-0.132cm" table:align="left" style:writing-mode="lr-tb"/>
    </style:style>
    <style:style style:name="Tableau10.A" style:family="table-column">
      <style:table-column-properties style:column-width="16.267cm"/>
    </style:style>
    <style:style style:name="Tableau10.1" style:family="table-row">
      <style:table-row-properties style:keep-together="true" fo:keep-together="auto"/>
    </style:style>
    <style:style style:name="Tableau10.A1" style:family="table-cell">
      <style:table-cell-properties style:vertical-align="top" fo:padding-left="0.123cm" fo:padding-right="0.123cm" fo:padding-top="0cm" fo:padding-bottom="0cm" fo:border="0.018cm solid #000000" style:writing-mode="lr-tb"/>
    </style:style>
    <style:style style:name="Tableau11" style:family="table">
      <style:table-properties style:width="16.267cm" fo:margin-left="-0.132cm" table:align="left" style:writing-mode="lr-tb"/>
    </style:style>
    <style:style style:name="Tableau11.A" style:family="table-column">
      <style:table-column-properties style:column-width="16.267cm"/>
    </style:style>
    <style:style style:name="Tableau11.1" style:family="table-row">
      <style:table-row-properties style:keep-together="true" fo:keep-together="auto"/>
    </style:style>
    <style:style style:name="Tableau11.A1" style:family="table-cell">
      <style:table-cell-properties style:vertical-align="top" fo:padding-left="0.123cm" fo:padding-right="0.123cm" fo:padding-top="0cm" fo:padding-bottom="0cm" fo:border="0.018cm solid #000000" style:writing-mode="lr-tb"/>
    </style:style>
    <style:style style:name="Tableau12" style:family="table">
      <style:table-properties style:width="16.267cm" fo:margin-left="-0.132cm" table:align="left" style:writing-mode="lr-tb"/>
    </style:style>
    <style:style style:name="Tableau12.A" style:family="table-column">
      <style:table-column-properties style:column-width="16.267cm"/>
    </style:style>
    <style:style style:name="Tableau12.1" style:family="table-row">
      <style:table-row-properties style:keep-together="true" fo:keep-together="auto"/>
    </style:style>
    <style:style style:name="Tableau12.A1" style:family="table-cell">
      <style:table-cell-properties style:vertical-align="top" fo:padding-left="0.123cm" fo:padding-right="0.123cm" fo:padding-top="0cm" fo:padding-bottom="0cm" fo:border="0.018cm solid #000000" style:writing-mode="lr-tb"/>
    </style:style>
    <style:style style:name="Tableau13" style:family="table">
      <style:table-properties style:width="16.267cm" fo:margin-left="-0.132cm" table:align="left" style:writing-mode="lr-tb"/>
    </style:style>
    <style:style style:name="Tableau13.A" style:family="table-column">
      <style:table-column-properties style:column-width="16.267cm"/>
    </style:style>
    <style:style style:name="Tableau13.1" style:family="table-row">
      <style:table-row-properties style:keep-together="true" fo:keep-together="auto"/>
    </style:style>
    <style:style style:name="Tableau13.A1" style:family="table-cell">
      <style:table-cell-properties style:vertical-align="top" fo:padding-left="0.123cm" fo:padding-right="0.123cm" fo:padding-top="0cm" fo:padding-bottom="0cm" fo:border="0.018cm solid #000000" style:writing-mode="lr-tb"/>
    </style:style>
    <style:style style:name="Tableau14" style:family="table">
      <style:table-properties style:width="16.267cm" fo:margin-left="-0.132cm" table:align="left" style:writing-mode="lr-tb"/>
    </style:style>
    <style:style style:name="Tableau14.A" style:family="table-column">
      <style:table-column-properties style:column-width="6.853cm"/>
    </style:style>
    <style:style style:name="Tableau14.B" style:family="table-column">
      <style:table-column-properties style:column-width="3.059cm"/>
    </style:style>
    <style:style style:name="Tableau14.C" style:family="table-column">
      <style:table-column-properties style:column-width="6.355cm"/>
    </style:style>
    <style:style style:name="Tableau14.1" style:family="table-row">
      <style:table-row-properties style:keep-together="true" fo:keep-together="auto"/>
    </style:style>
    <style:style style:name="Tableau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C1" style:family="table-cell">
      <style:table-cell-properties style:vertical-align="top" fo:padding-left="0.123cm" fo:padding-right="0.123cm" fo:padding-top="0cm" fo:padding-bottom="0cm" fo:border="0.018cm solid #000000" style:writing-mode="lr-tb"/>
    </style:style>
    <style:style style:name="Tableau15" style:family="table">
      <style:table-properties style:width="16.267cm" fo:margin-left="-0.132cm" table:align="left" style:writing-mode="lr-tb"/>
    </style:style>
    <style:style style:name="Tableau15.A" style:family="table-column">
      <style:table-column-properties style:column-width="6.599cm"/>
    </style:style>
    <style:style style:name="Tableau15.B" style:family="table-column">
      <style:table-column-properties style:column-width="3.131cm"/>
    </style:style>
    <style:style style:name="Tableau15.C" style:family="table-column">
      <style:table-column-properties style:column-width="6.537cm"/>
    </style:style>
    <style:style style:name="Tableau15.1" style:family="table-row">
      <style:table-row-properties style:keep-together="true" fo:keep-together="auto"/>
    </style:style>
    <style:style style:name="Tableau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C1" style:family="table-cell">
      <style:table-cell-properties style:vertical-align="top" fo:padding-left="0.123cm" fo:padding-right="0.123cm" fo:padding-top="0cm" fo:padding-bottom="0cm" fo:border="0.018cm solid #000000" style:writing-mode="lr-tb"/>
    </style:style>
    <style:style style:name="Tableau16" style:family="table">
      <style:table-properties style:width="16.267cm" fo:margin-left="-0.132cm" table:align="left" style:writing-mode="lr-tb"/>
    </style:style>
    <style:style style:name="Tableau16.A" style:family="table-column">
      <style:table-column-properties style:column-width="7.107cm"/>
    </style:style>
    <style:style style:name="Tableau16.B" style:family="table-column">
      <style:table-column-properties style:column-width="2.986cm"/>
    </style:style>
    <style:style style:name="Tableau16.C" style:family="table-column">
      <style:table-column-properties style:column-width="6.174cm"/>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C1"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6.267cm" fo:margin-left="-0.132cm" table:align="left" style:writing-mode="lr-tb"/>
    </style:style>
    <style:style style:name="Tableau17.A" style:family="table-column">
      <style:table-column-properties style:column-width="5.837cm"/>
    </style:style>
    <style:style style:name="Tableau17.B" style:family="table-column">
      <style:table-column-properties style:column-width="3.358cm"/>
    </style:style>
    <style:style style:name="Tableau17.C" style:family="table-column">
      <style:table-column-properties style:column-width="7.071cm"/>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C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6.267cm" fo:margin-left="-0.132cm" table:align="left" style:writing-mode="lr-tb"/>
    </style:style>
    <style:style style:name="Tableau18.A" style:family="table-column">
      <style:table-column-properties style:column-width="5.754cm"/>
    </style:style>
    <style:style style:name="Tableau18.B" style:family="table-column">
      <style:table-column-properties style:column-width="3.371cm"/>
    </style:style>
    <style:style style:name="Tableau18.C" style:family="table-column">
      <style:table-column-properties style:column-width="7.142cm"/>
    </style:style>
    <style:style style:name="Tableau18.1" style:family="table-row">
      <style:table-row-properties style:keep-together="true" fo:keep-together="auto"/>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C1"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6.267cm" fo:margin-left="-0.132cm" table:align="left" style:writing-mode="lr-tb"/>
    </style:style>
    <style:style style:name="Tableau19.A" style:family="table-column">
      <style:table-column-properties style:column-width="16.267cm"/>
    </style:style>
    <style:style style:name="Tableau19.1" style:family="table-row">
      <style:table-row-properties style:keep-together="true" fo:keep-together="auto"/>
    </style:style>
    <style:style style:name="Tableau19.A1" style:family="table-cell">
      <style:table-cell-properties style:vertical-align="top" fo:padding-left="0.123cm" fo:padding-right="0.123cm" fo:padding-top="0cm" fo:padding-bottom="0cm" fo:border="0.018cm solid #000000" style:writing-mode="lr-tb"/>
    </style:style>
    <style:style style:name="Tableau20" style:family="table">
      <style:table-properties style:width="16.267cm" fo:margin-left="-0.132cm" table:align="left" style:writing-mode="lr-tb"/>
    </style:style>
    <style:style style:name="Tableau20.A" style:family="table-column">
      <style:table-column-properties style:column-width="16.267cm"/>
    </style:style>
    <style:style style:name="Tableau20.1" style:family="table-row">
      <style:table-row-properties style:keep-together="true" fo:keep-together="auto"/>
    </style:style>
    <style:style style:name="Tableau20.A1" style:family="table-cell">
      <style:table-cell-properties style:vertical-align="top" fo:padding-left="0.123cm" fo:padding-right="0.123cm" fo:padding-top="0cm" fo:padding-bottom="0cm" fo:border="0.018cm solid #000000" style:writing-mode="lr-tb"/>
    </style:style>
    <style:style style:name="Tableau21" style:family="table">
      <style:table-properties style:width="16.267cm" fo:margin-left="-0.132cm" table:align="left" style:writing-mode="lr-tb"/>
    </style:style>
    <style:style style:name="Tableau21.A" style:family="table-column">
      <style:table-column-properties style:column-width="16.267cm"/>
    </style:style>
    <style:style style:name="Tableau21.1" style:family="table-row">
      <style:table-row-properties style:keep-together="true" fo:keep-together="auto"/>
    </style:style>
    <style:style style:name="Tableau21.A1"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6.267cm" fo:margin-left="-0.132cm" table:align="left" style:writing-mode="lr-tb"/>
    </style:style>
    <style:style style:name="Tableau22.A" style:family="table-column">
      <style:table-column-properties style:column-width="16.267cm"/>
    </style:style>
    <style:style style:name="Tableau22.1" style:family="table-row">
      <style:table-row-properties style:keep-together="true" fo:keep-together="auto"/>
    </style:style>
    <style:style style:name="Tableau22.A1" style:family="table-cell">
      <style:table-cell-properties style:vertical-align="top" fo:padding-left="0.123cm" fo:padding-right="0.123cm" fo:padding-top="0cm" fo:padding-bottom="0cm" fo:border="0.018cm solid #000000" style:writing-mode="lr-tb"/>
    </style:style>
    <style:style style:name="Tableau23" style:family="table">
      <style:table-properties style:width="16.267cm" fo:margin-left="-0.132cm" table:align="left" style:writing-mode="lr-tb"/>
    </style:style>
    <style:style style:name="Tableau23.A" style:family="table-column">
      <style:table-column-properties style:column-width="16.267cm"/>
    </style:style>
    <style:style style:name="Tableau23.1" style:family="table-row">
      <style:table-row-properties style:keep-together="true" fo:keep-together="auto"/>
    </style:style>
    <style:style style:name="Tableau23.A1" style:family="table-cell">
      <style:table-cell-properties style:vertical-align="top" fo:padding-left="0.123cm" fo:padding-right="0.123cm" fo:padding-top="0cm" fo:padding-bottom="0cm" fo:border="0.018cm solid #000000" style:writing-mode="lr-tb"/>
    </style:style>
    <style:style style:name="Tableau24" style:family="table">
      <style:table-properties style:width="16.267cm" fo:margin-left="-0.132cm" table:align="left" style:writing-mode="lr-tb"/>
    </style:style>
    <style:style style:name="Tableau24.A" style:family="table-column">
      <style:table-column-properties style:column-width="5.415cm"/>
    </style:style>
    <style:style style:name="Tableau24.B" style:family="table-column">
      <style:table-column-properties style:column-width="5.417cm"/>
    </style:style>
    <style:style style:name="Tableau24.C" style:family="table-column">
      <style:table-column-properties style:column-width="5.435cm"/>
    </style:style>
    <style:style style:name="Tableau24.1" style:family="table-row">
      <style:table-row-properties style:keep-together="true" fo:keep-together="auto"/>
    </style:style>
    <style:style style:name="Tableau24.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4.C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2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C2" style:family="table-cell">
      <style:table-cell-properties style:vertical-align="top" fo:padding-left="0.123cm" fo:padding-right="0.123cm" fo:padding-top="0cm" fo:padding-bottom="0cm" fo:border="0.018cm solid #000000" style:writing-mode="lr-tb"/>
    </style:style>
    <style:style style:name="Tableau25" style:family="table">
      <style:table-properties style:width="16.267cm" fo:margin-left="-0.132cm" table:align="left" style:writing-mode="lr-tb"/>
    </style:style>
    <style:style style:name="Tableau25.A" style:family="table-column">
      <style:table-column-properties style:column-width="8.124cm"/>
    </style:style>
    <style:style style:name="Tableau25.B" style:family="table-column">
      <style:table-column-properties style:column-width="8.142cm"/>
    </style:style>
    <style:style style:name="Tableau25.1" style:family="table-row">
      <style:table-row-properties style:keep-together="true" fo:keep-together="auto"/>
    </style:style>
    <style:style style:name="Tableau25.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5.B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2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B2" style:family="table-cell">
      <style:table-cell-properties style:vertical-align="top" fo:padding-left="0.123cm" fo:padding-right="0.123cm" fo:padding-top="0cm" fo:padding-bottom="0cm" fo:border="0.018cm solid #000000" style:writing-mode="lr-tb"/>
    </style:style>
    <style:style style:name="Tableau26" style:family="table">
      <style:table-properties style:width="16.143cm" table:align="left" style:writing-mode="lr-tb"/>
    </style:style>
    <style:style style:name="Tableau26.A" style:family="table-column">
      <style:table-column-properties style:column-width="9.095cm"/>
    </style:style>
    <style:style style:name="Tableau26.B" style:family="table-column">
      <style:table-column-properties style:column-width="7.049cm"/>
    </style:style>
    <style:style style:name="Tableau26.1" style:family="table-row">
      <style:table-row-properties style:keep-together="true" fo:keep-together="auto"/>
    </style:style>
    <style:style style:name="Tableau26.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B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leau2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B2" style:family="table-cell">
      <style:table-cell-properties style:vertical-align="top" fo:padding-left="0.123cm" fo:padding-right="0.123cm" fo:padding-top="0cm" fo:padding-bottom="0cm" fo:border="0.018cm solid #000000" style:writing-mode="lr-tb"/>
    </style:style>
    <style:style style:name="Tableau27" style:family="table">
      <style:table-properties style:width="16.267cm" fo:margin-left="-0.132cm" table:align="left" style:writing-mode="lr-tb"/>
    </style:style>
    <style:style style:name="Tableau27.A" style:family="table-column">
      <style:table-column-properties style:column-width="16.267cm"/>
    </style:style>
    <style:style style:name="Tableau27.1" style:family="table-row">
      <style:table-row-properties style:keep-together="true" fo:keep-together="auto"/>
    </style:style>
    <style:style style:name="Tableau27.A1" style:family="table-cell">
      <style:table-cell-properties style:vertical-align="top" fo:padding-left="0.123cm" fo:padding-right="0.123cm" fo:padding-top="0cm" fo:padding-bottom="0cm" fo:border="0.018cm solid #000000" style:writing-mode="lr-tb"/>
    </style:style>
    <style:style style:name="Tableau28" style:family="table">
      <style:table-properties style:width="16.267cm" fo:margin-left="-0.132cm" table:align="left" style:writing-mode="lr-tb"/>
    </style:style>
    <style:style style:name="Tableau28.A" style:family="table-column">
      <style:table-column-properties style:column-width="16.267cm"/>
    </style:style>
    <style:style style:name="Tableau28.1" style:family="table-row">
      <style:table-row-properties style:keep-together="true" fo:keep-together="auto"/>
    </style:style>
    <style:style style:name="Tableau28.A1" style:family="table-cell">
      <style:table-cell-properties style:vertical-align="top" fo:padding-left="0.123cm" fo:padding-right="0.123cm" fo:padding-top="0cm" fo:padding-bottom="0cm" fo:border="0.018cm solid #000000" style:writing-mode="lr-tb"/>
    </style:style>
    <style:style style:name="Tableau29" style:family="table">
      <style:table-properties style:width="16.267cm" fo:margin-left="-0.132cm" table:align="left" style:writing-mode="lr-tb"/>
    </style:style>
    <style:style style:name="Tableau29.A" style:family="table-column">
      <style:table-column-properties style:column-width="16.267cm"/>
    </style:style>
    <style:style style:name="Tableau29.1" style:family="table-row">
      <style:table-row-properties style:keep-together="true" fo:keep-together="auto"/>
    </style:style>
    <style:style style:name="Tableau29.A1" style:family="table-cell">
      <style:table-cell-properties style:vertical-align="top" fo:padding-left="0.123cm" fo:padding-right="0.123cm" fo:padding-top="0cm" fo:padding-bottom="0cm" fo:border="0.018cm solid #000000" style:writing-mode="lr-tb"/>
    </style:style>
    <style:style style:name="Tableau30" style:family="table">
      <style:table-properties style:width="16.267cm" fo:margin-left="-0.132cm" table:align="left" style:writing-mode="lr-tb"/>
    </style:style>
    <style:style style:name="Tableau30.A" style:family="table-column">
      <style:table-column-properties style:column-width="16.267cm"/>
    </style:style>
    <style:style style:name="Tableau30.1" style:family="table-row">
      <style:table-row-properties style:keep-together="true" fo:keep-together="auto"/>
    </style:style>
    <style:style style:name="Tableau30.A1" style:family="table-cell">
      <style:table-cell-properties style:vertical-align="top" fo:padding-left="0.123cm" fo:padding-right="0.123cm" fo:padding-top="0cm" fo:padding-bottom="0cm" fo:border="0.018cm solid #000000" style:writing-mode="lr-tb"/>
    </style:style>
    <style:style style:name="Tableau31" style:family="table">
      <style:table-properties style:width="16.267cm" fo:margin-left="-0.123cm" table:align="left" style:writing-mode="lr-tb"/>
    </style:style>
    <style:style style:name="Tableau31.A" style:family="table-column">
      <style:table-column-properties style:column-width="1.838cm"/>
    </style:style>
    <style:style style:name="Tableau31.B" style:family="table-column">
      <style:table-column-properties style:column-width="1.799cm"/>
    </style:style>
    <style:style style:name="Tableau31.E" style:family="table-column">
      <style:table-column-properties style:column-width="1.803cm"/>
    </style:style>
    <style:style style:name="Tableau31.I" style:family="table-column">
      <style:table-column-properties style:column-width="1.82cm"/>
    </style:style>
    <style:style style:name="Tableau31.1" style:family="table-row">
      <style:table-row-properties style:keep-together="true" fo:keep-together="auto"/>
    </style:style>
    <style:style style:name="Tableau31.A1" style:family="table-cell">
      <style:table-cell-properties style:vertical-align="top" fo:padding-left="0.123cm" fo:padding-right="0.123cm" fo:padding-top="0cm" fo:padding-bottom="0cm" fo:border="none" style:writing-mode="lr-tb"/>
    </style:style>
    <style:style style:name="Tableau31.B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F1" style:family="table-cell">
      <style:table-cell-properties style:vertical-align="top" fo:padding-left="0.123cm" fo:padding-right="0.123cm" fo:padding-top="0cm" fo:padding-bottom="0cm" fo:border="0.018cm solid #000000" style:writing-mode="lr-tb"/>
    </style:style>
    <style:style style:name="Tableau32" style:family="table">
      <style:table-properties style:width="16.651cm" fo:margin-left="-0.132cm" table:align="left" style:writing-mode="lr-tb"/>
    </style:style>
    <style:style style:name="Tableau32.A" style:family="table-column">
      <style:table-column-properties style:column-width="16.651cm"/>
    </style:style>
    <style:style style:name="Tableau32.1" style:family="table-row">
      <style:table-row-properties style:keep-together="true" fo:keep-together="auto"/>
    </style:style>
    <style:style style:name="Tableau32.A1" style:family="table-cell">
      <style:table-cell-properties style:vertical-align="top" fo:padding-left="0.123cm" fo:padding-right="0.123cm" fo:padding-top="0cm" fo:padding-bottom="0cm" fo:border="0.018cm solid #000000" style:writing-mode="lr-tb"/>
    </style:style>
    <style:style style:name="Tableau33" style:family="table">
      <style:table-properties style:width="16.267cm" fo:margin-left="-0.132cm" table:align="left" style:writing-mode="lr-tb"/>
    </style:style>
    <style:style style:name="Tableau33.A" style:family="table-column">
      <style:table-column-properties style:column-width="16.267cm"/>
    </style:style>
    <style:style style:name="Tableau33.1" style:family="table-row">
      <style:table-row-properties style:keep-together="true" fo:keep-together="auto"/>
    </style:style>
    <style:style style:name="Tableau33.A1" style:family="table-cell">
      <style:table-cell-properties style:vertical-align="top" fo:padding-left="0.123cm" fo:padding-right="0.123cm" fo:padding-top="0cm" fo:padding-bottom="0cm" fo:border="0.018cm solid #000000" style:writing-mode="lr-tb"/>
    </style:style>
    <style:style style:name="Tableau34" style:family="table">
      <style:table-properties style:width="16.267cm" fo:margin-left="-0.132cm" table:align="left" style:writing-mode="lr-tb"/>
    </style:style>
    <style:style style:name="Tableau34.A" style:family="table-column">
      <style:table-column-properties style:column-width="16.267cm"/>
    </style:style>
    <style:style style:name="Tableau34.1" style:family="table-row">
      <style:table-row-properties style:keep-together="true" fo:keep-together="auto"/>
    </style:style>
    <style:style style:name="Tableau34.A1" style:family="table-cell">
      <style:table-cell-properties style:vertical-align="top" fo:padding-left="0.123cm" fo:padding-right="0.123cm" fo:padding-top="0cm" fo:padding-bottom="0cm" fo:border="0.018cm solid #000000" style:writing-mode="lr-tb"/>
    </style:style>
    <style:style style:name="Tableau35" style:family="table">
      <style:table-properties style:width="16.267cm" fo:margin-left="-0.132cm" table:align="left" style:writing-mode="lr-tb"/>
    </style:style>
    <style:style style:name="Tableau35.A" style:family="table-column">
      <style:table-column-properties style:column-width="16.267cm"/>
    </style:style>
    <style:style style:name="Tableau35.1" style:family="table-row">
      <style:table-row-properties style:keep-together="true" fo:keep-together="auto"/>
    </style:style>
    <style:style style:name="Tableau35.A1" style:family="table-cell">
      <style:table-cell-properties style:vertical-align="top" fo:padding-left="0.123cm" fo:padding-right="0.123cm" fo:padding-top="0cm" fo:padding-bottom="0cm" fo:border="0.018cm solid #000000" style:writing-mode="lr-tb"/>
    </style:style>
    <style:style style:name="Tableau36" style:family="table">
      <style:table-properties style:width="16.267cm" fo:margin-left="-0.132cm" table:align="left" style:writing-mode="lr-tb"/>
    </style:style>
    <style:style style:name="Tableau36.A" style:family="table-column">
      <style:table-column-properties style:column-width="4.062cm"/>
    </style:style>
    <style:style style:name="Tableau36.D" style:family="table-column">
      <style:table-column-properties style:column-width="4.08cm"/>
    </style:style>
    <style:style style:name="Tableau36.1" style:family="table-row">
      <style:table-row-properties style:keep-together="true" fo:keep-together="auto"/>
    </style:style>
    <style:style style:name="Tableau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D1" style:family="table-cell">
      <style:table-cell-properties style:vertical-align="top" fo:padding-left="0.123cm" fo:padding-right="0.123cm" fo:padding-top="0cm" fo:padding-bottom="0cm" fo:border="0.018cm solid #000000" style:writing-mode="lr-tb"/>
    </style:style>
    <style:style style:name="Tableau36.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6.D6"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7" style:family="table">
      <style:table-properties style:width="16.267cm" fo:margin-left="-0.132cm" table:align="left" style:writing-mode="lr-tb"/>
    </style:style>
    <style:style style:name="Tableau37.A" style:family="table-column">
      <style:table-column-properties style:column-width="16.267cm"/>
    </style:style>
    <style:style style:name="Tableau37.1" style:family="table-row">
      <style:table-row-properties style:keep-together="true" fo:keep-together="auto"/>
    </style:style>
    <style:style style:name="Tableau37.A1" style:family="table-cell">
      <style:table-cell-properties style:vertical-align="top" fo:padding-left="0.123cm" fo:padding-right="0.123cm" fo:padding-top="0cm" fo:padding-bottom="0cm" fo:border="0.018cm solid #000000" style:writing-mode="lr-tb"/>
    </style:style>
    <style:style style:name="Tableau38" style:family="table">
      <style:table-properties style:width="16.267cm" fo:margin-left="-0.132cm" table:align="left" style:writing-mode="lr-tb"/>
    </style:style>
    <style:style style:name="Tableau38.A" style:family="table-column">
      <style:table-column-properties style:column-width="16.267cm"/>
    </style:style>
    <style:style style:name="Tableau38.1" style:family="table-row">
      <style:table-row-properties style:keep-together="true" fo:keep-together="auto"/>
    </style:style>
    <style:style style:name="Tableau38.A1" style:family="table-cell">
      <style:table-cell-properties style:vertical-align="top" fo:padding-left="0.123cm" fo:padding-right="0.123cm" fo:padding-top="0cm" fo:padding-bottom="0cm" fo:border="0.018cm solid #000000" style:writing-mode="lr-tb"/>
    </style:style>
    <style:style style:name="Tableau39" style:family="table">
      <style:table-properties style:width="16.267cm" fo:margin-left="-0.132cm" table:align="left" style:writing-mode="lr-tb"/>
    </style:style>
    <style:style style:name="Tableau39.A" style:family="table-column">
      <style:table-column-properties style:column-width="16.267cm"/>
    </style:style>
    <style:style style:name="Tableau39.1" style:family="table-row">
      <style:table-row-properties style:keep-together="true" fo:keep-together="auto"/>
    </style:style>
    <style:style style:name="Tableau39.A1" style:family="table-cell">
      <style:table-cell-properties style:vertical-align="top" fo:padding-left="0.123cm" fo:padding-right="0.123cm" fo:padding-top="0cm" fo:padding-bottom="0cm" fo:border="0.018cm solid #000000" style:writing-mode="lr-tb"/>
    </style:style>
    <style:style style:name="Tableau93" style:family="table">
      <style:table-properties style:width="16.267cm" fo:margin-left="-0.132cm" table:align="left" style:writing-mode="lr-tb"/>
    </style:style>
    <style:style style:name="Tableau93.A" style:family="table-column">
      <style:table-column-properties style:column-width="16.267cm"/>
    </style:style>
    <style:style style:name="Tableau93.1" style:family="table-row">
      <style:table-row-properties style:keep-together="true" fo:keep-together="auto"/>
    </style:style>
    <style:style style:name="Tableau93.A1" style:family="table-cell">
      <style:table-cell-properties style:vertical-align="top" fo:padding-left="0.123cm" fo:padding-right="0.123cm" fo:padding-top="0cm" fo:padding-bottom="0cm" fo:border="0.018cm solid #000000" style:writing-mode="lr-tb"/>
    </style:style>
    <style:style style:name="Tableau40" style:family="table">
      <style:table-properties style:width="16.267cm" fo:margin-left="-0.132cm" table:align="left" style:writing-mode="lr-tb"/>
    </style:style>
    <style:style style:name="Tableau40.A" style:family="table-column">
      <style:table-column-properties style:column-width="16.267cm"/>
    </style:style>
    <style:style style:name="Tableau40.1" style:family="table-row">
      <style:table-row-properties style:keep-together="true" fo:keep-together="auto"/>
    </style:style>
    <style:style style:name="Tableau40.A1" style:family="table-cell">
      <style:table-cell-properties style:vertical-align="top" fo:padding-left="0.123cm" fo:padding-right="0.123cm" fo:padding-top="0cm" fo:padding-bottom="0cm" fo:border="0.018cm solid #000000" style:writing-mode="lr-tb"/>
    </style:style>
    <style:style style:name="Tableau41" style:family="table">
      <style:table-properties style:width="16.524cm" fo:margin-left="-0.132cm" table:align="left" style:writing-mode="lr-tb"/>
    </style:style>
    <style:style style:name="Tableau41.A" style:family="table-column">
      <style:table-column-properties style:column-width="16.524cm"/>
    </style:style>
    <style:style style:name="Tableau41.1" style:family="table-row">
      <style:table-row-properties style:keep-together="true" fo:keep-together="auto"/>
    </style:style>
    <style:style style:name="Tableau41.A1" style:family="table-cell">
      <style:table-cell-properties style:vertical-align="top" fo:padding-left="0.123cm" fo:padding-right="0.123cm" fo:padding-top="0cm" fo:padding-bottom="0cm" fo:border="0.018cm solid #000000" style:writing-mode="lr-tb"/>
    </style:style>
    <style:style style:name="Tableau42" style:family="table">
      <style:table-properties style:width="16.267cm" fo:margin-left="-0.132cm" table:align="left" style:writing-mode="lr-tb"/>
    </style:style>
    <style:style style:name="Tableau42.A" style:family="table-column">
      <style:table-column-properties style:column-width="16.267cm"/>
    </style:style>
    <style:style style:name="Tableau42.1" style:family="table-row">
      <style:table-row-properties style:keep-together="true" fo:keep-together="auto"/>
    </style:style>
    <style:style style:name="Tableau42.A1" style:family="table-cell">
      <style:table-cell-properties style:vertical-align="top" fo:padding-left="0.123cm" fo:padding-right="0.123cm" fo:padding-top="0cm" fo:padding-bottom="0cm" fo:border="0.018cm solid #000000" style:writing-mode="lr-tb"/>
    </style:style>
    <style:style style:name="Tableau43" style:family="table">
      <style:table-properties style:width="16.267cm" fo:margin-left="-0.132cm" table:align="left" style:writing-mode="lr-tb"/>
    </style:style>
    <style:style style:name="Tableau43.A" style:family="table-column">
      <style:table-column-properties style:column-width="4.059cm"/>
    </style:style>
    <style:style style:name="Tableau43.B" style:family="table-column">
      <style:table-column-properties style:column-width="2.404cm"/>
    </style:style>
    <style:style style:name="Tableau43.C" style:family="table-column">
      <style:table-column-properties style:column-width="9.804cm"/>
    </style:style>
    <style:style style:name="Tableau43.1" style:family="table-row">
      <style:table-row-properties style:keep-together="true" fo:keep-together="auto"/>
    </style:style>
    <style:style style:name="Tableau43.A1" style:family="table-cell">
      <style:table-cell-properties style:vertical-align="top" fo:background-color="#e0e0e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3.C1" style:family="table-cell">
      <style:table-cell-properties style:vertical-align="top" fo:background-color="#e0e0e0" fo:padding-left="0.123cm" fo:padding-right="0.123cm" fo:padding-top="0cm" fo:padding-bottom="0cm" fo:border="0.018cm solid #000000" style:writing-mode="lr-tb">
        <style:background-image/>
      </style:table-cell-properties>
    </style:style>
    <style:style style:name="Tableau4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C2" style:family="table-cell">
      <style:table-cell-properties style:vertical-align="top" fo:padding-left="0.123cm" fo:padding-right="0.123cm" fo:padding-top="0cm" fo:padding-bottom="0cm" fo:border="0.018cm solid #000000" style:writing-mode="lr-tb"/>
    </style:style>
    <style:style style:name="Tableau44" style:family="table">
      <style:table-properties style:width="17.438cm" fo:margin-left="-0.132cm" table:align="left" style:writing-mode="lr-tb"/>
    </style:style>
    <style:style style:name="Tableau44.A" style:family="table-column">
      <style:table-column-properties style:column-width="2.575cm"/>
    </style:style>
    <style:style style:name="Tableau44.B" style:family="table-column">
      <style:table-column-properties style:column-width="1.259cm"/>
    </style:style>
    <style:style style:name="Tableau44.C" style:family="table-column">
      <style:table-column-properties style:column-width="13.603cm"/>
    </style:style>
    <style:style style:name="Tableau44.1" style:family="table-row">
      <style:table-row-properties style:keep-together="true" fo:keep-together="auto"/>
    </style:style>
    <style:style style:name="Tableau4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C1" style:family="table-cell">
      <style:table-cell-properties style:vertical-align="top" fo:padding-left="0.123cm" fo:padding-right="0.123cm" fo:padding-top="0cm" fo:padding-bottom="0cm" fo:border="0.018cm solid #000000" style:writing-mode="lr-tb"/>
    </style:style>
    <style:style style:name="Tableau45" style:family="table">
      <style:table-properties style:width="16.267cm" fo:margin-left="-0.132cm" table:align="left" style:writing-mode="lr-tb"/>
    </style:style>
    <style:style style:name="Tableau45.A" style:family="table-column">
      <style:table-column-properties style:column-width="16.267cm"/>
    </style:style>
    <style:style style:name="Tableau45.1" style:family="table-row">
      <style:table-row-properties style:keep-together="true" fo:keep-together="auto"/>
    </style:style>
    <style:style style:name="Tableau45.A1" style:family="table-cell">
      <style:table-cell-properties style:vertical-align="top" fo:padding-left="0.123cm" fo:padding-right="0.123cm" fo:padding-top="0cm" fo:padding-bottom="0cm" fo:border="0.018cm solid #000000" style:writing-mode="lr-tb"/>
    </style:style>
    <style:style style:name="Tableau46" style:family="table">
      <style:table-properties style:width="16.267cm" fo:margin-left="-0.132cm" table:align="left" style:writing-mode="lr-tb"/>
    </style:style>
    <style:style style:name="Tableau46.A" style:family="table-column">
      <style:table-column-properties style:column-width="16.267cm"/>
    </style:style>
    <style:style style:name="Tableau46.1" style:family="table-row">
      <style:table-row-properties style:keep-together="true" fo:keep-together="auto"/>
    </style:style>
    <style:style style:name="Tableau46.A1" style:family="table-cell">
      <style:table-cell-properties style:vertical-align="top" fo:padding-left="0.123cm" fo:padding-right="0.123cm" fo:padding-top="0cm" fo:padding-bottom="0cm" fo:border="0.018cm solid #000000" style:writing-mode="lr-tb"/>
    </style:style>
    <style:style style:name="Tableau47" style:family="table">
      <style:table-properties style:width="16.267cm" fo:margin-left="-0.132cm" table:align="left" style:writing-mode="lr-tb"/>
    </style:style>
    <style:style style:name="Tableau47.A" style:family="table-column">
      <style:table-column-properties style:column-width="16.267cm"/>
    </style:style>
    <style:style style:name="Tableau47.1" style:family="table-row">
      <style:table-row-properties style:keep-together="true" fo:keep-together="auto"/>
    </style:style>
    <style:style style:name="Tableau47.A1" style:family="table-cell">
      <style:table-cell-properties style:vertical-align="top" fo:padding-left="0.123cm" fo:padding-right="0.123cm" fo:padding-top="0cm" fo:padding-bottom="0cm" fo:border="0.018cm solid #000000" style:writing-mode="lr-tb"/>
    </style:style>
    <style:style style:name="Tableau48" style:family="table">
      <style:table-properties style:width="16.267cm" fo:margin-left="-0.132cm" table:align="left" style:writing-mode="lr-tb"/>
    </style:style>
    <style:style style:name="Tableau48.A" style:family="table-column">
      <style:table-column-properties style:column-width="16.267cm"/>
    </style:style>
    <style:style style:name="Tableau48.1" style:family="table-row">
      <style:table-row-properties style:keep-together="true" fo:keep-together="auto"/>
    </style:style>
    <style:style style:name="Tableau48.A1" style:family="table-cell">
      <style:table-cell-properties style:vertical-align="top" fo:padding-left="0.123cm" fo:padding-right="0.123cm" fo:padding-top="0cm" fo:padding-bottom="0cm" fo:border="0.018cm solid #000000" style:writing-mode="lr-tb"/>
    </style:style>
    <style:style style:name="Tableau49" style:family="table">
      <style:table-properties style:width="16.267cm" fo:margin-left="-0.132cm" table:align="left" style:writing-mode="lr-tb"/>
    </style:style>
    <style:style style:name="Tableau49.A" style:family="table-column">
      <style:table-column-properties style:column-width="16.267cm"/>
    </style:style>
    <style:style style:name="Tableau49.1" style:family="table-row">
      <style:table-row-properties style:keep-together="true" fo:keep-together="auto"/>
    </style:style>
    <style:style style:name="Tableau49.A1" style:family="table-cell">
      <style:table-cell-properties style:vertical-align="top" fo:padding-left="0.123cm" fo:padding-right="0.123cm" fo:padding-top="0cm" fo:padding-bottom="0cm" fo:border="0.018cm solid #000000" style:writing-mode="lr-tb"/>
    </style:style>
    <style:style style:name="Tableau50" style:family="table">
      <style:table-properties style:width="16.267cm" fo:margin-left="-0.132cm" table:align="left" style:writing-mode="lr-tb"/>
    </style:style>
    <style:style style:name="Tableau50.A" style:family="table-column">
      <style:table-column-properties style:column-width="8.124cm"/>
    </style:style>
    <style:style style:name="Tableau50.B" style:family="table-column">
      <style:table-column-properties style:column-width="8.142cm"/>
    </style:style>
    <style:style style:name="Tableau50.1" style:family="table-row">
      <style:table-row-properties style:keep-together="true" fo:keep-together="auto"/>
    </style:style>
    <style:style style:name="Tableau50.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50.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5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B2" style:family="table-cell">
      <style:table-cell-properties style:vertical-align="top" fo:padding-left="0.123cm" fo:padding-right="0.123cm" fo:padding-top="0cm" fo:padding-bottom="0cm" fo:border="0.018cm solid #000000" style:writing-mode="lr-tb"/>
    </style:style>
    <style:style style:name="Tableau51" style:family="table">
      <style:table-properties style:width="16.267cm" fo:margin-left="-0.132cm" table:align="left" style:writing-mode="lr-tb"/>
    </style:style>
    <style:style style:name="Tableau51.A" style:family="table-column">
      <style:table-column-properties style:column-width="16.267cm"/>
    </style:style>
    <style:style style:name="Tableau51.1" style:family="table-row">
      <style:table-row-properties style:keep-together="true" fo:keep-together="auto"/>
    </style:style>
    <style:style style:name="Tableau51.A1" style:family="table-cell">
      <style:table-cell-properties style:vertical-align="top" fo:padding-left="0.123cm" fo:padding-right="0.123cm" fo:padding-top="0cm" fo:padding-bottom="0cm" fo:border="0.018cm solid #000000" style:writing-mode="lr-tb"/>
    </style:style>
    <style:style style:name="Tableau52" style:family="table">
      <style:table-properties style:width="16.267cm" fo:margin-left="-0.132cm" table:align="left" style:writing-mode="lr-tb"/>
    </style:style>
    <style:style style:name="Tableau52.A" style:family="table-column">
      <style:table-column-properties style:column-width="16.267cm"/>
    </style:style>
    <style:style style:name="Tableau52.1" style:family="table-row">
      <style:table-row-properties style:keep-together="true" fo:keep-together="auto"/>
    </style:style>
    <style:style style:name="Tableau52.A1" style:family="table-cell">
      <style:table-cell-properties style:vertical-align="top" fo:padding-left="0.123cm" fo:padding-right="0.123cm" fo:padding-top="0cm" fo:padding-bottom="0cm" fo:border="0.018cm solid #000000" style:writing-mode="lr-tb"/>
    </style:style>
    <style:style style:name="Tableau53" style:family="table">
      <style:table-properties style:width="16.267cm" fo:margin-left="-0.132cm" table:align="left" style:writing-mode="lr-tb"/>
    </style:style>
    <style:style style:name="Tableau53.A" style:family="table-column">
      <style:table-column-properties style:column-width="16.267cm"/>
    </style:style>
    <style:style style:name="Tableau53.1" style:family="table-row">
      <style:table-row-properties style:keep-together="true" fo:keep-together="auto"/>
    </style:style>
    <style:style style:name="Tableau53.A1" style:family="table-cell">
      <style:table-cell-properties style:vertical-align="top" fo:padding-left="0.123cm" fo:padding-right="0.123cm" fo:padding-top="0cm" fo:padding-bottom="0cm" fo:border="0.018cm solid #000000" style:writing-mode="lr-tb"/>
    </style:style>
    <style:style style:name="Tableau54" style:family="table">
      <style:table-properties style:width="16.267cm" fo:margin-left="-0.132cm" table:align="left" style:writing-mode="lr-tb"/>
    </style:style>
    <style:style style:name="Tableau54.A" style:family="table-column">
      <style:table-column-properties style:column-width="16.267cm"/>
    </style:style>
    <style:style style:name="Tableau54.1" style:family="table-row">
      <style:table-row-properties style:keep-together="true" fo:keep-together="auto"/>
    </style:style>
    <style:style style:name="Tableau54.A1" style:family="table-cell">
      <style:table-cell-properties style:vertical-align="top" fo:padding-left="0.123cm" fo:padding-right="0.123cm" fo:padding-top="0cm" fo:padding-bottom="0cm" fo:border="0.018cm solid #000000" style:writing-mode="lr-tb"/>
    </style:style>
    <style:style style:name="Tableau55" style:family="table">
      <style:table-properties style:width="16.267cm" fo:margin-left="-0.132cm" table:align="left" style:writing-mode="lr-tb"/>
    </style:style>
    <style:style style:name="Tableau55.A" style:family="table-column">
      <style:table-column-properties style:column-width="16.267cm"/>
    </style:style>
    <style:style style:name="Tableau55.1" style:family="table-row">
      <style:table-row-properties style:keep-together="true" fo:keep-together="auto"/>
    </style:style>
    <style:style style:name="Tableau55.A1" style:family="table-cell">
      <style:table-cell-properties style:vertical-align="top" fo:padding-left="0.123cm" fo:padding-right="0.123cm" fo:padding-top="0cm" fo:padding-bottom="0cm" fo:border="0.018cm solid #000000" style:writing-mode="lr-tb"/>
    </style:style>
    <style:style style:name="Tableau56" style:family="table">
      <style:table-properties style:width="16.267cm" fo:margin-left="-0.132cm" table:align="left" style:writing-mode="lr-tb"/>
    </style:style>
    <style:style style:name="Tableau56.A" style:family="table-column">
      <style:table-column-properties style:column-width="16.267cm"/>
    </style:style>
    <style:style style:name="Tableau56.1" style:family="table-row">
      <style:table-row-properties style:keep-together="true" fo:keep-together="auto"/>
    </style:style>
    <style:style style:name="Tableau56.A1" style:family="table-cell">
      <style:table-cell-properties style:vertical-align="top" fo:padding-left="0.123cm" fo:padding-right="0.123cm" fo:padding-top="0cm" fo:padding-bottom="0cm" fo:border="0.018cm solid #000000" style:writing-mode="lr-tb"/>
    </style:style>
    <style:style style:name="Tableau57" style:family="table">
      <style:table-properties style:width="16.267cm" fo:margin-left="-0.132cm" table:align="left" style:writing-mode="lr-tb"/>
    </style:style>
    <style:style style:name="Tableau57.A" style:family="table-column">
      <style:table-column-properties style:column-width="16.267cm"/>
    </style:style>
    <style:style style:name="Tableau57.1" style:family="table-row">
      <style:table-row-properties style:keep-together="true" fo:keep-together="auto"/>
    </style:style>
    <style:style style:name="Tableau57.A1" style:family="table-cell">
      <style:table-cell-properties style:vertical-align="top" fo:padding-left="0.123cm" fo:padding-right="0.123cm" fo:padding-top="0cm" fo:padding-bottom="0cm" fo:border="0.018cm solid #000000" style:writing-mode="lr-tb"/>
    </style:style>
    <style:style style:name="Tableau58" style:family="table">
      <style:table-properties style:width="18.048cm" fo:margin-left="-0.132cm" table:align="left" style:writing-mode="lr-tb"/>
    </style:style>
    <style:style style:name="Tableau58.A" style:family="table-column">
      <style:table-column-properties style:column-width="18.048cm"/>
    </style:style>
    <style:style style:name="Tableau58.1" style:family="table-row">
      <style:table-row-properties style:keep-together="true" fo:keep-together="auto"/>
    </style:style>
    <style:style style:name="Tableau58.A1" style:family="table-cell">
      <style:table-cell-properties style:vertical-align="top" fo:padding-left="0.123cm" fo:padding-right="0.123cm" fo:padding-top="0cm" fo:padding-bottom="0cm" fo:border="0.018cm solid #000000" style:writing-mode="lr-tb"/>
    </style:style>
    <style:style style:name="Tableau59" style:family="table">
      <style:table-properties style:width="16.267cm" fo:margin-left="-0.132cm" table:align="left" style:writing-mode="lr-tb"/>
    </style:style>
    <style:style style:name="Tableau59.A" style:family="table-column">
      <style:table-column-properties style:column-width="16.267cm"/>
    </style:style>
    <style:style style:name="Tableau59.1" style:family="table-row">
      <style:table-row-properties style:keep-together="true" fo:keep-together="auto"/>
    </style:style>
    <style:style style:name="Tableau59.A1" style:family="table-cell">
      <style:table-cell-properties style:vertical-align="top" fo:padding-left="0.123cm" fo:padding-right="0.123cm" fo:padding-top="0cm" fo:padding-bottom="0cm" fo:border="0.018cm solid #000000" style:writing-mode="lr-tb"/>
    </style:style>
    <style:style style:name="Tableau60" style:family="table">
      <style:table-properties style:width="16.267cm" fo:margin-left="-0.132cm" table:align="left" style:writing-mode="lr-tb"/>
    </style:style>
    <style:style style:name="Tableau60.A" style:family="table-column">
      <style:table-column-properties style:column-width="16.267cm"/>
    </style:style>
    <style:style style:name="Tableau60.1" style:family="table-row">
      <style:table-row-properties style:keep-together="true" fo:keep-together="auto"/>
    </style:style>
    <style:style style:name="Tableau60.A1" style:family="table-cell">
      <style:table-cell-properties style:vertical-align="top" fo:padding-left="0.123cm" fo:padding-right="0.123cm" fo:padding-top="0cm" fo:padding-bottom="0cm" fo:border="0.018cm solid #000000" style:writing-mode="lr-tb"/>
    </style:style>
    <style:style style:name="Tableau61" style:family="table">
      <style:table-properties style:width="16.267cm" fo:margin-left="-0.132cm" table:align="left" style:writing-mode="lr-tb"/>
    </style:style>
    <style:style style:name="Tableau61.A" style:family="table-column">
      <style:table-column-properties style:column-width="16.267cm"/>
    </style:style>
    <style:style style:name="Tableau61.1" style:family="table-row">
      <style:table-row-properties style:keep-together="true" fo:keep-together="auto"/>
    </style:style>
    <style:style style:name="Tableau61.A1" style:family="table-cell">
      <style:table-cell-properties style:vertical-align="top" fo:padding-left="0.123cm" fo:padding-right="0.123cm" fo:padding-top="0cm" fo:padding-bottom="0cm" fo:border="0.018cm solid #000000" style:writing-mode="lr-tb"/>
    </style:style>
    <style:style style:name="Tableau62" style:family="table">
      <style:table-properties style:width="16.267cm" fo:margin-left="-0.132cm" table:align="left" style:writing-mode="lr-tb"/>
    </style:style>
    <style:style style:name="Tableau62.A" style:family="table-column">
      <style:table-column-properties style:column-width="16.267cm"/>
    </style:style>
    <style:style style:name="Tableau62.1" style:family="table-row">
      <style:table-row-properties style:keep-together="true" fo:keep-together="auto"/>
    </style:style>
    <style:style style:name="Tableau62.A1" style:family="table-cell">
      <style:table-cell-properties style:vertical-align="top" fo:padding-left="0.123cm" fo:padding-right="0.123cm" fo:padding-top="0cm" fo:padding-bottom="0cm" fo:border="0.018cm solid #000000" style:writing-mode="lr-tb"/>
    </style:style>
    <style:style style:name="Tableau63" style:family="table">
      <style:table-properties style:width="16.267cm" fo:margin-left="-0.132cm" table:align="left" style:writing-mode="lr-tb"/>
    </style:style>
    <style:style style:name="Tableau63.A" style:family="table-column">
      <style:table-column-properties style:column-width="16.267cm"/>
    </style:style>
    <style:style style:name="Tableau63.1" style:family="table-row">
      <style:table-row-properties style:keep-together="true" fo:keep-together="auto"/>
    </style:style>
    <style:style style:name="Tableau63.A1" style:family="table-cell">
      <style:table-cell-properties style:vertical-align="top" fo:padding-left="0.123cm" fo:padding-right="0.123cm" fo:padding-top="0cm" fo:padding-bottom="0cm" fo:border="0.018cm solid #000000" style:writing-mode="lr-tb"/>
    </style:style>
    <style:style style:name="Tableau64" style:family="table">
      <style:table-properties style:width="16.267cm" fo:margin-left="-0.132cm" table:align="left" style:writing-mode="lr-tb"/>
    </style:style>
    <style:style style:name="Tableau64.A" style:family="table-column">
      <style:table-column-properties style:column-width="16.267cm"/>
    </style:style>
    <style:style style:name="Tableau64.1" style:family="table-row">
      <style:table-row-properties style:keep-together="true" fo:keep-together="auto"/>
    </style:style>
    <style:style style:name="Tableau64.A1" style:family="table-cell">
      <style:table-cell-properties style:vertical-align="top" fo:padding-left="0.123cm" fo:padding-right="0.123cm" fo:padding-top="0cm" fo:padding-bottom="0cm" fo:border="0.018cm solid #000000" style:writing-mode="lr-tb"/>
    </style:style>
    <style:style style:name="Tableau65" style:family="table">
      <style:table-properties style:width="16.267cm" fo:margin-left="-0.132cm" table:align="left" style:writing-mode="lr-tb"/>
    </style:style>
    <style:style style:name="Tableau65.A" style:family="table-column">
      <style:table-column-properties style:column-width="16.267cm"/>
    </style:style>
    <style:style style:name="Tableau65.1" style:family="table-row">
      <style:table-row-properties style:keep-together="true" fo:keep-together="auto"/>
    </style:style>
    <style:style style:name="Tableau65.A1" style:family="table-cell">
      <style:table-cell-properties style:vertical-align="top" fo:padding-left="0.123cm" fo:padding-right="0.123cm" fo:padding-top="0cm" fo:padding-bottom="0cm" fo:border="0.018cm solid #000000" style:writing-mode="lr-tb"/>
    </style:style>
    <style:style style:name="Tableau66" style:family="table">
      <style:table-properties style:width="16.193cm" fo:margin-left="-0.132cm" table:align="left" style:writing-mode="lr-tb"/>
    </style:style>
    <style:style style:name="Tableau66.A" style:family="table-column">
      <style:table-column-properties style:column-width="5.378cm"/>
    </style:style>
    <style:style style:name="Tableau66.B" style:family="table-column">
      <style:table-column-properties style:column-width="5.401cm"/>
    </style:style>
    <style:style style:name="Tableau66.C" style:family="table-column">
      <style:table-column-properties style:column-width="5.413cm"/>
    </style:style>
    <style:style style:name="Tableau66.1" style:family="table-row">
      <style:table-row-properties style:keep-together="true" fo:keep-together="auto"/>
    </style:style>
    <style:style style:name="Tableau66.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6.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6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6.C2" style:family="table-cell">
      <style:table-cell-properties style:vertical-align="top" fo:padding-left="0.123cm" fo:padding-right="0.123cm" fo:padding-top="0cm" fo:padding-bottom="0cm" fo:border="0.018cm solid #000000" style:writing-mode="lr-tb"/>
    </style:style>
    <style:style style:name="Tableau67" style:family="table">
      <style:table-properties style:width="16.267cm" fo:margin-left="-0.132cm" table:align="left" style:writing-mode="lr-tb"/>
    </style:style>
    <style:style style:name="Tableau67.A" style:family="table-column">
      <style:table-column-properties style:column-width="16.267cm"/>
    </style:style>
    <style:style style:name="Tableau67.1" style:family="table-row">
      <style:table-row-properties style:keep-together="true" fo:keep-together="auto"/>
    </style:style>
    <style:style style:name="Tableau67.A1" style:family="table-cell">
      <style:table-cell-properties style:vertical-align="top" fo:padding-left="0.123cm" fo:padding-right="0.123cm" fo:padding-top="0cm" fo:padding-bottom="0cm" fo:border="0.018cm solid #000000" style:writing-mode="lr-tb"/>
    </style:style>
    <style:style style:name="Tableau68" style:family="table">
      <style:table-properties style:width="16.21cm" table:align="left" style:writing-mode="lr-tb"/>
    </style:style>
    <style:style style:name="Tableau68.A" style:family="table-column">
      <style:table-column-properties style:column-width="16.21cm"/>
    </style:style>
    <style:style style:name="Tableau68.1" style:family="table-row">
      <style:table-row-properties style:keep-together="true" fo:keep-together="auto"/>
    </style:style>
    <style:style style:name="Tableau68.A1" style:family="table-cell">
      <style:table-cell-properties style:vertical-align="top" fo:padding-left="0.123cm" fo:padding-right="0.123cm" fo:padding-top="0cm" fo:padding-bottom="0cm" fo:border="0.018cm solid #000000" style:writing-mode="lr-tb"/>
    </style:style>
    <style:style style:name="Tableau69" style:family="table">
      <style:table-properties style:width="16.267cm" fo:margin-left="-0.132cm" table:align="left" style:writing-mode="lr-tb"/>
    </style:style>
    <style:style style:name="Tableau69.A" style:family="table-column">
      <style:table-column-properties style:column-width="16.267cm"/>
    </style:style>
    <style:style style:name="Tableau69.1" style:family="table-row">
      <style:table-row-properties style:keep-together="true" fo:keep-together="auto"/>
    </style:style>
    <style:style style:name="Tableau69.A1" style:family="table-cell">
      <style:table-cell-properties style:vertical-align="top" fo:padding-left="0.123cm" fo:padding-right="0.123cm" fo:padding-top="0cm" fo:padding-bottom="0cm" fo:border="0.018cm solid #000000" style:writing-mode="lr-tb"/>
    </style:style>
    <style:style style:name="Tableau70" style:family="table">
      <style:table-properties style:width="16.267cm" fo:margin-left="-0.132cm" table:align="left" style:writing-mode="lr-tb"/>
    </style:style>
    <style:style style:name="Tableau70.A" style:family="table-column">
      <style:table-column-properties style:column-width="16.267cm"/>
    </style:style>
    <style:style style:name="Tableau70.1" style:family="table-row">
      <style:table-row-properties style:keep-together="true" fo:keep-together="auto"/>
    </style:style>
    <style:style style:name="Tableau70.A1" style:family="table-cell">
      <style:table-cell-properties style:vertical-align="top" fo:padding-left="0.123cm" fo:padding-right="0.123cm" fo:padding-top="0cm" fo:padding-bottom="0cm" fo:border="0.018cm solid #000000" style:writing-mode="lr-tb"/>
    </style:style>
    <style:style style:name="Tableau71" style:family="table">
      <style:table-properties style:width="16.267cm" fo:margin-left="-0.132cm" table:align="left" style:writing-mode="lr-tb"/>
    </style:style>
    <style:style style:name="Tableau71.A" style:family="table-column">
      <style:table-column-properties style:column-width="16.267cm"/>
    </style:style>
    <style:style style:name="Tableau71.1" style:family="table-row">
      <style:table-row-properties style:keep-together="true" fo:keep-together="auto"/>
    </style:style>
    <style:style style:name="Tableau71.A1" style:family="table-cell">
      <style:table-cell-properties style:vertical-align="top" fo:padding-left="0.123cm" fo:padding-right="0.123cm" fo:padding-top="0cm" fo:padding-bottom="0cm" fo:border="0.018cm solid #000000" style:writing-mode="lr-tb"/>
    </style:style>
    <style:style style:name="Tableau72" style:family="table">
      <style:table-properties style:width="16.267cm" fo:margin-left="-0.132cm" table:align="left" style:writing-mode="lr-tb"/>
    </style:style>
    <style:style style:name="Tableau72.A" style:family="table-column">
      <style:table-column-properties style:column-width="16.267cm"/>
    </style:style>
    <style:style style:name="Tableau72.1" style:family="table-row">
      <style:table-row-properties style:keep-together="true" fo:keep-together="auto"/>
    </style:style>
    <style:style style:name="Tableau72.A1" style:family="table-cell">
      <style:table-cell-properties style:vertical-align="top" fo:padding-left="0.123cm" fo:padding-right="0.123cm" fo:padding-top="0cm" fo:padding-bottom="0cm" fo:border="0.018cm solid #000000" style:writing-mode="lr-tb"/>
    </style:style>
    <style:style style:name="Tableau73" style:family="table">
      <style:table-properties style:width="16.267cm" fo:margin-left="-0.132cm" table:align="left" style:writing-mode="lr-tb"/>
    </style:style>
    <style:style style:name="Tableau73.A" style:family="table-column">
      <style:table-column-properties style:column-width="16.267cm"/>
    </style:style>
    <style:style style:name="Tableau73.1" style:family="table-row">
      <style:table-row-properties style:keep-together="true" fo:keep-together="auto"/>
    </style:style>
    <style:style style:name="Tableau73.A1" style:family="table-cell">
      <style:table-cell-properties style:vertical-align="top" fo:padding-left="0.123cm" fo:padding-right="0.123cm" fo:padding-top="0cm" fo:padding-bottom="0cm" fo:border="0.018cm solid #000000" style:writing-mode="lr-tb"/>
    </style:style>
    <style:style style:name="Tableau74" style:family="table">
      <style:table-properties style:width="16.267cm" fo:margin-left="-0.132cm" table:align="left" style:writing-mode="lr-tb"/>
    </style:style>
    <style:style style:name="Tableau74.A" style:family="table-column">
      <style:table-column-properties style:column-width="16.267cm"/>
    </style:style>
    <style:style style:name="Tableau74.1" style:family="table-row">
      <style:table-row-properties style:keep-together="true" fo:keep-together="auto"/>
    </style:style>
    <style:style style:name="Tableau74.A1" style:family="table-cell">
      <style:table-cell-properties style:vertical-align="top" fo:padding-left="0.123cm" fo:padding-right="0.123cm" fo:padding-top="0cm" fo:padding-bottom="0cm" fo:border="0.018cm solid #000000" style:writing-mode="lr-tb"/>
    </style:style>
    <style:style style:name="Tableau75" style:family="table">
      <style:table-properties style:width="16.267cm" fo:margin-left="-0.132cm" table:align="left" style:writing-mode="lr-tb"/>
    </style:style>
    <style:style style:name="Tableau75.A" style:family="table-column">
      <style:table-column-properties style:column-width="16.267cm"/>
    </style:style>
    <style:style style:name="Tableau75.1" style:family="table-row">
      <style:table-row-properties style:keep-together="true" fo:keep-together="auto"/>
    </style:style>
    <style:style style:name="Tableau75.A1" style:family="table-cell">
      <style:table-cell-properties style:vertical-align="top" fo:padding-left="0.123cm" fo:padding-right="0.123cm" fo:padding-top="0cm" fo:padding-bottom="0cm" fo:border="0.018cm solid #000000" style:writing-mode="lr-tb"/>
    </style:style>
    <style:style style:name="Tableau76" style:family="table">
      <style:table-properties style:width="17.921cm" fo:margin-left="-0.132cm" table:align="left" style:writing-mode="lr-tb"/>
    </style:style>
    <style:style style:name="Tableau76.A" style:family="table-column">
      <style:table-column-properties style:column-width="17.921cm"/>
    </style:style>
    <style:style style:name="Tableau76.1" style:family="table-row">
      <style:table-row-properties style:keep-together="true" fo:keep-together="auto"/>
    </style:style>
    <style:style style:name="Tableau76.A1" style:family="table-cell">
      <style:table-cell-properties style:vertical-align="top" fo:padding-left="0.123cm" fo:padding-right="0.123cm" fo:padding-top="0cm" fo:padding-bottom="0cm" fo:border="0.018cm solid #000000" style:writing-mode="lr-tb"/>
    </style:style>
    <style:style style:name="Tableau77" style:family="table">
      <style:table-properties style:width="17.921cm" fo:margin-left="-0.132cm" table:align="left" style:writing-mode="lr-tb"/>
    </style:style>
    <style:style style:name="Tableau77.A" style:family="table-column">
      <style:table-column-properties style:column-width="17.921cm"/>
    </style:style>
    <style:style style:name="Tableau77.1" style:family="table-row">
      <style:table-row-properties style:keep-together="true" fo:keep-together="auto"/>
    </style:style>
    <style:style style:name="Tableau77.A1" style:family="table-cell">
      <style:table-cell-properties style:vertical-align="top" fo:padding-left="0.123cm" fo:padding-right="0.123cm" fo:padding-top="0cm" fo:padding-bottom="0cm" fo:border="0.018cm solid #000000" style:writing-mode="lr-tb"/>
    </style:style>
    <style:style style:name="Tableau78" style:family="table">
      <style:table-properties style:width="16.267cm" fo:margin-left="-0.132cm" table:align="left" style:writing-mode="lr-tb"/>
    </style:style>
    <style:style style:name="Tableau78.A" style:family="table-column">
      <style:table-column-properties style:column-width="16.267cm"/>
    </style:style>
    <style:style style:name="Tableau78.1" style:family="table-row">
      <style:table-row-properties style:keep-together="true" fo:keep-together="auto"/>
    </style:style>
    <style:style style:name="Tableau78.A1" style:family="table-cell">
      <style:table-cell-properties style:vertical-align="top" fo:padding-left="0.123cm" fo:padding-right="0.123cm" fo:padding-top="0cm" fo:padding-bottom="0cm" fo:border="0.018cm solid #000000" style:writing-mode="lr-tb"/>
    </style:style>
    <style:style style:name="Tableau79" style:family="table">
      <style:table-properties style:width="16.267cm" fo:margin-left="-0.132cm" table:align="left" style:writing-mode="lr-tb"/>
    </style:style>
    <style:style style:name="Tableau79.A" style:family="table-column">
      <style:table-column-properties style:column-width="16.267cm"/>
    </style:style>
    <style:style style:name="Tableau79.1" style:family="table-row">
      <style:table-row-properties style:keep-together="true" fo:keep-together="auto"/>
    </style:style>
    <style:style style:name="Tableau79.A1" style:family="table-cell">
      <style:table-cell-properties style:vertical-align="top" fo:padding-left="0.123cm" fo:padding-right="0.123cm" fo:padding-top="0cm" fo:padding-bottom="0cm" fo:border="0.018cm solid #000000" style:writing-mode="lr-tb"/>
    </style:style>
    <style:style style:name="Tableau80" style:family="table">
      <style:table-properties style:width="16.267cm" fo:margin-left="-0.132cm" table:align="left" style:writing-mode="lr-tb"/>
    </style:style>
    <style:style style:name="Tableau80.A" style:family="table-column">
      <style:table-column-properties style:column-width="16.267cm"/>
    </style:style>
    <style:style style:name="Tableau80.1" style:family="table-row">
      <style:table-row-properties style:keep-together="true" fo:keep-together="auto"/>
    </style:style>
    <style:style style:name="Tableau80.A1" style:family="table-cell">
      <style:table-cell-properties style:vertical-align="top" fo:padding-left="0.123cm" fo:padding-right="0.123cm" fo:padding-top="0cm" fo:padding-bottom="0cm" fo:border="0.018cm solid #000000" style:writing-mode="lr-tb"/>
    </style:style>
    <style:style style:name="Tableau81" style:family="table">
      <style:table-properties style:width="16.267cm" fo:margin-left="-0.132cm" table:align="left" style:writing-mode="lr-tb"/>
    </style:style>
    <style:style style:name="Tableau81.A" style:family="table-column">
      <style:table-column-properties style:column-width="16.267cm"/>
    </style:style>
    <style:style style:name="Tableau81.1" style:family="table-row">
      <style:table-row-properties style:keep-together="true" fo:keep-together="auto"/>
    </style:style>
    <style:style style:name="Tableau81.A1" style:family="table-cell">
      <style:table-cell-properties style:vertical-align="top" fo:padding-left="0.123cm" fo:padding-right="0.123cm" fo:padding-top="0cm" fo:padding-bottom="0cm" fo:border="0.018cm solid #000000" style:writing-mode="lr-tb"/>
    </style:style>
    <style:style style:name="Tableau82" style:family="table">
      <style:table-properties style:width="16.267cm" fo:margin-left="-0.132cm" table:align="left" style:writing-mode="lr-tb"/>
    </style:style>
    <style:style style:name="Tableau82.A" style:family="table-column">
      <style:table-column-properties style:column-width="16.267cm"/>
    </style:style>
    <style:style style:name="Tableau82.1" style:family="table-row">
      <style:table-row-properties style:keep-together="true" fo:keep-together="auto"/>
    </style:style>
    <style:style style:name="Tableau82.A1" style:family="table-cell">
      <style:table-cell-properties style:vertical-align="top" fo:padding-left="0.123cm" fo:padding-right="0.123cm" fo:padding-top="0cm" fo:padding-bottom="0cm" fo:border="0.018cm solid #000000" style:writing-mode="lr-tb"/>
    </style:style>
    <style:style style:name="Tableau83" style:family="table">
      <style:table-properties style:width="16.969cm" fo:margin-left="-0.132cm" table:align="left" style:writing-mode="lr-tb"/>
    </style:style>
    <style:style style:name="Tableau83.A" style:family="table-column">
      <style:table-column-properties style:column-width="16.969cm"/>
    </style:style>
    <style:style style:name="Tableau83.1" style:family="table-row">
      <style:table-row-properties style:keep-together="true" fo:keep-together="auto"/>
    </style:style>
    <style:style style:name="Tableau83.A1" style:family="table-cell">
      <style:table-cell-properties style:vertical-align="top" fo:padding-left="0.123cm" fo:padding-right="0.123cm" fo:padding-top="0cm" fo:padding-bottom="0cm" fo:border="0.018cm solid #000000" style:writing-mode="lr-tb"/>
    </style:style>
    <style:style style:name="Tableau84" style:family="table">
      <style:table-properties style:width="16.267cm" fo:margin-left="-0.132cm" table:align="left" style:writing-mode="lr-tb"/>
    </style:style>
    <style:style style:name="Tableau84.A" style:family="table-column">
      <style:table-column-properties style:column-width="16.267cm"/>
    </style:style>
    <style:style style:name="Tableau84.1" style:family="table-row">
      <style:table-row-properties style:keep-together="true" fo:keep-together="auto"/>
    </style:style>
    <style:style style:name="Tableau84.A1" style:family="table-cell">
      <style:table-cell-properties style:vertical-align="top" fo:padding-left="0.123cm" fo:padding-right="0.123cm" fo:padding-top="0cm" fo:padding-bottom="0cm" fo:border="0.018cm solid #000000" style:writing-mode="lr-tb"/>
    </style:style>
    <style:style style:name="Tableau85" style:family="table">
      <style:table-properties style:width="16.267cm" fo:margin-left="-0.132cm" table:align="left" style:writing-mode="lr-tb"/>
    </style:style>
    <style:style style:name="Tableau85.A" style:family="table-column">
      <style:table-column-properties style:column-width="16.267cm"/>
    </style:style>
    <style:style style:name="Tableau85.1" style:family="table-row">
      <style:table-row-properties style:keep-together="true" fo:keep-together="auto"/>
    </style:style>
    <style:style style:name="Tableau85.A1" style:family="table-cell">
      <style:table-cell-properties style:vertical-align="top" fo:padding-left="0.123cm" fo:padding-right="0.123cm" fo:padding-top="0cm" fo:padding-bottom="0cm" fo:border="0.018cm solid #000000" style:writing-mode="lr-tb"/>
    </style:style>
    <style:style style:name="Tableau86" style:family="table">
      <style:table-properties style:width="17.201cm" fo:margin-left="-0.132cm" table:align="left" style:writing-mode="lr-tb"/>
    </style:style>
    <style:style style:name="Tableau86.A" style:family="table-column">
      <style:table-column-properties style:column-width="17.201cm"/>
    </style:style>
    <style:style style:name="Tableau86.1" style:family="table-row">
      <style:table-row-properties style:keep-together="true" fo:keep-together="auto"/>
    </style:style>
    <style:style style:name="Tableau86.A1" style:family="table-cell">
      <style:table-cell-properties style:vertical-align="top" fo:padding-left="0.123cm" fo:padding-right="0.123cm" fo:padding-top="0cm" fo:padding-bottom="0cm" fo:border="0.018cm solid #000000" style:writing-mode="lr-tb"/>
    </style:style>
    <style:style style:name="Tableau87" style:family="table">
      <style:table-properties style:width="16.267cm" fo:margin-left="-0.132cm" table:align="left" style:writing-mode="lr-tb"/>
    </style:style>
    <style:style style:name="Tableau87.A" style:family="table-column">
      <style:table-column-properties style:column-width="16.267cm"/>
    </style:style>
    <style:style style:name="Tableau87.1" style:family="table-row">
      <style:table-row-properties style:keep-together="true" fo:keep-together="auto"/>
    </style:style>
    <style:style style:name="Tableau87.A1" style:family="table-cell">
      <style:table-cell-properties style:vertical-align="top" fo:padding-left="0.123cm" fo:padding-right="0.123cm" fo:padding-top="0cm" fo:padding-bottom="0cm" fo:border="0.018cm solid #000000" style:writing-mode="lr-tb"/>
    </style:style>
    <style:style style:name="Tableau88" style:family="table">
      <style:table-properties style:width="16.267cm" fo:margin-left="-0.132cm" table:align="left" style:writing-mode="lr-tb"/>
    </style:style>
    <style:style style:name="Tableau88.A" style:family="table-column">
      <style:table-column-properties style:column-width="16.267cm"/>
    </style:style>
    <style:style style:name="Tableau88.1" style:family="table-row">
      <style:table-row-properties style:keep-together="true" fo:keep-together="auto"/>
    </style:style>
    <style:style style:name="Tableau88.A1" style:family="table-cell">
      <style:table-cell-properties style:vertical-align="top" fo:padding-left="0.123cm" fo:padding-right="0.123cm" fo:padding-top="0cm" fo:padding-bottom="0cm" fo:border="0.018cm solid #000000" style:writing-mode="lr-tb"/>
    </style:style>
    <style:style style:name="Tableau92" style:family="table">
      <style:table-properties style:width="16cm" table:align="margins" style:writing-mode="lr-tb"/>
    </style:style>
    <style:style style:name="Tableau92.A" style:family="table-column">
      <style:table-column-properties style:column-width="16cm" style:rel-column-width="65535*"/>
    </style:style>
    <style:style style:name="Tableau92.1" style:family="table-row">
      <style:table-row-properties style:min-row-height="1.191cm"/>
    </style:style>
    <style:style style:name="Tableau92.A1" style:family="table-cell">
      <style:table-cell-properties fo:padding="0.097cm" fo:border="0.002cm solid #000000"/>
    </style:style>
    <style:style style:name="Tableau89" style:family="table">
      <style:table-properties style:width="16.267cm" fo:margin-left="-0.132cm" table:align="left" style:writing-mode="lr-tb"/>
    </style:style>
    <style:style style:name="Tableau89.A" style:family="table-column">
      <style:table-column-properties style:column-width="16.267cm"/>
    </style:style>
    <style:style style:name="Tableau89.1" style:family="table-row">
      <style:table-row-properties style:keep-together="true" fo:keep-together="auto"/>
    </style:style>
    <style:style style:name="Tableau89.A1" style:family="table-cell">
      <style:table-cell-properties style:vertical-align="top" fo:padding-left="0.123cm" fo:padding-right="0.123cm" fo:padding-top="0cm" fo:padding-bottom="0cm" fo:border="0.018cm solid #000000" style:writing-mode="lr-tb"/>
    </style:style>
    <style:style style:name="Tableau90" style:family="table">
      <style:table-properties style:width="16.267cm" fo:margin-left="-0.132cm" table:align="left" style:writing-mode="lr-tb"/>
    </style:style>
    <style:style style:name="Tableau90.A" style:family="table-column">
      <style:table-column-properties style:column-width="16.267cm"/>
    </style:style>
    <style:style style:name="Tableau90.1" style:family="table-row">
      <style:table-row-properties style:keep-together="true" fo:keep-together="auto"/>
    </style:style>
    <style:style style:name="Tableau90.A1" style:family="table-cell">
      <style:table-cell-properties style:vertical-align="top" fo:padding-left="0.123cm" fo:padding-right="0.123cm" fo:padding-top="0cm" fo:padding-bottom="0cm" fo:border="0.018cm solid #000000" style:writing-mode="lr-tb"/>
    </style:style>
    <style:style style:name="Tableau91" style:family="table">
      <style:table-properties style:width="16.267cm" fo:margin-left="-0.132cm" table:align="left" style:writing-mode="lr-tb"/>
    </style:style>
    <style:style style:name="Tableau91.A" style:family="table-column">
      <style:table-column-properties style:column-width="16.267cm"/>
    </style:style>
    <style:style style:name="Tableau91.1" style:family="table-row">
      <style:table-row-properties style:keep-together="true" fo:keep-together="auto"/>
    </style:style>
    <style:style style:name="Tableau91.A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snap-to-layout-grid="false"/>
      <style:text-properties fo:font-weight="bold" style:font-weight-asian="bold" style:font-weight-complex="bold"/>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fo:font-size="11pt" fo:font-weight="bold" style:font-size-asian="11pt" style:font-weight-asian="bold"/>
    </style:style>
    <style:style style:name="P7" style:family="paragraph" style:parent-style-name="Standard">
      <style:paragraph-properties style:snap-to-layout-grid="false"/>
      <style:text-properties fo:font-size="11pt" fo:font-weight="bold" style:font-size-asian="11pt" style:font-weight-asian="bold" style:font-weight-complex="bold"/>
    </style:style>
    <style:style style:name="P8" style:family="paragraph" style:parent-style-name="Standard">
      <style:text-properties fo:font-size="11pt" style:font-size-asian="11pt"/>
    </style:style>
    <style:style style:name="P9" style:family="paragraph" style:parent-style-name="Standard">
      <style:paragraph-properties style:snap-to-layout-grid="false"/>
      <style:text-properties fo:font-size="11pt" style:font-size-asian="11pt"/>
    </style:style>
    <style:style style:name="P10" style:family="paragraph" style:parent-style-name="Standard">
      <style:paragraph-properties style:snap-to-layout-grid="false"/>
      <style:text-properties fo:font-size="11pt" style:font-size-asian="11pt" style:font-size-complex="10pt"/>
    </style:style>
    <style:style style:name="P11" style:family="paragraph" style:parent-style-name="Standard">
      <style:text-properties fo:color="#000000"/>
    </style:style>
    <style:style style:name="P12" style:family="paragraph" style:parent-style-name="Standard">
      <style:paragraph-properties style:snap-to-layout-grid="false"/>
      <style:text-properties fo:color="#000000" fo:font-size="11pt" style:font-size-asian="11pt"/>
    </style:style>
    <style:style style:name="P13" style:family="paragraph" style:parent-style-name="Standard">
      <style:paragraph-properties style:snap-to-layout-grid="false"/>
      <style:text-properties fo:color="#000000" fo:font-size="11pt" fo:language="en" fo:country="GB" style:font-size-asian="11pt"/>
    </style:style>
    <style:style style:name="P14" style:family="paragraph" style:parent-style-name="Standard">
      <style:paragraph-properties style:snap-to-layout-grid="false"/>
      <style:text-properties fo:color="#000000" fo:font-size="11pt" fo:language="de" fo:country="DE" style:font-size-asian="11pt"/>
    </style:style>
    <style:style style:name="P15" style:family="paragraph" style:parent-style-name="Standard">
      <style:paragraph-properties style:text-autospace="none"/>
      <style:text-properties fo:color="#000000" style:font-name="Courier New" style:font-name-complex="Courier New"/>
    </style:style>
    <style:style style:name="P16" style:family="paragraph" style:parent-style-name="Standard">
      <style:paragraph-properties style:snap-to-layout-grid="false"/>
      <style:text-properties fo:color="#000000" style:font-name="Courier New" style:font-name-complex="Courier New"/>
    </style:style>
    <style:style style:name="P17" style:family="paragraph" style:parent-style-name="Standard">
      <style:text-properties fo:color="#000000" style:font-name="Courier New" fo:font-size="8pt" style:font-size-asian="8pt" style:font-name-complex="Courier New" style:font-size-complex="10pt"/>
    </style:style>
    <style:style style:name="P18" style:family="paragraph" style:parent-style-name="Standard">
      <style:paragraph-properties style:text-autospace="none"/>
      <style:text-properties fo:color="#000000" style:font-name="Courier New" fo:font-size="8pt" fo:background-color="#ffffff" style:font-size-asian="8pt" style:font-name-complex="Courier New"/>
    </style:style>
    <style:style style:name="P19" style:family="paragraph" style:parent-style-name="Standard">
      <style:paragraph-properties style:text-autospace="none" style:snap-to-layout-grid="false"/>
      <style:text-properties fo:color="#000000" style:font-name="Courier New" fo:font-size="8pt" fo:background-color="#ffffff" style:font-size-asian="8pt" style:font-name-complex="Courier New"/>
    </style:style>
    <style:style style:name="P20" style:family="paragraph" style:parent-style-name="Standard">
      <style:paragraph-properties style:text-autospace="none"/>
      <style:text-properties fo:color="#000000" style:font-name="Courier New" fo:font-size="8pt" fo:language="en" fo:country="GB" fo:background-color="#ffffff" style:font-size-asian="8pt" style:font-name-complex="Courier New"/>
    </style:style>
    <style:style style:name="P21" style:family="paragraph" style:parent-style-name="Standard">
      <style:paragraph-properties style:text-autospace="none"/>
      <style:text-properties fo:color="#000000" style:font-name="Courier New" fo:font-size="8pt" fo:language="en" fo:country="GB" style:font-size-asian="8pt" style:font-name-complex="Courier New" style:font-size-complex="10pt"/>
    </style:style>
    <style:style style:name="P22" style:family="paragraph" style:parent-style-name="Standard">
      <style:text-properties fo:color="#000000" style:font-name="Courier New" fo:font-size="10pt" style:font-size-asian="10pt" style:font-name-complex="Courier New" style:font-size-complex="10pt"/>
    </style:style>
    <style:style style:name="P23" style:family="paragraph" style:parent-style-name="Standard">
      <style:paragraph-properties style:text-autospace="none"/>
      <style:text-properties fo:color="#000000" style:font-name="Courier New" fo:font-size="10pt" style:font-size-asian="10pt" style:font-name-complex="Courier New" style:font-size-complex="10pt"/>
    </style:style>
    <style:style style:name="P24" style:family="paragraph" style:parent-style-name="Standard">
      <style:paragraph-properties style:text-autospace="none"/>
      <style:text-properties fo:color="#000000" style:font-name="Courier New" fo:font-size="10pt" fo:language="en" fo:country="GB" style:font-size-asian="10pt" style:font-name-complex="Courier New" style:font-size-complex="10pt"/>
    </style:style>
    <style:style style:name="P25" style:family="paragraph" style:parent-style-name="Standard">
      <style:paragraph-properties style:snap-to-layout-grid="false"/>
      <style:text-properties fo:color="#000000" style:font-name="Courier New" fo:background-color="#ffffff" style:font-name-complex="Courier New"/>
    </style:style>
    <style:style style:name="P26" style:family="paragraph" style:parent-style-name="Standard">
      <style:paragraph-properties style:snap-to-layout-grid="false"/>
      <style:text-properties fo:color="#000000" style:font-name="Courier New" fo:language="en" fo:country="GB" fo:background-color="#ffffff" style:font-name-complex="Courier New"/>
    </style:style>
    <style:style style:name="P27" style:family="paragraph" style:parent-style-name="Standard">
      <style:paragraph-properties style:text-autospace="none"/>
      <style:text-properties fo:color="#000000" style:font-name="Courier New" fo:language="en" fo:country="GB" style:font-name-complex="Courier New"/>
    </style:style>
    <style:style style:name="P28" style:family="paragraph" style:parent-style-name="Standard">
      <style:paragraph-properties style:snap-to-layout-grid="false"/>
      <style:text-properties fo:color="#000000" style:font-name="Courier New" fo:language="de" fo:country="DE" style:font-name-complex="Courier New"/>
    </style:style>
    <style:style style:name="P29" style:family="paragraph" style:parent-style-name="Standard">
      <style:paragraph-properties style:snap-to-layout-grid="false"/>
      <style:text-properties fo:color="#000000"/>
    </style:style>
    <style:style style:name="P30" style:family="paragraph" style:parent-style-name="Standard">
      <style:text-properties fo:color="#000000" fo:language="en" fo:country="GB"/>
    </style:style>
    <style:style style:name="P31" style:family="paragraph" style:parent-style-name="Standard">
      <style:paragraph-properties style:snap-to-layout-grid="false"/>
      <style:text-properties fo:color="#000000" fo:language="en" fo:country="GB"/>
    </style:style>
    <style:style style:name="P32" style:family="paragraph" style:parent-style-name="Standard">
      <style:paragraph-properties style:snap-to-layout-grid="false"/>
      <style:text-properties fo:color="#000000" fo:language="de" fo:country="DE"/>
    </style:style>
    <style:style style:name="P33" style:family="paragraph" style:parent-style-name="Standard">
      <style:paragraph-properties style:snap-to-layout-grid="false"/>
      <style:text-properties fo:color="#000000" fo:font-size="8pt" style:font-size-asian="8pt"/>
    </style:style>
    <style:style style:name="P34" style:family="paragraph" style:parent-style-name="Standard">
      <style:text-properties fo:language="en" fo:country="GB"/>
    </style:style>
    <style:style style:name="P35" style:family="paragraph" style:parent-style-name="Standard">
      <style:paragraph-properties style:snap-to-layout-grid="false"/>
      <style:text-properties fo:language="en" fo:country="GB"/>
    </style:style>
    <style:style style:name="P36" style:family="paragraph" style:parent-style-name="Standard">
      <style:text-properties fo:language="en" fo:country="GB" fo:font-style="italic" style:text-underline-style="solid" style:text-underline-width="auto" style:text-underline-color="font-color" style:font-style-asian="italic" style:font-style-complex="italic"/>
    </style:style>
    <style:style style:name="P37" style:family="paragraph" style:parent-style-name="Standard">
      <style:text-properties fo:language="en" fo:country="GB" style:text-underline-style="solid" style:text-underline-width="auto" style:text-underline-color="font-color"/>
    </style:style>
    <style:style style:name="P38" style:family="paragraph" style:parent-style-name="Standard">
      <style:paragraph-properties fo:text-align="justify" style:justify-single-word="false" style:text-autospace="none"/>
      <style:text-properties fo:language="en" fo:country="GB"/>
    </style:style>
    <style:style style:name="P39" style:family="paragraph" style:parent-style-name="Standard">
      <style:paragraph-properties style:snap-to-layout-grid="false"/>
      <style:text-properties fo:language="de" fo:country="DE"/>
    </style:style>
    <style:style style:name="P40" style:family="paragraph" style:parent-style-name="Standard">
      <style:paragraph-properties style:text-autospace="none"/>
    </style:style>
    <style:style style:name="P41" style:family="paragraph" style:parent-style-name="Standard">
      <style:paragraph-properties style:text-autospace="none" style:snap-to-layout-grid="false"/>
    </style:style>
    <style:style style:name="P42" style:family="paragraph" style:parent-style-name="Standard">
      <style:text-properties style:text-underline-style="solid" style:text-underline-width="auto" style:text-underline-color="font-color"/>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style:text-underline-style="solid" style:text-underline-width="auto" style:text-underline-color="font-color" style:font-style-asian="italic" style:font-style-complex="italic"/>
    </style:style>
    <style:style style:name="P4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6" style:family="paragraph" style:parent-style-name="Standard">
      <style:text-properties fo:font-style="italic" fo:font-weight="bold" style:font-style-asian="italic" style:font-weight-asian="bold" style:font-style-complex="italic" style:font-weight-complex="bold"/>
    </style:style>
    <style:style style:name="P47" style:family="paragraph" style:parent-style-name="Standard">
      <style:text-properties style:font-name="Courier New" fo:font-size="8pt" style:font-size-asian="8pt" style:font-name-complex="Courier New"/>
    </style:style>
    <style:style style:name="P48" style:family="paragraph" style:parent-style-name="Standard">
      <style:paragraph-properties style:text-autospace="none"/>
      <style:text-properties style:font-name="Courier New" fo:font-size="8pt" style:font-size-asian="8pt" style:font-name-complex="Courier New" style:font-size-complex="10pt"/>
    </style:style>
    <style:style style:name="P49" style:family="paragraph" style:parent-style-name="Standard">
      <style:paragraph-properties style:snap-to-layout-grid="false"/>
      <style:text-properties style:font-name="Courier New" fo:font-size="8pt" style:font-size-asian="8pt" style:font-name-complex="Courier New"/>
    </style:style>
    <style:style style:name="P50" style:family="paragraph" style:parent-style-name="Standard">
      <style:text-properties style:font-name="Courier New" fo:font-size="8pt" fo:language="en" fo:country="GB" style:font-size-asian="8pt" style:font-name-complex="Courier New"/>
    </style:style>
    <style:style style:name="P51" style:family="paragraph" style:parent-style-name="Standard">
      <style:paragraph-properties style:text-autospace="none"/>
      <style:text-properties style:font-name="Courier New" fo:font-size="8pt" fo:language="en" fo:country="GB" style:font-size-asian="8pt" style:font-name-complex="Courier New" style:font-size-complex="10pt"/>
    </style:style>
    <style:style style:name="P52" style:family="paragraph" style:parent-style-name="Standard">
      <style:paragraph-properties style:text-autospace="none"/>
      <style:text-properties style:font-name="Courier New" fo:font-size="8pt" fo:language="en" fo:country="GB" style:font-size-asian="8pt" style:font-name-complex="Courier New"/>
    </style:style>
    <style:style style:name="P53"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P54" style:family="paragraph" style:parent-style-name="Standard">
      <style:text-properties fo:font-size="8pt" style:font-size-asian="8pt"/>
    </style:style>
    <style:style style:name="P55" style:family="paragraph" style:parent-style-name="Standard">
      <style:paragraph-properties style:snap-to-layout-grid="false"/>
      <style:text-properties fo:font-size="8pt" style:font-size-asian="8pt"/>
    </style:style>
    <style:style style:name="P56" style:family="paragraph" style:parent-style-name="Standard">
      <style:text-properties fo:color="#008080" style:font-name="Courier New" fo:font-size="8pt" style:font-size-asian="8pt" style:font-name-complex="Courier New"/>
    </style:style>
    <style:style style:name="P57" style:family="paragraph" style:parent-style-name="Standard">
      <style:text-properties fo:color="#008080" style:font-name="Courier New" fo:font-size="8pt" style:font-size-asian="8pt" style:font-name-complex="Courier New" style:font-size-complex="10pt"/>
    </style:style>
    <style:style style:name="P58" style:family="paragraph" style:parent-style-name="Standard">
      <style:paragraph-properties style:text-autospace="none"/>
      <style:text-properties fo:color="#008080" style:font-name="Courier New" fo:font-size="8pt" style:font-size-asian="8pt" style:font-name-complex="Courier New"/>
    </style:style>
    <style:style style:name="P59" style:family="paragraph" style:parent-style-name="Standard">
      <style:text-properties fo:color="#008080" style:font-name="Courier New" fo:font-size="8pt" fo:language="en" fo:country="GB" style:font-size-asian="8pt" style:font-name-complex="Courier New"/>
    </style:style>
    <style:style style:name="P60" style:family="paragraph" style:parent-style-name="Standard">
      <style:text-properties fo:color="#008080" style:font-name="Courier New" fo:font-size="8pt" fo:language="en" fo:country="GB" style:font-size-asian="8pt" style:font-name-complex="Courier New" style:font-size-complex="10pt"/>
    </style:style>
    <style:style style:name="P61" style:family="paragraph" style:parent-style-name="Standard">
      <style:paragraph-properties style:text-autospace="none"/>
      <style:text-properties fo:color="#008080" style:font-name="Courier New" fo:font-size="8pt" fo:language="en" fo:country="GB" style:font-size-asian="8pt" style:font-name-complex="Courier New"/>
    </style:style>
    <style:style style:name="P62" style:family="paragraph" style:parent-style-name="Standard">
      <style:paragraph-properties style:text-autospace="none"/>
      <style:text-properties fo:color="#008080" style:font-name="Courier New" fo:font-size="8pt" fo:language="en" fo:country="GB" fo:background-color="#ffffff" style:font-size-asian="8pt" style:font-name-complex="Courier New"/>
    </style:style>
    <style:style style:name="P63" style:family="paragraph" style:parent-style-name="Standard">
      <style:text-properties fo:color="#008080" style:font-name="Courier New" style:font-name-complex="Courier New"/>
    </style:style>
    <style:style style:name="P64" style:family="paragraph" style:parent-style-name="Standard">
      <style:text-properties style:font-name="Arial" fo:font-size="10pt" fo:language="en" fo:country="GB" style:font-size-asian="10pt" style:font-name-complex="Arial" style:font-size-complex="10pt"/>
    </style:style>
    <style:style style:name="P65" style:family="paragraph" style:parent-style-name="Standard">
      <style:paragraph-properties style:text-autospace="none" style:snap-to-layout-grid="false"/>
      <style:text-properties fo:color="#3f5fbf" style:font-name="Courier New" fo:font-size="8pt" style:font-size-asian="8pt" style:font-name-complex="Courier New" style:font-size-complex="8pt"/>
    </style:style>
    <style:style style:name="P66" style:family="paragraph" style:parent-style-name="Standard">
      <style:paragraph-properties fo:text-align="justify" style:justify-single-word="false"/>
    </style:style>
    <style:style style:name="P67" style:family="paragraph" style:parent-style-name="Standard">
      <style:paragraph-properties fo:text-align="justify" style:justify-single-word="false" style:text-autospace="none"/>
    </style:style>
    <style:style style:name="P68" style:family="paragraph" style:parent-style-name="Standard">
      <style:paragraph-properties style:snap-to-layout-grid="false"/>
      <style:text-properties fo:color="#2a00ff" style:font-name="Courier New" fo:font-size="9pt" style:font-size-asian="9pt" style:font-name-complex="Courier New" style:font-size-complex="10pt"/>
    </style:style>
    <style:style style:name="P69" style:family="paragraph" style:parent-style-name="Standard">
      <style:text-properties fo:color="#2a00ff" style:font-name="Courier New" fo:font-size="8pt" fo:language="en" fo:country="GB" style:font-size-asian="8pt" style:font-name-complex="Courier New"/>
    </style:style>
    <style:style style:name="P70" style:family="paragraph" style:parent-style-name="Standard">
      <style:paragraph-properties style:text-autospace="none"/>
      <style:text-properties fo:color="#3f7f5f" style:font-name="Courier New" fo:font-size="8pt" style:font-size-asian="8pt" style:font-name-complex="Courier New" style:font-size-complex="10pt"/>
    </style:style>
    <style:style style:name="P71" style:family="paragraph" style:parent-style-name="Standard">
      <style:paragraph-properties>
        <style:tab-stops>
          <style:tab-stop style:position="2.54cm"/>
        </style:tab-stops>
      </style:paragraph-properties>
    </style:style>
    <style:style style:name="P72" style:family="paragraph" style:parent-style-name="Standard">
      <style:text-properties fo:color="#0000ff" style:font-name="Courier New" fo:font-size="8pt" style:font-size-asian="8pt" style:font-name-complex="Courier New"/>
    </style:style>
    <style:style style:name="P73" style:family="paragraph" style:parent-style-name="Standard">
      <style:paragraph-properties style:snap-to-layout-grid="false"/>
      <style:text-properties fo:color="#0000ff" style:font-name="Courier New" fo:font-size="8pt" style:font-size-asian="8pt" style:font-name-complex="Courier New"/>
    </style:style>
    <style:style style:name="P74" style:family="paragraph" style:parent-style-name="Standard">
      <style:text-properties fo:color="#0000ff" style:font-name="Courier New" fo:font-size="8pt" fo:language="en" fo:country="GB" style:font-size-asian="8pt" style:font-name-complex="Courier New"/>
    </style:style>
    <style:style style:name="P75" style:family="paragraph" style:parent-style-name="Standard">
      <style:text-properties fo:color="#ff0000" fo:font-weight="bold" style:font-weight-asian="bold" style:font-weight-complex="bold"/>
    </style:style>
    <style:style style:name="P76" style:family="paragraph" style:parent-style-name="Standard">
      <style:paragraph-properties fo:break-before="page"/>
    </style:style>
    <style:style style:name="P77" style:family="paragraph" style:parent-style-name="Standard">
      <style:paragraph-properties fo:break-before="page"/>
      <style:text-properties fo:language="en" fo:country="GB"/>
    </style:style>
    <style:style style:name="P78" style:family="paragraph" style:parent-style-name="Standard">
      <style:paragraph-properties fo:break-before="page"/>
      <style:text-properties style:font-name="Arial" fo:font-size="10pt" fo:language="en" fo:country="GB" style:font-size-asian="10pt" style:font-name-complex="Arial" style:font-size-complex="10pt"/>
    </style:style>
    <style:style style:name="P79" style:family="paragraph" style:parent-style-name="Contents_20_1">
      <style:paragraph-properties fo:break-before="page"/>
    </style:style>
    <style:style style:name="P80" style:family="paragraph" style:parent-style-name="Préformaté_20_HTML">
      <style:paragraph-properties fo:break-before="page"/>
    </style:style>
    <style:style style:name="P81" style:family="paragraph" style:parent-style-name="Normal_20__28_Web_29_">
      <style:paragraph-properties fo:margin-top="0cm" fo:margin-bottom="0cm"/>
    </style:style>
    <style:style style:name="P82" style:family="paragraph" style:parent-style-name="Normal_20__28_Web_29_">
      <style:paragraph-properties fo:margin-top="0cm" fo:margin-bottom="0cm"/>
      <style:text-properties fo:color="#000000" style:font-name="Courier New" fo:font-size="8pt" style:font-size-asian="8pt" style:font-name-complex="Courier New" style:font-size-complex="10pt"/>
    </style:style>
    <style:style style:name="P83" style:family="paragraph" style:parent-style-name="Corps_20_de_20_texte_20_3">
      <style:paragraph-properties fo:margin-top="0cm" fo:margin-bottom="0cm" fo:text-align="start" style:justify-single-word="false"/>
    </style:style>
    <style:style style:name="P84" style:family="paragraph" style:parent-style-name="Corps_20_de_20_texte_20_3">
      <style:paragraph-properties fo:margin-top="0cm" fo:margin-bottom="0cm" fo:text-align="start" style:justify-single-word="false" style:snap-to-layout-grid="false"/>
    </style:style>
    <style:style style:name="P85" style:family="paragraph" style:parent-style-name="Corps_20_de_20_texte_20_3">
      <style:paragraph-properties fo:margin-top="0cm" fo:margin-bottom="0cm" fo:text-align="start" style:justify-single-word="false" style:snap-to-layout-grid="false"/>
      <style:text-properties fo:language="en" fo:country="GB"/>
    </style:style>
    <style:style style:name="P86" style:family="paragraph" style:parent-style-name="Corps_20_de_20_texte_20_3">
      <style:paragraph-properties fo:margin-top="0cm" fo:margin-bottom="0cm" fo:text-align="start" style:justify-single-word="false" style:snap-to-layout-grid="false"/>
      <style:text-properties fo:color="#000000" style:font-name="Courier New" fo:font-size="10pt" style:font-size-asian="10pt" style:font-name-complex="Courier New"/>
    </style:style>
    <style:style style:name="P87" style:family="paragraph" style:parent-style-name="Corps_20_de_20_texte_20_3">
      <style:paragraph-properties fo:margin-top="0cm" fo:margin-bottom="0cm" fo:text-align="start" style:justify-single-word="false" style:snap-to-layout-grid="false"/>
      <style:text-properties fo:color="#000000" fo:font-size="11pt" style:font-size-asian="11pt"/>
    </style:style>
    <style:style style:name="P88" style:family="paragraph" style:parent-style-name="Standard">
      <style:paragraph-properties fo:margin-left="0cm" fo:margin-right="0cm" fo:text-indent="0.762cm" style:auto-text-indent="false"/>
    </style:style>
    <style:style style:name="P89" style:family="paragraph" style:parent-style-name="Standard">
      <style:paragraph-properties fo:margin-left="0cm" fo:margin-right="0cm" fo:text-indent="0.762cm" style:auto-text-indent="false"/>
      <style:text-properties fo:color="#000000" style:font-name="Courier New" style:font-name-complex="Courier New" style:font-size-complex="10pt"/>
    </style:style>
    <style:style style:name="P90" style:family="paragraph" style:parent-style-name="Standard">
      <style:paragraph-properties fo:margin-left="1.249cm" fo:margin-right="0cm" fo:text-indent="0.656cm" style:auto-text-indent="false" style:text-autospace="none"/>
    </style:style>
    <style:style style:name="P91" style:family="paragraph" style:parent-style-name="Standard">
      <style:paragraph-properties fo:padding-left="0.141cm" fo:padding-right="0.141cm" fo:padding-top="0.035cm" fo:padding-bottom="0.035cm" fo:border="0.018cm solid #000000"/>
    </style:style>
    <style:style style:name="P92" style:family="paragraph" style:parent-style-name="Standard">
      <style:paragraph-properties fo:padding-left="0.141cm" fo:padding-right="0.141cm" fo:padding-top="0.035cm" fo:padding-bottom="0.035cm" fo:border="0.018cm solid #000000" style:text-autospace="none"/>
    </style:style>
    <style:style style:name="P93" style:family="paragraph" style:parent-style-name="Standard">
      <style:paragraph-properties fo:padding-left="0.141cm" fo:padding-right="0.141cm" fo:padding-top="0.035cm" fo:padding-bottom="0.035cm" fo:border="0.018cm solid #000000" style:text-autospace="none" style:snap-to-layout-grid="false"/>
    </style:style>
    <style:style style:name="P94" style:family="paragraph" style:parent-style-name="Standard">
      <style:paragraph-properties fo:padding-left="0.141cm" fo:padding-right="0.141cm" fo:padding-top="0.035cm" fo:padding-bottom="0.035cm" fo:border="0.018cm solid #000000"/>
      <style:text-properties fo:color="#000000" style:font-name="Courier New" fo:font-size="10pt" style:font-size-asian="10pt" style:font-name-complex="Courier New" style:font-size-complex="10pt"/>
    </style:style>
    <style:style style:name="P95" style:family="paragraph" style:parent-style-name="Standard">
      <style:paragraph-properties fo:padding-left="0.141cm" fo:padding-right="0.141cm" fo:padding-top="0.035cm" fo:padding-bottom="0.035cm" fo:border="0.018cm solid #000000" style:text-autospace="none"/>
      <style:text-properties fo:color="#000000" style:font-name="Courier New" fo:font-size="10pt" style:font-size-asian="10pt" style:font-name-complex="Courier New" style:font-size-complex="10pt"/>
    </style:style>
    <style:style style:name="P96" style:family="paragraph" style:parent-style-name="Standard">
      <style:paragraph-properties fo:padding-left="0.141cm" fo:padding-right="0.141cm" fo:padding-top="0.035cm" fo:padding-bottom="0.035cm" fo:border="0.018cm solid #000000" style:text-autospace="none"/>
      <style:text-properties fo:color="#000000" style:font-name="Courier New" fo:font-size="10pt" fo:language="en" fo:country="GB" style:font-size-asian="10pt" style:font-name-complex="Courier New" style:font-size-complex="10pt"/>
    </style:style>
    <style:style style:name="P97" style:family="paragraph" style:parent-style-name="Standard">
      <style:paragraph-properties fo:padding-left="0.141cm" fo:padding-right="0.141cm" fo:padding-top="0.035cm" fo:padding-bottom="0.035cm" fo:border="0.018cm solid #000000"/>
      <style:text-properties fo:color="#0000ff" style:font-name="Courier New" fo:font-size="8pt" style:font-size-asian="8pt" style:font-name-complex="Courier New"/>
    </style:style>
    <style:style style:name="P98" style:family="paragraph" style:parent-style-name="Standard">
      <style:paragraph-properties fo:margin-left="0cm" fo:margin-right="0.194cm" fo:text-indent="0cm" style:auto-text-indent="false" style:text-autospace="none"/>
      <style:text-properties style:font-name="Courier New" fo:font-size="8pt" fo:language="en" fo:country="GB" style:font-size-asian="8pt" style:font-name-complex="Courier New" style:font-size-complex="10pt"/>
    </style:style>
    <style:style style:name="P99" style:family="paragraph" style:parent-style-name="Standard">
      <style:paragraph-properties fo:margin-left="0.194cm" fo:margin-right="0.194cm" fo:text-indent="0cm" style:auto-text-indent="false" style:text-autospace="none"/>
    </style:style>
    <style:style style:name="P100" style:family="paragraph" style:parent-style-name="Standard">
      <style:paragraph-properties fo:margin-left="0.194cm" fo:margin-right="0.194cm" fo:text-indent="0cm" style:auto-text-indent="false" style:text-autospace="none" style:snap-to-layout-grid="false"/>
    </style:style>
    <style:style style:name="P101" style:family="paragraph" style:parent-style-name="Standard">
      <style:paragraph-properties fo:margin-left="0.194cm" fo:margin-right="0.194cm" fo:text-indent="0cm" style:auto-text-indent="false" style:text-autospace="none"/>
      <style:text-properties style:font-name="Courier New" fo:font-size="8pt" style:font-size-asian="8pt" style:font-name-complex="Courier New" style:font-size-complex="10pt"/>
    </style:style>
    <style:style style:name="P102" style:family="paragraph" style:parent-style-name="Standard">
      <style:paragraph-properties fo:margin-left="0.194cm" fo:margin-right="0.194cm" fo:text-indent="0cm" style:auto-text-indent="false" style:text-autospace="none"/>
      <style:text-properties style:font-name="Courier New" fo:font-size="8pt" fo:language="en" fo:country="GB" style:font-size-asian="8pt" style:font-name-complex="Courier New" style:font-size-complex="10pt"/>
    </style:style>
    <style:style style:name="P103" style:family="paragraph" style:parent-style-name="Standard">
      <style:paragraph-properties fo:margin-left="0.194cm" fo:margin-right="0.194cm" fo:text-indent="0cm" style:auto-text-indent="false" style:text-autospace="none"/>
      <style:text-properties fo:color="#000000" style:font-name="Courier New" fo:font-size="8pt" style:font-size-asian="8pt" style:font-name-complex="Courier New" style:font-size-complex="10pt"/>
    </style:style>
    <style:style style:name="P104" style:family="paragraph" style:parent-style-name="Standard">
      <style:paragraph-properties fo:margin-left="0.194cm" fo:margin-right="0.194cm" fo:text-indent="0cm" style:auto-text-indent="false" style:text-autospace="none"/>
      <style:text-properties fo:color="#000000" style:font-name="Courier New" fo:font-size="8pt" fo:language="en" fo:country="GB" style:font-size-asian="8pt" style:font-name-complex="Courier New" style:font-size-complex="10pt"/>
    </style:style>
    <style:style style:name="P105" style:family="paragraph" style:parent-style-name="Normal_20__28_Web_29_">
      <style:paragraph-properties fo:margin-left="0.194cm" fo:margin-right="0.194cm" fo:margin-top="0cm" fo:margin-bottom="0cm" fo:text-indent="0cm" style:auto-text-indent="false"/>
      <style:text-properties fo:color="#000000" style:font-name="Courier New" fo:font-size="8pt" style:font-size-asian="8pt" style:font-name-complex="Courier New" style:font-size-complex="10pt"/>
    </style:style>
    <style:style style:name="P106" style:family="paragraph" style:parent-style-name="Standard">
      <style:paragraph-properties fo:margin-left="0.194cm" fo:margin-right="0cm" fo:text-indent="0cm" style:auto-text-indent="false" style:text-autospace="none"/>
    </style:style>
    <style:style style:name="P107" style:family="paragraph" style:parent-style-name="Standard">
      <style:paragraph-properties fo:padding-left="0.141cm" fo:padding-right="0.141cm" fo:padding-top="0cm" fo:padding-bottom="0.035cm" fo:border="0.018cm solid #000000"/>
      <style:text-properties fo:color="#0000ff" style:font-name="Courier New" fo:font-size="8pt" style:font-size-asian="8pt" style:font-name-complex="Courier New"/>
    </style:style>
    <style:style style:name="P108" style:family="paragraph" style:parent-style-name="Text_20_body">
      <style:text-properties fo:language="en" fo:country="GB"/>
    </style:style>
    <style:style style:name="P109" style:family="paragraph" style:parent-style-name="Text_20_body">
      <style:text-properties fo:color="#000000" style:font-name="Courier New1" fo:font-size="10pt" style:text-underline-style="none" style:font-name-asian="Courier New1" style:font-size-asian="10pt" style:font-name-complex="Courier New1" style:font-size-complex="10pt"/>
    </style:style>
    <style:style style:name="P110" style:family="paragraph" style:parent-style-name="Text_20_body">
      <style:text-properties fo:color="#000000" style:font-name="Times New Roman" fo:font-size="12pt" fo:font-style="normal" style:text-underline-style="none" style:font-name-asian="Courier New1" style:font-size-asian="12pt" style:font-style-asian="normal" style:font-name-complex="Courier New1" style:font-size-complex="12pt" style:font-style-complex="normal"/>
    </style:style>
    <style:style style:name="P111" style:family="paragraph" style:parent-style-name="Contents_20_1">
      <style:text-properties fo:language="en" fo:country="GB"/>
    </style:style>
    <style:style style:name="P112" style:family="paragraph" style:parent-style-name="Contents_20_1">
      <style:paragraph-properties>
        <style:tab-stops>
          <style:tab-stop style:position="16cm" style:type="right" style:leader-style="dotted" style:leader-text="."/>
        </style:tab-stops>
      </style:paragraph-properties>
    </style:style>
    <style:style style:name="P113" style:family="paragraph" style:parent-style-name="Normal_20__28_Web_29_">
      <style:paragraph-properties fo:margin-top="0.494cm" fo:margin-bottom="0.423cm"/>
    </style:style>
    <style:style style:name="P114" style:family="paragraph" style:parent-style-name="Préformaté_20_HTML">
      <style:text-properties fo:language="en" fo:country="GB"/>
    </style:style>
    <style:style style:name="P115" style:family="paragraph" style:parent-style-name="Préformaté_20_HTML">
      <style:paragraph-properties style:snap-to-layout-grid="false"/>
      <style:text-properties fo:language="en" fo:country="GB"/>
    </style:style>
    <style:style style:name="P116" style:family="paragraph" style:parent-style-name="Préformaté_20_HTML">
      <style:text-properties fo:color="#000000" style:font-name="Courier New" fo:font-size="8pt" style:font-size-asian="8pt" style:font-name-complex="Courier New"/>
    </style:style>
    <style:style style:name="P117" style:family="paragraph" style:parent-style-name="Footnot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18" style:family="paragraph" style:parent-style-name="Table_20_Contents">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19" style:family="paragraph" style:parent-style-name="Contents_20_2">
      <style:paragraph-properties>
        <style:tab-stops>
          <style:tab-stop style:position="16cm" style:type="right" style:leader-style="dotted" style:leader-text="."/>
        </style:tab-stops>
      </style:paragraph-properties>
    </style:style>
    <style:style style:name="P120" style:family="paragraph" style:parent-style-name="Contents_20_3">
      <style:paragraph-properties>
        <style:tab-stops>
          <style:tab-stop style:position="16cm" style:type="right" style:leader-style="dotted" style:leader-text="."/>
        </style:tab-stops>
      </style:paragraph-properties>
    </style:style>
    <style:style style:name="P121"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22" style:family="paragraph" style:parent-style-name="Standard" style:list-style-name="WW8Num80"/>
    <style:style style:name="P123" style:family="paragraph" style:parent-style-name="Standard" style:list-style-name="WW8Num98"/>
    <style:style style:name="P124" style:family="paragraph" style:parent-style-name="Standard" style:list-style-name="WW8Num98">
      <style:text-properties fo:color="#000000" style:font-name="Courier New" fo:font-size="10pt" style:font-size-asian="10pt" style:font-name-complex="Courier New" style:font-size-complex="10pt"/>
    </style:style>
    <style:style style:name="P125" style:family="paragraph" style:parent-style-name="Standard" style:list-style-name="WW8Num68">
      <style:text-properties fo:color="#000000" style:font-name="Courier New" style:font-name-complex="Courier New"/>
    </style:style>
    <style:style style:name="P126" style:family="paragraph" style:parent-style-name="Standard" style:list-style-name="WW8Num68">
      <style:text-properties fo:color="#000000"/>
    </style:style>
    <style:style style:name="P127" style:family="paragraph" style:parent-style-name="Standard">
      <style:paragraph-properties style:snap-to-layout-grid="false"/>
      <style:text-properties fo:color="#000000" fo:font-size="11pt" style:font-size-asian="11pt"/>
    </style:style>
    <style:style style:name="P128" style:family="paragraph" style:parent-style-name="Standard" style:list-style-name="WW8Num68"/>
    <style:style style:name="P129" style:family="paragraph" style:parent-style-name="Standard" style:list-style-name="WW8Num68">
      <style:paragraph-properties style:text-autospace="none"/>
    </style:style>
    <style:style style:name="P130" style:family="paragraph" style:parent-style-name="Standard" style:list-style-name="WW8Num68">
      <style:text-properties fo:color="#7f007f" style:font-name="Courier New" style:font-name-complex="Courier New"/>
    </style:style>
    <style:style style:name="P131" style:family="paragraph" style:parent-style-name="Standard">
      <style:paragraph-properties style:text-autospace="none"/>
    </style:style>
    <style:style style:name="P132" style:family="paragraph" style:parent-style-name="Standard">
      <style:paragraph-properties style:snap-to-layout-grid="false"/>
    </style:style>
    <style:style style:name="P133" style:family="paragraph" style:parent-style-name="Standard" style:list-style-name="WW8Num80">
      <style:paragraph-properties fo:margin-top="0.494cm" fo:margin-bottom="0cm"/>
    </style:style>
    <style:style style:name="P134" style:family="paragraph" style:parent-style-name="Standard" style:list-style-name="WW8Num80">
      <style:paragraph-properties fo:margin-top="0cm" fo:margin-bottom="0cm"/>
    </style:style>
    <style:style style:name="P135" style:family="paragraph" style:parent-style-name="Standard" style:list-style-name="WW8Num80">
      <style:paragraph-properties fo:margin-top="0cm" fo:margin-bottom="0.494cm"/>
    </style:style>
    <style:style style:name="P136" style:family="paragraph" style:parent-style-name="Standard" style:list-style-name="WW8Num80">
      <style:paragraph-properties fo:margin-top="0.494cm" fo:margin-bottom="0.494cm"/>
    </style:style>
    <style:style style:name="P137" style:family="paragraph" style:parent-style-name="Heading_20_1">
      <style:text-properties fo:language="en" fo:country="GB"/>
    </style:style>
    <style:style style:name="P138" style:family="paragraph" style:parent-style-name="Heading_20_1">
      <style:paragraph-properties fo:break-before="page"/>
    </style:style>
    <style:style style:name="P139" style:family="paragraph" style:parent-style-name="Heading_20_2">
      <style:text-properties fo:language="en" fo:country="GB"/>
    </style:style>
    <style:style style:name="P140" style:family="paragraph" style:parent-style-name="Heading_20_2">
      <style:text-properties style:font-name-asian="Arial Unicode MS"/>
    </style:style>
    <style:style style:name="P141" style:family="paragraph" style:parent-style-name="Heading_20_2">
      <style:text-properties fo:color="#000000"/>
    </style:style>
    <style:style style:name="P142" style:family="paragraph" style:parent-style-name="Heading_20_2">
      <style:paragraph-properties fo:break-before="page"/>
    </style:style>
    <style:style style:name="P143" style:family="paragraph" style:parent-style-name="Heading_20_3">
      <style:paragraph-properties fo:margin-top="0cm" fo:margin-bottom="0.494cm"/>
    </style:style>
    <style:style style:name="P144" style:family="paragraph" style:parent-style-name="Heading_20_3">
      <style:paragraph-properties fo:margin-top="0cm" fo:margin-bottom="0.494cm"/>
      <style:text-properties fo:color="#000000"/>
    </style:style>
    <style:style style:name="P145" style:family="paragraph" style:parent-style-name="Heading_20_3">
      <style:paragraph-properties fo:margin-top="0.494cm" fo:margin-bottom="0.494cm"/>
    </style:style>
    <style:style style:name="P146" style:family="paragraph" style:parent-style-name="Heading_20_3">
      <style:paragraph-properties fo:margin-left="1.27cm" fo:margin-right="0cm" fo:text-indent="-1.27cm" style:auto-text-indent="false"/>
    </style:style>
    <style:style style:name="P147" style:family="paragraph" style:parent-style-name="Heading_20_3">
      <style:paragraph-properties fo:margin-top="0.494cm" fo:margin-bottom="0cm"/>
    </style:style>
    <style:style style:name="P148" style:family="paragraph" style:parent-style-name="Heading_20_4">
      <style:paragraph-properties fo:margin-top="0cm" fo:margin-bottom="0.494cm"/>
    </style:style>
    <style:style style:name="P149" style:family="paragraph" style:parent-style-name="Heading_20_4">
      <style:paragraph-properties fo:margin-top="0.494cm" fo:margin-bottom="0.494cm"/>
    </style:style>
    <style:style style:name="P150" style:family="paragraph" style:parent-style-name="Heading_20_4">
      <style:paragraph-properties fo:margin-top="0.494cm" fo:margin-bottom="0cm"/>
    </style:style>
    <style:style style:name="P151" style:family="paragraph" style:parent-style-name="Heading_20_7">
      <style:paragraph-properties style:snap-to-layout-grid="false"/>
      <style:text-properties fo:font-size="11pt" style:font-size-asian="11pt"/>
    </style:style>
    <style:style style:name="P152" style:family="paragraph" style:parent-style-name="Corps_20_de_20_texte_20_3">
      <style:paragraph-properties fo:margin-top="0cm" fo:margin-bottom="0cm" fo:text-align="start" style:justify-single-word="false" style:snap-to-layout-grid="false"/>
    </style:style>
    <style:style style:name="T1" style:family="text">
      <style:text-properties fo:font-weight="bold" style:font-weight-asian="bold" style:font-weight-complex="bold"/>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fo:language="en" fo:country="GB"/>
    </style:style>
    <style:style style:name="T4" style:family="text">
      <style:text-properties fo:language="en" fo:country="GB" fo:font-weight="bold" fo:background-color="#ffffff" style:font-weight-asian="bold" style:font-weight-complex="bold"/>
    </style:style>
    <style:style style:name="T5" style:family="text">
      <style:text-properties fo:language="en" fo:country="GB" fo:background-color="#ffffff"/>
    </style:style>
    <style:style style:name="T6" style:family="text">
      <style:text-properties style:font-name="Courier New" fo:font-size="10pt" style:font-size-asian="10pt" style:font-name-complex="Courier New"/>
    </style:style>
    <style:style style:name="T7" style:family="text">
      <style:text-properties style:font-name="Courier New" fo:font-size="10pt" style:font-size-asian="10pt" style:font-name-complex="Courier New" style:font-size-complex="10pt"/>
    </style:style>
    <style:style style:name="T8" style:family="text">
      <style:text-properties style:font-name="Courier New" fo:font-size="10pt" fo:language="en" fo:country="GB" style:font-size-asian="10pt" style:font-name-complex="Courier New" style:font-size-complex="10pt"/>
    </style:style>
    <style:style style:name="T9" style:family="text">
      <style:text-properties style:font-name="Courier New" fo:font-size="8pt" style:font-size-asian="8pt" style:font-name-complex="Courier New"/>
    </style:style>
    <style:style style:name="T10" style:family="text">
      <style:text-properties style:font-name="Courier New" fo:font-size="8pt" style:font-size-asian="8pt" style:font-name-complex="Courier New" style:font-size-complex="10pt"/>
    </style:style>
    <style:style style:name="T11" style:family="text">
      <style:text-properties style:font-name="Courier New" fo:font-size="8pt" fo:language="en" fo:country="GB" style:font-size-asian="8pt" style:font-name-complex="Courier New"/>
    </style:style>
    <style:style style:name="T12" style:family="text">
      <style:text-properties style:font-name="Courier New" fo:font-size="8pt" fo:language="en" fo:country="GB" style:font-size-asian="8pt" style:font-name-complex="Courier New" style:font-size-complex="10pt"/>
    </style:style>
    <style:style style:name="T13" style:family="text">
      <style:text-properties style:font-name="Courier New" fo:font-size="8pt" fo:language="en" fo:country="GB" fo:font-style="italic" style:font-size-asian="8pt" style:font-style-asian="italic" style:font-name-complex="Courier New" style:font-style-complex="italic"/>
    </style:style>
    <style:style style:name="T14" style:family="text">
      <style:text-properties style:font-name="Courier New" fo:font-size="8pt" fo:background-color="#ffffff" style:font-size-asian="8pt" style:font-name-complex="Courier New"/>
    </style:style>
    <style:style style:name="T15" style:family="text">
      <style:text-properties style:font-name="Courier New" style:font-name-complex="Courier New"/>
    </style:style>
    <style:style style:name="T16" style:family="text">
      <style:text-properties style:font-name="Courier New" fo:background-color="#ffffff" style:font-name-complex="Courier New"/>
    </style:style>
    <style:style style:name="T17" style:family="text">
      <style:text-properties fo:color="#0000ff" style:font-name="Courier New" fo:font-size="10pt" style:font-size-asian="10pt" style:font-name-complex="Courier New"/>
    </style:style>
    <style:style style:name="T18" style:family="text">
      <style:text-properties fo:color="#0000ff" style:font-name="Courier New" fo:font-size="8pt" style:font-size-asian="8pt" style:font-name-complex="Courier New"/>
    </style:style>
    <style:style style:name="T19" style:family="text">
      <style:text-properties fo:color="#0000ff" style:font-name="Courier New" fo:font-size="8pt" fo:language="en" fo:country="GB" style:font-size-asian="8pt" style:font-name-complex="Courier New"/>
    </style:style>
    <style:style style:name="T20" style:family="text">
      <style:text-properties fo:color="#0000c0" style:font-name="Courier New" fo:font-size="10pt" fo:background-color="#ffff00" style:font-size-asian="10pt" style:font-name-complex="Courier New"/>
    </style:style>
    <style:style style:name="T21" style:family="text">
      <style:text-properties fo:color="#0000c0" style:font-name="Courier New" fo:font-size="10pt" style:font-size-asian="10pt" style:font-name-complex="Courier New" style:font-size-complex="10pt"/>
    </style:style>
    <style:style style:name="T22" style:family="text">
      <style:text-properties fo:color="#0000c0" style:font-name="Courier New" fo:font-size="10pt" style:text-underline-style="solid" style:text-underline-width="auto" style:text-underline-color="font-color" style:font-size-asian="10pt" style:font-name-complex="Courier New" style:font-size-complex="10pt"/>
    </style:style>
    <style:style style:name="T23" style:family="text">
      <style:text-properties fo:color="#0000c0" style:font-name="Courier New" fo:font-size="10pt" fo:font-style="italic" style:font-size-asian="10pt" style:font-style-asian="italic" style:font-name-complex="Courier New" style:font-size-complex="10pt" style:font-style-complex="italic"/>
    </style:style>
    <style:style style:name="T24" style:family="text">
      <style:text-properties fo:color="#0000c0" style:font-name="Courier New" fo:font-size="8pt" style:font-size-asian="8pt" style:font-name-complex="Courier New"/>
    </style:style>
    <style:style style:name="T25" style:family="text">
      <style:text-properties fo:color="#0000c0" style:font-name="Courier New" fo:font-size="8pt" style:font-size-asian="8pt" style:font-name-complex="Courier New" style:font-size-complex="10pt"/>
    </style:style>
    <style:style style:name="T26" style:family="text">
      <style:text-properties fo:color="#0000c0" style:font-name="Courier New" fo:font-size="8pt" fo:language="en" fo:country="GB" style:font-size-asian="8pt" style:font-name-complex="Courier New"/>
    </style:style>
    <style:style style:name="T27" style:family="text">
      <style:text-properties fo:color="#0000c0" style:font-name="Courier New" fo:font-size="8pt" fo:language="en" fo:country="GB" style:font-size-asian="8pt" style:font-name-complex="Courier New" style:font-size-complex="10pt"/>
    </style:style>
    <style:style style:name="T28" style:family="text">
      <style:text-properties fo:font-size="8pt" style:font-size-asian="8pt"/>
    </style:style>
    <style:style style:name="T29" style:family="text">
      <style:text-properties fo:color="#008080" style:font-name="Courier New" fo:font-size="8pt" style:font-size-asian="8pt" style:font-name-complex="Courier New"/>
    </style:style>
    <style:style style:name="T30" style:family="text">
      <style:text-properties fo:color="#008080" style:font-name="Courier New" fo:font-size="8pt" style:font-size-asian="8pt" style:font-name-complex="Courier New" style:font-size-complex="10pt"/>
    </style:style>
    <style:style style:name="T31" style:family="text">
      <style:text-properties fo:color="#008080" style:font-name="Courier New" fo:font-size="8pt" style:font-size-asian="8pt" style:font-name-complex="Courier New" style:font-size-complex="8pt"/>
    </style:style>
    <style:style style:name="T32" style:family="text">
      <style:text-properties fo:color="#008080" style:font-name="Courier New" fo:font-size="8pt" fo:language="en" fo:country="GB" style:font-size-asian="8pt" style:font-name-complex="Courier New"/>
    </style:style>
    <style:style style:name="T33" style:family="text">
      <style:text-properties fo:color="#008080" style:font-name="Courier New" fo:font-size="8pt" fo:language="en" fo:country="GB" style:font-size-asian="8pt" style:font-name-complex="Courier New" style:font-size-complex="10pt"/>
    </style:style>
    <style:style style:name="T34" style:family="text">
      <style:text-properties fo:color="#008080" style:font-name="Courier New" fo:font-size="8pt" fo:language="en" fo:country="GB" fo:background-color="#ffffff" style:font-size-asian="8pt" style:font-name-complex="Courier New"/>
    </style:style>
    <style:style style:name="T35" style:family="text">
      <style:text-properties fo:color="#008080" style:font-name="Courier New" fo:font-size="8pt" fo:background-color="#ffffff" style:font-size-asian="8pt" style:font-name-complex="Courier New"/>
    </style:style>
    <style:style style:name="T36" style:family="text">
      <style:text-properties fo:color="#008080" style:font-name="Courier New" fo:font-size="10pt" style:font-size-asian="10pt" style:font-name-complex="Courier New" style:font-size-complex="10pt"/>
    </style:style>
    <style:style style:name="T37" style:family="text">
      <style:text-properties fo:color="#008080" style:font-name="Courier New" fo:font-size="10pt" fo:language="en" fo:country="GB" style:font-size-asian="10pt" style:font-name-complex="Courier New" style:font-size-complex="10pt"/>
    </style:style>
    <style:style style:name="T38" style:family="text">
      <style:text-properties fo:color="#008080" style:font-name="Courier New" fo:background-color="#ffffff" style:font-name-complex="Courier New"/>
    </style:style>
    <style:style style:name="T39" style:family="text">
      <style:text-properties fo:color="#008080" style:font-name="Tahoma" fo:font-size="8pt" style:font-size-asian="8pt" style:font-name-complex="Tahoma" style:font-size-complex="8pt"/>
    </style:style>
    <style:style style:name="T40" style:family="text">
      <style:text-properties fo:color="#008080" style:font-name="Tahoma" fo:font-size="8pt" fo:language="en" fo:country="GB" style:font-size-asian="8pt" style:font-name-complex="Tahoma" style:font-size-complex="8pt"/>
    </style:style>
    <style:style style:name="T41" style:family="text">
      <style:text-properties fo:color="#008080" fo:language="en" fo:country="GB" fo:background-color="#ffffff"/>
    </style:style>
    <style:style style:name="T42" style:family="text">
      <style:text-properties fo:color="#3f7f7f" style:font-name="Courier New" fo:font-size="8pt" style:font-size-asian="8pt" style:font-name-complex="Courier New"/>
    </style:style>
    <style:style style:name="T43" style:family="text">
      <style:text-properties fo:color="#3f7f7f" style:font-name="Courier New" fo:font-size="8pt" style:font-size-asian="8pt" style:font-name-complex="Courier New" style:font-size-complex="10pt"/>
    </style:style>
    <style:style style:name="T44" style:family="text">
      <style:text-properties fo:color="#3f7f7f" style:font-name="Courier New" fo:font-size="8pt" style:font-size-asian="8pt" style:font-name-complex="Courier New" style:font-size-complex="8pt"/>
    </style:style>
    <style:style style:name="T45" style:family="text">
      <style:text-properties fo:color="#3f7f7f" style:font-name="Courier New" fo:font-size="8pt" fo:language="en" fo:country="GB" style:font-size-asian="8pt" style:font-name-complex="Courier New"/>
    </style:style>
    <style:style style:name="T46" style:family="text">
      <style:text-properties fo:color="#3f7f7f" style:font-name="Courier New" fo:font-size="8pt" fo:language="en" fo:country="GB" style:font-size-asian="8pt" style:font-name-complex="Courier New" style:font-size-complex="10pt"/>
    </style:style>
    <style:style style:name="T47" style:family="text">
      <style:text-properties fo:color="#3f7f7f" style:font-name="Courier New" fo:font-size="8pt" fo:language="en" fo:country="GB" fo:background-color="#ffffff" style:font-size-asian="8pt" style:font-name-complex="Courier New"/>
    </style:style>
    <style:style style:name="T48" style:family="text">
      <style:text-properties fo:color="#3f7f7f" style:font-name="Courier New" fo:font-size="8pt" fo:background-color="#ffffff" style:font-size-asian="8pt" style:font-name-complex="Courier New"/>
    </style:style>
    <style:style style:name="T49" style:family="text">
      <style:text-properties fo:color="#3f7f7f" style:font-name="Courier New" fo:font-size="10pt" style:font-size-asian="10pt" style:font-name-complex="Courier New" style:font-size-complex="10pt"/>
    </style:style>
    <style:style style:name="T50" style:family="text">
      <style:text-properties fo:color="#3f7f7f" style:font-name="Courier New" fo:font-size="10pt" fo:language="en" fo:country="GB" style:font-size-asian="10pt" style:font-name-complex="Courier New" style:font-size-complex="10pt"/>
    </style:style>
    <style:style style:name="T51" style:family="text">
      <style:text-properties fo:color="#3f7f7f" style:font-name="Courier New" fo:background-color="#ffffff" style:font-name-complex="Courier New"/>
    </style:style>
    <style:style style:name="T52" style:family="text">
      <style:text-properties fo:color="#3f7f7f" style:font-name="Courier New" style:font-name-complex="Courier New"/>
    </style:style>
    <style:style style:name="T53" style:family="text">
      <style:text-properties fo:color="#3f7f7f" style:font-name="Tahoma" fo:font-size="8pt" style:font-size-asian="8pt" style:font-name-complex="Tahoma" style:font-size-complex="8pt"/>
    </style:style>
    <style:style style:name="T54" style:family="text">
      <style:text-properties fo:color="#3f7f7f" style:font-name="Tahoma" fo:font-size="8pt" fo:language="en" fo:country="GB" style:font-size-asian="8pt" style:font-name-complex="Tahoma" style:font-size-complex="8pt"/>
    </style:style>
    <style:style style:name="T55" style:family="text">
      <style:text-properties fo:color="#3f7f7f" fo:language="en" fo:country="GB" fo:background-color="#ffffff"/>
    </style:style>
    <style:style style:name="T56" style:family="text">
      <style:text-properties fo:color="#7f007f" style:font-name="Courier New" fo:font-size="8pt" style:font-size-asian="8pt" style:font-name-complex="Courier New" style:font-size-complex="10pt"/>
    </style:style>
    <style:style style:name="T57" style:family="text">
      <style:text-properties fo:color="#7f007f" style:font-name="Courier New" fo:font-size="8pt" fo:language="en" fo:country="GB" style:font-size-asian="8pt" style:font-name-complex="Courier New" style:font-size-complex="10pt"/>
    </style:style>
    <style:style style:name="T58" style:family="text">
      <style:text-properties fo:color="#7f007f" style:font-name="Courier New" fo:font-size="8pt" fo:language="en" fo:country="GB" fo:background-color="#ffffff" style:font-size-asian="8pt" style:font-name-complex="Courier New"/>
    </style:style>
    <style:style style:name="T59" style:family="text">
      <style:text-properties fo:color="#7f007f" style:font-name="Courier New" fo:font-size="8pt" fo:background-color="#ffffff" style:font-size-asian="8pt" style:font-name-complex="Courier New"/>
    </style:style>
    <style:style style:name="T60" style:family="text">
      <style:text-properties fo:color="#7f007f" style:font-name="Courier New" fo:font-size="10pt" style:font-size-asian="10pt" style:font-name-complex="Courier New" style:font-size-complex="10pt"/>
    </style:style>
    <style:style style:name="T61" style:family="text">
      <style:text-properties fo:color="#7f007f" style:font-name="Courier New" fo:font-size="10pt" fo:language="en" fo:country="GB" style:font-size-asian="10pt" style:font-name-complex="Courier New" style:font-size-complex="10pt"/>
    </style:style>
    <style:style style:name="T62" style:family="text">
      <style:text-properties fo:color="#7f007f" style:font-name="Courier New" fo:background-color="#ffffff" style:font-name-complex="Courier New"/>
    </style:style>
    <style:style style:name="T63" style:family="text">
      <style:text-properties fo:color="#7f007f" style:font-name="Courier New" fo:language="en" fo:country="GB" fo:background-color="#ffffff" style:font-name-complex="Courier New"/>
    </style:style>
    <style:style style:name="T64" style:family="text">
      <style:text-properties fo:color="#7f007f" fo:language="en" fo:country="GB" fo:background-color="#ffffff"/>
    </style:style>
    <style:style style:name="T65" style:family="text">
      <style:text-properties fo:color="#000000"/>
    </style:style>
    <style:style style:name="T66" style:family="text">
      <style:text-properties fo:color="#000000" style:font-name="Courier New" fo:font-size="8pt" style:font-size-asian="8pt" style:font-name-complex="Courier New"/>
    </style:style>
    <style:style style:name="T67" style:family="text">
      <style:text-properties fo:color="#000000" style:font-name="Courier New" fo:font-size="8pt" style:font-size-asian="8pt" style:font-name-complex="Courier New" style:font-size-complex="10pt"/>
    </style:style>
    <style:style style:name="T68" style:family="text">
      <style:text-properties fo:color="#000000" style:font-name="Courier New" fo:font-size="8pt" style:font-size-asian="8pt" style:font-name-complex="Courier New" style:font-size-complex="8pt"/>
    </style:style>
    <style:style style:name="T69" style:family="text">
      <style:text-properties fo:color="#000000" style:font-name="Courier New" fo:font-size="8pt" fo:language="en" fo:country="GB" style:font-size-asian="8pt" style:font-name-complex="Courier New"/>
    </style:style>
    <style:style style:name="T70" style:family="text">
      <style:text-properties fo:color="#000000" style:font-name="Courier New" fo:font-size="8pt" fo:language="en" fo:country="GB" style:font-size-asian="8pt" style:font-name-complex="Courier New" style:font-size-complex="10pt"/>
    </style:style>
    <style:style style:name="T71" style:family="text">
      <style:text-properties fo:color="#000000" style:font-name="Courier New" fo:font-size="8pt" fo:language="en" fo:country="GB" fo:background-color="#ffffff" style:font-size-asian="8pt" style:font-name-complex="Courier New"/>
    </style:style>
    <style:style style:name="T72" style:family="text">
      <style:text-properties fo:color="#000000" style:font-name="Courier New" fo:font-size="8pt" fo:language="en" fo:country="GB" fo:font-style="italic" style:font-size-asian="8pt" style:font-style-asian="italic" style:font-name-complex="Courier New" style:font-size-complex="10pt" style:font-style-complex="italic"/>
    </style:style>
    <style:style style:name="T73" style:family="text">
      <style:text-properties fo:color="#000000" style:font-name="Courier New" fo:font-size="8pt" fo:background-color="#ffffff" style:font-size-asian="8pt" style:font-name-complex="Courier New"/>
    </style:style>
    <style:style style:name="T74" style:family="text">
      <style:text-properties fo:color="#000000" style:font-name="Courier New" fo:font-size="8pt" style:font-size-asian="11pt" style:font-name-complex="Courier New" style:font-size-complex="10pt"/>
    </style:style>
    <style:style style:name="T75" style:family="text">
      <style:text-properties fo:color="#000000" style:font-name="Courier New" fo:font-size="12pt" fo:font-weight="normal" style:font-size-asian="12pt" style:font-weight-asian="normal" style:font-name-complex="Courier New" style:font-size-complex="10pt" style:font-weight-complex="normal"/>
    </style:style>
    <style:style style:name="T76" style:family="text">
      <style:text-properties fo:color="#000000" style:font-name="Courier New" style:font-name-complex="Courier New"/>
    </style:style>
    <style:style style:name="T77" style:family="text">
      <style:text-properties fo:color="#000000" style:font-name="Courier New" style:font-name-complex="Courier New" style:font-size-complex="10pt"/>
    </style:style>
    <style:style style:name="T78" style:family="text">
      <style:text-properties fo:color="#000000" style:font-name="Courier New" fo:font-size="10pt" style:font-size-asian="10pt" style:font-name-complex="Courier New" style:font-size-complex="10pt"/>
    </style:style>
    <style:style style:name="T79" style:family="text">
      <style:text-properties fo:color="#000000" style:font-name="Courier New" fo:font-size="10pt" fo:language="en" fo:country="GB" style:font-size-asian="10pt" style:font-name-complex="Courier New" style:font-size-complex="10pt"/>
    </style:style>
    <style:style style:name="T80" style:family="text">
      <style:text-properties fo:color="#000000" style:font-name="Courier New" fo:background-color="#ffffff" style:font-name-complex="Courier New"/>
    </style:style>
    <style:style style:name="T81" style:family="text">
      <style:text-properties fo:color="#000000" style:font-name="Courier New" fo:language="en" fo:country="GB" fo:background-color="#ffffff" style:font-name-complex="Courier New"/>
    </style:style>
    <style:style style:name="T82" style:family="text">
      <style:text-properties fo:color="#000000" style:font-name="Courier New" fo:font-size="11pt" style:font-size-asian="11pt" style:font-name-complex="Courier New" style:font-size-complex="10pt"/>
    </style:style>
    <style:style style:name="T83" style:family="text">
      <style:text-properties fo:color="#000000" fo:language="en" fo:country="GB" fo:background-color="#ffffff"/>
    </style:style>
    <style:style style:name="T84" style:family="text">
      <style:text-properties fo:color="#000000" style:font-name="Tahoma" fo:font-size="8pt" style:font-size-asian="8pt" style:font-name-complex="Tahoma" style:font-size-complex="8pt"/>
    </style:style>
    <style:style style:name="T85" style:family="text">
      <style:text-properties fo:color="#000000" style:font-name="Tahoma" fo:font-size="8pt" fo:language="en" fo:country="GB" style:font-size-asian="8pt" style:font-name-complex="Tahoma" style:font-size-complex="8pt"/>
    </style:style>
    <style:style style:name="T86" style:family="text">
      <style:text-properties fo:color="#000000" fo:background-color="#ffffff"/>
    </style:style>
    <style:style style:name="T87" style:family="text">
      <style:text-properties fo:color="#000000" style:text-underline-style="solid" style:text-underline-width="auto" style:text-underline-color="font-color"/>
    </style:style>
    <style:style style:name="T88" style:family="text">
      <style:text-properties fo:color="#000000" style:font-name="Courier New1" fo:font-size="10pt" fo:font-style="italic" style:text-underline-style="none" style:font-name-asian="Courier New1" style:font-size-asian="10pt" style:font-style-asian="italic" style:font-name-complex="Courier New1" style:font-size-complex="10pt" style:font-style-complex="italic"/>
    </style:style>
    <style:style style:name="T89" style:family="text">
      <style:text-properties fo:color="#000000" style:font-name="Times New Roman" fo:font-size="12pt" fo:font-style="normal" style:text-underline-style="none" style:font-name-asian="Courier New1" style:font-size-asian="12pt" style:font-style-asian="normal" style:font-name-complex="Courier New1" style:font-size-complex="12pt" style:font-style-complex="normal"/>
    </style:style>
    <style:style style:name="T90" style:family="text">
      <style:text-properties fo:color="#000000" fo:font-size="11pt" style:font-size-asian="11pt"/>
    </style:style>
    <style:style style:name="T91" style:family="text">
      <style:text-properties fo:color="#2a00ff" style:font-name="Courier New" fo:font-size="8pt" style:font-size-asian="8pt" style:font-name-complex="Courier New"/>
    </style:style>
    <style:style style:name="T92" style:family="text">
      <style:text-properties fo:color="#2a00ff" style:font-name="Courier New" fo:font-size="8pt" style:font-size-asian="8pt" style:font-name-complex="Courier New" style:font-size-complex="10pt"/>
    </style:style>
    <style:style style:name="T93" style:family="text">
      <style:text-properties fo:color="#2a00ff" style:font-name="Courier New" fo:font-size="8pt" fo:language="en" fo:country="GB" style:font-size-asian="8pt" style:font-name-complex="Courier New"/>
    </style:style>
    <style:style style:name="T94" style:family="text">
      <style:text-properties fo:color="#2a00ff" style:font-name="Courier New" fo:font-size="8pt" fo:language="en" fo:country="GB" style:font-size-asian="8pt" style:font-name-complex="Courier New" style:font-size-complex="10pt"/>
    </style:style>
    <style:style style:name="T95" style:family="text">
      <style:text-properties fo:color="#2a00ff" style:font-name="Courier New" fo:font-size="8pt" fo:language="en" fo:country="GB" fo:background-color="#ffffff" style:font-size-asian="8pt" style:font-name-complex="Courier New"/>
    </style:style>
    <style:style style:name="T96" style:family="text">
      <style:text-properties fo:color="#2a00ff" style:font-name="Courier New" fo:font-size="8pt" fo:language="en" fo:country="GB" fo:font-weight="bold" fo:background-color="#ffffff" style:font-size-asian="8pt" style:font-weight-asian="bold" style:font-name-complex="Courier New" style:font-weight-complex="bold"/>
    </style:style>
    <style:style style:name="T97" style:family="text">
      <style:text-properties fo:color="#2a00ff" style:font-name="Courier New" fo:font-size="8pt" fo:background-color="#ffffff" style:font-size-asian="8pt" style:font-name-complex="Courier New"/>
    </style:style>
    <style:style style:name="T98" style:family="text">
      <style:text-properties fo:color="#2a00ff" style:font-name="Courier New" fo:font-size="8pt" fo:background-color="#ffffff" style:font-size-asian="8pt" style:font-name-complex="Courier New" style:font-size-complex="10pt"/>
    </style:style>
    <style:style style:name="T99" style:family="text">
      <style:text-properties fo:color="#2a00ff" style:font-name="Courier New" fo:font-size="8pt" style:font-size-asian="11pt" style:font-name-complex="Courier New" style:font-size-complex="10pt"/>
    </style:style>
    <style:style style:name="T100" style:family="text">
      <style:text-properties fo:color="#2a00ff" style:font-name="Courier New" fo:font-size="10pt" fo:font-style="italic" style:font-size-asian="10pt" style:font-style-asian="italic" style:font-name-complex="Courier New" style:font-size-complex="10pt" style:font-style-complex="italic"/>
    </style:style>
    <style:style style:name="T101" style:family="text">
      <style:text-properties fo:color="#2a00ff" style:font-name="Courier New" fo:font-size="10pt" fo:language="en" fo:country="GB" fo:font-style="italic" style:font-size-asian="10pt" style:font-style-asian="italic" style:font-name-complex="Courier New" style:font-size-complex="10pt" style:font-style-complex="italic"/>
    </style:style>
    <style:style style:name="T102" style:family="text">
      <style:text-properties fo:color="#2a00ff" style:font-name="Courier New" fo:font-size="10pt" fo:language="en" fo:country="GB" style:font-size-asian="10pt" style:font-name-complex="Courier New" style:font-size-complex="10pt"/>
    </style:style>
    <style:style style:name="T103" style:family="text">
      <style:text-properties fo:color="#2a00ff" style:font-name="Courier New" fo:font-size="10pt" style:font-size-asian="10pt" style:font-name-complex="Courier New" style:font-size-complex="10pt"/>
    </style:style>
    <style:style style:name="T104" style:family="text">
      <style:text-properties fo:color="#2a00ff" style:font-name="Courier New" fo:background-color="#ffffff" style:font-name-complex="Courier New"/>
    </style:style>
    <style:style style:name="T105" style:family="text">
      <style:text-properties fo:color="#2a00ff" style:font-name="Courier New" style:font-name-complex="Courier New"/>
    </style:style>
    <style:style style:name="T106" style:family="text">
      <style:text-properties fo:color="#2a00ff" style:font-name="Courier New" fo:language="en" fo:country="GB" fo:background-color="#ffffff" style:font-name-complex="Courier New"/>
    </style:style>
    <style:style style:name="T107" style:family="text">
      <style:text-properties fo:color="#2a00ff" style:font-name="Courier New" fo:font-size="11pt" style:font-size-asian="11pt" style:font-name-complex="Courier New" style:font-size-complex="10pt"/>
    </style:style>
    <style:style style:name="T108" style:family="text">
      <style:text-properties fo:color="#2a00ff" style:font-size-complex="10pt"/>
    </style:style>
    <style:style style:name="T109" style:family="text">
      <style:text-properties fo:font-size="12pt" fo:font-weight="normal" style:font-size-asian="12pt" style:font-weight-asian="normal" style:font-weight-complex="normal"/>
    </style:style>
    <style:style style:name="T110" style:family="text">
      <style:text-properties fo:color="#7f0055" style:font-name="Courier New" fo:font-size="8pt" fo:font-weight="bold" style:font-size-asian="8pt" style:font-weight-asian="bold" style:font-name-complex="Courier New" style:font-weight-complex="bold"/>
    </style:style>
    <style:style style:name="T111" style:family="text">
      <style:text-properties fo:color="#7f0055" style:font-name="Courier New" fo:font-size="8pt" fo:font-weight="bold" style:font-size-asian="8pt" style:font-weight-asian="bold" style:font-name-complex="Courier New" style:font-size-complex="10pt" style:font-weight-complex="bold"/>
    </style:style>
    <style:style style:name="T112" style:family="text">
      <style:text-properties fo:color="#7f0055" style:font-name="Courier New" fo:font-size="8pt" fo:language="en" fo:country="GB" fo:font-weight="bold" style:font-size-asian="8pt" style:font-weight-asian="bold" style:font-name-complex="Courier New" style:font-weight-complex="bold"/>
    </style:style>
    <style:style style:name="T113" style:family="text">
      <style:text-properties fo:color="#7f0055" style:font-name="Courier New" fo:font-size="8pt" fo:language="en" fo:country="GB" fo:font-weight="bold" style:font-size-asian="8pt" style:font-weight-asian="bold" style:font-name-complex="Courier New" style:font-size-complex="10pt" style:font-weight-complex="bold"/>
    </style:style>
    <style:style style:name="T114" style:family="text">
      <style:text-properties fo:color="#7f0055" style:font-name="Courier New" fo:font-size="10pt" fo:font-weight="bold" style:font-size-asian="10pt" style:font-weight-asian="bold" style:font-name-complex="Courier New" style:font-size-complex="10pt" style:font-weight-complex="bold"/>
    </style:style>
    <style:style style:name="T115" style:family="text">
      <style:text-properties fo:color="#7f0055" style:font-name="Courier New" fo:font-size="10pt" fo:language="en" fo:country="GB" fo:font-weight="bold" style:font-size-asian="10pt" style:font-weight-asian="bold" style:font-name-complex="Courier New" style:font-size-complex="10pt" style:font-weight-complex="bold"/>
    </style:style>
    <style:style style:name="T116" style:family="text">
      <style:text-properties fo:color="#7f0055" fo:font-weight="bold" style:font-weight-asian="bold" style:font-weight-complex="bold"/>
    </style:style>
    <style:style style:name="T117" style:family="text">
      <style:text-properties fo:color="#3f5fbf" style:font-name="Courier New" fo:font-size="8pt" style:font-size-asian="8pt" style:font-name-complex="Courier New" style:font-size-complex="10pt"/>
    </style:style>
    <style:style style:name="T118" style:family="text">
      <style:text-properties fo:color="#3f5fbf" style:font-name="Courier New" fo:font-size="8pt" fo:language="en" fo:country="GB" style:font-size-asian="8pt" style:font-name-complex="Courier New" style:font-size-complex="10pt"/>
    </style:style>
    <style:style style:name="T119" style:family="text">
      <style:text-properties fo:color="#ff0000" fo:font-weight="bold" style:font-weight-asian="bold" style:font-weight-complex="bold"/>
    </style:style>
    <style:style style:name="T120" style:family="text">
      <style:text-properties fo:color="#ff0000" style:font-name="Arial" fo:font-size="10pt" fo:font-weight="bold" style:font-size-asian="10pt" style:font-weight-asian="bold" style:font-name-complex="Arial" style:font-size-complex="10pt" style:font-weight-complex="bold"/>
    </style:style>
    <style:style style:name="T121" style:family="text">
      <style:text-properties style:font-name="Wingdings"/>
    </style:style>
    <style:style style:name="T122" style:family="text">
      <style:text-properties fo:color="#3f7f5f" style:font-name="Courier New" fo:font-size="8pt" style:font-size-asian="8pt" style:font-name-complex="Courier New"/>
    </style:style>
    <style:style style:name="T123" style:family="text">
      <style:text-properties fo:color="#3f7f5f" style:font-name="Courier New" fo:font-size="8pt" style:font-size-asian="8pt" style:font-name-complex="Courier New" style:font-size-complex="10pt"/>
    </style:style>
    <style:style style:name="T124" style:family="text">
      <style:text-properties fo:color="#bf5f3f" style:font-name="Courier New" fo:font-size="8pt" fo:background-color="#ffffff" style:font-size-asian="8pt" style:font-name-complex="Courier New"/>
    </style:style>
    <style:style style:name="T125" style:family="text">
      <style:text-properties fo:color="#bf5f3f" style:font-name="Courier New" fo:font-size="8pt" fo:language="en" fo:country="GB" fo:background-color="#ffffff" style:font-size-asian="8pt" style:font-name-complex="Courier New"/>
    </style:style>
    <style:style style:name="T126" style:family="text">
      <style:text-properties style:text-underline-style="none"/>
    </style:style>
    <style:style style:name="T127"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ocumentation de référence du composant lombok-ectable</text:p>
      <text:p text:style-name="Standard"/>
      <text:p text:style-name="Standard"/>
      <text:p text:style-name="Standard"/>
      <text:table-of-content text:style-name="Sect1" text:name="Table des matières1">
        <text:table-of-content-source text:outline-level="3" text:use-index-marks="false" text:relative-tab-stop-position="false">
          <text:index-title-template text:style-name="Contents_20_Heading"/>
          <text:table-of-content-entry-template text:outline-level="1" text:style-name="Contents_20_1">
            <text:index-entry-link-start text:style-name="Internet_20_link"/>
            <text:index-entry-chapter/>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12">1<text:a xlink:type="simple" xlink:href="#1.Définition d'un tableau avec le tag &quot;ec:table&quot;|outline">1 Définition d'un tableau avec le tag "ec:table"<text:tab/>6</text:a></text:p>
          <text:p text:style-name="P119"><text:a xlink:type="simple" xlink:href="#1.1.La collection utilisée|outline">1.1 La collection utilisée<text:tab/>6</text:a></text:p>
          <text:p text:style-name="P119"><text:a xlink:type="simple" xlink:href="#1.2.Sauvegarde de l’état d’un tableau|outline">1.2 Sauvegarde de l’état d’un tableau<text:tab/>6</text:a></text:p>
          <text:p text:style-name="P120"><text:a xlink:type="simple" xlink:href="#1.2.1.Les attributs &quot;state&quot; et &quot;stateAttr&quot;|outline">1.2.1 Les attributs "state" et "stateAttr"<text:tab/>6</text:a></text:p>
          <text:p text:style-name="P120"><text:a xlink:type="simple" xlink:href="#1.2.2.Cas pratique : réafficher un tableau ECTABLE sans perte du tri, du nb de lignes affichés et du n° de page|outline">1.2.2 Cas pratique : réafficher un tableau ECTABLE sans perte du tri, du nb de lignes affichés et du n° de page<text:tab/>7</text:a></text:p>
          <text:p text:style-name="P120"><text:a xlink:type="simple" xlink:href="#1.2.3.Redéfinition de la barre de message indiquant qu’aucun message n’a été trouvé (statusbar.noResultsFound)|outline">1.2.3 Redéfinition de la barre de message indiquant qu’aucun message n’a été trouvé (statusbar.noResultsFound)<text:tab/>8</text:a></text:p>
          <text:p text:style-name="P120"><text:a xlink:type="simple" xlink:href="#1.2.4.Modification du contenu d’une cellule |outline">1.2.4 Modification du contenu d’une cellule <text:tab/>8</text:a></text:p>
          <text:p text:style-name="P112">2<text:a xlink:type="simple" xlink:href="#2.Définition des lignes avec le tag &quot;ec:row&quot;|outline">2 Définition des lignes avec le tag "ec:row"<text:tab/>8</text:a></text:p>
          <text:p text:style-name="P119"><text:a xlink:type="simple" xlink:href="#2.1.Introduction|outline">2.1 Introduction<text:tab/>8</text:a></text:p>
          <text:p text:style-name="P119"><text:a xlink:type="simple" xlink:href="#2.2.Mise en évidence des lignes|outline">2.2 Mise en évidence des lignes<text:tab/>9</text:a></text:p>
          <text:p text:style-name="P119"><text:a xlink:type="simple" xlink:href="#2.3.Présentation des lignes|outline">2.3 Présentation des lignes<text:tab/>9</text:a></text:p>
          <text:p text:style-name="P119"><text:a xlink:type="simple" xlink:href="#2.4.Attributs javascripts|outline">2.4 Attributs javascripts<text:tab/>9</text:a></text:p>
          <text:p text:style-name="P119"><text:a xlink:type="simple" xlink:href="#2.5.Intercepteur|outline">2.5 Intercepteur<text:tab/>9</text:a></text:p>
          <text:p text:style-name="P112">3<text:a xlink:type="simple" xlink:href="#3.Définition des colonnes avec le tag &quot;ec:column&quot;|outline">3 Définition des colonnes avec le tag "ec:column"<text:tab/>10</text:a></text:p>
          <text:p text:style-name="P119"><text:a xlink:type="simple" xlink:href="#3.1.Introduction|outline">3.1 Introduction<text:tab/>10</text:a></text:p>
          <text:p text:style-name="P119"><text:a xlink:type="simple" xlink:href="#3.2.Cellule|outline">3.2 Cellule<text:tab/>11</text:a></text:p>
          <text:p text:style-name="P119"><text:a xlink:type="simple" xlink:href="#3.3.Cellule de filtre|outline">3.3 Cellule de filtre<text:tab/>11</text:a></text:p>
          <text:p text:style-name="P120"><text:a xlink:type="simple" xlink:href="#3.3.1.Les types de cellules disponibles|outline">3.3.1 Les types de cellules disponibles<text:tab/>11</text:a></text:p>
          <text:p text:style-name="P119"><text:a xlink:type="simple" xlink:href="#3.4.Cellule d'entête|outline">3.4 Cellule d'entête<text:tab/>14</text:a></text:p>
          <text:p text:style-name="P119"><text:a xlink:type="simple" xlink:href="#3.5.Alias|outline">3.5 Alias<text:tab/>14</text:a></text:p>
          <text:p text:style-name="P119"><text:a xlink:type="simple" xlink:href="#3.6.Présentation des colonnes|outline">3.6 Présentation des colonnes<text:tab/>14</text:a></text:p>
          <text:p text:style-name="P119"><text:a xlink:type="simple" xlink:href="#3.7.Formatage |outline">3.7 Formatage <text:tab/>14</text:a></text:p>
          <text:p text:style-name="P119"><text:a xlink:type="simple" xlink:href="#3.8.Filtrage et tri|outline">3.8 Filtrage et tri<text:tab/>15</text:a></text:p>
          <text:p text:style-name="P119"><text:a xlink:type="simple" xlink:href="#3.9.Intercepteur|outline">3.9 Intercepteur<text:tab/>15</text:a></text:p>
          <text:p text:style-name="P119"><text:a xlink:type="simple" xlink:href="#3.10.Cellules calculées|outline">3.10 Cellules calculées<text:tab/>15</text:a></text:p>
          <text:p text:style-name="P119"><text:a xlink:type="simple" xlink:href="#3.11.Autoriser ou interdire des vues pour une colonne |outline">3.11 Autoriser ou interdire des vues pour une colonne <text:tab/>17</text:a></text:p>
          <text:p text:style-name="P119"><text:a xlink:type="simple" xlink:href="#3.12.Titre des colonnes|outline">3.12 Titre des colonnes<text:tab/>17</text:a></text:p>
          <text:p text:style-name="P119"><text:a xlink:type="simple" xlink:href="#3.13.Définir les options d'un filtre|outline">3.13 Définir les options d'un filtre<text:tab/>18</text:a></text:p>
          <text:p text:style-name="P119"><text:a xlink:type="simple" xlink:href="#3.14. Utiliser une propriété imbriquée|outline">3.14 <text:s/>Utiliser une propriété imbriquée<text:tab/>18</text:a></text:p>
          <text:p text:style-name="P112">4<text:a xlink:type="simple" xlink:href="#4.Définition de groupes, sous groupes et titres avec la vue html &quot;cpgroup&quot; et le tag &quot;colTwoOrThreeHeader&quot;|outline">4 Définition de groupes, sous groupes et titres avec la vue html "cpgroup" et le tag "colTwoOrThreeHeader"<text:tab/>19</text:a></text:p>
          <text:p text:style-name="P112">5<text:a xlink:type="simple" xlink:href="#5.Parametres|outline">5 Parametres<text:tab/>20</text:a></text:p>
          <text:p text:style-name="P119"><text:a xlink:type="simple" xlink:href="#5.1.Introduction|outline">5.1 Introduction<text:tab/>20</text:a></text:p>
          <text:p text:style-name="P119"><text:a xlink:type="simple" xlink:href="#5.2.Le tag parameter|outline">5.2 Le tag parameter<text:tab/>21</text:a></text:p>
          <text:p text:style-name="P112">6<text:a xlink:type="simple" xlink:href="#6.Export  des données d'un tableau|outline">6 Export  des données d'un tableau<text:tab/>21</text:a></text:p>
          <text:p text:style-name="P119"><text:a xlink:type="simple" xlink:href="#6.1.Introduction|outline">6.1 Introduction<text:tab/>21</text:a></text:p>
          <text:p text:style-name="P119"><text:a xlink:type="simple" xlink:href="#6.2.Configuration du filtre d'export|outline">6.2 Configuration du filtre d'export<text:tab/>21</text:a></text:p>
          <text:p text:style-name="P119"><text:a xlink:type="simple" xlink:href="#6.3.Le tag exportCsv|outline">6.3 Le tag exportCsv<text:tab/>22</text:a></text:p>
          <text:p text:style-name="P120"><text:a xlink:type="simple" xlink:href="#6.3.1.Permettre l'inclusion des en-têtes de colonnes |outline">6.3.1 Permettre l'inclusion des en-têtes de colonnes <text:tab/>22</text:a></text:p>
          <text:p text:style-name="P120"><text:a xlink:type="simple" xlink:href="#6.3.2.Permettre la personnalisation de la protection des valeurs |outline">6.3.2 Permettre la personnalisation de la protection des valeurs <text:tab/>22</text:a></text:p>
          <text:p text:style-name="P119"><text:a xlink:type="simple" xlink:href="#6.4.Le tag exportXls|outline">6.4 Le tag exportXls<text:tab/>22</text:a></text:p>
          <text:p text:style-name="P119"><text:a xlink:type="simple" xlink:href="#6.5.Le tag exportOds|outline">6.5 Le tag exportOds<text:tab/>22</text:a></text:p>
          <text:p text:style-name="P119"><text:a xlink:type="simple" xlink:href="#6.6.Le tag exportPdf|outline">6.6 Le tag exportPdf<text:tab/>23</text:a></text:p>
          <text:p text:style-name="P119"><text:a xlink:type="simple" xlink:href="#6.7.Le tag ec:exportPdfJrxml|outline">6.7 Le tag ec:exportPdfJrxml<text:tab/>24</text:a></text:p>
          <text:p text:style-name="P119"><text:soft-page-break/><text:a xlink:type="simple" xlink:href="#6.8.Appel d’une édition Jasper|outline">6.8 Appel d’une édition Jasper<text:tab/>31</text:a></text:p>
          <text:p text:style-name="P112">7<text:a xlink:type="simple" xlink:href="#7.Callbacks|outline">7 Callbacks<text:tab/>32</text:a></text:p>
          <text:p text:style-name="P119"><text:a xlink:type="simple" xlink:href="#7.1.Introduction|outline">7.1 Introduction<text:tab/>32</text:a></text:p>
          <text:p text:style-name="P119"><text:a xlink:type="simple" xlink:href="#7.2.L'interface RetrieveRowsCallback|outline">7.2 L'interface RetrieveRowsCallback<text:tab/>32</text:a></text:p>
          <text:p text:style-name="P119"><text:a xlink:type="simple" xlink:href="#7.3.L'interface FilterRowsCallback|outline">7.3 L'interface FilterRowsCallback<text:tab/>32</text:a></text:p>
          <text:p text:style-name="P120"><text:a xlink:type="simple" xlink:href="#7.3.1.Définir un filtre qui permet les comparaisons avec les opérateurs  &gt;, &lt;, =|outline">7.3.1 Définir un filtre qui permet les comparaisons avec les opérateurs <text:s/>&gt;, &lt;, =<text:tab/>33</text:a></text:p>
          <text:p text:style-name="P119"><text:a xlink:type="simple" xlink:href="#7.4.L'interface SortRowsCallback|outline">7.4 L'interface SortRowsCallback<text:tab/>34</text:a></text:p>
          <text:p text:style-name="P112">8<text:a xlink:type="simple" xlink:href="#8.Les vues|outline">8 Les vues<text:tab/>35</text:a></text:p>
          <text:p text:style-name="P119"><text:a xlink:type="simple" xlink:href="#8.1.La vue HTML du tableau|outline">8.1 La vue HTML du tableau<text:tab/>35</text:a></text:p>
          <text:p text:style-name="P119"><text:a xlink:type="simple" xlink:href="#8.2.Les vues d'export|outline">8.2 Les vues d'export<text:tab/>35</text:a></text:p>
          <text:p text:style-name="P119"><text:a xlink:type="simple" xlink:href="#8.3.Tableau comportant des groupes et sous-groupes|outline">8.3 Tableau comportant des groupes et sous-groupes<text:tab/>36</text:a></text:p>
          <text:p text:style-name="P112">9<text:a xlink:type="simple" xlink:href="#9.Paramétrage des préférences|outline">9 Paramétrage des préférences<text:tab/>36</text:a></text:p>
          <text:p text:style-name="P119"><text:a xlink:type="simple" xlink:href="#9.1.Introduction|outline">9.1 Introduction<text:tab/>36</text:a></text:p>
          <text:p text:style-name="P112">10<text:a xlink:type="simple" xlink:href="#10.Paramétrage des messages    |outline">10 Paramétrage des messages <text:s/>  <text:tab/>36</text:a></text:p>
          <text:p text:style-name="P119"><text:a xlink:type="simple" xlink:href="#10.1.Le fichiers contenant les messages|outline">10.1 Le fichiers contenant les messages<text:tab/>36</text:a></text:p>
          <text:p text:style-name="P119"><text:a xlink:type="simple" xlink:href="#10.2.Messages standards|outline">10.2 Messages standards<text:tab/>37</text:a></text:p>
          <text:p text:style-name="P119"><text:a xlink:type="simple" xlink:href="#10.3.Messages spécifiques au tableau|outline">10.3 Messages spécifiques au tableau<text:tab/>37</text:a></text:p>
          <text:p text:style-name="P119"><text:a xlink:type="simple" xlink:href="#10.4.Messages spécifiques à une colonne|outline">10.4 Messages spécifiques à une colonne<text:tab/>38</text:a></text:p>
          <text:p text:style-name="P112">11<text:a xlink:type="simple" xlink:href="#11.Les intercepteurs|outline">11 Les intercepteurs<text:tab/>38</text:a></text:p>
          <text:p text:style-name="P119"><text:a xlink:type="simple" xlink:href="#11.1.Les intercepteurs de lignes|outline">11.1 Les intercepteurs de lignes<text:tab/>38</text:a></text:p>
          <text:p text:style-name="P119"><text:a xlink:type="simple" xlink:href="#11.2.Les intercepteurs de colonne |outline">11.2 Les intercepteurs de colonne <text:tab/>40</text:a></text:p>
          <text:p text:style-name="P112">12<text:a xlink:type="simple" xlink:href="#12.Sélection d'élément dans un tableau extremecomponents à l'aide de cases à cocher|outline">12 Sélection d'élément dans un tableau extremecomponents à l'aide de cases à cocher<text:tab/>42</text:a></text:p>
          <text:p text:style-name="P119"><text:a xlink:type="simple" xlink:href="#12.1.Sélection dans un seul flux en utilisant une propriété de l'élément comme identifiant|outline">12.1 Sélection dans un seul flux en utilisant une propriété de l'élément comme identifiant<text:tab/>42</text:a></text:p>
          <text:p text:style-name="P120"><text:a xlink:type="simple" xlink:href="#12.1.1.Dans la JSP qui affiche le tableau|outline">12.1.1 Dans la JSP qui affiche le tableau<text:tab/>42</text:a></text:p>
          <text:p text:style-name="P120"><text:a xlink:type="simple" xlink:href="#12.1.2.Dans une action qui précède l'affichage de la vue, sauvegarder l'objet de paramétrage des cases à cocher.|outline">12.1.2 Dans une action qui précède l'affichage de la vue, sauvegarder l'objet de paramétrage des cases à cocher.<text:tab/>42</text:a></text:p>
          <text:p text:style-name="P120"><text:a xlink:type="simple" xlink:href="#12.1.3.Dans les transitions qui doivent utiliser les cases à cocher pour sélectionner des éléments|outline">12.1.3 Dans les transitions qui doivent utiliser les cases à cocher pour sélectionner des éléments<text:tab/>43</text:a></text:p>
          <text:p text:style-name="P120"><text:a xlink:type="simple" xlink:href="#12.1.4.Dans l'action qui doit utiliser les éléments sélectionnés  |outline">12.1.4 Dans l'action qui doit utiliser les éléments sélectionnés <text:s/><text:tab/>43</text:a></text:p>
          <text:p text:style-name="P119"><text:a xlink:type="simple" xlink:href="#12.2.Sélection dans un seul flux en utilisant le hashcode de l'élément comme identifiant|outline">12.2 Sélection dans un seul flux en utilisant le hashcode de l'élément comme identifiant<text:tab/>44</text:a></text:p>
          <text:p text:style-name="P119"><text:a xlink:type="simple" xlink:href="#12.3.Sélection dans un seul flux en utilisant la position  de l'élément dans la liste|outline">12.3 Sélection dans un seul flux en utilisant la position <text:s/>de l'élément dans la liste<text:tab/>44</text:a></text:p>
          <text:p text:style-name="P119"><text:a xlink:type="simple" xlink:href="#12.4.Sélection entre un flux et un sous flux en utilisant une propriété de l'élément comme identifiant|outline">12.4 Sélection entre un flux et un sous flux en utilisant une propriété de l'élément comme identifiant<text:tab/>44</text:a></text:p>
          <text:p text:style-name="P120"><text:a xlink:type="simple" xlink:href="#12.4.1.Dans la JSP qui affiche le tableau|outline">12.4.1 Dans la JSP qui affiche le tableau<text:tab/>44</text:a></text:p>
          <text:p text:style-name="P120"><text:a xlink:type="simple" xlink:href="#12.4.2.Dans une action qui précède l'affichage de la vue, sauvegarder l'objet de paramétrage des cases à cocher.|outline">12.4.2 Dans une action qui précède l'affichage de la vue, sauvegarder l'objet de paramétrage des cases à cocher.<text:tab/>45</text:a></text:p>
          <text:p text:style-name="P120"><text:a xlink:type="simple" xlink:href="#12.4.3.Dans les transitions qui doivent utiliser les cases à cocher pour sélectionner des éléments|outline">12.4.3 Dans les transitions qui doivent utiliser les cases à cocher pour sélectionner des éléments<text:tab/>45</text:a></text:p>
          <text:p text:style-name="P120"><text:a xlink:type="simple" xlink:href="#12.4.4.Définir le passage des paramètres entre le flux et le sous-flux|outline">12.4.4 Définir le passage des paramètres entre le flux et le sous-flux<text:tab/>46</text:a></text:p>
          <text:p text:style-name="P120"><text:a xlink:type="simple" xlink:href="#12.4.5.Dans l'action qui doit utiliser les éléments sélectionnés  |outline">12.4.5 Dans l'action qui doit utiliser les éléments sélectionnés <text:s/><text:tab/>47</text:a></text:p>
          <text:p text:style-name="P120"><text:a xlink:type="simple" xlink:href="#12.4.6.Pour remettre à jour le tableau complet d’éléments suite à une suppression, un ajout   |outline">12.4.6 Pour remettre à jour le tableau complet d’éléments suite à une suppression, un ajout <text:s text:c="2"/><text:tab/>48</text:a></text:p>
          <text:p text:style-name="P120"><text:a xlink:type="simple" xlink:href="#12.4.7.Dans la transition qui permet de retourner au flux parent en cas d'une non sélection ou d'une sélection multiple|outline">12.4.7 Dans la transition qui permet de retourner au flux parent en cas d'une non sélection ou d'une sélection multiple<text:tab/>49</text:a></text:p>
          <text:p text:style-name="P120"><text:a xlink:type="simple" xlink:href="#12.4.8.Permettre de ne sélectionner aucun élément dans le tableau extremecomponent  |outline">12.4.8 Permettre de ne sélectionner aucun élément dans le tableau extremecomponent <text:s/><text:tab/>49</text:a></text:p>
          <text:p text:style-name="P112">13<text:a xlink:type="simple" xlink:href="#13.Limiter le nombre d'éléments affichés par un tableau extremecomponent et afficher un message d'avertissement|outline">13 Limiter le nombre d'éléments affichés par un tableau extremecomponent et afficher un message d'avertissement<text:tab/>50</text:a></text:p>
          <text:p text:style-name="P119"><text:a xlink:type="simple" xlink:href="#13.1.Dans la JSP qui affiche le tableau |outline">13.1 Dans la JSP qui affiche le tableau <text:tab/>50</text:a></text:p>
          <text:p text:style-name="P119"><text:a xlink:type="simple" xlink:href="#13.2.Dans une action qui précède l'affichage de la vue, indiquer que le tableau doit affiche au maximum N lignes|outline">13.2 Dans une action qui précède l'affichage de la vue, indiquer que le tableau doit affiche au maximum N lignes<text:tab/>50</text:a></text:p>
          <text:p text:style-name="P112"><text:soft-page-break/>14<text:a xlink:type="simple" xlink:href="#14.Autoriser l'utilisation du tri et du filtre des colonnes pour lesquels certains beans ne diposent pas d'accesseur.|outline">14 Autoriser l'utilisation du tri et du filtre des colonnes pour lesquels certains beans ne diposent pas d'accesseur.<text:tab/>50</text:a></text:p>
        </text:index-body>
      </text:table-of-content>
      <text:p text:style-name="P79"/>
      <text:p text:style-name="Title"/>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h text:style-name="P151" text:outline-level="7" text:is-list-header="true">Suivi des versions</text:h>
          </table:table-cell>
          <table:covered-table-cell/>
          <table:covered-table-cell/>
          <table:covered-table-cell/>
          <table:covered-table-cell/>
        </table:table-row>
        <table:table-row table:style-name="Tableau1.2">
          <table:table-cell table:style-name="Tableau1.A2" office:value-type="string">
            <text:p text:style-name="P6">Version</text:p>
          </table:table-cell>
          <table:table-cell table:style-name="Tableau1.A2" office:value-type="string">
            <text:p text:style-name="P6">Date</text:p>
          </table:table-cell>
          <table:table-cell table:style-name="Tableau1.A2" office:value-type="string">
            <text:p text:style-name="P5">Auteur </text:p>
          </table:table-cell>
          <table:table-cell table:style-name="Tableau1.A2" office:value-type="string">
            <text:p text:style-name="P5">Page</text:p>
          </table:table-cell>
          <table:table-cell table:style-name="Tableau1.A1" office:value-type="string">
            <text:p text:style-name="P6">Nature modification</text:p>
          </table:table-cell>
        </table:table-row>
        <table:table-row table:style-name="Tableau1.1">
          <table:table-cell table:style-name="Tableau1.A2" office:value-type="string">
            <text:p text:style-name="P12">V22R01</text:p>
          </table:table-cell>
          <table:table-cell table:style-name="Tableau1.B3" office:value-type="date" office:date-value="2013-07-24">
            <text:p text:style-name="P12">24/07/13</text:p>
          </table:table-cell>
          <table:table-cell table:style-name="Tableau1.A2" office:value-type="string">
            <text:p text:style-name="P5">AMLP</text:p>
          </table:table-cell>
          <table:table-cell table:style-name="Tableau1.D3">
            <text:p text:style-name="P12"/>
          </table:table-cell>
          <table:table-cell table:style-name="Tableau1.A1" office:value-type="string">
            <text:p text:style-name="P84"><text:span text:style-name="T90">Rajout de </text:span><text:span text:style-name="T92">$</text:span><text:span text:style-name="T67">{pageContext.request.contextPath}/ <text:s/>dans action= </text:span><text:span text:style-name="T74"><text:s/></text:span><text:span text:style-name="T82">dans la balise ectable , sinon si on clique 3 fois de suite sur l’un des boutons ou l’une des icônes du tableau ectable ("Suiv" par ex.), le navigateur affiche une popup "This works!". </text:span></text:p>
          </table:table-cell>
        </table:table-row>
        <table:table-row table:style-name="Tableau1.1">
          <table:table-cell table:style-name="Tableau1.A4" office:value-type="string">
            <text:p text:style-name="P12">V22R00</text:p>
          </table:table-cell>
          <table:table-cell table:style-name="Tableau1.B4" office:value-type="date" office:date-value="2012-07-23">
            <text:p text:style-name="P12">23/07/12</text:p>
          </table:table-cell>
          <table:table-cell table:style-name="Tableau1.A4" office:value-type="string">
            <text:p text:style-name="P5">EA</text:p>
          </table:table-cell>
          <table:table-cell table:style-name="Tableau1.D4" office:value-type="float" office:value="22">
            <text:p text:style-name="P12">22</text:p>
          </table:table-cell>
          <table:table-cell table:style-name="Tableau1.E4" office:value-type="string">
            <text:p text:style-name="P87">Ajout des paramètres <text:s/>pour inclure les en-têtes de colonnes et personnaliser la protection des colonnes dans un export CSV.</text:p>
          </table:table-cell>
        </table:table-row>
        <table:table-row table:style-name="Tableau1.1">
          <table:table-cell table:style-name="Tableau1.A4" office:value-type="string">
            <text:p text:style-name="P12">V22R00</text:p>
          </table:table-cell>
          <table:table-cell table:style-name="Tableau1.B4" office:value-type="date" office:date-value="2012-05-21">
            <text:p text:style-name="P12">21/05/12</text:p>
          </table:table-cell>
          <table:table-cell table:style-name="Tableau1.A4" office:value-type="string">
            <text:p text:style-name="P5">AMLP</text:p>
          </table:table-cell>
          <table:table-cell table:style-name="Tableau1.D4" office:value-type="float" office:value="49">
            <text:p text:style-name="P12">49</text:p>
          </table:table-cell>
          <table:table-cell table:style-name="Tableau1.E4" office:value-type="string">
            <text:p text:style-name="P87">Ajout d'un paramétre permettant de ne pas sélectionner une case à cocher</text:p>
          </table:table-cell>
        </table:table-row>
        <table:table-row table:style-name="Tableau1.1">
          <table:table-cell table:style-name="Tableau1.A4" office:value-type="string">
            <text:p text:style-name="P12">V22R00</text:p>
          </table:table-cell>
          <table:table-cell table:style-name="Tableau1.B4" office:value-type="date" office:date-value="2012-05-01">
            <text:p text:style-name="P12">01/05/12</text:p>
          </table:table-cell>
          <table:table-cell table:style-name="Tableau1.A4" office:value-type="string">
            <text:p text:style-name="P5">B. ZEGHAD</text:p>
          </table:table-cell>
          <table:table-cell table:style-name="Tableau1.D4" office:value-type="float" office:value="7">
            <text:p text:style-name="P12">7</text:p>
          </table:table-cell>
          <table:table-cell table:style-name="Tableau1.E4" office:value-type="string">
            <text:p text:style-name="P87">Gestion du highlight en css et non en js</text:p>
          </table:table-cell>
        </table:table-row>
        <table:table-row table:style-name="Tableau1.1">
          <table:table-cell table:style-name="Tableau1.A4" office:value-type="string">
            <text:p text:style-name="P12">V21R01P01</text:p>
          </table:table-cell>
          <table:table-cell table:style-name="Tableau1.B4" office:value-type="date" office:date-value="2012-07-23">
            <text:p text:style-name="P12">23/07/12</text:p>
          </table:table-cell>
          <table:table-cell table:style-name="Tableau1.A4" office:value-type="string">
            <text:p text:style-name="P5">EA</text:p>
          </table:table-cell>
          <table:table-cell table:style-name="Tableau1.D4" office:value-type="float" office:value="23">
            <text:p text:style-name="P12">23</text:p>
          </table:table-cell>
          <table:table-cell table:style-name="Tableau1.E4" office:value-type="string">
            <text:p text:style-name="P87">Ajout des paramètres <text:s/>pour inclure les en-têtes de colonnes et personnaliser la protection des colonnes dans un export CSV.</text:p>
          </table:table-cell>
        </table:table-row>
        <table:table-row table:style-name="Tableau1.1">
          <table:table-cell table:style-name="Tableau1.A4" office:value-type="string">
            <text:p text:style-name="P13">V21R00</text:p>
          </table:table-cell>
          <table:table-cell table:style-name="Tableau1.B4" office:value-type="date" office:date-value="2011-12-01">
            <text:p text:style-name="P13">01/12/11</text:p>
          </table:table-cell>
          <table:table-cell table:style-name="Tableau1.A4" office:value-type="string">
            <text:p text:style-name="P35">AMLP</text:p>
          </table:table-cell>
          <table:table-cell table:style-name="Tableau1.A4" office:value-type="string">
            <text:p text:style-name="P13"/>
          </table:table-cell>
          <table:table-cell table:style-name="Tableau1.E4" office:value-type="string">
            <text:p text:style-name="P85">Export ods </text:p>
          </table:table-cell>
        </table:table-row>
        <table:table-row table:style-name="Tableau1.1">
          <table:table-cell table:style-name="Tableau1.A4" office:value-type="string">
            <text:p text:style-name="P13">V20R02</text:p>
          </table:table-cell>
          <table:table-cell table:style-name="Tableau1.A4" office:value-type="string">
            <text:p text:style-name="P13">07/2011</text:p>
          </table:table-cell>
          <table:table-cell table:style-name="Tableau1.A4" office:value-type="string">
            <text:p text:style-name="P35">AMLP</text:p>
          </table:table-cell>
          <table:table-cell table:style-name="Tableau1.A4" office:value-type="string">
            <text:p text:style-name="P13">6</text:p>
          </table:table-cell>
          <table:table-cell table:style-name="Tableau1.E4" office:value-type="string">
            <text:p text:style-name="P85">Surcharge du style indiquant qu’aucun résultat n’a été trouvé</text:p>
          </table:table-cell>
        </table:table-row>
        <table:table-row table:style-name="Tableau1.1">
          <table:table-cell table:style-name="Tableau1.A2" office:value-type="string">
            <text:p text:style-name="P13">V20R00</text:p>
          </table:table-cell>
          <table:table-cell table:style-name="Tableau1.A2" office:value-type="string">
            <text:p text:style-name="P13">02/2011</text:p>
          </table:table-cell>
          <table:table-cell table:style-name="Tableau1.A2" office:value-type="string">
            <text:p text:style-name="P35">AMLP</text:p>
          </table:table-cell>
          <table:table-cell table:style-name="Tableau1.A2" office:value-type="string">
            <text:p text:style-name="P13">30</text:p>
          </table:table-cell>
          <table:table-cell table:style-name="Tableau1.A1" office:value-type="string">
            <text:p text:style-name="P85">IgnoreCase sur l interface sortRowsCallBack</text:p>
          </table:table-cell>
        </table:table-row>
        <table:table-row table:style-name="Tableau1.1">
          <table:table-cell table:style-name="Tableau1.A2" office:value-type="string">
            <text:p text:style-name="P13">V18R15</text:p>
          </table:table-cell>
          <table:table-cell table:style-name="Tableau1.A2" office:value-type="string">
            <text:p text:style-name="P14">02/2010</text:p>
          </table:table-cell>
          <table:table-cell table:style-name="Tableau1.A2" office:value-type="string">
            <text:p text:style-name="P39">AG</text:p>
          </table:table-cell>
          <table:table-cell table:style-name="Tableau1.A2" office:value-type="string">
            <text:p text:style-name="P12">34-37</text:p>
          </table:table-cell>
          <table:table-cell table:style-name="Tableau1.A1" office:value-type="string">
            <text:p text:style-name="P84">Mise à jour des exemples d’intercepteurs de lignes et de colonnes avec conservation du style par défaut</text:p>
          </table:table-cell>
        </table:table-row>
        <table:table-row table:style-name="Tableau1.1">
          <table:table-cell table:style-name="Tableau1.A2" office:value-type="string">
            <text:p text:style-name="P14">V18R11</text:p>
          </table:table-cell>
          <table:table-cell table:style-name="Tableau1.A2" office:value-type="string">
            <text:p text:style-name="P12">10/2009</text:p>
          </table:table-cell>
          <table:table-cell table:style-name="Tableau1.A2" office:value-type="string">
            <text:p text:style-name="P5">AMLP</text:p>
          </table:table-cell>
          <table:table-cell table:style-name="Tableau1.A2" office:value-type="string">
            <text:p text:style-name="P12">6</text:p>
          </table:table-cell>
          <table:table-cell table:style-name="Tableau1.A1" office:value-type="string">
            <text:p text:style-name="P84">*Ajout à la classe Table des attributs </text:p>
            <text:p text:style-name="P83">libellenoresultsfound et positionnoresultsfound</text:p>
            <text:p text:style-name="P83">*Ajout de l’attribut writeOrBlank<text:span text:style-name="T17"> <text:s/></text:span><text:span text:style-name="T6">sur l’attribut row</text:span></text:p>
            <text:p text:style-name="P83">*Ajout de l’attribut <text:span text:style-name="T20">namePropertyShowIfEqualsLast</text:span><text:span text:style-name="T17"> <text:s/></text:span><text:span text:style-name="T6">sur l’attribut row</text:span></text:p>
            <text:p text:style-name="P83">*Précisions sur l’export des</text:p>
            <text:p text:style-name="P83">attributs booléens en jrxml</text:p>
          </table:table-cell>
        </table:table-row>
        <table:table-row table:style-name="Tableau1.1">
          <table:table-cell table:style-name="Tableau1.A2" office:value-type="string">
            <text:p text:style-name="P12">V17R50</text:p>
          </table:table-cell>
          <table:table-cell table:style-name="Tableau1.A2" office:value-type="string">
            <text:p text:style-name="P12">05/2009</text:p>
          </table:table-cell>
          <table:table-cell table:style-name="Tableau1.A2" office:value-type="string">
            <text:p text:style-name="P5">AG</text:p>
          </table:table-cell>
          <table:table-cell table:style-name="Tableau1.A2" office:value-type="string">
            <text:p text:style-name="P12">20</text:p>
          </table:table-cell>
          <table:table-cell table:style-name="Tableau1.A1" office:value-type="string">
            <text:p text:style-name="P84">Précision sur l’encodage lors de l’export au format CSV</text:p>
          </table:table-cell>
        </table:table-row>
        <table:table-row table:style-name="Tableau1.1">
          <table:table-cell table:style-name="Tableau1.A2" office:value-type="string">
            <text:p text:style-name="P12">V17R47</text:p>
          </table:table-cell>
          <table:table-cell table:style-name="Tableau1.A2" office:value-type="string">
            <text:p text:style-name="P12">01/2009</text:p>
          </table:table-cell>
          <table:table-cell table:style-name="Tableau1.A2" office:value-type="string">
            <text:p text:style-name="P5">AG</text:p>
          </table:table-cell>
          <table:table-cell table:style-name="Tableau1.A2" office:value-type="string">
            <text:p text:style-name="P12">35-36</text:p>
          </table:table-cell>
          <table:table-cell table:style-name="Tableau1.A1" office:value-type="string">
            <text:p text:style-name="P84">Mise à jour de l’exemple d’intercepteur de colonne</text:p>
          </table:table-cell>
        </table:table-row>
        <table:table-row table:style-name="Tableau1.1">
          <table:table-cell table:style-name="Tableau1.A2" office:value-type="string">
            <text:p text:style-name="P12">V17R45</text:p>
          </table:table-cell>
          <table:table-cell table:style-name="Tableau1.A2" office:value-type="string">
            <text:p text:style-name="P12">12/2008</text:p>
          </table:table-cell>
          <table:table-cell table:style-name="Tableau1.A2" office:value-type="string">
            <text:p text:style-name="P5">AMLP</text:p>
          </table:table-cell>
          <table:table-cell table:style-name="Tableau1.A2" office:value-type="string">
            <text:p text:style-name="P12">14-17</text:p>
          </table:table-cell>
          <table:table-cell table:style-name="Tableau1.A1" office:value-type="string">
            <text:p text:style-name="P84">Ajout du calc pourcentagenonnulls + <text:soft-page-break/>incompatibilité checkbox-cpgroup</text:p>
          </table:table-cell>
        </table:table-row>
        <table:table-row table:style-name="Tableau1.1">
          <table:table-cell table:style-name="Tableau1.A2" office:value-type="string">
            <text:p text:style-name="P12">V17R40</text:p>
          </table:table-cell>
          <table:table-cell table:style-name="Tableau1.A2" office:value-type="string">
            <text:p text:style-name="P12">11/2008</text:p>
          </table:table-cell>
          <table:table-cell table:style-name="Tableau1.A2" office:value-type="string">
            <text:p text:style-name="P5">AMLP</text:p>
          </table:table-cell>
          <table:table-cell table:style-name="Tableau1.A2" office:value-type="string">
            <text:p text:style-name="P12">9-16</text:p>
          </table:table-cell>
          <table:table-cell table:style-name="Tableau1.A1" office:value-type="string">
            <text:p text:style-name="P84">Ajout des attributes “filterStrict” et “titlePdf”</text:p>
          </table:table-cell>
        </table:table-row>
        <table:table-row table:style-name="Tableau1.1">
          <table:table-cell table:style-name="Tableau1.A2" office:value-type="string">
            <text:p text:style-name="P12">V17R30</text:p>
          </table:table-cell>
          <table:table-cell table:style-name="Tableau1.A2" office:value-type="string">
            <text:p text:style-name="P12">10/2008</text:p>
          </table:table-cell>
          <table:table-cell table:style-name="Tableau1.A2" office:value-type="string">
            <text:p text:style-name="P5">AG</text:p>
          </table:table-cell>
          <table:table-cell table:style-name="Tableau1.A2" office:value-type="string">
            <text:p text:style-name="P12">35-36</text:p>
          </table:table-cell>
          <table:table-cell table:style-name="Tableau1.A1" office:value-type="string">
            <text:p text:style-name="P84">Exemple d’intercepteur de colonne utilisé pour l’insertion d’icônes de manière conditionnelle dans les cellules d’un tableau</text:p>
          </table:table-cell>
        </table:table-row>
        <table:table-row table:style-name="Tableau1.1">
          <table:table-cell table:style-name="Tableau1.A2" office:value-type="string">
            <text:p text:style-name="P12">V17R30</text:p>
          </table:table-cell>
          <table:table-cell table:style-name="Tableau1.A2" office:value-type="string">
            <text:p text:style-name="P12">10/2008</text:p>
          </table:table-cell>
          <table:table-cell table:style-name="Tableau1.A2" office:value-type="string">
            <text:p text:style-name="P5">AMLP</text:p>
          </table:table-cell>
          <table:table-cell table:style-name="Tableau1.A2" office:value-type="string">
            <text:p text:style-name="P12">14-15</text:p>
          </table:table-cell>
          <table:table-cell table:style-name="Tableau1.A1" office:value-type="string">
            <text:p text:style-name="P84">Mise à jour des attributs calcDisplay et calcExport</text:p>
          </table:table-cell>
        </table:table-row>
        <table:table-row table:style-name="Tableau1.1">
          <table:table-cell table:style-name="Tableau1.A2" office:value-type="string">
            <text:p text:style-name="P12">V17R18</text:p>
          </table:table-cell>
          <table:table-cell table:style-name="Tableau1.A2" office:value-type="string">
            <text:p text:style-name="P12">08/2008</text:p>
          </table:table-cell>
          <table:table-cell table:style-name="Tableau1.A2" office:value-type="string">
            <text:p text:style-name="P5">WP</text:p>
          </table:table-cell>
          <table:table-cell table:style-name="Tableau1.A2" office:value-type="string">
            <text:p text:style-name="P12"/>
          </table:table-cell>
          <table:table-cell table:style-name="Tableau1.A1" office:value-type="string">
            <text:p text:style-name="P87">Refonte de la documentation lombok ectable (ex extremeComponents) sous la forme d'un document autonome consolidant des chapitres du guide de conception et de réalisation java/j2ee et d'autres documents de support.</text:p>
            <text:p text:style-name="P87"/>
          </table:table-cell>
        </table:table-row>
        <table:table-row table:style-name="Tableau1.1">
          <table:table-cell table:style-name="Tableau1.A4" office:value-type="string">
            <text:p text:style-name="P12"/>
          </table:table-cell>
          <table:table-cell table:style-name="Tableau1.B4">
            <text:p text:style-name="P12"/>
          </table:table-cell>
          <table:table-cell table:style-name="Tableau1.A4" office:value-type="string">
            <text:p text:style-name="P5"/>
          </table:table-cell>
          <table:table-cell table:style-name="Tableau1.D4">
            <text:p text:style-name="P12"/>
          </table:table-cell>
          <table:table-cell table:style-name="Tableau1.E4" office:value-type="string">
            <text:p text:style-name="P87"/>
          </table:table-cell>
        </table:table-row>
      </table:table>
      <text:p text:style-name="P81"/>
      <text:p text:style-name="P76"/>
      <text:h text:style-name="Heading_20_1" text:outline-level="1">Définition d'un tableau avec le tag "ec:table"</text:h>
      <text:h text:style-name="Heading_20_2" text:outline-level="2">La collection utilisée</text:h>
      <text:p text:style-name="Standard">ECTABLE utilise une collection de bean lue dans le contexte de servlet et en affiche le contenu dans une JSP.</text:p>
      <text:p text:style-name="Standard">La collection est recherchée dans le contexte de servlet dans l'ordre suivant : page, request, session et application.</text:p>
      <text:p text:style-name="Standard">L'attribut "items" indique au composant la collection de bean à utiliser.</text:p>
      <text:p text:style-name="Standard">Les beans de la collection sont des objets de type POJO où chaque propriété à afficher dispose d'une méthode getter.</text:p>
      <text:p text:style-name="Standard">Chaque bean correspond à une ligne du tableau à afficher.</text:p>
      <text:p text:style-name="Standard"/>
      <text:p text:style-name="Standard">Un tableau ECTABLE minimum peut être défini comme suit :</text:p>
      <text:p text:style-name="Standard"/>
      <table:table table:name="Tableau2" table:style-name="Tableau2">
        <table:table-column table:style-name="Tableau2.A"/>
        <table:table-row table:style-name="Tableau2.1">
          <table:table-cell table:style-name="Tableau2.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text:tab/></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span text:style-name="T30">&gt;</text:span><text:span text:style-name="T67"><text:tab/><text:tab/></text:span></text:p>
            <text:p text:style-name="P40"><text:span text:style-name="T67"><text:tab/></text:span><text:span text:style-name="T33">&lt;</text:span><text:span text:style-name="T46">ec:row </text:span><text:span text:style-name="T57">highlightRow</text:span><text:span text:style-name="T70">=</text:span><text:span text:style-name="T94">"true"</text:span><text:span text:style-name="T33">&gt;</text:span></text:p>
            <text:p text:style-name="P40"><text:span text:style-name="T33"><text:s text:c="15"/>&lt;</text:span><text:span text:style-name="T46">ec:column </text:span><text:span text:style-name="T57">property</text:span><text:span text:style-name="T70">=</text:span><text:span text:style-name="T94">"codeImpot"/</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nomImpot" /</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estOuvertALaMensualisation"/</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estDestineAuxParticuliers" /&gt;</text:span></text:p>
            <text:p text:style-name="P40"><text:span text:style-name="T70"><text:tab/><text:tab/></text:span><text:span text:style-name="T33">&lt;</text:span><text:span text:style-name="T46">ec:column </text:span><text:span text:style-name="T57">property</text:span><text:span text:style-name="T70">=</text:span><text:span text:style-name="T94">"jourOuvertureAdhesion" /&gt;</text:span></text:p>
            <text:p text:style-name="P40"><text:span text:style-name="T70"><text:tab/></text:span><text:span text:style-name="T33">&lt;/</text:span><text:span text:style-name="T46">ec:row</text:span><text:span text:style-name="T33">&gt;</text:span></text:p>
            <text:p text:style-name="Standard"><text:span text:style-name="T33">&lt;/</text:span><text:span text:style-name="T46">ec:table</text:span><text:span text:style-name="T33">&gt;</text:span></text:p>
          </table:table-cell>
        </table:table-row>
      </table:table>
      <text:p text:style-name="P34"><text:s/></text:p>
      <text:h text:style-name="P139" text:outline-level="2">Sauvegarde de l’état d’un tableau</text:h>
      <text:h text:style-name="P143" text:outline-level="3">Les attributs "state" et "stateAttr"</text:h>
      <text:p text:style-name="Standard">L'attribut "state" permet d'utiliser un des quatres mode de gestion de l'état d'un tableau (default, notifyToDefault, persist et notifyToPersist).</text:p>
      <text:p text:style-name="Standard"/>
      <text:p text:style-name="Standard">L'attribut "stateAttr" permet de définir le nom du paramètre de la requête http qui indiquera si l'état doit être sauvegardé où réinitialisé selon les cas.</text:p>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5">Valeur de l'attribut state</text:p>
          </table:table-cell>
          <table:table-cell table:style-name="Tableau3.B1" office:value-type="string">
            <text:p text:style-name="P5">Comportement du tableau</text:p>
          </table:table-cell>
        </table:table-row>
        <table:table-row table:style-name="Tableau3.1">
          <table:table-cell table:style-name="Tableau3.A1" office:value-type="string">
            <text:p text:style-name="P5">default</text:p>
          </table:table-cell>
          <table:table-cell table:style-name="Tableau3.B1" office:value-type="string">
            <text:p text:style-name="P5">Indique qu'aucun état n'est maintenu.</text:p>
          </table:table-cell>
        </table:table-row>
        <table:table-row table:style-name="Tableau3.1">
          <table:table-cell table:style-name="Tableau3.A1" office:value-type="string">
            <text:p text:style-name="P5">persist</text:p>
          </table:table-cell>
          <table:table-cell table:style-name="Tableau3.B1" office:value-type="string">
            <text:p text:style-name="P5">Indique que l'état (page en cours) du tableau est sauvegardé en session et que cet état est utilisé chaque fois qu'un tableau avec un tableId donné est construit.</text:p>
          </table:table-cell>
        </table:table-row>
        <table:table-row table:style-name="Tableau3.1">
          <table:table-cell table:style-name="Tableau3.A1" office:value-type="string">
            <text:p text:style-name="P5">notifyToDefaut</text:p>
          </table:table-cell>
          <table:table-cell table:style-name="Tableau3.B1" office:value-type="string">
            <text:p text:style-name="P5">Iindique que l'état du tableau est sauvegardé en session et que cet état :</text:p>
            <text:list xml:id="list32386020" text:style-name="WW8Num80">
              <text:list-item>
                <text:p text:style-name="P122">est utilisé qaund tableau avec un tableId donné est construit</text:p>
              </text:list-item>
              <text:list-item>
                <text:p text:style-name="P122">est réinitialisé lorsque la requête http qui demande l'affichage du tableau contient le paramètre spécifié dans l'attribut stateAttr avec comme valeur "true" (ex : gotofirstpage='true').</text:p>
              </text:list-item>
            </text:list>
          </table:table-cell>
        </table:table-row>
        <table:table-row table:style-name="Tableau3.1">
          <table:table-cell table:style-name="Tableau3.A1" office:value-type="string">
            <text:p text:style-name="P5">notifyToPersist</text:p>
          </table:table-cell>
          <table:table-cell table:style-name="Tableau3.B1" office:value-type="string">
            <text:p text:style-name="P5">Indique que l'état du tableau est sauvegardé en session quand la requête http contient le paramètre spécifié par l'attribut stateAttr avec la valeur 'true'</text:p>
          </table:table-cell>
        </table:table-row>
      </table:table>
      <text:p text:style-name="Standard"><text:s/></text:p>
      <text:p text:style-name="Normal_20__28_Web_29_"><text:soft-page-break/><text:s/></text:p>
      <text:h text:style-name="P145" text:outline-level="3">Cas pratique : réafficher un tableau ECTABLE sans perte du tri, du nb de lignes affichés et du n° de page</text:h>
      <text:p text:style-name="P42">Le CU</text:p>
      <text:p text:style-name="Standard">Un CU est constitué de 3 pages : </text:p>
      <text:list xml:id="list34178337" text:continue-numbering="true" text:style-name="WW8Num80">
        <text:list-item>
          <text:p text:style-name="P122">une première page de saisie de critères de recherche </text:p>
        </text:list-item>
        <text:list-item>
          <text:p text:style-name="P122">une seconde qui affiche la liste détail d'un des éléments de la liste et qui permet de revenir à la liste </text:p>
        </text:list-item>
      </text:list>
      <text:p text:style-name="P42">Le problème</text:p>
      <text:p text:style-name="Standard">L'acteur réalise les actions suivantes à partir de la page de liste : </text:p>
      <text:list xml:id="list34167875" text:continue-numbering="true" text:style-name="WW8Num80">
        <text:list-item>
          <text:p text:style-name="P133">il clique sur l'entête de la seconde colonne du tableau afin de trier la liste </text:p>
        </text:list-item>
        <text:list-item>
          <text:p text:style-name="P134">il clique sur le bouton page suivante</text:p>
        </text:list-item>
        <text:list-item>
          <text:p text:style-name="P135">il sélectionne une élément, consulte le détail de cet élément et clique sur le bouton lui permettant de revenir à la liste : c'est la première page de la liste qui s'affiche et le tri est perdu</text:p>
        </text:list-item>
      </text:list>
      <text:p text:style-name="P42">Solution</text:p>
      <text:p text:style-name="P42">Solution 1 : &lt;ec:table tableId="tablelistedossiers" state="persist" ...&gt;</text:p>
      <text:list xml:id="list34195752" text:continue-numbering="true" text:style-name="WW8Num80">
        <text:list-item>
          <text:p text:style-name="P133">Définir (si ce n'est déjà fait) un tableid unique pour le tableau </text:p>
        </text:list-item>
        <text:list-item>
          <text:p text:style-name="P135">Ajouter state="persist" : l'état du tableau sera sauvegardé en session (en utilisant comme nom logique la valeur de l'attribut "tableid", valeur par défaut : "ec"). Cet état sera utilisé chaque fois qu'un tableau avec le même "tableid" est construit.</text:p>
        </text:list-item>
      </text:list>
      <text:p text:style-name="P43">La problème est qu'avec cette solution, l'état du tableau est maintenu même si on repasse par la page de saisie des critères... </text:p>
      <text:p text:style-name="P81"/>
      <text:p text:style-name="P108">Solution 2 : &lt;ec:table tableId="tablelistedossiers" state="notifyToDefault" stateAttr="gotofirstpage" ...&gt;</text:p>
      <text:list xml:id="list34176390" text:continue-numbering="true" text:style-name="WW8Num80">
        <text:list-item>
          <text:p text:style-name="P133">Définir (si ce n'est déjà fait) un tableid unique pour le tableau </text:p>
        </text:list-item>
        <text:list-item>
          <text:p text:style-name="P135">Ajouter sate="notifyTodefaut" stateAttr="gotofirstpage" : même comportement que state="persist" mais permet d'indiquer que l'état du tableau doit être réinitialisé si la requête http contient le paramètre "gotofirstpage" avec la valeur "true".</text:p>
        </text:list-item>
      </text:list>
      <text:p text:style-name="Normal_20__28_Web_29_">Pour résumer, voilà ce qu'il faut faire : </text:p>
      <text:list xml:id="list34191734" text:continue-numbering="true" text:style-name="WW8Num80">
        <text:list-item>
          <text:p text:style-name="P136">Page de saisie des critères : ajouter un champ caché gotofirstpage='true' </text:p>
        </text:list-item>
      </text:list>
      <table:table table:name="Tableau4" table:style-name="Tableau4">
        <table:table-column table:style-name="Tableau4.A"/>
        <table:table-row table:style-name="Tableau4.1">
          <table:table-cell table:style-name="Tableau4.A1" office:value-type="string">
            <text:p text:style-name="P115">&lt;app:form</text:p>
            <text:p text:style-name="P114"><text:s text:c="2"/>method="post" </text:p>
            <text:p text:style-name="Préformaté_20_HTML"><text:span text:style-name="T3"><text:s text:c="2"/></text:span>action="${pageContext.request.contextPath}/zf2/flux.ex"</text:p>
            <text:p text:style-name="Préformaté_20_HTML"><text:s text:c="2"/>formid="recherchedossier" </text:p>
            <text:p text:style-name="Préformaté_20_HTML"><text:s text:c="2"/><text:span text:style-name="T3">formobjectname="recherchedossierform" </text:span></text:p>
            <text:p text:style-name="P114"><text:s text:c="2"/>onsubmit="return submit_form(500)"</text:p>
            <text:p text:style-name="P114"><text:s text:c="2"/>formboxid="donnees"</text:p>
            <text:p text:style-name="P114"><text:s text:c="2"/>formboxclass="donnees sousonglets"&gt;</text:p>
            <text:p text:style-name="P114"><text:s text:c="2"/></text:p>
            <text:p text:style-name="P114"><text:soft-page-break/><text:s text:c="2"/>&lt;input type="HIDDEN" name="gotofirstpage" value="true" /&gt;</text:p>
            <text:p text:style-name="Préformaté_20_HTML"><text:span text:style-name="T3"><text:s text:c="2"/></text:span>...</text:p>
            <text:p text:style-name="Standard"/>
          </table:table-cell>
        </table:table-row>
      </table:table>
      <text:p text:style-name="Standard"/>
      <text:list xml:id="list34167803" text:continue-numbering="true" text:style-name="WW8Num80">
        <text:list-item>
          <text:p text:style-name="P122">Page de liste : définir un tableId unique, ajouter state="notifyToDefault" et stateAttr="gotofirstpage"</text:p>
        </text:list-item>
      </text:list>
      <text:p text:style-name="Standard"/>
      <table:table table:name="Tableau5" table:style-name="Tableau5">
        <table:table-column table:style-name="Tableau5.A"/>
        <table:table-row table:style-name="Tableau5.1">
          <table:table-cell table:style-name="Tableau5.A1" office:value-type="string">
            <text:p text:style-name="P115">&lt;ec:table tableId="tablelistedossiers" <text:s/>state="notifyToDefault" stateAttr="gotofirstpage" ...&gt;</text:p>
            <text:p text:style-name="P34"/>
          </table:table-cell>
        </table:table-row>
      </table:table>
      <text:h text:style-name="P145" text:outline-level="3">Redéfinition de la barre de message indiquant qu’aucun message n’a été trouvé <text:span text:style-name="T109">(</text:span><text:span text:style-name="T75">statusbar.noResultsFound)</text:span></text:h>
      <text:p text:style-name="Standard">Rajout de 2 attributs : </text:p>
      <text:p text:style-name="P88">*positionnoresultsfound : si vaut « body » , le message sera affiché dans le corps du tableau ectable</text:p>
      <text:p text:style-name="P88">*libellenoresultsfound : permet de redéfinir le message <text:span text:style-name="T77">statusbar.noResultsFound</text:span></text:p>
      <text:p text:style-name="P89"/>
      <text:p text:style-name="P88">Le style de ce message peut être surchargé dans le fichier css de l’application grace à <text:s/>la balise <text:s/>.eXtremeTable .statusbarnoresultfound</text:p>
      <text:h text:style-name="P145" text:outline-level="3">Modification du contenu d’une cellule </text:h>
      <text:p text:style-name="Standard"/>
      <text:p text:style-name="Standard">Le tableau ectable peut <text:s/>ne pas afficher le contenu d'une cellule si <text:s text:c="2"/>une propriété du bean (ligne)</text:p>
      <text:p text:style-name="Standard">courant est égale à celle du bean précédent (ligne précédente).</text:p>
      <text:p text:style-name="Standard"/>
      <text:p text:style-name="Standard"><text:s/></text:p>
      <text:p text:style-name="Standard">Rajout de l’attribut namePropertyShowIfEqualsLast sur le tag ec:row qui indique la propriété qui sert de discriminant.</text:p>
      <text:p text:style-name="Standard">Rajout de l’attribut <text:s/>showOrBlank sur le tag ec:column qui indique si la colonne utilise le mécanisme qui permet d'afficher ou non son contenu si la valeur du discriminant de la ligne en cours <text:s/>est égale à la valeur du discriminant de la ligne antérieure</text:p>
      <text:p text:style-name="Standard"/>
      <text:p text:style-name="Standard"/>
      <text:h text:style-name="P146" text:outline-level="3" text:is-list-header="true"/>
      <text:h text:style-name="Heading_20_1" text:outline-level="1">Définition des lignes avec le tag "ec:row"</text:h>
      <text:h text:style-name="Heading_20_2" text:outline-level="2">Introduction</text:h>
      <text:p text:style-name="Standard">Le tag "row" définit les lignes du tableau, il doit contenir les tags "column", comme suit :</text:p>
      <text:p text:style-name="Standard"/>
      <table:table table:name="Tableau6" table:style-name="Tableau6">
        <table:table-column table:style-name="Tableau6.A"/>
        <table:table-row table:style-name="Tableau6.1">
          <table:table-cell table:style-name="Tableau6.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 <text:s text:c="2"/></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span text:style-name="T30">&gt;</text:span><text:span text:style-name="T67"><text:tab/><text:tab/></text:span></text:p>
            <text:p text:style-name="P40"><text:span text:style-name="T67"><text:tab/></text:span><text:span text:style-name="T33">&lt;</text:span><text:span text:style-name="T46">ec:row</text:span><text:span text:style-name="T33">&gt;</text:span></text:p>
            <text:p text:style-name="P40"><text:span text:style-name="T33"><text:s text:c="15"/>&lt;</text:span><text:span text:style-name="T46">ec:column </text:span><text:span text:style-name="T57">property</text:span><text:span text:style-name="T70">=</text:span><text:span text:style-name="T94">"codeImpot"/</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nomImpot" /</text:span><text:span text:style-name="T33">&gt;</text:span></text:p>
            <text:p text:style-name="P40"><text:span text:style-name="T70"><text:tab/><text:tab/></text:span><text:span text:style-name="T30">&lt;</text:span><text:span text:style-name="T43">ec:column </text:span><text:span text:style-name="T56">property</text:span><text:span text:style-name="T67">=</text:span><text:span text:style-name="T92">"estOuvertALaMensualisation"/</text:span><text:span text:style-name="T30">&gt;</text:span></text:p>
            <text:p text:style-name="P40"><text:soft-page-break/><text:span text:style-name="T67"><text:tab/><text:tab/></text:span><text:span text:style-name="T30">&lt;</text:span><text:span text:style-name="T43">ec:column </text:span><text:span text:style-name="T56">property</text:span><text:span text:style-name="T67">=</text:span><text:span text:style-name="T92">"estDestineAuxParticuliers" /&gt;</text:span></text:p>
            <text:p text:style-name="P40"><text:span text:style-name="T67"><text:tab/><text:tab/></text:span><text:span text:style-name="T30">&lt;</text:span><text:span text:style-name="T43">ec:column </text:span><text:span text:style-name="T56">property</text:span><text:span text:style-name="T67">=</text:span><text:span text:style-name="T92">"jourOuvertureAdhesion" /&gt;</text:span></text:p>
            <text:p text:style-name="P40"><text:span text:style-name="T67"><text:tab/></text:span><text:span text:style-name="T30">&lt;/</text:span><text:span text:style-name="T43">ec:row</text:span><text:span text:style-name="T30">&gt;</text:span></text:p>
            <text:p text:style-name="Standard"><text:span text:style-name="T30">&lt;/</text:span><text:span text:style-name="T43">ec:table</text:span><text:span text:style-name="T30">&gt;</text:span></text:p>
          </table:table-cell>
        </table:table-row>
      </table:table>
      <text:p text:style-name="Standard"/>
      <text:h text:style-name="Heading_20_2" text:outline-level="2">Mise en évidence des lignes</text:h>
      <text:p text:style-name="Standard">L'attribut "highlightRow" permet de mettre en évidence les lignes du tableau en alternant la couleur de fond des lignes. Cette attribut peut prendre les valeurs "true" et "false". Par défaut, il est égal à "false".</text:p>
      <text:p text:style-name="Standard"/>
      <table:table table:name="Tableau7" table:style-name="Tableau7">
        <table:table-column table:style-name="Tableau7.A"/>
        <table:table-row table:style-name="Tableau7.1">
          <table:table-cell table:style-name="Tableau7.A1" office:value-type="string">
            <text:p text:style-name="P41"><text:span text:style-name="T67"><text:tab/></text:span><text:span text:style-name="T33">&lt;</text:span><text:span text:style-name="T46">ec:row </text:span><text:span text:style-name="T57">highlightRow</text:span><text:span text:style-name="T70">=</text:span><text:span text:style-name="T94">"true"</text:span><text:span text:style-name="T33">&gt;</text:span></text:p>
            <text:p text:style-name="P40"><text:span text:style-name="T33"><text:s text:c="15"/>&lt;</text:span><text:span text:style-name="T46">ec:column </text:span><text:span text:style-name="T57">property</text:span><text:span text:style-name="T70">=</text:span><text:span text:style-name="T94">"codeImpot"/</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nomImpot" /</text:span><text:span text:style-name="T33">&gt;</text:span></text:p>
            <text:p text:style-name="P40"><text:span text:style-name="T70"><text:tab/><text:tab/></text:span><text:span text:style-name="T30">&lt;</text:span><text:span text:style-name="T43">ec:column </text:span><text:span text:style-name="T56">property</text:span><text:span text:style-name="T67">=</text:span><text:span text:style-name="T92">"estOuvertALaMensualisation"/</text:span><text:span text:style-name="T30">&gt;</text:span></text:p>
            <text:p text:style-name="P40"><text:span text:style-name="T67"><text:tab/><text:tab/></text:span><text:span text:style-name="T30">&lt;</text:span><text:span text:style-name="T43">ec:column </text:span><text:span text:style-name="T56">property</text:span><text:span text:style-name="T67">=</text:span><text:span text:style-name="T92">"estDestineAuxParticuliers" /&gt;</text:span></text:p>
            <text:p text:style-name="P40"><text:span text:style-name="T67"><text:tab/><text:tab/></text:span><text:span text:style-name="T30">&lt;</text:span><text:span text:style-name="T43">ec:column </text:span><text:span text:style-name="T56">property</text:span><text:span text:style-name="T67">=</text:span><text:span text:style-name="T92">"jourOuvertureAdhesion" /&gt;</text:span></text:p>
            <text:p text:style-name="P40"><text:span text:style-name="T67"><text:tab/></text:span><text:span text:style-name="T30">&lt;/</text:span><text:span text:style-name="T43">ec:row</text:span><text:span text:style-name="T30">&gt;</text:span></text:p>
          </table:table-cell>
        </table:table-row>
      </table:table>
      <text:p text:style-name="Standard"/>
      <text:p text:style-name="Standard">En positionnant cet attribut à "true", une classe css est mise sur chaque ligne du tableau et la couleur indiquée dans l'attribut "highlightClass" sera affiché au survol de la souris grâce à la propriété CSS « :HOVER ».</text:p>
      <text:p text:style-name="Standard"/>
      <text:p text:style-name="Standard">(Cette technique CSS permet de ne plus avoir à utiliser l'ancien code javascript)</text:p>
      <text:h text:style-name="Heading_20_2" text:outline-level="2">Présentation des lignes</text:h>
      <text:p text:style-name="Standard">Il est possible de modifier la présentation par défaut des lignes d'un tableau en utilisant les attributs ci-dessous :</text:p>
      <table:table table:name="Tableau8" table:style-name="Tableau8">
        <table:table-column table:style-name="Tableau8.A"/>
        <table:table-row table:style-name="Tableau8.1">
          <table:table-cell table:style-name="Tableau8.A1" office:value-type="string">
            <text:p text:style-name="P41"><text:span text:style-name="T67"><text:tab/></text:span><text:span text:style-name="T33">&lt;</text:span><text:span text:style-name="T46">ec:row </text:span><text:span text:style-name="T57">style=</text:span><text:span text:style-name="T94">" " </text:span><text:span text:style-name="T57">styleClass=</text:span><text:span text:style-name="T94">" " <text:s/></text:span><text:span text:style-name="T57">highlightClass=</text:span><text:span text:style-name="T94">" "</text:span><text:span text:style-name="T33">&gt;</text:span></text:p>
            <text:p text:style-name="P51"/>
            <text:p text:style-name="P40"><text:span text:style-name="T70"><text:tab/></text:span><text:span text:style-name="T30">&lt;/</text:span><text:span text:style-name="T43">ec:row</text:span><text:span text:style-name="T30">&gt;</text:span></text:p>
          </table:table-cell>
        </table:table-row>
      </table:table>
      <text:p text:style-name="Standard"/>
      <text:p text:style-name="Standard">L'attribut "highlightClass" modifie la classe css utilisée pour mettre des lignes en évidence.</text:p>
      <text:p text:style-name="Standard">L'attribut "style" positionne l'attribut "style" sur la ligne (tr) du tableau.</text:p>
      <text:p text:style-name="Standard">L'attribut "styleClass" définit la classe css d la ligne (tr) du tableau.</text:p>
      <text:h text:style-name="Heading_20_2" text:outline-level="2">Attributs javascripts</text:h>
      <text:p text:style-name="Standard">Il est possible de déclencher l'exécution de javascript au niveau de la ligne du tableau.</text:p>
      <text:p text:style-name="Standard">Les attributs supportés sont les suivants :</text:p>
      <text:p text:style-name="Standard"/>
      <table:table table:name="Tableau9" table:style-name="Tableau9">
        <table:table-column table:style-name="Tableau9.A"/>
        <table:table-row table:style-name="Tableau9.1">
          <table:table-cell table:style-name="Tableau9.A1" office:value-type="string">
            <text:p text:style-name="P41"><text:span text:style-name="T67"><text:tab/></text:span><text:span text:style-name="T33">&lt;</text:span><text:span text:style-name="T46">ec:row </text:span><text:span text:style-name="T57">onclick=</text:span><text:span text:style-name="T94">" " </text:span><text:span text:style-name="T57">onmouseover=</text:span><text:span text:style-name="T94">" " <text:s/></text:span><text:span text:style-name="T57">onmouseout=</text:span><text:span text:style-name="T94">" "</text:span><text:span text:style-name="T33">&gt;</text:span></text:p>
            <text:p text:style-name="P51"/>
            <text:p text:style-name="P40"><text:span text:style-name="T70"><text:tab/></text:span><text:span text:style-name="T30">&lt;/</text:span><text:span text:style-name="T43">ec:row</text:span><text:span text:style-name="T30">&gt;</text:span></text:p>
          </table:table-cell>
        </table:table-row>
      </table:table>
      <text:h text:style-name="Heading_20_2" text:outline-level="2">Intercepteur</text:h>
      <text:p text:style-name="Standard">Le mécanisme des intercepteurs permet de modifier la valeurs des attributs lors de l'exécution, ce qui permet de modifier le comportement d'une ligne en fonction des données qu'elle contient.</text:p>
      <text:p text:style-name="Standard"/>
      <text:p text:style-name="Standard"/>
      <text:p text:style-name="Standard"/>
      <text:p text:style-name="Standard"><text:s/><text:span text:style-name="T21"><text:s/></text:span></text:p>
      <text:p text:style-name="P76"/>
      <text:h text:style-name="Heading_20_1" text:outline-level="1">Définition des colonnes avec le tag "ec:column"</text:h>
      <text:h text:style-name="Heading_20_2" text:outline-level="2">Introduction</text:h>
      <text:p text:style-name="Standard">L'attribut "column" définit les colonnes du tableau.</text:p>
      <text:p text:style-name="Standard"/>
      <text:p text:style-name="Standard">Exemple avec le bean "TypeImpot" ci-dessous :</text:p>
      <text:p text:style-name="Standard"/>
      <table:table table:name="Tableau10" table:style-name="Tableau10">
        <table:table-column table:style-name="Tableau10.A"/>
        <table:table-row table:style-name="Tableau10.1">
          <table:table-cell table:style-name="Tableau10.A1" office:value-type="string">
            <text:p text:style-name="P5"><text:span text:style-name="T112">public</text:span><text:span text:style-name="T11"> </text:span><text:span text:style-name="T112">class</text:span><text:span text:style-name="T11"> TypeImpot </text:span><text:span text:style-name="T112">extends</text:span><text:span text:style-name="T11"> BaseBean</text:span></text:p>
            <text:p text:style-name="P50"><text:tab/>{</text:p>
            <text:p text:style-name="Standard"><text:span text:style-name="T11"><text:tab/><text:tab/></text:span><text:span text:style-name="T112">public</text:span><text:span text:style-name="T11"> Long getCodeImpot()</text:span></text:p>
            <text:p text:style-name="P50"><text:tab/><text:tab/><text:tab/>{</text:p>
            <text:p text:style-name="Standard"><text:span text:style-name="T11"><text:tab/><text:tab/><text:tab/><text:tab/></text:span><text:span text:style-name="T112">return</text:span><text:span text:style-name="T11"> </text:span><text:span text:style-name="T26">codeImpot</text:span><text:span text:style-name="T11">;</text:span></text:p>
            <text:p text:style-name="P50"><text:tab/><text:tab/><text:tab/>}</text:p>
            <text:p text:style-name="P50"/>
            <text:p text:style-name="Standard"><text:span text:style-name="T11"><text:tab/><text:tab/></text:span><text:span text:style-name="T112">public</text:span><text:span text:style-name="T11"> </text:span><text:span text:style-name="T112">void</text:span><text:span text:style-name="T11"> setCodeImpot(Long code)</text:span></text:p>
            <text:p text:style-name="P50"><text:tab/><text:tab/><text:tab/>{</text:p>
            <text:p text:style-name="Standard"><text:span text:style-name="T11"><text:tab/><text:tab/><text:tab/><text:tab/></text:span><text:span text:style-name="T112">this</text:span><text:span text:style-name="T11">.</text:span><text:span text:style-name="T26">codeImpot</text:span><text:span text:style-name="T11"> = code;</text:span></text:p>
            <text:p text:style-name="P50"><text:tab/><text:tab/><text:tab/>}</text:p>
            <text:p text:style-name="Standard"><text:span text:style-name="T11"><text:tab/><text:tab/></text:span><text:span text:style-name="T112">public</text:span><text:span text:style-name="T11"> String getNomImpot()</text:span></text:p>
            <text:p text:style-name="P50"><text:tab/><text:tab/><text:tab/>{</text:p>
            <text:p text:style-name="Standard"><text:span text:style-name="T11"><text:tab/><text:tab/><text:tab/><text:tab/></text:span><text:span text:style-name="T112">return</text:span><text:span text:style-name="T11"> </text:span><text:span text:style-name="T26">nomImpot</text:span><text:span text:style-name="T11">;</text:span></text:p>
            <text:p text:style-name="P50"><text:tab/><text:tab/><text:tab/>}</text:p>
            <text:p text:style-name="P50"/>
            <text:p text:style-name="Standard"><text:span text:style-name="T11"><text:tab/><text:tab/></text:span><text:span text:style-name="T112">public</text:span><text:span text:style-name="T11"> </text:span><text:span text:style-name="T112">void</text:span><text:span text:style-name="T11"> setNomImpot(String nom)</text:span></text:p>
            <text:p text:style-name="Standard"><text:span text:style-name="T11"><text:tab/><text:tab/><text:tab/></text:span><text:span text:style-name="T9">{</text:span></text:p>
            <text:p text:style-name="Standard"><text:span text:style-name="T9"><text:tab/><text:tab/><text:tab/><text:tab/></text:span><text:span text:style-name="T110">this</text:span><text:span text:style-name="T9">.</text:span><text:span text:style-name="T24">nomImpot</text:span><text:span text:style-name="T9"> = nom;</text:span></text:p>
            <text:p text:style-name="P47"><text:tab/><text:tab/><text:tab/>}</text:p>
            <text:p text:style-name="P47"><text:s text:c="7"/>}</text:p>
          </table:table-cell>
        </table:table-row>
      </table:table>
      <text:p text:style-name="P81"/>
      <text:p text:style-name="P81"/>
      <text:p text:style-name="Préformaté_20_HTML"/>
      <text:p text:style-name="Standard">Affichage des attributs codeImpot et nomImpot :</text:p>
      <text:p text:style-name="Standard"/>
      <table:table table:name="Tableau11" table:style-name="Tableau11">
        <table:table-column table:style-name="Tableau11.A"/>
        <table:table-row table:style-name="Tableau11.1">
          <table:table-cell table:style-name="Tableau11.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 <text:s text:c="2"/></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p>
            <text:p text:style-name="P40"><text:span text:style-name="T56"><text:s text:c="11"/></text:span><text:span text:style-name="T57">var</text:span><text:span text:style-name="T70">=</text:span><text:span text:style-name="T94">"row" </text:span></text:p>
            <text:p text:style-name="P40"><text:span text:style-name="T33"><text:s text:c="11"/>&gt;</text:span><text:span text:style-name="T70"><text:tab/><text:tab/></text:span></text:p>
            <text:p text:style-name="P40"><text:span text:style-name="T70"><text:tab/></text:span><text:span text:style-name="T33">&lt;</text:span><text:span text:style-name="T46">ec:row</text:span><text:span text:style-name="T33">&gt;</text:span></text:p>
            <text:p text:style-name="P40"><text:span text:style-name="T33"><text:s text:c="15"/>&lt;</text:span><text:span text:style-name="T46">ec:column </text:span><text:span text:style-name="T57">property</text:span><text:span text:style-name="T70">=</text:span><text:span text:style-name="T94">"codeImpot"/</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nomImpot" </text:span><text:span text:style-name="T33">&gt;</text:span></text:p>
            <text:p text:style-name="P51"><text:s text:c="19"/>${row.nomImpot}</text:p>
            <text:p text:style-name="P40"><text:span text:style-name="T33"><text:s text:c="15"/>&lt;/</text:span><text:span text:style-name="T46">ec:column&gt;</text:span></text:p>
            <text:p text:style-name="P40"><text:span text:style-name="T70"><text:tab/></text:span><text:span text:style-name="T33">&lt;/</text:span><text:span text:style-name="T46">ec:row</text:span><text:span text:style-name="T33">&gt;</text:span></text:p>
            <text:p text:style-name="Préformaté_20_HTML"><text:span text:style-name="T32">&lt;/</text:span><text:span text:style-name="T45">ec:table</text:span><text:span text:style-name="T32">&gt;</text:span></text:p>
          </table:table-cell>
        </table:table-row>
      </table:table>
      <text:p text:style-name="Préformaté_20_HTML"><text:span text:style-name="pun"><text:span text:style-name="T3"/></text:span></text:p>
      <text:p text:style-name="P114"/>
      <text:p text:style-name="Standard">La valeur de la <text:s/>colonne définie par la propriété "codeImpot" est valorisée dynamiquement : la colonne recherche le bean courant, puis exécute le getter getCodeImpot() sur ce bean.</text:p>
      <text:p text:style-name="Préformaté_20_HTML"/>
      <text:p text:style-name="Standard">La valeur de la colonne définie par la propriété "nomImpot" est valorisée explicitement pour le bean courant par l'expression placée dans le corps de l'élément &lt;ec:column&gt;. </text:p>
      <text:p text:style-name="Standard">Dans l'exemple, l'attribut "var" de l'élément &lt;ec:table&gt; indique sous quel nom le bean courant doit être stocké dans le contexte de page (pageScope). <text:s/>Ce nom (ici "row" ) permet d'accéder aux différents getter disponibles dans le bean via, par exemple, la syntaxe EL (expression language).</text:p>
      <text:p text:style-name="Standard">Ce mécanisme permet d'offrir de la souplesse dans l'affichage du contenu d'une colonne pour insérer un lien, une image, etc.</text:p>
      <text:p text:style-name="Préformaté_20_HTML"/>
      <text:h text:style-name="Heading_20_2" text:outline-level="2"><text:soft-page-break/>Cellule</text:h>
      <text:p text:style-name="Standard">Chaque colonne est associée à un objet qui implémente l'interface "Cell". Une cellule est un objet qui retourne une valeur formatée pour produire du code HTML ou une édition.</text:p>
      <text:p text:style-name="Standard">La cellule par défaut est "DisplayCell" qui se contente de retournée la valeur de la colonne.</text:p>
      <text:p text:style-name="Standard">La cellule "RowCountCell" affiche le numéro de la ligne dans la page.</text:p>
      <text:p text:style-name="Standard"/>
      <text:p text:style-name="Standard">L'interface "Cell" :</text:p>
      <text:p text:style-name="Standard"/>
      <table:table table:name="Tableau12" table:style-name="Tableau12">
        <table:table-column table:style-name="Tableau12.A"/>
        <table:table-row table:style-name="Tableau12.1">
          <table:table-cell table:style-name="Tableau12.A1" office:value-type="string">
            <text:p text:style-name="P41"><text:span text:style-name="T111">public</text:span><text:span text:style-name="T67"> </text:span><text:span text:style-name="T111">interface</text:span><text:span text:style-name="T67"> Cell {</text:span></text:p>
            <text:p text:style-name="P48"/>
            <text:p text:style-name="P40"><text:span text:style-name="T67"><text:s text:c="4"/></text:span><text:span text:style-name="T117">/**</text:span></text:p>
            <text:p text:style-name="P40"><text:span text:style-name="T67"><text:s text:c="5"/></text:span><text:span text:style-name="T117">*</text:span><text:span text:style-name="T67"> </text:span><text:span text:style-name="T117">Retourne</text:span><text:span text:style-name="T67"> </text:span><text:span text:style-name="T117">la</text:span><text:span text:style-name="T67"> </text:span><text:span text:style-name="T117">valeur</text:span><text:span text:style-name="T67"> </text:span><text:span text:style-name="T117">à</text:span><text:span text:style-name="T67"> </text:span><text:span text:style-name="T117">utiliser</text:span><text:span text:style-name="T67"> </text:span><text:span text:style-name="T117">lors</text:span><text:span text:style-name="T67"> </text:span><text:span text:style-name="T117">d'un</text:span><text:span text:style-name="T67"> </text:span><text:span text:style-name="T117">export</text:span></text:p>
            <text:p text:style-name="P40"><text:span text:style-name="T67"><text:s text:c="5"/></text:span><text:span text:style-name="T118">*/</text:span></text:p>
            <text:p text:style-name="P40"><text:span text:style-name="T70"><text:s text:c="4"/></text:span><text:span text:style-name="T113">public</text:span><text:span text:style-name="T70"> String getExportDisplay(TableModel model, Column column);</text:span></text:p>
            <text:p text:style-name="P51"/>
            <text:p text:style-name="P40"><text:span text:style-name="T70"><text:s text:c="4"/></text:span><text:span text:style-name="T117">/**</text:span></text:p>
            <text:p text:style-name="P40"><text:span text:style-name="T67"><text:s text:c="5"/></text:span><text:span text:style-name="T117">*</text:span><text:span text:style-name="T67"> </text:span><text:span text:style-name="T117">Retourne</text:span><text:span text:style-name="T67"> </text:span><text:span text:style-name="T117">le</text:span><text:span text:style-name="T67"> </text:span><text:span text:style-name="T117">code</text:span><text:span text:style-name="T67"> </text:span><text:span text:style-name="T117">HTML</text:span><text:span text:style-name="T67"> </text:span><text:span text:style-name="T117">utilisé</text:span><text:span text:style-name="T67"> </text:span><text:span text:style-name="T117">dans</text:span><text:span text:style-name="T67"> </text:span><text:span text:style-name="T117">le</text:span><text:span text:style-name="T67"> </text:span><text:span text:style-name="T117">tableau</text:span></text:p>
            <text:p text:style-name="P40"><text:span text:style-name="T67"><text:s text:c="5"/></text:span><text:span text:style-name="T118">*/</text:span></text:p>
            <text:p text:style-name="P40"><text:span text:style-name="T70"><text:s text:c="4"/></text:span><text:span text:style-name="T113">public</text:span><text:span text:style-name="T70"> String getHtmlDisplay(TableModel model, Column column);</text:span></text:p>
            <text:p text:style-name="P17">}</text:p>
          </table:table-cell>
        </table:table-row>
      </table:table>
      <text:p text:style-name="P81"/>
      <text:h text:style-name="Heading_20_2" text:outline-level="2">Cellule de filtre</text:h>
      <text:p text:style-name="Standard">L'attribut "filterCell" contrôle l'affichage du champ de filtre. Il fonctionne de façon similaire à l'attribut "cell" et désigne une classe qui implémente l'interface "Cell".</text:p>
      <text:p text:style-name="Standard"/>
      <text:p text:style-name="Standard">Les filtres définis sont :</text:p>
      <text:list xml:id="list32374940" text:style-name="WW8Num98">
        <text:list-item>
          <text:list>
            <text:list-item>
              <text:p text:style-name="P123">"filter", alias vers la classe FilterCell qui insère un champ de saisie de type &lt;imput type="text"/&gt;. C'est la cellule par défaut si le filtre est actif sur une colonne,</text:p>
            </text:list-item>
            <text:list-item>
              <text:p text:style-name="P123">"droplist", alias vers la classe CpFilterDropListCell qui insère une liste déroulante construite à partir des valeurs de la colonne filtrée.</text:p>
            </text:list-item>
          </text:list>
        </text:list-item>
      </text:list>
      <text:p text:style-name="P90">-« filterStrict » :<text:span text:style-name="T78"> Indique si le filtrage de la colonne est strict (égalité des valeurs) ou non.</text:span></text:p>
      <text:p text:style-name="P23"><text:s text:c="11"/>Les valeurs possibles sont 'true' et 'false'.</text:p>
      <text:list xml:id="list34180388" text:continue-numbering="true" text:style-name="WW8Num98">
        <text:list-item>
          <text:list>
            <text:list-item>
              <text:p text:style-name="P124"><text:s text:c="11"/>La valeur par défaut est 'false'.</text:p>
            </text:list-item>
          </text:list>
        </text:list-item>
      </text:list>
      <text:p text:style-name="Standard"/>
      <text:p text:style-name="P34">Exemple :</text:p>
      <text:p text:style-name="P34"/>
      <table:table table:name="Tableau13" table:style-name="Tableau13">
        <table:table-column table:style-name="Tableau13.A"/>
        <table:table-row table:style-name="Tableau13.1">
          <table:table-cell table:style-name="Tableau13.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 <text:s text:c="2"/></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p>
            <text:p text:style-name="P40"><text:span text:style-name="T56"><text:s text:c="11"/></text:span><text:span text:style-name="T57">var</text:span><text:span text:style-name="T70">=</text:span><text:span text:style-name="T94">"row" </text:span></text:p>
            <text:p text:style-name="P40"><text:span text:style-name="T33"><text:s text:c="11"/>&gt;</text:span><text:span text:style-name="T70"><text:tab/><text:tab/></text:span></text:p>
            <text:p text:style-name="P40"><text:span text:style-name="T70"><text:tab/></text:span><text:span text:style-name="T33">&lt;</text:span><text:span text:style-name="T46">ec:row</text:span><text:span text:style-name="T33">&gt;</text:span></text:p>
            <text:p text:style-name="P40"><text:span text:style-name="T33"><text:s text:c="15"/>&lt;</text:span><text:span text:style-name="T46">ec:column </text:span><text:span text:style-name="T57">property</text:span><text:span text:style-name="T70">=</text:span><text:span text:style-name="T94">"codeImpot" <text:s/></text:span><text:span text:style-name="T57">filterCell</text:span><text:span text:style-name="T70">=</text:span><text:span text:style-name="T94">"droplist"/</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nomImpot" </text:span><text:span text:style-name="T33">&gt;</text:span></text:p>
            <text:p text:style-name="P51"><text:s text:c="19"/>${row.nomImpot}</text:p>
            <text:p text:style-name="P40"><text:span text:style-name="T33"><text:s text:c="15"/>&lt;/</text:span><text:span text:style-name="T46">ec:column&gt;</text:span></text:p>
            <text:p text:style-name="P40"><text:span text:style-name="T70"><text:tab/></text:span><text:span text:style-name="T33">&lt;/</text:span><text:span text:style-name="T46">ec:row</text:span><text:span text:style-name="T33">&gt;</text:span></text:p>
            <text:p text:style-name="Préformaté_20_HTML"><text:span text:style-name="T32">&lt;/</text:span><text:span text:style-name="T45">ec:table</text:span><text:span text:style-name="T32">&gt;</text:span></text:p>
          </table:table-cell>
        </table:table-row>
      </table:table>
      <text:p text:style-name="Standard"><text:span text:style-name="pun"><text:span text:style-name="T3"/></text:span></text:p>
      <text:p text:style-name="P34"/>
      <text:h text:style-name="P147" text:outline-level="3">Les types de cellules disponibles</text:h>
      <text:h text:style-name="P148" text:outline-level="4">Monnaies</text:h>
      <text:p text:style-name="P11"/>
      <table:table table:name="Tableau14" table:style-name="Tableau14">
        <table:table-column table:style-name="Tableau14.A"/>
        <table:table-column table:style-name="Tableau14.B"/>
        <table:table-column table:style-name="Tableau14.C"/>
        <text:soft-page-break/>
        <table:table-row table:style-name="Tableau14.1">
          <table:table-cell table:style-name="Tableau14.A1" office:value-type="string">
            <text:p text:style-name="P29">Cellule</text:p>
          </table:table-cell>
          <table:table-cell table:style-name="Tableau14.A1" office:value-type="string">
            <text:p text:style-name="P29">Type de la propriété affichée par la cellule</text:p>
          </table:table-cell>
          <table:table-cell table:style-name="Tableau14.C1" office:value-type="string">
            <text:p text:style-name="P29">Format</text:p>
          </table:table-cell>
        </table:table-row>
        <table:table-row table:style-name="Tableau14.1">
          <table:table-cell table:style-name="Tableau14.A1" office:value-type="string">
            <text:p text:style-name="P25">monnaiecellzerodecimale</text:p>
          </table:table-cell>
          <table:table-cell table:style-name="Tableau14.A1" office:value-type="string">
            <text:p text:style-name="P29">Number</text:p>
          </table:table-cell>
          <table:table-cell table:style-name="Tableau14.C1" office:value-type="string">
            <text:p text:style-name="P29">112 111 554 €</text:p>
          </table:table-cell>
        </table:table-row>
        <table:table-row table:style-name="Tableau14.1">
          <table:table-cell table:style-name="Tableau14.A1" office:value-type="string">
            <text:p text:style-name="P25">monnaiecelldeuxdecimales</text:p>
          </table:table-cell>
          <table:table-cell table:style-name="Tableau14.A1" office:value-type="string">
            <text:p text:style-name="P29">Number</text:p>
          </table:table-cell>
          <table:table-cell table:style-name="Tableau14.C1" office:value-type="string">
            <text:p text:style-name="P29">112 111 554.12 €</text:p>
          </table:table-cell>
        </table:table-row>
        <table:table-row table:style-name="Tableau14.1">
          <table:table-cell table:style-name="Tableau14.A1" office:value-type="string">
            <text:p text:style-name="P25">monnaiecelltroisdecimales</text:p>
          </table:table-cell>
          <table:table-cell table:style-name="Tableau14.A1" office:value-type="string">
            <text:p text:style-name="P29">Number</text:p>
          </table:table-cell>
          <table:table-cell table:style-name="Tableau14.C1" office:value-type="string">
            <text:p text:style-name="P29">112 111 554.125 €</text:p>
          </table:table-cell>
        </table:table-row>
        <table:table-row table:style-name="Tableau14.1">
          <table:table-cell table:style-name="Tableau14.A1" office:value-type="string">
            <text:p text:style-name="P25">monnaiecellquatredecimales</text:p>
          </table:table-cell>
          <table:table-cell table:style-name="Tableau14.A1" office:value-type="string">
            <text:p text:style-name="P29">Number</text:p>
          </table:table-cell>
          <table:table-cell table:style-name="Tableau14.C1" office:value-type="string">
            <text:p text:style-name="P29">112 111 554.1256 €</text:p>
          </table:table-cell>
        </table:table-row>
        <table:table-row table:style-name="Tableau14.1">
          <table:table-cell table:style-name="Tableau14.A1" office:value-type="string">
            <text:p text:style-name="P25">monnaiecellcinqdecimales</text:p>
          </table:table-cell>
          <table:table-cell table:style-name="Tableau14.A1" office:value-type="string">
            <text:p text:style-name="P29">Number</text:p>
          </table:table-cell>
          <table:table-cell table:style-name="Tableau14.C1" office:value-type="string">
            <text:p text:style-name="P29">112 111 554.12566 €</text:p>
          </table:table-cell>
        </table:table-row>
        <table:table-row table:style-name="Tableau14.1">
          <table:table-cell table:style-name="Tableau14.A1" office:value-type="string">
            <text:p text:style-name="P25">monnaiecellsixdecimales</text:p>
          </table:table-cell>
          <table:table-cell table:style-name="Tableau14.A1" office:value-type="string">
            <text:p text:style-name="P31">Number</text:p>
          </table:table-cell>
          <table:table-cell table:style-name="Tableau14.C1" office:value-type="string">
            <text:p text:style-name="P31">112 111 554.125665 €</text:p>
          </table:table-cell>
        </table:table-row>
        <table:table-row table:style-name="Tableau14.1">
          <table:table-cell table:style-name="Tableau14.A1" office:value-type="string">
            <text:p text:style-name="P26">monnaiecellseptdecimales</text:p>
          </table:table-cell>
          <table:table-cell table:style-name="Tableau14.A1" office:value-type="string">
            <text:p text:style-name="P31">Number</text:p>
          </table:table-cell>
          <table:table-cell table:style-name="Tableau14.C1" office:value-type="string">
            <text:p text:style-name="P31">112 111 554.1256654 €</text:p>
          </table:table-cell>
        </table:table-row>
        <table:table-row table:style-name="Tableau14.1">
          <table:table-cell table:style-name="Tableau14.A1" office:value-type="string">
            <text:p text:style-name="P26">monnaiecellhuitdecimales</text:p>
          </table:table-cell>
          <table:table-cell table:style-name="Tableau14.A1" office:value-type="string">
            <text:p text:style-name="P31">Number</text:p>
          </table:table-cell>
          <table:table-cell table:style-name="Tableau14.C1" office:value-type="string">
            <text:p text:style-name="P31">112 111 554.12566543 €</text:p>
          </table:table-cell>
        </table:table-row>
        <table:table-row table:style-name="Tableau14.1">
          <table:table-cell table:style-name="Tableau14.A1" office:value-type="string">
            <text:p text:style-name="P26">monnaiecellneufdecimales</text:p>
          </table:table-cell>
          <table:table-cell table:style-name="Tableau14.A1" office:value-type="string">
            <text:p text:style-name="P31">Number</text:p>
          </table:table-cell>
          <table:table-cell table:style-name="Tableau14.C1" office:value-type="string">
            <text:p text:style-name="P31">112 111 554.125665435 €</text:p>
          </table:table-cell>
        </table:table-row>
        <table:table-row table:style-name="Tableau14.1">
          <table:table-cell table:style-name="Tableau14.A1" office:value-type="string">
            <text:p text:style-name="P26">monnaiecelldixdecimales</text:p>
          </table:table-cell>
          <table:table-cell table:style-name="Tableau14.A1" office:value-type="string">
            <text:p text:style-name="P31">Number</text:p>
          </table:table-cell>
          <table:table-cell table:style-name="Tableau14.C1" office:value-type="string">
            <text:p text:style-name="P29">112 111 554.1256654356 €</text:p>
          </table:table-cell>
        </table:table-row>
      </table:table>
      <text:p text:style-name="Standard"/>
      <text:h text:style-name="P149" text:outline-level="4">Nombre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29">Cellule</text:p>
          </table:table-cell>
          <table:table-cell table:style-name="Tableau15.A1" office:value-type="string">
            <text:p text:style-name="P29">Type de la propriété affichée par la cellule</text:p>
          </table:table-cell>
          <table:table-cell table:style-name="Tableau15.C1" office:value-type="string">
            <text:p text:style-name="P29">Format</text:p>
          </table:table-cell>
        </table:table-row>
        <table:table-row table:style-name="Tableau15.1">
          <table:table-cell table:style-name="Tableau15.A1" office:value-type="string">
            <text:p text:style-name="P25">nombrecellzerodecimale</text:p>
          </table:table-cell>
          <table:table-cell table:style-name="Tableau15.A1" office:value-type="string">
            <text:p text:style-name="P29">Number</text:p>
          </table:table-cell>
          <table:table-cell table:style-name="Tableau15.C1" office:value-type="string">
            <text:p text:style-name="P29">112 111 554 </text:p>
          </table:table-cell>
        </table:table-row>
        <table:table-row table:style-name="Tableau15.1">
          <table:table-cell table:style-name="Tableau15.A1" office:value-type="string">
            <text:p text:style-name="P25">nombrecelldeuxdecimales</text:p>
          </table:table-cell>
          <table:table-cell table:style-name="Tableau15.A1" office:value-type="string">
            <text:p text:style-name="P29">Number</text:p>
          </table:table-cell>
          <table:table-cell table:style-name="Tableau15.C1" office:value-type="string">
            <text:p text:style-name="P29">112 111 554.12 </text:p>
          </table:table-cell>
        </table:table-row>
        <table:table-row table:style-name="Tableau15.1">
          <table:table-cell table:style-name="Tableau15.A1" office:value-type="string">
            <text:p text:style-name="P25">nombrecelltroisdecimales</text:p>
          </table:table-cell>
          <table:table-cell table:style-name="Tableau15.A1" office:value-type="string">
            <text:p text:style-name="P29">Number</text:p>
          </table:table-cell>
          <table:table-cell table:style-name="Tableau15.C1" office:value-type="string">
            <text:p text:style-name="P29">112 111 554.125 </text:p>
          </table:table-cell>
        </table:table-row>
        <table:table-row table:style-name="Tableau15.1">
          <table:table-cell table:style-name="Tableau15.A1" office:value-type="string">
            <text:p text:style-name="P25">nombrecellquatredecimales</text:p>
          </table:table-cell>
          <table:table-cell table:style-name="Tableau15.A1" office:value-type="string">
            <text:p text:style-name="P29">Number</text:p>
          </table:table-cell>
          <table:table-cell table:style-name="Tableau15.C1" office:value-type="string">
            <text:p text:style-name="P29">112 111 554.1256 </text:p>
          </table:table-cell>
        </table:table-row>
        <table:table-row table:style-name="Tableau15.1">
          <table:table-cell table:style-name="Tableau15.A1" office:value-type="string">
            <text:p text:style-name="P25">nombrecellcinqdecimales</text:p>
          </table:table-cell>
          <table:table-cell table:style-name="Tableau15.A1" office:value-type="string">
            <text:p text:style-name="P29">Number</text:p>
          </table:table-cell>
          <table:table-cell table:style-name="Tableau15.C1" office:value-type="string">
            <text:p text:style-name="P29">112 111 554.12566 </text:p>
          </table:table-cell>
        </table:table-row>
        <table:table-row table:style-name="Tableau15.1">
          <table:table-cell table:style-name="Tableau15.A1" office:value-type="string">
            <text:p text:style-name="P25">nombrecellsixdecimales</text:p>
          </table:table-cell>
          <table:table-cell table:style-name="Tableau15.A1" office:value-type="string">
            <text:p text:style-name="P29">Number</text:p>
          </table:table-cell>
          <table:table-cell table:style-name="Tableau15.C1" office:value-type="string">
            <text:p text:style-name="P29">112 111 554.125665 </text:p>
          </table:table-cell>
        </table:table-row>
        <table:table-row table:style-name="Tableau15.1">
          <table:table-cell table:style-name="Tableau15.A1" office:value-type="string">
            <text:p text:style-name="P25">nombrecellseptdecimales</text:p>
          </table:table-cell>
          <table:table-cell table:style-name="Tableau15.A1" office:value-type="string">
            <text:p text:style-name="P29">Number</text:p>
          </table:table-cell>
          <table:table-cell table:style-name="Tableau15.C1" office:value-type="string">
            <text:p text:style-name="P29">112 111 554.1256654 </text:p>
          </table:table-cell>
        </table:table-row>
        <table:table-row table:style-name="Tableau15.1">
          <table:table-cell table:style-name="Tableau15.A1" office:value-type="string">
            <text:p text:style-name="P25">nombrecellhuitdecimales</text:p>
          </table:table-cell>
          <table:table-cell table:style-name="Tableau15.A1" office:value-type="string">
            <text:p text:style-name="P29">Number</text:p>
          </table:table-cell>
          <table:table-cell table:style-name="Tableau15.C1" office:value-type="string">
            <text:p text:style-name="P29">112 111 554.12566543 </text:p>
          </table:table-cell>
        </table:table-row>
        <table:table-row table:style-name="Tableau15.1">
          <table:table-cell table:style-name="Tableau15.A1" office:value-type="string">
            <text:p text:style-name="P25">nombrecellneufdecimales</text:p>
          </table:table-cell>
          <table:table-cell table:style-name="Tableau15.A1" office:value-type="string">
            <text:p text:style-name="P29">Number</text:p>
          </table:table-cell>
          <table:table-cell table:style-name="Tableau15.C1" office:value-type="string">
            <text:p text:style-name="P29">112 111 554.125665435 </text:p>
          </table:table-cell>
        </table:table-row>
        <table:table-row table:style-name="Tableau15.1">
          <table:table-cell table:style-name="Tableau15.A1" office:value-type="string">
            <text:p text:style-name="P25">nombrecelldixdecimales</text:p>
          </table:table-cell>
          <table:table-cell table:style-name="Tableau15.A1" office:value-type="string">
            <text:p text:style-name="P29">Number</text:p>
          </table:table-cell>
          <table:table-cell table:style-name="Tableau15.C1" office:value-type="string">
            <text:p text:style-name="P29">112 111 554.1256654356 </text:p>
          </table:table-cell>
        </table:table-row>
      </table:table>
      <text:p text:style-name="Standard"/>
      <text:h text:style-name="P149" text:outline-level="4">Pourcentages</text:h>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29">Cellule</text:p>
          </table:table-cell>
          <table:table-cell table:style-name="Tableau16.A1" office:value-type="string">
            <text:p text:style-name="P29">Type de la propriété affichée par la cellule</text:p>
          </table:table-cell>
          <table:table-cell table:style-name="Tableau16.C1" office:value-type="string">
            <text:p text:style-name="P29">Format</text:p>
          </table:table-cell>
        </table:table-row>
        <table:table-row table:style-name="Tableau16.1">
          <table:table-cell table:style-name="Tableau16.A1" office:value-type="string">
            <text:p text:style-name="P25">pourcentcellzerodecimale</text:p>
          </table:table-cell>
          <table:table-cell table:style-name="Tableau16.A1" office:value-type="string">
            <text:p text:style-name="P29">Number</text:p>
          </table:table-cell>
          <table:table-cell table:style-name="Tableau16.C1" office:value-type="string">
            <text:p text:style-name="P29">112 111 554 %</text:p>
          </table:table-cell>
        </table:table-row>
        <table:table-row table:style-name="Tableau16.1">
          <table:table-cell table:style-name="Tableau16.A1" office:value-type="string">
            <text:p text:style-name="P25">pourcentcelldeuxdecimales</text:p>
          </table:table-cell>
          <table:table-cell table:style-name="Tableau16.A1" office:value-type="string">
            <text:p text:style-name="P29">Number</text:p>
          </table:table-cell>
          <table:table-cell table:style-name="Tableau16.C1" office:value-type="string">
            <text:p text:style-name="P29">112 111 554.12 %</text:p>
          </table:table-cell>
        </table:table-row>
        <table:table-row table:style-name="Tableau16.1">
          <table:table-cell table:style-name="Tableau16.A1" office:value-type="string">
            <text:p text:style-name="P25">pourcentcelltroisdecimales</text:p>
          </table:table-cell>
          <table:table-cell table:style-name="Tableau16.A1" office:value-type="string">
            <text:p text:style-name="P29">Number</text:p>
          </table:table-cell>
          <table:table-cell table:style-name="Tableau16.C1" office:value-type="string">
            <text:p text:style-name="P29">112 111 554.125 %</text:p>
          </table:table-cell>
        </table:table-row>
        <table:table-row table:style-name="Tableau16.1">
          <table:table-cell table:style-name="Tableau16.A1" office:value-type="string">
            <text:p text:style-name="P25">pourcentcellquatredecimales</text:p>
          </table:table-cell>
          <table:table-cell table:style-name="Tableau16.A1" office:value-type="string">
            <text:p text:style-name="P29">Number</text:p>
          </table:table-cell>
          <table:table-cell table:style-name="Tableau16.C1" office:value-type="string">
            <text:p text:style-name="P29">112 111 554.1256 %</text:p>
          </table:table-cell>
        </table:table-row>
        <table:table-row table:style-name="Tableau16.1">
          <table:table-cell table:style-name="Tableau16.A1" office:value-type="string">
            <text:p text:style-name="P25">pourcentcellcinqdecimales</text:p>
          </table:table-cell>
          <table:table-cell table:style-name="Tableau16.A1" office:value-type="string">
            <text:p text:style-name="P29">Number</text:p>
          </table:table-cell>
          <table:table-cell table:style-name="Tableau16.C1" office:value-type="string">
            <text:p text:style-name="P29">112 111 554.12566 %</text:p>
          </table:table-cell>
        </table:table-row>
        <table:table-row table:style-name="Tableau16.1">
          <table:table-cell table:style-name="Tableau16.A1" office:value-type="string">
            <text:p text:style-name="P25">pourcentcellsixdecimales</text:p>
          </table:table-cell>
          <table:table-cell table:style-name="Tableau16.A1" office:value-type="string">
            <text:p text:style-name="P29">Number</text:p>
          </table:table-cell>
          <table:table-cell table:style-name="Tableau16.C1" office:value-type="string">
            <text:p text:style-name="P29">112 111 554.125665 %</text:p>
          </table:table-cell>
        </table:table-row>
        <table:table-row table:style-name="Tableau16.1">
          <table:table-cell table:style-name="Tableau16.A1" office:value-type="string">
            <text:p text:style-name="P25">pourcentcellseptdecimales</text:p>
          </table:table-cell>
          <table:table-cell table:style-name="Tableau16.A1" office:value-type="string">
            <text:p text:style-name="P29">Number</text:p>
          </table:table-cell>
          <table:table-cell table:style-name="Tableau16.C1" office:value-type="string">
            <text:p text:style-name="P29">112 111 554.1256654 %</text:p>
          </table:table-cell>
        </table:table-row>
        <table:table-row table:style-name="Tableau16.1">
          <table:table-cell table:style-name="Tableau16.A1" office:value-type="string">
            <text:p text:style-name="P25">pourcentcellhuitdecimales</text:p>
          </table:table-cell>
          <table:table-cell table:style-name="Tableau16.A1" office:value-type="string">
            <text:p text:style-name="P29">Number</text:p>
          </table:table-cell>
          <table:table-cell table:style-name="Tableau16.C1" office:value-type="string">
            <text:p text:style-name="P29">112 111 554.12566543 %</text:p>
          </table:table-cell>
        </table:table-row>
        <table:table-row table:style-name="Tableau16.1">
          <table:table-cell table:style-name="Tableau16.A1" office:value-type="string">
            <text:p text:style-name="P25">pourcentcellneufdecimales</text:p>
          </table:table-cell>
          <table:table-cell table:style-name="Tableau16.A1" office:value-type="string">
            <text:p text:style-name="P29">Number</text:p>
          </table:table-cell>
          <table:table-cell table:style-name="Tableau16.C1" office:value-type="string">
            <text:p text:style-name="P29">112 111 554.125665435 %</text:p>
          </table:table-cell>
        </table:table-row>
        <text:soft-page-break/>
        <table:table-row table:style-name="Tableau16.1">
          <table:table-cell table:style-name="Tableau16.A1" office:value-type="string">
            <text:p text:style-name="P25">pourcentcelldixdecimales</text:p>
          </table:table-cell>
          <table:table-cell table:style-name="Tableau16.A1" office:value-type="string">
            <text:p text:style-name="P29">Number</text:p>
          </table:table-cell>
          <table:table-cell table:style-name="Tableau16.C1" office:value-type="string">
            <text:p text:style-name="P29">112 111 554.1256654356 %</text:p>
          </table:table-cell>
        </table:table-row>
      </table:table>
      <text:p text:style-name="P15"/>
      <text:p text:style-name="Standard"/>
      <text:h text:style-name="P149" text:outline-level="4">Dates et heures</text:h>
      <text:p text:style-name="P15"/>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29">Cellule</text:p>
          </table:table-cell>
          <table:table-cell table:style-name="Tableau17.A1" office:value-type="string">
            <text:p text:style-name="P29">Type de la propriété affichée par la cellule</text:p>
          </table:table-cell>
          <table:table-cell table:style-name="Tableau17.C1" office:value-type="string">
            <text:p text:style-name="P29">Format</text:p>
          </table:table-cell>
        </table:table-row>
        <table:table-row table:style-name="Tableau17.1">
          <table:table-cell table:style-name="Tableau17.A1" office:value-type="string">
            <text:p text:style-name="P16">date</text:p>
          </table:table-cell>
          <table:table-cell table:style-name="Tableau17.A1" office:value-type="string">
            <text:p text:style-name="P29">java.util.Date</text:p>
          </table:table-cell>
          <table:table-cell table:style-name="Tableau17.C1" office:value-type="string">
            <text:p text:style-name="P29">01/10/2006</text:p>
          </table:table-cell>
        </table:table-row>
        <table:table-row table:style-name="Tableau17.1">
          <table:table-cell table:style-name="Tableau17.A1" office:value-type="string">
            <text:p text:style-name="P16">datelong</text:p>
          </table:table-cell>
          <table:table-cell table:style-name="Tableau17.A1" office:value-type="string">
            <text:p text:style-name="P29">java.util.Date</text:p>
          </table:table-cell>
          <table:table-cell table:style-name="Tableau17.C1" office:value-type="string">
            <text:p text:style-name="P29">dimanche 1 octobre 2006</text:p>
          </table:table-cell>
        </table:table-row>
        <table:table-row table:style-name="Tableau17.1">
          <table:table-cell table:style-name="Tableau17.A1" office:value-type="string">
            <text:p text:style-name="P28">dateabrege</text:p>
          </table:table-cell>
          <table:table-cell table:style-name="Tableau17.A1" office:value-type="string">
            <text:p text:style-name="P32">java.util.Date</text:p>
          </table:table-cell>
          <table:table-cell table:style-name="Tableau17.C1" office:value-type="string">
            <text:p text:style-name="P29">dim. 1 oct. 2006</text:p>
          </table:table-cell>
        </table:table-row>
        <table:table-row table:style-name="Tableau17.1">
          <table:table-cell table:style-name="Tableau17.A1" office:value-type="string">
            <text:p text:style-name="P16">dateheure</text:p>
          </table:table-cell>
          <table:table-cell table:style-name="Tableau17.A1" office:value-type="string">
            <text:p text:style-name="P29">java.util.Date</text:p>
          </table:table-cell>
          <table:table-cell table:style-name="Tableau17.C1" office:value-type="string">
            <text:p text:style-name="P29">01/10/2006 15</text:p>
          </table:table-cell>
        </table:table-row>
        <table:table-row table:style-name="Tableau17.1">
          <table:table-cell table:style-name="Tableau17.A1" office:value-type="string">
            <text:p text:style-name="P16">dateheureminute</text:p>
          </table:table-cell>
          <table:table-cell table:style-name="Tableau17.A1" office:value-type="string">
            <text:p text:style-name="P29">java.util.Date</text:p>
          </table:table-cell>
          <table:table-cell table:style-name="Tableau17.C1" office:value-type="string">
            <text:p text:style-name="P29">01/10/2006 15:12</text:p>
          </table:table-cell>
        </table:table-row>
        <table:table-row table:style-name="Tableau17.1">
          <table:table-cell table:style-name="Tableau17.A1" office:value-type="string">
            <text:p text:style-name="P16">dateheureminuteseconde</text:p>
          </table:table-cell>
          <table:table-cell table:style-name="Tableau17.A1" office:value-type="string">
            <text:p text:style-name="P29">java.util.Date</text:p>
          </table:table-cell>
          <table:table-cell table:style-name="Tableau17.C1" office:value-type="string">
            <text:p text:style-name="P29">01/10/2006 15:12:45</text:p>
          </table:table-cell>
        </table:table-row>
        <table:table-row table:style-name="Tableau17.1">
          <table:table-cell table:style-name="Tableau17.A1" office:value-type="string">
            <text:p text:style-name="P16">heure</text:p>
          </table:table-cell>
          <table:table-cell table:style-name="Tableau17.A1" office:value-type="string">
            <text:p text:style-name="P29">java.util.Date</text:p>
          </table:table-cell>
          <table:table-cell table:style-name="Tableau17.C1" office:value-type="string">
            <text:p text:style-name="P29">15</text:p>
          </table:table-cell>
        </table:table-row>
        <table:table-row table:style-name="Tableau17.1">
          <table:table-cell table:style-name="Tableau17.A1" office:value-type="string">
            <text:p text:style-name="P16">heureminute</text:p>
          </table:table-cell>
          <table:table-cell table:style-name="Tableau17.A1" office:value-type="string">
            <text:p text:style-name="P29">java.util.Date</text:p>
          </table:table-cell>
          <table:table-cell table:style-name="Tableau17.C1" office:value-type="string">
            <text:p text:style-name="P29">15:12</text:p>
          </table:table-cell>
        </table:table-row>
        <table:table-row table:style-name="Tableau17.1">
          <table:table-cell table:style-name="Tableau17.A1" office:value-type="string">
            <text:p text:style-name="P16">heureminuteseconde</text:p>
          </table:table-cell>
          <table:table-cell table:style-name="Tableau17.A1" office:value-type="string">
            <text:p text:style-name="P29">java.util.Date</text:p>
          </table:table-cell>
          <table:table-cell table:style-name="Tableau17.C1" office:value-type="string">
            <text:p text:style-name="P29">15:12:45</text:p>
          </table:table-cell>
        </table:table-row>
      </table:table>
      <text:p text:style-name="P15"/>
      <text:h text:style-name="P149" text:outline-level="4">Booléens</text:h>
      <text:p text:style-name="P1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29">Cellule</text:p>
          </table:table-cell>
          <table:table-cell table:style-name="Tableau18.A1" office:value-type="string">
            <text:p text:style-name="P29">Type de la propriété affichée par la cellule</text:p>
          </table:table-cell>
          <table:table-cell table:style-name="Tableau18.C1" office:value-type="string">
            <text:p text:style-name="P31">Format</text:p>
          </table:table-cell>
        </table:table-row>
        <table:table-row table:style-name="Tableau18.1">
          <table:table-cell table:style-name="Tableau18.A1" office:value-type="string">
            <text:p text:style-name="P26">booleanvraifaux</text:p>
          </table:table-cell>
          <table:table-cell table:style-name="Tableau18.A1" office:value-type="string">
            <text:p text:style-name="P31">Boolean</text:p>
          </table:table-cell>
          <table:table-cell table:style-name="Tableau18.C1" office:value-type="string">
            <text:p text:style-name="P29">true -&gt; VRAI</text:p>
            <text:p text:style-name="P11">false -&gt; FAUX</text:p>
          </table:table-cell>
        </table:table-row>
        <table:table-row table:style-name="Tableau18.1">
          <table:table-cell table:style-name="Tableau18.A1" office:value-type="string">
            <text:p text:style-name="P26">booleanvf</text:p>
          </table:table-cell>
          <table:table-cell table:style-name="Tableau18.A1" office:value-type="string">
            <text:p text:style-name="P31">Boolean</text:p>
          </table:table-cell>
          <table:table-cell table:style-name="Tableau18.C1" office:value-type="string">
            <text:p text:style-name="P31">true -&gt; V</text:p>
            <text:p text:style-name="P30">false -&gt; F</text:p>
          </table:table-cell>
        </table:table-row>
        <table:table-row table:style-name="Tableau18.1">
          <table:table-cell table:style-name="Tableau18.A1" office:value-type="string">
            <text:p text:style-name="P26">booleanouinon</text:p>
          </table:table-cell>
          <table:table-cell table:style-name="Tableau18.A1" office:value-type="string">
            <text:p text:style-name="P29">Boolean</text:p>
          </table:table-cell>
          <table:table-cell table:style-name="Tableau18.C1" office:value-type="string">
            <text:p text:style-name="P29">true -&gt; OUI</text:p>
            <text:p text:style-name="P11">false -&gt; NON</text:p>
          </table:table-cell>
        </table:table-row>
        <table:table-row table:style-name="Tableau18.1">
          <table:table-cell table:style-name="Tableau18.A1" office:value-type="string">
            <text:p text:style-name="P26">booleanon</text:p>
          </table:table-cell>
          <table:table-cell table:style-name="Tableau18.A1" office:value-type="string">
            <text:p text:style-name="P31">Boolean</text:p>
          </table:table-cell>
          <table:table-cell table:style-name="Tableau18.C1" office:value-type="string">
            <text:p text:style-name="P31">true -&gt; O</text:p>
            <text:p text:style-name="P30">false -&gt; N</text:p>
          </table:table-cell>
        </table:table-row>
        <table:table-row table:style-name="Tableau18.1">
          <table:table-cell table:style-name="Tableau18.A1" office:value-type="string">
            <text:p text:style-name="P26">boolean10</text:p>
          </table:table-cell>
          <table:table-cell table:style-name="Tableau18.A1" office:value-type="string">
            <text:p text:style-name="P31">Boolean</text:p>
          </table:table-cell>
          <table:table-cell table:style-name="Tableau18.C1" office:value-type="string">
            <text:p text:style-name="P31">true -&gt; 1</text:p>
            <text:p text:style-name="P30">false -&gt; 0</text:p>
          </table:table-cell>
        </table:table-row>
      </table:table>
      <text:p text:style-name="P27"/>
      <text:h text:style-name="P149" text:outline-level="4">Utilisation dans une JSP</text:h>
      <text:p text:style-name="P11">Dans l'élément &lt;ec:column&gt;, utiliser l'attribut cell pour indiquer le type de cellule utilisé.</text:p>
      <text:p text:style-name="P11">Dans l'élément &lt;ec:exportPdf&gt; utiliser la vue "cppdf".</text:p>
      <text:p text:style-name="P11">Dans l'élément &lt;ec:exportXls&gt; utiliser la vue "cpxls".</text:p>
      <text:p text:style-name="P11">Dans l'élément &lt;ec:exportOds&gt; utiliser la vue "cpods".</text:p>
      <text:p text:style-name="P11">L'alignement des éléments dans chaque colonne est paramétrable au moyen de l'attribut style : </text:p>
      <text:list xml:id="list32390362" text:style-name="WW8Num68">
        <text:list-item>
          <text:p text:style-name="P126">text-align: right; = alignement à droite</text:p>
        </text:list-item>
        <text:list-item>
          <text:p text:style-name="P126">text-align: left; = alignement à gauche</text:p>
        </text:list-item>
        <text:list-item>
          <text:p text:style-name="P126">text-align: rcenter; = centré</text:p>
        </text:list-item>
      </text:list>
      <text:p text:style-name="P11"><text:soft-page-break/></text:p>
      <text:p text:style-name="P11">Ex : </text:p>
      <table:table table:name="Tableau19" table:style-name="Tableau19">
        <table:table-column table:style-name="Tableau19.A"/>
        <table:table-row table:style-name="Tableau19.1">
          <table:table-cell table:style-name="Tableau19.A1" office:value-type="string">
            <text:p text:style-name="P41"><text:span text:style-name="T73">&lt;ec:table </text:span><text:span text:style-name="T66"><text:s/>. . . </text:span><text:span text:style-name="T69">&gt;</text:span></text:p>
            <text:p text:style-name="P20"><text:tab/><text:tab/></text:p>
            <text:p text:style-name="P20"><text:tab/>&lt;ec:exportPdf </text:p>
            <text:p text:style-name="P20"><text:s text:c="7"/>fileName="listeDesTypesImpots.pdf" </text:p>
            <text:p text:style-name="P20"><text:s text:c="7"/>tooltip="Export PDF" </text:p>
            <text:p text:style-name="P20"><text:s text:c="7"/>headerColor="black" </text:p>
            <text:p text:style-name="P20"><text:s text:c="7"/>headerBackgroundColor="#b6c2da" </text:p>
            <text:p text:style-name="P20"><text:s text:c="7"/>headerTitle="test de formats booleans"</text:p>
            <text:p text:style-name="P20"><text:s text:c="7"/>imageName="pdf"</text:p>
            <text:p text:style-name="P20"><text:s text:c="7"/>view="cppdf"</text:p>
            <text:p text:style-name="P20"><text:s text:c="7"/>/&gt;</text:p>
            <text:p text:style-name="P20"><text:tab/></text:p>
            <text:p text:style-name="P20"><text:tab/>&lt;ec:exportXls </text:p>
            <text:p text:style-name="P20"><text:s text:c="7"/>encoding="UTF"</text:p>
            <text:p text:style-name="P20"><text:s text:c="7"/>fileName="listeDesTypesImpots.xls" </text:p>
            <text:p text:style-name="P20"><text:s text:c="7"/>imageName="xls"</text:p>
            <text:p text:style-name="P20"><text:s text:c="7"/>tooltip="Export Excel"</text:p>
            <text:p text:style-name="P20"><text:s text:c="7"/>view="cpxls"</text:p>
            <text:p text:style-name="P20"><text:s text:c="7"/>/&gt;<text:tab/></text:p>
            <text:p text:style-name="P20"><text:s text:c="6"/></text:p>
            <text:p text:style-name="P20"><text:tab/><text:tab/></text:p>
            <text:p text:style-name="P20"><text:s text:c="2"/>&lt;ec:row highlightRow="true"&gt;</text:p>
            <text:p text:style-name="Standard"><text:span text:style-name="T71"><text:s text:c="4"/>&lt;ec:column property="seuil" sortable="true" headerStyle="text-align: center" <text:line-break/> <text:s text:c="3"/>style="text-align: right;" width="20%" cell="monnaiecellzerodecimale" <text:line-break/> <text:s text:c="4"/>title="monnaie zero <text:s text:c="2"/>decimale"/&gt;</text:span><text:span text:style-name="T69"><text:line-break/>. . . </text:span></text:p>
            <text:p text:style-name="Standard"><text:span text:style-name="T73">&lt;ec:table</text:span><text:span text:style-name="T66">/&gt;</text:span></text:p>
          </table:table-cell>
        </table:table-row>
      </table:table>
      <text:p text:style-name="P15"/>
      <text:p text:style-name="P81"/>
      <text:h text:style-name="Heading_20_2" text:outline-level="2">Cellule d'entête</text:h>
      <text:p text:style-name="Standard">L'attribut "headerCell" contrôle l'affichage des cellules d'entête de colonne. </text:p>
      <text:p text:style-name="Standard">La cellule par défaut correspond à l'alias "header" qui désigne la classe "HeaderCell".</text:p>
      <text:p text:style-name="Standard">Celle-ci contient le titre de la colonne ainsi que les informations de tri relatives à cette même colonne ( pas de tri, tri ascendant, tri descendant).</text:p>
      <text:p text:style-name="P81"/>
      <text:h text:style-name="Heading_20_2" text:outline-level="2">Alias</text:h>
      <text:p text:style-name="Standard">L'attribut "alias" sert </text:p>
      <text:list xml:id="list34184321" text:continue-list="list34180388" text:style-name="WW8Num98">
        <text:list-item>
          <text:list>
            <text:list-item>
              <text:p text:style-name="P123">à rendre unique l'identifiant de la colonne si la propriété qu'elle affiche est utilisée plusieurs fois dans le tableau</text:p>
            </text:list-item>
            <text:list-item>
              <text:p text:style-name="P123">lors de l'utilisation de propriété imbriquées via la notation pointée.</text:p>
            </text:list-item>
          </text:list>
        </text:list-item>
      </text:list>
      <text:h text:style-name="Heading_20_2" text:outline-level="2">Présentation des colonnes</text:h>
      <text:p text:style-name="Standard">Le style de présentation de la colonne peut être personnalisée à l'aide des attributs suivants du tag &lt;column&gt; :</text:p>
      <text:p text:style-name="Standard"/>
      <table:table table:name="Tableau20" table:style-name="Tableau20">
        <table:table-column table:style-name="Tableau20.A"/>
        <table:table-row table:style-name="Tableau20.1">
          <table:table-cell table:style-name="Tableau20.A1" office:value-type="string">
            <text:p text:style-name="P41"><text:span text:style-name="T67"><text:tab/></text:span><text:span text:style-name="T33">&lt;</text:span><text:span text:style-name="T46">ec:column </text:span><text:span text:style-name="T57">width=</text:span><text:span text:style-name="T94">" " </text:span><text:span text:style-name="T57">style=</text:span><text:span text:style-name="T94">" " </text:span><text:span text:style-name="T57">styleClass=</text:span><text:span text:style-name="T94">" " <text:s/></text:span></text:p>
            <text:p text:style-name="P40"><text:span text:style-name="T94"><text:s text:c="18"/></text:span><text:span text:style-name="T57">headerStyle=</text:span><text:span text:style-name="T94">" " <text:s/></text:span><text:span text:style-name="T57">headerClass=</text:span><text:span text:style-name="T94">" " </text:span><text:span text:style-name="T57">headerClass=</text:span><text:span text:style-name="T94">" " </text:span></text:p>
            <text:p text:style-name="P40"><text:span text:style-name="T57"><text:s text:c="18"/>filterClass=</text:span><text:span text:style-name="T94">" " </text:span><text:span text:style-name="T57">filterStyle=</text:span><text:span text:style-name="T94">" </text:span><text:span text:style-name="T33">&gt;</text:span></text:p>
            <text:p text:style-name="P51"/>
            <text:p text:style-name="P40"><text:span text:style-name="T70"><text:tab/></text:span><text:span text:style-name="T33">&lt;/</text:span><text:span text:style-name="T46">ec:row</text:span><text:span text:style-name="T33">&gt;</text:span></text:p>
          </table:table-cell>
        </table:table-row>
      </table:table>
      <text:p text:style-name="P81"/>
      <text:p text:style-name="Préformaté_20_HTML">Ces attributs sont optionnels.</text:p>
      <text:h text:style-name="Heading_20_2" text:outline-level="2">Formatage </text:h>
      <text:p text:style-name="Standard">Préférer l'utilisation du type de cellule adapté au format recherché.</text:p>
      <text:p text:style-name="Standard"/>
      <text:h text:style-name="Heading_20_2" text:outline-level="2"><text:soft-page-break/>Filtrage et tri</text:h>
      <text:p text:style-name="Standard">Les attributs "filterable" et "sortable" peuvent aussi être positionnés au niveau du tab &lt;column&gt;. </text:p>
      <text:p text:style-name="Standard"/>
      <table:table table:name="Tableau21" table:style-name="Tableau21">
        <table:table-column table:style-name="Tableau21.A"/>
        <table:table-row table:style-name="Tableau21.1">
          <table:table-cell table:style-name="Tableau21.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 <text:s text:c="2"/></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p>
            <text:p text:style-name="P40"><text:span text:style-name="T56"><text:s text:c="11"/></text:span><text:span text:style-name="T57">var</text:span><text:span text:style-name="T70">=</text:span><text:span text:style-name="T94">"row" </text:span></text:p>
            <text:p text:style-name="P40"><text:span text:style-name="T33"><text:s text:c="11"/>&gt;</text:span><text:span text:style-name="T70"><text:tab/><text:tab/></text:span></text:p>
            <text:p text:style-name="P40"><text:span text:style-name="T70"><text:tab/></text:span><text:span text:style-name="T33">&lt;</text:span><text:span text:style-name="T46">ec:row</text:span><text:span text:style-name="T33">&gt;</text:span></text:p>
            <text:p text:style-name="P40"><text:span text:style-name="T33"><text:s text:c="15"/>&lt;</text:span><text:span text:style-name="T46">ec:column </text:span><text:span text:style-name="T57">property</text:span><text:span text:style-name="T70">=</text:span><text:span text:style-name="T94">"codeImpot" </text:span><text:span text:style-name="T57">filterable</text:span><text:span text:style-name="T70">=</text:span><text:span text:style-name="T94">"false"/</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nomImpot" </text:span><text:span text:style-name="T57">sortable</text:span><text:span text:style-name="T70">=</text:span><text:span text:style-name="T94">"false"</text:span><text:span text:style-name="T33">&gt;</text:span></text:p>
            <text:p text:style-name="P51"><text:s text:c="19"/>${row.nomImpot}</text:p>
            <text:p text:style-name="P40"><text:span text:style-name="T33"><text:s text:c="15"/>&lt;/</text:span><text:span text:style-name="T46">ec:column&gt;</text:span></text:p>
            <text:p text:style-name="P40"><text:span text:style-name="T70"><text:tab/></text:span><text:span text:style-name="T33">&lt;/</text:span><text:span text:style-name="T46">ec:row</text:span><text:span text:style-name="T33">&gt;</text:span></text:p>
            <text:p text:style-name="Préformaté_20_HTML"><text:span text:style-name="T32">&lt;/</text:span><text:span text:style-name="T45">ec:table</text:span><text:span text:style-name="T32">&gt;</text:span></text:p>
          </table:table-cell>
        </table:table-row>
      </table:table>
      <text:p text:style-name="P81"><text:span text:style-name="pun"><text:span text:style-name="T3"/></text:span></text:p>
      <text:p text:style-name="P114"/>
      <text:h text:style-name="Heading_20_2" text:outline-level="2">Intercepteur</text:h>
      <text:p text:style-name="Standard">Le mécanisme d'intercepteur permet de modifier la valeurs des attributs lors de l'exécution, ce qui permet de changer el comportement d'une colonne en fonction des données portées par cette colonne.</text:p>
      <text:h text:style-name="Heading_20_2" text:outline-level="2">Cellules calculées</text:h>
      <text:p text:style-name="Standard">Le tag "column" permet de définir des cellules calculées qui s'affichent en pied de colonne, en utilisant les attributs suivants :</text:p>
      <text:p text:style-name="Standard"/>
      <table:table table:name="Tableau22" table:style-name="Tableau22">
        <table:table-column table:style-name="Tableau22.A"/>
        <table:table-row table:style-name="Tableau22.1">
          <table:table-cell table:style-name="Tableau22.A1" office:value-type="string">
            <text:p text:style-name="P41"><text:span text:style-name="T33">&lt;</text:span><text:span text:style-name="T46">ec:column </text:span></text:p>
            <text:p text:style-name="P40"><text:span text:style-name="T57">calc</text:span><text:span text:style-name="T70">=</text:span><text:span text:style-name="T94">" " </text:span><text:span text:style-name="T57">calcTitle</text:span><text:span text:style-name="T70">=</text:span><text:span text:style-name="T94">" " <text:s text:c="2"/></text:span><text:span text:style-name="T57">calcDisplay</text:span><text:span text:style-name="T70">=</text:span><text:span text:style-name="T94">" "<text:tab/> </text:span><text:span text:style-name="T57">calcExport</text:span><text:span text:style-name="T70">=</text:span><text:span text:style-name="T94">" " </text:span></text:p>
            <text:p text:style-name="P40"><text:span text:style-name="T57">calcClass</text:span><text:span text:style-name="T70">=</text:span><text:span text:style-name="T94">"" </text:span><text:span text:style-name="T57">calcStyle</text:span><text:span text:style-name="T70">=</text:span><text:span text:style-name="T94">" " </text:span><text:span text:style-name="T57">calcTitleClass</text:span><text:span text:style-name="T70">=</text:span><text:span text:style-name="T94">"" </text:span><text:span text:style-name="T57">calcTitleStyle</text:span><text:span text:style-name="T70">=</text:span><text:span text:style-name="T94">""</text:span></text:p>
            <text:p text:style-name="P57">/&gt;</text:p>
          </table:table-cell>
        </table:table-row>
      </table:table>
      <text:p text:style-name="Standard"/>
      <text:h text:style-name="P149" text:outline-level="4">Attribut Calc</text:h>
      <text:p text:style-name="Standard">L'attribut "calc" définit la ou les classes qui réalisent les calculs à réaliser. Ces classes doivent implémenter l'interface "Calc".</text:p>
      <text:p text:style-name="Standard"/>
      <table:table table:name="Tableau23" table:style-name="Tableau23">
        <table:table-column table:style-name="Tableau23.A"/>
        <table:table-row table:style-name="Tableau23.1">
          <table:table-cell table:style-name="Tableau23.A1" office:value-type="string">
            <text:p text:style-name="P41"><text:span text:style-name="T115">public</text:span><text:span text:style-name="T79"> </text:span><text:span text:style-name="T115">interface</text:span><text:span text:style-name="T79"> Calc {</text:span></text:p>
            <text:p text:style-name="P40"><text:span text:style-name="T79"><text:s text:c="4"/></text:span><text:span text:style-name="T115">public</text:span><text:span text:style-name="T79"> Number getCalcResult(TableModel model, Column column);</text:span></text:p>
            <text:p text:style-name="P22">}</text:p>
          </table:table-cell>
        </table:table-row>
      </table:table>
      <text:p text:style-name="Standard"/>
      <text:p text:style-name="Standard">Si plusieurs cellules calculées doivent être affichées pour une même colonne, les noms des classes doivent être séparées par une virgule.</text:p>
      <text:p text:style-name="Contents_20_1"/>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7">Alias à utiliser dans l'attribut total</text:p>
          </table:table-cell>
          <table:table-cell table:style-name="Tableau24.A1" office:value-type="string">
            <text:p text:style-name="P7">Calcul effectué</text:p>
          </table:table-cell>
          <table:table-cell table:style-name="Tableau24.C1" office:value-type="string">
            <text:p text:style-name="P7">Classe correspondante</text:p>
          </table:table-cell>
        </table:table-row>
        <table:table-row table:style-name="Tableau24.1">
          <table:table-cell table:style-name="Tableau24.A2" office:value-type="string">
            <text:p text:style-name="P10">total</text:p>
          </table:table-cell>
          <table:table-cell table:style-name="Tableau24.A2" office:value-type="string">
            <text:p text:style-name="P9">Total de toutes les cellules de la colonne</text:p>
          </table:table-cell>
          <table:table-cell table:style-name="Tableau24.C2" office:value-type="string">
            <text:p text:style-name="P10">CpTotalCalc</text:p>
          </table:table-cell>
        </table:table-row>
        <table:table-row table:style-name="Tableau24.1">
          <table:table-cell table:style-name="Tableau24.A2" office:value-type="string">
            <text:p text:style-name="P10">pagetotal</text:p>
          </table:table-cell>
          <table:table-cell table:style-name="Tableau24.A2" office:value-type="string">
            <text:p text:style-name="P9">Sous-total des cellules de la colonne d'une page</text:p>
          </table:table-cell>
          <table:table-cell table:style-name="Tableau24.C2" office:value-type="string">
            <text:p text:style-name="P10">CpPageTotalCalc</text:p>
          </table:table-cell>
        </table:table-row>
        <table:table-row table:style-name="Tableau24.1">
          <table:table-cell table:style-name="Tableau24.A2" office:value-type="string">
            <text:p text:style-name="P10">subtotal</text:p>
          </table:table-cell>
          <table:table-cell table:style-name="Tableau24.A2" office:value-type="string">
            <text:p text:style-name="P9">Sous-total des cellules de la colonne de la première page à la page courante</text:p>
          </table:table-cell>
          <table:table-cell table:style-name="Tableau24.C2" office:value-type="string">
            <text:p text:style-name="P10">CpSubTotalCalc</text:p>
            <text:p text:style-name="P8"/>
          </table:table-cell>
        </table:table-row>
        <table:table-row table:style-name="Tableau24.1">
          <table:table-cell table:style-name="Tableau24.A2" office:value-type="string">
            <text:p text:style-name="P10">moyenne</text:p>
          </table:table-cell>
          <table:table-cell table:style-name="Tableau24.A2" office:value-type="string">
            <text:p text:style-name="P9">Moyenne des cellules de la colonne</text:p>
          </table:table-cell>
          <table:table-cell table:style-name="Tableau24.C2" office:value-type="string">
            <text:p text:style-name="P10">CpMoyenneCalc</text:p>
          </table:table-cell>
        </table:table-row>
        <text:soft-page-break/>
        <table:table-row table:style-name="Tableau24.1">
          <table:table-cell table:style-name="Tableau24.A2" office:value-type="string">
            <text:p text:style-name="P10">moyennenonnulls</text:p>
          </table:table-cell>
          <table:table-cell table:style-name="Tableau24.A2" office:value-type="string">
            <text:p text:style-name="P9">Moyenne des cellules non nulles de la colonne</text:p>
          </table:table-cell>
          <table:table-cell table:style-name="Tableau24.C2" office:value-type="string">
            <text:p text:style-name="P10">CpMoyenneNonNullsCalc</text:p>
          </table:table-cell>
        </table:table-row>
        <table:table-row table:style-name="Tableau24.1">
          <table:table-cell table:style-name="Tableau24.A2" office:value-type="string">
            <text:p text:style-name="P10">decompte</text:p>
          </table:table-cell>
          <table:table-cell table:style-name="Tableau24.A2" office:value-type="string">
            <text:p text:style-name="P9">Nombre de lignes dans la colonne</text:p>
          </table:table-cell>
          <table:table-cell table:style-name="Tableau24.C2" office:value-type="string">
            <text:p text:style-name="P10">CpDecompteCalc</text:p>
          </table:table-cell>
        </table:table-row>
        <table:table-row table:style-name="Tableau24.1">
          <table:table-cell table:style-name="Tableau24.A2" office:value-type="string">
            <text:p text:style-name="P10">decomptenonnulls</text:p>
          </table:table-cell>
          <table:table-cell table:style-name="Tableau24.A2" office:value-type="string">
            <text:p text:style-name="P9">Nombre de lignes pour lesquelles la cellule est non nulle dans la colonne </text:p>
          </table:table-cell>
          <table:table-cell table:style-name="Tableau24.C2" office:value-type="string">
            <text:p text:style-name="P10">CpDecompteNonNullsCalc</text:p>
          </table:table-cell>
        </table:table-row>
        <table:table-row table:style-name="Tableau24.1">
          <table:table-cell table:style-name="Tableau24.A2" office:value-type="string">
            <text:p text:style-name="P10">minimum</text:p>
          </table:table-cell>
          <table:table-cell table:style-name="Tableau24.A2" office:value-type="string">
            <text:p text:style-name="P9">Valeur minimale de la cellule dans la colonne</text:p>
          </table:table-cell>
          <table:table-cell table:style-name="Tableau24.C2" office:value-type="string">
            <text:p text:style-name="P10">CpMinimumCalc</text:p>
          </table:table-cell>
        </table:table-row>
        <table:table-row table:style-name="Tableau24.1">
          <table:table-cell table:style-name="Tableau24.A2" office:value-type="string">
            <text:p text:style-name="P10">maximum</text:p>
          </table:table-cell>
          <table:table-cell table:style-name="Tableau24.A2" office:value-type="string">
            <text:p text:style-name="P9">Valeur maximale de la cellule dans la colonne</text:p>
          </table:table-cell>
          <table:table-cell table:style-name="Tableau24.C2" office:value-type="string">
            <text:p text:style-name="P10">CpMaximumCalc</text:p>
          </table:table-cell>
        </table:table-row>
        <table:table-row table:style-name="Tableau24.1">
          <table:table-cell table:style-name="Tableau24.A2" office:value-type="string">
            <text:p text:style-name="P9">pourcentagenonnulls</text:p>
          </table:table-cell>
          <table:table-cell table:style-name="Tableau24.A2" office:value-type="string">
            <text:p text:style-name="P9">Poucentage des lignes pour lesquelles la cellule est non nulle d’une colonne / nombre total de lignes</text:p>
          </table:table-cell>
          <table:table-cell table:style-name="Tableau24.C2" office:value-type="string">
            <text:p text:style-name="P10">CpPourcentageNonNullsCalc</text:p>
          </table:table-cell>
        </table:table-row>
      </table:table>
      <text:p text:style-name="Standard"/>
      <text:h text:style-name="P149" text:outline-level="4">L'attribut calcTitle</text:h>
      <text:p text:style-name="Standard">L'attribut "calcTitle" spécifie le ou les titres à utiliser pour les cellules calculées. Si plusieurs cellules calculées sont définies, les titres doivent être séparés par des virgules.</text:p>
      <text:p text:style-name="Standard">Une seule colonne du tableau doit comporter cet attribut, si ce n'est pas le cas, c'est la valeur de l'attribut "calcTitle" de la première colonne le contenant qui est utilisée. Les autres sont ignorés.</text:p>
      <text:p text:style-name="Standard"/>
      <text:h text:style-name="P149" text:outline-level="4">L'attribut calcDisplay</text:h>
      <text:p text:style-name="Standard">L'attribut "calcDisplay" définit les pages sur lesquelles la ou les cellules de calcul sont affichées.</text:p>
      <text:p text:style-name="Standard">Cet attribut peut prendre les valeurs suivantes :</text:p>
      <text:p text:style-name="Standard"/>
      <table:table table:name="Tableau25" table:style-name="Tableau25">
        <table:table-column table:style-name="Tableau25.A"/>
        <table:table-column table:style-name="Tableau25.B"/>
        <table:table-row table:style-name="Tableau25.1">
          <table:table-cell table:style-name="Tableau25.A1" office:value-type="string">
            <text:p text:style-name="P5">Valeur de l'attribut "calcDisplay"</text:p>
          </table:table-cell>
          <table:table-cell table:style-name="Tableau25.B1" office:value-type="string">
            <text:p text:style-name="P5">Description</text:p>
          </table:table-cell>
        </table:table-row>
        <table:table-row table:style-name="Tableau25.1">
          <table:table-cell table:style-name="Tableau25.A2" office:value-type="string">
            <text:p text:style-name="P5">all</text:p>
          </table:table-cell>
          <table:table-cell table:style-name="Tableau25.B2" office:value-type="string">
            <text:p text:style-name="P5">affichage sur toutes les pages du tableau</text:p>
          </table:table-cell>
        </table:table-row>
        <table:table-row table:style-name="Tableau25.1">
          <table:table-cell table:style-name="Tableau25.A2" office:value-type="string">
            <text:p text:style-name="P5">first</text:p>
          </table:table-cell>
          <table:table-cell table:style-name="Tableau25.B2" office:value-type="string">
            <text:p text:style-name="P5">affichage sur la première page du tableau</text:p>
          </table:table-cell>
        </table:table-row>
        <table:table-row table:style-name="Tableau25.1">
          <table:table-cell table:style-name="Tableau25.A2" office:value-type="string">
            <text:p text:style-name="P5">last</text:p>
          </table:table-cell>
          <table:table-cell table:style-name="Tableau25.B2" office:value-type="string">
            <text:p text:style-name="P5">affichage sur la dernière page du tableau</text:p>
          </table:table-cell>
        </table:table-row>
        <table:table-row table:style-name="Tableau25.1">
          <table:table-cell table:style-name="Tableau25.A2" office:value-type="string">
            <text:p text:style-name="P5">allbutlast</text:p>
          </table:table-cell>
          <table:table-cell table:style-name="Tableau25.B2" office:value-type="string">
            <text:p text:style-name="P5">affichage sur toutes les pages sauf sur la dernière du tableau</text:p>
          </table:table-cell>
        </table:table-row>
        <table:table-row table:style-name="Tableau25.1">
          <table:table-cell table:style-name="Tableau25.A2" office:value-type="string">
            <text:p text:style-name="P5">allbutfirst</text:p>
          </table:table-cell>
          <table:table-cell table:style-name="Tableau25.B2" office:value-type="string">
            <text:p text:style-name="P5">affichage sur toutes les pages sauf sur la première du tableau</text:p>
          </table:table-cell>
        </table:table-row>
        <table:table-row table:style-name="Tableau25.1">
          <table:table-cell table:style-name="Tableau25.A2" office:value-type="string">
            <text:p text:style-name="P5">allbutfirstandlast</text:p>
          </table:table-cell>
          <table:table-cell table:style-name="Tableau25.B2" office:value-type="string">
            <text:p text:style-name="P5">Affichage sur toutes les pages sauf la première et la dernière du tableau</text:p>
          </table:table-cell>
        </table:table-row>
        <table:table-row table:style-name="Tableau25.1">
          <table:table-cell table:style-name="Tableau25.A2" office:value-type="string">
            <text:p text:style-name="P5">firstandlast</text:p>
          </table:table-cell>
          <table:table-cell table:style-name="Tableau25.B2" office:value-type="string">
            <text:p text:style-name="P5">Affichage sur la première page du tableau si celle-ci est également la dernière</text:p>
          </table:table-cell>
        </table:table-row>
        <table:table-row table:style-name="Tableau25.1">
          <table:table-cell table:style-name="Tableau25.A2" office:value-type="string">
            <text:p text:style-name="P5">notfirstandlast</text:p>
          </table:table-cell>
          <table:table-cell table:style-name="Tableau25.B2" office:value-type="string">
            <text:p text:style-name="P5">Affichage sur toutes les pages du tableau sauf sur la première si celle-ci est également la dernière</text:p>
          </table:table-cell>
        </table:table-row>
      </table:table>
      <text:p text:style-name="Standard"/>
      <text:h text:style-name="P149" text:outline-level="4">L'attribut calcExport</text:h>
      <text:p text:style-name="Standard"><text:soft-page-break/>L'attribut "calcExport" définit les pages sur lesquelles la ou les cellules de calcul sont exportées, lors de l'utilisation de l'export pdf &lt;ecjrxml:exportpdf&gt;</text:p>
      <text:p text:style-name="Standard"/>
      <text:p text:style-name="Standard">Cet attribut peut prendre les valeurs suivantes :</text:p>
      <text:p text:style-name="Standard"/>
      <table:table table:name="Tableau26" table:style-name="Tableau26">
        <table:table-column table:style-name="Tableau26.A"/>
        <table:table-column table:style-name="Tableau26.B"/>
        <table:table-row table:style-name="Tableau26.1">
          <table:table-cell table:style-name="Tableau26.A1" office:value-type="string">
            <text:p text:style-name="P5">Valeur de l'attribut "calcExport"</text:p>
          </table:table-cell>
          <table:table-cell table:style-name="Tableau26.B1" office:value-type="string">
            <text:p text:style-name="P5">Description</text:p>
          </table:table-cell>
        </table:table-row>
        <table:table-row table:style-name="Tableau26.1">
          <table:table-cell table:style-name="Tableau26.A2" office:value-type="string">
            <text:p text:style-name="P5">last</text:p>
          </table:table-cell>
          <table:table-cell table:style-name="Tableau26.B2" office:value-type="string">
            <text:p text:style-name="P5">affichage sur la dernière page du tableau</text:p>
          </table:table-cell>
        </table:table-row>
      </table:table>
      <text:h text:style-name="P149" text:outline-level="4">Les attributs de présentation</text:h>
      <text:p text:style-name="Standard">Les attributs calcStyle, calcClass, calcTitleClass et calcTitleStyle définissent la présentation des cellules calculées et de leurs titres.</text:p>
      <text:p text:style-name="Standard"/>
      <text:p text:style-name="P34">Exemple :</text:p>
      <text:p text:style-name="P34"/>
      <table:table table:name="Tableau27" table:style-name="Tableau27">
        <table:table-column table:style-name="Tableau27.A"/>
        <table:table-row table:style-name="Tableau27.1">
          <table:table-cell table:style-name="Tableau27.A1" office:value-type="string">
            <text:p text:style-name="P41"><text:span text:style-name="T33">&lt;</text:span><text:span text:style-name="T46">ec:column </text:span><text:span text:style-name="T57">property</text:span><text:span text:style-name="T70">=</text:span><text:span text:style-name="T94">"seuil" </text:span><text:span text:style-name="T57">sortable</text:span><text:span text:style-name="T70">=</text:span><text:span text:style-name="T94">"true" </text:span><text:span text:style-name="T57">headerStyle</text:span><text:span text:style-name="T70">=</text:span><text:span text:style-name="T94">"text-align: center" </text:span></text:p>
            <text:p text:style-name="P40"><text:span text:style-name="T57">style</text:span><text:span text:style-name="T70">=</text:span><text:span text:style-name="T94">"text-align: right;" </text:span><text:span text:style-name="T57">width</text:span><text:span text:style-name="T70">=</text:span><text:span text:style-name="T94">"16%"</text:span></text:p>
            <text:p text:style-name="P40"><text:span text:style-name="T56">cell</text:span><text:span text:style-name="T67">=</text:span><text:span text:style-name="T92">"monnaiecellunedecimale" <text:s/></text:span><text:span text:style-name="T56">title</text:span><text:span text:style-name="T67">=</text:span><text:span text:style-name="T92">"monnaie une decimale" </text:span><text:span text:style-name="T56">alias</text:span><text:span text:style-name="T67">=</text:span><text:span text:style-name="T92">"monnaieunedecimale"</text:span></text:p>
            <text:p text:style-name="P40"><text:span text:style-name="T56">calc</text:span><text:span text:style-name="T67">=</text:span><text:span text:style-name="T92">"pagetotal,subtotal,total" </text:span><text:span text:style-name="T56">calcTitle</text:span><text:span text:style-name="T67">=</text:span><text:span text:style-name="T92">"Total par page,Sous-total,Total"</text:span></text:p>
            <text:p text:style-name="P40"><text:span text:style-name="T57">calcDisplay</text:span><text:span text:style-name="T70">=</text:span><text:span text:style-name="T94">"first,first,last"<text:tab/> </text:span><text:span text:style-name="T57">calcExport</text:span><text:span text:style-name="T70">=</text:span><text:span text:style-name="T94">"null,null,last" </text:span></text:p>
            <text:p text:style-name="P40"><text:span text:style-name="T57">calcClass</text:span><text:span text:style-name="T70">=</text:span><text:span text:style-name="T94">"" </text:span><text:span text:style-name="T57">calcStyle</text:span><text:span text:style-name="T70">=</text:span><text:span text:style-name="T94">"text-align: right;" </text:span></text:p>
            <text:p text:style-name="P40"><text:span text:style-name="T56">calcTitleClass</text:span><text:span text:style-name="T67">=</text:span><text:span text:style-name="T92">"" </text:span><text:span text:style-name="T56">calcTitleStyle</text:span><text:span text:style-name="T67">=</text:span><text:span text:style-name="T92">""</text:span></text:p>
            <text:p text:style-name="P57">/&gt;</text:p>
          </table:table-cell>
        </table:table-row>
      </table:table>
      <text:p text:style-name="Standard"/>
      <text:p text:style-name="Standard"/>
      <text:h text:style-name="Heading_20_2" text:outline-level="2">Autoriser ou interdire des vues pour une colonne </text:h>
      <text:p text:style-name="Standard">L'attribut "viewAllowed" indique liste des vues dans lesquelles la colonne doit être affichée. Si la liste comporte plusieurs vues, celles-ci doivent être séparées par des virgules.</text:p>
      <text:p text:style-name="Standard"/>
      <text:p text:style-name="P34">Exemple :</text:p>
      <table:table table:name="Tableau28" table:style-name="Tableau28">
        <table:table-column table:style-name="Tableau28.A"/>
        <table:table-row table:style-name="Tableau28.1">
          <table:table-cell table:style-name="Tableau28.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 <text:s text:c="2"/></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p>
            <text:p text:style-name="P40"><text:span text:style-name="T56"><text:s text:c="11"/></text:span><text:span text:style-name="T57">var</text:span><text:span text:style-name="T70">=</text:span><text:span text:style-name="T94">"row" </text:span></text:p>
            <text:p text:style-name="P40"><text:span text:style-name="T33"><text:s text:c="11"/>&gt;</text:span><text:span text:style-name="T70"><text:tab/><text:tab/></text:span></text:p>
            <text:p text:style-name="P40"><text:span text:style-name="T70"><text:tab/></text:span><text:span text:style-name="T33">&lt;</text:span><text:span text:style-name="T46">ec:row</text:span><text:span text:style-name="T33">&gt;</text:span></text:p>
            <text:p text:style-name="P40"><text:span text:style-name="T33"><text:s text:c="15"/>&lt;</text:span><text:span text:style-name="T46">ec:column </text:span><text:span text:style-name="T57">property</text:span><text:span text:style-name="T70">=</text:span><text:span text:style-name="T94">"codeImpot" </text:span><text:span text:style-name="T57">viewsAllowed</text:span><text:span text:style-name="T70">=</text:span><text:span text:style-name="T94">"cppdf"/</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nomImpot" </text:span><text:span text:style-name="T57">sortable</text:span><text:span text:style-name="T70">=</text:span><text:span text:style-name="T94">"false"</text:span><text:span text:style-name="T33">&gt;</text:span></text:p>
            <text:p text:style-name="P51"><text:s text:c="19"/>${row.nomImpot}</text:p>
            <text:p text:style-name="P40"><text:span text:style-name="T33"><text:s text:c="15"/>&lt;/</text:span><text:span text:style-name="T46">ec:column&gt;</text:span></text:p>
            <text:p text:style-name="P40"><text:span text:style-name="T70"><text:tab/></text:span><text:span text:style-name="T33">&lt;/</text:span><text:span text:style-name="T46">ec:row</text:span><text:span text:style-name="T33">&gt;</text:span></text:p>
            <text:p text:style-name="Préformaté_20_HTML"><text:span text:style-name="T32">&lt;/</text:span><text:span text:style-name="T45">ec:table</text:span><text:span text:style-name="T32">&gt;</text:span></text:p>
          </table:table-cell>
        </table:table-row>
      </table:table>
      <text:p text:style-name="Standard"><text:span text:style-name="pun"><text:span text:style-name="T3"/></text:span></text:p>
      <text:p text:style-name="Standard">Dans l'exemple ci-dessus, la colonne "codeImpot" sera utilisée dans la vue "cpdf" mais dans la vue "html"</text:p>
      <text:p text:style-name="Standard"/>
      <text:h text:style-name="Heading_20_2" text:outline-level="2">Titre des colonnes</text:h>
      <text:p text:style-name="Standard">L'attribut "title" est utilisé pour <text:s/>spécifier l'intitulé des entêtes de colonne. S'il n'est pas défini, la propriété sur laquelle la colonne est construite sert de titre de colonne.</text:p>
      <text:p text:style-name="Préformaté_20_HTML"/>
      <text:p text:style-name="P34">Exemple :</text:p>
      <table:table table:name="Tableau29" table:style-name="Tableau29">
        <table:table-column table:style-name="Tableau29.A"/>
        <table:table-row table:style-name="Tableau29.1">
          <table:table-cell table:style-name="Tableau29.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 <text:s text:c="2"/></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p>
            <text:p text:style-name="P40"><text:span text:style-name="T56"><text:s text:c="11"/></text:span><text:span text:style-name="T57">var</text:span><text:span text:style-name="T70">=</text:span><text:span text:style-name="T94">"row" </text:span></text:p>
            <text:p text:style-name="P40"><text:span text:style-name="T33"><text:s text:c="11"/>&gt;</text:span><text:span text:style-name="T70"><text:tab/><text:tab/></text:span></text:p>
            <text:p text:style-name="P40"><text:span text:style-name="T70"><text:tab/></text:span><text:span text:style-name="T33">&lt;</text:span><text:span text:style-name="T46">ec:row</text:span><text:span text:style-name="T33">&gt;</text:span></text:p>
            <text:p text:style-name="P40"><text:soft-page-break/><text:span text:style-name="T33"><text:s text:c="15"/>&lt;</text:span><text:span text:style-name="T46">ec:column </text:span><text:span text:style-name="T57">property</text:span><text:span text:style-name="T70">=</text:span><text:span text:style-name="T94">"codeImpot" </text:span><text:span text:style-name="T57">title</text:span><text:span text:style-name="T70">=</text:span><text:span text:style-name="T94">"Code impôt"/</text:span><text:span text:style-name="T33">&gt;</text:span></text:p>
            <text:p text:style-name="P40"><text:span text:style-name="T70"><text:tab/><text:tab/></text:span><text:span text:style-name="T33">&lt;</text:span><text:span text:style-name="T46">ec:column </text:span><text:span text:style-name="T57">property</text:span><text:span text:style-name="T70">=</text:span><text:span text:style-name="T94">"nomImpot" </text:span><text:span text:style-name="T57">title</text:span><text:span text:style-name="T70">=</text:span><text:span text:style-name="T94">"Nom de l'impôt"</text:span><text:span text:style-name="T33">&gt;</text:span></text:p>
            <text:p text:style-name="P51"><text:s text:c="19"/>${row.nomImpot}</text:p>
            <text:p text:style-name="P40"><text:span text:style-name="T33"><text:s text:c="15"/>&lt;/</text:span><text:span text:style-name="T46">ec:column&gt;</text:span></text:p>
            <text:p text:style-name="P40"><text:span text:style-name="T70"><text:tab/></text:span><text:span text:style-name="T33">&lt;/</text:span><text:span text:style-name="T46">ec:row</text:span><text:span text:style-name="T33">&gt;</text:span></text:p>
            <text:p text:style-name="Préformaté_20_HTML"><text:span text:style-name="T29">&lt;/</text:span><text:span text:style-name="T42">ec:table</text:span><text:span text:style-name="T29">&gt;</text:span></text:p>
          </table:table-cell>
        </table:table-row>
      </table:table>
      <text:p text:style-name="Préformaté_20_HTML"><text:span text:style-name="pun"/></text:p>
      <text:p text:style-name="Standard">L’attribut « titlePdf » permet de spécifier le titre de la colonne qui sera affiché dans l’export Pdf</text:p>
      <text:p text:style-name="Préformaté_20_HTML"/>
      <text:h text:style-name="Heading_20_2" text:outline-level="2">Définir les options d'un filtre</text:h>
      <text:p text:style-name="Standard">L'attribut "filterOptions" doit référencer une collection d'options de filtre où chaque bean implémente l'interdace "FilterOption". Utilisée avec filteCell="droplist", cet attribut permet de définir une liste de filtre spécifique, indépendante des données de la collection affichée par le tableau.</text:p>
      <text:p text:style-name="Standard"/>
      <table:table table:name="Tableau30" table:style-name="Tableau30">
        <table:table-column table:style-name="Tableau30.A"/>
        <table:table-row table:style-name="Tableau30.1">
          <table:table-cell table:style-name="Tableau30.A1" office:value-type="string">
            <text:p text:style-name="P41"><text:span text:style-name="T115">public</text:span><text:span text:style-name="T79"> </text:span><text:span text:style-name="T115">interface</text:span><text:span text:style-name="T79"> FilterOption </text:span></text:p>
            <text:p text:style-name="P24">{</text:p>
            <text:p text:style-name="P40"><text:span text:style-name="T79"><text:s text:c="4"/></text:span><text:span text:style-name="T115">public</text:span><text:span text:style-name="T79"> Object getLabel();</text:span></text:p>
            <text:p text:style-name="P53"/>
            <text:p text:style-name="P40"><text:span text:style-name="T79"><text:s text:c="4"/></text:span><text:span text:style-name="T115">public</text:span><text:span text:style-name="T79"> Object getValue();</text:span></text:p>
            <text:p text:style-name="P22">}</text:p>
          </table:table-cell>
        </table:table-row>
      </table:table>
      <text:p text:style-name="Standard"/>
      <text:p text:style-name="Standard">La collection est recherchée de la même façon que la collection référencée par l'attribut "items" du tag "table". </text:p>
      <text:p text:style-name="Standard">Il est possible d'utiliser les EL pour atteindre cette collection dans le contexte de servlet.</text:p>
      <text:h text:style-name="Heading_20_2" text:outline-level="2"><text:s/>Utiliser une propriété imbriquée</text:h>
      <text:p text:style-name="Standard">Pour utiliser une propriété imbriquée, il suffit donner le chemin d'accès à cette propriété.</text:p>
      <text:p text:style-name="Standard"/>
      <text:p text:style-name="P34">Exemple :</text:p>
      <text:p text:style-name="P34"/>
      <text:p text:style-name="Standard"><text:span text:style-name="pun"><text:span text:style-name="T3">&lt;</text:span></text:span><text:span text:style-name="tag"><text:span text:style-name="T3">ec</text:span></text:span><text:span text:style-name="pln"><text:span text:style-name="T3">:</text:span></text:span><text:span text:style-name="atn"><text:span text:style-name="T3">table</text:span></text:span><text:span text:style-name="pln"><text:span text:style-name="T3"> </text:span></text:span><text:span text:style-name="atn"><text:span text:style-name="T3">items</text:span></text:span><text:span text:style-name="pun"><text:span text:style-name="T3">=</text:span></text:span><text:span text:style-name="atv"><text:span text:style-name="T3">"presidents"</text:span></text:span><text:span text:style-name="pln"><text:span text:style-name="T3"> </text:span></text:span><text:span text:style-name="atn"><text:span text:style-name="T3">var</text:span></text:span><text:span text:style-name="pun"><text:span text:style-name="T3">=</text:span></text:span><text:span text:style-name="atv"><text:span text:style-name="T3">"president"</text:span></text:span><text:span text:style-name="pln"><text:span text:style-name="T3"> </text:span></text:span><text:span text:style-name="pun"><text:span text:style-name="T3">&gt;</text:span></text:span><text:span text:style-name="T3"><text:line-break/></text:span><text:span text:style-name="pln"><text:span text:style-name="T3">...</text:span></text:span><text:span text:style-name="T3"><text:line-break/></text:span><text:span text:style-name="pun"><text:span text:style-name="T3">&lt;</text:span></text:span><text:span text:style-name="tag"><text:span text:style-name="T3">ec</text:span></text:span><text:span text:style-name="pln"><text:span text:style-name="T3">:</text:span></text:span><text:span text:style-name="atn"><text:span text:style-name="T3">column</text:span></text:span><text:span text:style-name="pln"><text:span text:style-name="T3"> </text:span></text:span><text:span text:style-name="atn"><text:span text:style-name="T3">alias</text:span></text:span><text:span text:style-name="pun"><text:span text:style-name="T3">=</text:span></text:span><text:span text:style-name="atv"><text:span text:style-name="T3">"firstName"</text:span></text:span><text:span text:style-name="pln"><text:span text:style-name="T3"> </text:span></text:span><text:span text:style-name="atn"><text:span text:style-name="T3">property</text:span></text:span><text:span text:style-name="pun"><text:span text:style-name="T3">=</text:span></text:span><text:span text:style-name="atv"><text:span text:style-name="T3">"president.name.firstName"</text:span></text:span><text:span text:style-name="pln"><text:span text:style-name="T3"> </text:span></text:span><text:span text:style-name="pun"><text:span text:style-name="T3">/&gt;</text:span></text:span></text:p>
      <text:p text:style-name="P77"/>
      <text:h text:style-name="Heading_20_1" text:outline-level="1">Définition de groupes, sous groupes et titres avec la vue html "cpgroup" et le tag "colTwoOrThreeHeader"</text:h>
      <text:p text:style-name="Standard"/>
      <text:p text:style-name="Standard">Pour définir plusieurs lignes d'entête, il faut</text:p>
      <text:list xml:id="list34176834" text:continue-list="list34167803" text:style-name="WW8Num80">
        <text:list-item>
          <text:p text:style-name="P122">utiliser comme vue <text:s/>"cpgroup" dans le tag ec:table, </text:p>
        </text:list-item>
        <text:list-item>
          <text:p text:style-name="P122">puis sur définir les colonnes de chaque ligne avec le tag ec:colTwoOrThreeHeader ou ech:column. </text:p>
        </text:list-item>
      </text:list>
      <text:p text:style-name="Standard"/>
      <text:p text:style-name="Standard">Toutes les colonnes consécutives qui possèdent le même attribut "group" ou "subGroup" seront regroupées sous un même titre de groupe ou de sous-groupe.</text:p>
      <text:p text:style-name="Standard"> </text:p>
      <text:p text:style-name="Standard">L'alias "cpgroup" référence la classe "...lombok.apptags.table.view.CpResultsHtmlView".</text:p>
      <text:p text:style-name="Standard"/>
      <text:p text:style-name="Standard"><text:span text:style-name="T119">Attention : la vue cpgroup </text:span><text:span text:style-name="T120">est incompatible avec les checkbox</text:span><text:span text:style-name="T2"> . </text:span></text:p>
      <text:p text:style-name="Standard"/>
      <text:p text:style-name="Standard"/>
      <text:p text:style-name="P42">Type de tableau produit</text:p>
      <text:p text:style-name="P42"/>
      <table:table table:name="Tableau31" table:style-name="Tableau31">
        <table:table-column table:style-name="Tableau31.A"/>
        <table:table-column table:style-name="Tableau31.B" table:number-columns-repeated="3"/>
        <table:table-column table:style-name="Tableau31.E" table:number-columns-repeated="4"/>
        <table:table-column table:style-name="Tableau31.I"/>
        <table:table-row table:style-name="Tableau31.1">
          <table:table-cell table:style-name="Tableau31.A1" office:value-type="string">
            <text:p text:style-name="P5">groupe <text:span text:style-name="T121"></text:span></text:p>
          </table:table-cell>
          <table:table-cell table:style-name="Tableau31.B1" table:number-columns-spanned="4" office:value-type="string">
            <text:p text:style-name="P2">groupe 1</text:p>
          </table:table-cell>
          <table:covered-table-cell/>
          <table:covered-table-cell/>
          <table:covered-table-cell/>
          <table:table-cell table:style-name="Tableau31.F1" table:number-columns-spanned="4" office:value-type="string">
            <text:p text:style-name="P2">groupe 2</text:p>
          </table:table-cell>
          <table:covered-table-cell/>
          <table:covered-table-cell/>
          <table:covered-table-cell/>
        </table:table-row>
        <table:table-row table:style-name="Tableau31.1">
          <table:table-cell table:style-name="Tableau31.A1" office:value-type="string">
            <text:p text:style-name="P5">sous-groupe<text:span text:style-name="T121"></text:span></text:p>
          </table:table-cell>
          <table:table-cell table:style-name="Tableau31.B1" table:number-columns-spanned="2" office:value-type="string">
            <text:p text:style-name="P2">sous-groupe 1</text:p>
          </table:table-cell>
          <table:covered-table-cell/>
          <table:table-cell table:style-name="Tableau31.B1" table:number-columns-spanned="2" office:value-type="string">
            <text:p text:style-name="P2">sous-groupe 2</text:p>
          </table:table-cell>
          <table:covered-table-cell/>
          <table:table-cell table:style-name="Tableau31.B1" table:number-columns-spanned="2" office:value-type="string">
            <text:p text:style-name="P2">sous-groupe 3</text:p>
          </table:table-cell>
          <table:covered-table-cell/>
          <table:table-cell table:style-name="Tableau31.F1" table:number-columns-spanned="2" office:value-type="string">
            <text:p text:style-name="P2">sous-groupe 4</text:p>
          </table:table-cell>
          <table:covered-table-cell/>
        </table:table-row>
        <table:table-row table:style-name="Tableau31.1">
          <table:table-cell table:style-name="Tableau31.A1" office:value-type="string">
            <text:p text:style-name="P5">Titre de colonne <text:span text:style-name="T121"></text:span></text:p>
          </table:table-cell>
          <table:table-cell table:style-name="Tableau31.B1" office:value-type="string">
            <text:p text:style-name="P2">titre 1</text:p>
          </table:table-cell>
          <table:table-cell table:style-name="Tableau31.B1" office:value-type="string">
            <text:p text:style-name="P2">titre 2</text:p>
          </table:table-cell>
          <table:table-cell table:style-name="Tableau31.B1" office:value-type="string">
            <text:p text:style-name="P2">titre 3</text:p>
          </table:table-cell>
          <table:table-cell table:style-name="Tableau31.B1" office:value-type="string">
            <text:p text:style-name="P2">titre 4</text:p>
          </table:table-cell>
          <table:table-cell table:style-name="Tableau31.B1" office:value-type="string">
            <text:p text:style-name="P2">titre 5</text:p>
          </table:table-cell>
          <table:table-cell table:style-name="Tableau31.B1" office:value-type="string">
            <text:p text:style-name="P2">titre 6</text:p>
          </table:table-cell>
          <table:table-cell table:style-name="Tableau31.B1" office:value-type="string">
            <text:p text:style-name="P2">titre 7</text:p>
          </table:table-cell>
          <table:table-cell table:style-name="Tableau31.F1" office:value-type="string">
            <text:p text:style-name="P2">titre 8</text:p>
          </table:table-cell>
        </table:table-row>
        <table:table-row table:style-name="Tableau31.1">
          <table:table-cell table:style-name="Tableau31.A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F1" office:value-type="string">
            <text:p text:style-name="P5"/>
          </table:table-cell>
        </table:table-row>
        <table:table-row table:style-name="Tableau31.1">
          <table:table-cell table:style-name="Tableau31.A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F1" office:value-type="string">
            <text:p text:style-name="P5"/>
          </table:table-cell>
        </table:table-row>
        <table:table-row table:style-name="Tableau31.1">
          <table:table-cell table:style-name="Tableau31.A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B1" office:value-type="string">
            <text:p text:style-name="P5"/>
          </table:table-cell>
          <table:table-cell table:style-name="Tableau31.F1" office:value-type="string">
            <text:p text:style-name="P5"/>
          </table:table-cell>
        </table:table-row>
      </table:table>
      <text:p text:style-name="Standard"/>
      <text:p text:style-name="Standard"/>
      <text:p text:style-name="Text_20_body">Exemple de tableau avec plusieurs lignes d'en-tête.</text:p>
      <text:p text:style-name="Standard"/>
      <text:p text:style-name="P44">En utilisant le tag "ec:colTwoOrThreeHeader" (A privilégier)</text:p>
      <text:p text:style-name="Standard"/>
      <table:table table:name="Tableau32" table:style-name="Tableau32">
        <table:table-column table:style-name="Tableau32.A"/>
        <table:table-row table:style-name="Tableau32.1">
          <table:table-cell table:style-name="Tableau32.A1" office:value-type="string">
            <text:p text:style-name="P41"><text:span text:style-name="T30">&lt;</text:span><text:span text:style-name="T43">ec:table </text:span></text:p>
            <text:p text:style-name="P40"><text:span text:style-name="T43"><text:s text:c="2"/></text:span><text:span text:style-name="T56">action</text:span><text:span text:style-name="T67">=</text:span><text:span text:style-name="T92">"${pageContext.request.contextPath}/zf3/flux.ex"</text:span></text:p>
            <text:p text:style-name="P40"><text:span text:style-name="T92"><text:s text:c="2"/></text:span><text:span text:style-name="T56">items</text:span><text:span text:style-name="T67">=</text:span><text:span text:style-name="T92">"statistiques" </text:span></text:p>
            <text:p text:style-name="P40"><text:span text:style-name="T92"><text:s text:c="2"/></text:span><text:span text:style-name="T56">title</text:span><text:span text:style-name="T67">=</text:span><text:span text:style-name="T92">"Répartition par civilité" </text:span></text:p>
            <text:p text:style-name="P40"><text:span text:style-name="T92"><text:s text:c="2"/></text:span><text:span text:style-name="T57">form</text:span><text:span text:style-name="T70">=</text:span><text:span text:style-name="T94">"statistiques"</text:span></text:p>
            <text:p text:style-name="P40"><text:span text:style-name="T94"><text:s text:c="2"/></text:span><text:span text:style-name="T57">view</text:span><text:span text:style-name="T70">=</text:span><text:span text:style-name="T94">"cpgroup"</text:span></text:p>
            <text:p text:style-name="P21"><text:s text:c="2"/></text:p>
            <text:p text:style-name="P40"><text:span text:style-name="T70"><text:s text:c="2"/></text:span><text:span text:style-name="T33">&lt;</text:span><text:span text:style-name="T46">ec:row</text:span><text:span text:style-name="T33">&gt;</text:span></text:p>
            <text:p text:style-name="P40"><text:span text:style-name="T70"><text:s text:c="4"/></text:span><text:span text:style-name="T33">&lt;</text:span><text:span text:style-name="T46">ec:colTwoOrThreeHeader </text:span><text:span text:style-name="T57">group</text:span><text:span text:style-name="T70">=</text:span><text:span text:style-name="T94">"Impôts" </text:span><text:span text:style-name="T57">property</text:span><text:span text:style-name="T70">=</text:span><text:span text:style-name="T94">"nomImpot" </text:span><text:span text:style-name="T57">title</text:span><text:span text:style-name="T70">=</text:span><text:span text:style-name="T94">"Libellé" </text:span><text:span text:style-name="T57">width</text:span><text:span text:style-name="T70">=</text:span><text:span text:style-name="T94">"28%"</text:span><text:span text:style-name="T33">/&gt;</text:span></text:p>
            <text:p text:style-name="P40"><text:span text:style-name="T70"><text:s text:c="4"/></text:span><text:span text:style-name="T33">&lt;</text:span><text:span text:style-name="T46">ec:colTwoOrThreeHeader </text:span><text:span text:style-name="T57">group</text:span><text:span text:style-name="T70">=</text:span><text:span text:style-name="T94">"Annee de naissance" </text:span><text:span text:style-name="T57">property</text:span><text:span text:style-name="T70">=</text:span><text:span text:style-name="T94">"annee" </text:span><text:span text:style-name="T57">title</text:span><text:span text:style-name="T70">=</text:span><text:span text:style-name="T94">"Annee"<text:line-break/> <text:s text:c="27"/></text:span><text:span text:style-name="T57">width</text:span><text:span text:style-name="T70">=</text:span><text:span text:style-name="T94">"12%"</text:span><text:span text:style-name="T33">/&gt;</text:span></text:p>
            <text:p text:style-name="P40"><text:span text:style-name="T70"><text:s text:c="4"/></text:span><text:span text:style-name="T33">&lt;</text:span><text:span text:style-name="T46">ec:colTwoOrThreeHeader </text:span><text:span text:style-name="T57">group</text:span><text:span text:style-name="T70">=</text:span><text:span text:style-name="T94">"Avis d'impositions" </text:span><text:span text:style-name="T57">property</text:span><text:span text:style-name="T70">=</text:span><text:span text:style-name="T94">"nombreAvis" <text:line-break/> <text:s text:c="27"/></text:span><text:span text:style-name="T57">title</text:span><text:span text:style-name="T70">=</text:span><text:span text:style-name="T94">"Nombre d'avis" <text:s/></text:span><text:span text:style-name="T57">width</text:span><text:span text:style-name="T70">=</text:span><text:span text:style-name="T94">"12%" </text:span><text:span text:style-name="T33">/&gt;</text:span></text:p>
            <text:p text:style-name="P40"><text:span text:style-name="T70"><text:s text:c="4"/></text:span><text:span text:style-name="T33">&lt;</text:span><text:span text:style-name="T46">ec:colTwoOrThreeHeader </text:span><text:span text:style-name="T57">group</text:span><text:span text:style-name="T70">=</text:span><text:span text:style-name="T94">"Avis d'impositions" </text:span><text:span text:style-name="T57">property</text:span><text:span text:style-name="T70">=</text:span><text:span text:style-name="T94">"montantTotal" <text:line-break/> <text:s text:c="27"/></text:span><text:span text:style-name="T57">title</text:span><text:span text:style-name="T70">=</text:span><text:span text:style-name="T94">"Montant total" </text:span><text:span text:style-name="T57">width</text:span><text:span text:style-name="T70">=</text:span><text:span text:style-name="T94">"12%"</text:span><text:span text:style-name="T33">/&gt;</text:span></text:p>
            <text:p text:style-name="P40"><text:span text:style-name="T70"><text:s text:c="4"/></text:span><text:span text:style-name="T33">&lt;</text:span><text:span text:style-name="T46">ec:colTwoOrThreeHeader </text:span><text:span text:style-name="T57">group</text:span><text:span text:style-name="T70">=</text:span><text:span text:style-name="T94">"Avis d'impositions" </text:span><text:span text:style-name="T57">property</text:span><text:span text:style-name="T70">=</text:span><text:span text:style-name="T94">"montantMoyen" <text:line-break/> <text:s text:c="27"/></text:span><text:span text:style-name="T57">title</text:span><text:span text:style-name="T70">=</text:span><text:span text:style-name="T94">"Montant moyen" </text:span><text:span text:style-name="T57">width</text:span><text:span text:style-name="T70">=</text:span><text:span text:style-name="T94">"12%"</text:span><text:span text:style-name="T33">/&gt;</text:span><text:span text:style-name="T70"><text:tab/> <text:s/></text:span></text:p>
            <text:p text:style-name="P40"><text:span text:style-name="T70"><text:s text:c="2"/></text:span><text:span text:style-name="T33">&lt;/</text:span><text:span text:style-name="T46">ec:row</text:span><text:span text:style-name="T33">&gt;</text:span></text:p>
            <text:p text:style-name="Standard"><text:span text:style-name="T33">&lt;/</text:span><text:span text:style-name="T46">ec:table</text:span><text:span text:style-name="T33">&gt;</text:span></text:p>
          </table:table-cell>
        </table:table-row>
      </table:table>
      <text:p text:style-name="P64"/>
      <text:p text:style-name="P78"/>
      <text:p text:style-name="P36">En utilisant le tag "ech:column" (Deprecated)</text:p>
      <text:p text:style-name="P64"/>
      <table:table table:name="Tableau33" table:style-name="Tableau33">
        <table:table-column table:style-name="Tableau33.A"/>
        <table:table-row table:style-name="Tableau33.1">
          <table:table-cell table:style-name="Tableau33.A1" office:value-type="string">
            <text:p text:style-name="P41"><text:span text:style-name="T30">&lt;</text:span><text:span text:style-name="T43">ec:table </text:span></text:p>
            <text:p text:style-name="P40"><text:span text:style-name="T43"><text:s text:c="2"/></text:span><text:span text:style-name="T56">action</text:span><text:span text:style-name="T67">=</text:span><text:span text:style-name="T92">"${pageContext.request.contextPath}/zf3/flux.ex"</text:span></text:p>
            <text:p text:style-name="P40"><text:span text:style-name="T92"><text:s text:c="2"/></text:span><text:span text:style-name="T56">items</text:span><text:span text:style-name="T67">=</text:span><text:span text:style-name="T92">"statistiques" </text:span></text:p>
            <text:p text:style-name="P40"><text:span text:style-name="T92"><text:s text:c="2"/></text:span><text:span text:style-name="T56">title</text:span><text:span text:style-name="T67">=</text:span><text:span text:style-name="T92">"Répartition par civilité" </text:span></text:p>
            <text:p text:style-name="P40"><text:span text:style-name="T92"><text:s text:c="2"/></text:span><text:span text:style-name="T57">form</text:span><text:span text:style-name="T70">=</text:span><text:span text:style-name="T94">"statistiques"</text:span></text:p>
            <text:p text:style-name="P40"><text:span text:style-name="T94"><text:s text:c="2"/></text:span><text:span text:style-name="T57">view</text:span><text:span text:style-name="T70">=</text:span><text:span text:style-name="T94">"cpgroup"</text:span></text:p>
            <text:p text:style-name="P21"><text:s text:c="2"/>&gt;</text:p>
            <text:p text:style-name="P21"/>
            <text:p text:style-name="P40"><text:span text:style-name="T70"><text:s/></text:span><text:span text:style-name="T33">&lt;</text:span><text:span text:style-name="T46">ec:row</text:span><text:span text:style-name="T33">&gt;</text:span></text:p>
            <text:p text:style-name="P40"><text:span text:style-name="T70"><text:s text:c="2"/></text:span><text:span text:style-name="T33">&lt;</text:span><text:span text:style-name="T46">ech:column </text:span><text:span text:style-name="T57">group</text:span><text:span text:style-name="T70">=</text:span><text:span text:style-name="T94">"Impôts" </text:span><text:span text:style-name="T57">property</text:span><text:span text:style-name="T70">=</text:span><text:span text:style-name="T94">"nomImpot" </text:span><text:span text:style-name="T57">title</text:span><text:span text:style-name="T70">=</text:span><text:span text:style-name="T94">"Libellé" </text:span><text:span text:style-name="T57">width</text:span><text:span text:style-name="T70">=</text:span><text:span text:style-name="T94">"28%"</text:span><text:span text:style-name="T33">/&gt;</text:span></text:p>
            <text:p text:style-name="P40"><text:span text:style-name="T70"><text:s text:c="2"/></text:span><text:span text:style-name="T33">&lt;</text:span><text:span text:style-name="T46">ech:column </text:span><text:span text:style-name="T57">group</text:span><text:span text:style-name="T70">=</text:span><text:span text:style-name="T94">"Annee de naissance" </text:span><text:span text:style-name="T57">property</text:span><text:span text:style-name="T70">=</text:span><text:span text:style-name="T94">"annee" </text:span><text:span text:style-name="T57">title</text:span><text:span text:style-name="T70">=</text:span><text:span text:style-name="T94">"Annee" </text:span><text:span text:style-name="T57">width</text:span><text:span text:style-name="T70">=</text:span><text:span text:style-name="T94">"12%"</text:span><text:span text:style-name="T33">/&gt;</text:span></text:p>
            <text:p text:style-name="P40"><text:span text:style-name="T70"><text:s text:c="2"/></text:span><text:span text:style-name="T33">&lt;</text:span><text:span text:style-name="T46">ech:column </text:span><text:span text:style-name="T57">group</text:span><text:span text:style-name="T70">=</text:span><text:span text:style-name="T94">"Avis d'impositions" </text:span><text:span text:style-name="T57">property</text:span><text:span text:style-name="T70">=</text:span><text:span text:style-name="T94">"nombreAvis" </text:span><text:span text:style-name="T57">title</text:span><text:span text:style-name="T70">=</text:span><text:span text:style-name="T94">"Nombre d'avis" <text:s text:c="4"/><text:line-break/> <text:s text:c="13"/></text:span><text:span text:style-name="T57">width</text:span><text:span text:style-name="T70">=</text:span><text:span text:style-name="T94">"12%"</text:span><text:span text:style-name="T33">/&gt;</text:span></text:p>
            <text:p text:style-name="P40"><text:span text:style-name="T70"><text:s text:c="2"/></text:span><text:span text:style-name="T33">&lt;</text:span><text:span text:style-name="T46">ech:column </text:span><text:span text:style-name="T57">group</text:span><text:span text:style-name="T70">=</text:span><text:span text:style-name="T94">"Avis d'impositions" </text:span><text:span text:style-name="T57">property</text:span><text:span text:style-name="T70">=</text:span><text:span text:style-name="T94">"montantTotal" </text:span><text:span text:style-name="T57">title</text:span><text:span text:style-name="T70">=</text:span><text:span text:style-name="T94">"Montant total" <text:s text:c="2"/></text:span></text:p>
            <text:p text:style-name="P40"><text:span text:style-name="T94"><text:s text:c="14"/></text:span><text:span text:style-name="T57">width</text:span><text:span text:style-name="T70">=</text:span><text:span text:style-name="T94">"12%"</text:span><text:span text:style-name="T33">/&gt;</text:span></text:p>
            <text:p text:style-name="P40"><text:span text:style-name="T70"><text:s text:c="2"/></text:span><text:span text:style-name="T33">&lt;</text:span><text:span text:style-name="T46">ech:column </text:span><text:span text:style-name="T57">group</text:span><text:span text:style-name="T70">=</text:span><text:span text:style-name="T94">"Avis d'impositions" </text:span><text:span text:style-name="T57">property</text:span><text:span text:style-name="T70">=</text:span><text:span text:style-name="T94">"montantMoyen" </text:span><text:span text:style-name="T57">title</text:span><text:span text:style-name="T70">=</text:span><text:span text:style-name="T94">"Montant moyen" <text:line-break/> <text:s text:c="13"/></text:span><text:span text:style-name="T57">width</text:span><text:span text:style-name="T70">=</text:span><text:span text:style-name="T94">"12%"</text:span><text:span text:style-name="T33">/&gt;</text:span><text:span text:style-name="T70"><text:tab/> <text:s/></text:span></text:p>
            <text:p text:style-name="P60"/>
            <text:p text:style-name="P40"><text:span text:style-name="T33">&lt;/</text:span><text:span text:style-name="T46">ec:row</text:span><text:span text:style-name="T33">&gt;</text:span></text:p>
            <text:p text:style-name="Standard"><text:span text:style-name="T30">&lt;/</text:span><text:span text:style-name="T43">ec:table</text:span><text:span text:style-name="T30">&gt;</text:span><text:span text:style-name="T67"><text:tab/></text:span></text:p>
          </table:table-cell>
        </table:table-row>
      </table:table>
      <text:p text:style-name="Standard"/>
      <text:p text:style-name="Standard"/>
      <text:p text:style-name="Standard"/>
      <text:p text:style-name="z-Haut_20_du_20_formulaire">Haut du formulaire</text:p>
      <text:p text:style-name="Standard"/>
      <text:p text:style-name="z-Bas_20_du_20_formulaire">Bas du formulaire</text:p>
      <text:p text:style-name="Standard"/>
      <text:p text:style-name="Standard"/>
      <text:h text:style-name="Heading_20_1" text:outline-level="1">Parametres</text:h>
      <text:h text:style-name="Heading_20_2" text:outline-level="2">Introduction</text:h>
      <text:p text:style-name="Standard">ECTABLE petut gérer tous les paramètres ou aucuns.</text:p>
      <text:p text:style-name="Standard">Par défaut, tous les paramètres passé à une JSP qui contient un tableau ECTABLE sont stockés et transmis lors des actions de filtre, tri et pagination.</text:p>
      <text:p text:style-name="Standard"/>
      <text:p text:style-name="Standard">L'attribut "autoIncludeParameters" permet d'activer ou de désactiver ce mécanisme.</text:p>
      <text:p text:style-name="Standard"/>
      <table:table table:name="Tableau34" table:style-name="Tableau34">
        <table:table-column table:style-name="Tableau34.A"/>
        <table:table-row table:style-name="Tableau34.1">
          <table:table-cell table:style-name="Tableau34.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 <text:s text:c="2"/></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p>
            <text:p text:style-name="P40"><text:span text:style-name="T56"><text:s text:c="11"/></text:span><text:span text:style-name="T57">var</text:span><text:span text:style-name="T70">=</text:span><text:span text:style-name="T94">"row" </text:span></text:p>
            <text:p text:style-name="P40"><text:span text:style-name="T57"><text:s text:c="11"/>autoIncludeParameters</text:span><text:span text:style-name="T70">=</text:span><text:span text:style-name="T94">"false"</text:span></text:p>
            <text:p text:style-name="P40"><text:span text:style-name="T33"><text:s text:c="11"/>&gt;</text:span><text:span text:style-name="T70"><text:tab/><text:tab/></text:span></text:p>
            <text:p text:style-name="P40"><text:span text:style-name="T70"><text:tab/></text:span><text:span text:style-name="T33">&lt;</text:span><text:span text:style-name="T46">ec:row</text:span><text:span text:style-name="T33">&gt;</text:span></text:p>
            <text:p text:style-name="P40"><text:span text:style-name="T33"><text:s text:c="15"/>&lt;</text:span><text:span text:style-name="T46">ec:column </text:span><text:span text:style-name="T57">property</text:span><text:span text:style-name="T70">=</text:span><text:span text:style-name="T94">"codeImpot" </text:span><text:span text:style-name="T57">title</text:span><text:span text:style-name="T70">=</text:span><text:span text:style-name="T94">"Code impôt"/</text:span><text:span text:style-name="T33">&gt;</text:span></text:p>
            <text:p text:style-name="P40"><text:span text:style-name="T70"><text:tab/><text:tab/></text:span><text:span text:style-name="T30">&lt;</text:span><text:span text:style-name="T43">ec:column </text:span><text:span text:style-name="T56">property</text:span><text:span text:style-name="T67">=</text:span><text:span text:style-name="T92">"nomImpot" </text:span><text:span text:style-name="T56">title</text:span><text:span text:style-name="T67">=</text:span><text:span text:style-name="T92">"Nom de l'impôt"</text:span><text:span text:style-name="T30">&gt;</text:span></text:p>
            <text:p text:style-name="P40"><text:span text:style-name="T10"><text:s text:c="19"/></text:span><text:span text:style-name="T12">${row.nomImpot}</text:span></text:p>
            <text:p text:style-name="P40"><text:span text:style-name="T33"><text:s text:c="15"/>&lt;/</text:span><text:span text:style-name="T46">ec:column&gt;</text:span></text:p>
            <text:p text:style-name="P40"><text:span text:style-name="T70"><text:tab/></text:span><text:span text:style-name="T33">&lt;/</text:span><text:span text:style-name="T46">ec:row</text:span><text:span text:style-name="T33">&gt;</text:span></text:p>
            <text:p text:style-name="Préformaté_20_HTML"><text:span text:style-name="T32">&lt;/</text:span><text:span text:style-name="T45">ec:table</text:span><text:span text:style-name="T32">&gt;</text:span></text:p>
          </table:table-cell>
        </table:table-row>
      </table:table>
      <text:p text:style-name="Standard"><text:span text:style-name="pun"><text:span text:style-name="T3"/></text:span></text:p>
      <text:p text:style-name="P77"/>
      <text:h text:style-name="Heading_20_2" text:outline-level="2">Le tag parameter</text:h>
      <text:p text:style-name="Préformaté_20_HTML">Même si la propagation des paramètres est désactivée, il est possible d'inclure des paramètres si nécessaire en utilisant le tag "parameter".</text:p>
      <text:p text:style-name="Préformaté_20_HTML"/>
      <table:table table:name="Tableau35" table:style-name="Tableau35">
        <table:table-column table:style-name="Tableau35.A"/>
        <table:table-row table:style-name="Tableau35.1">
          <table:table-cell table:style-name="Tableau35.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 <text:s text:c="2"/></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p>
            <text:p text:style-name="P40"><text:span text:style-name="T56"><text:s text:c="11"/></text:span><text:span text:style-name="T57">var</text:span><text:span text:style-name="T70">=</text:span><text:span text:style-name="T94">"row" </text:span></text:p>
            <text:p text:style-name="P40"><text:span text:style-name="T57"><text:s text:c="11"/>autoIncludeParameters</text:span><text:span text:style-name="T70">=</text:span><text:span text:style-name="T94">"false"</text:span></text:p>
            <text:p text:style-name="P40"><text:span text:style-name="T33"><text:s text:c="11"/>&gt;</text:span><text:span text:style-name="T70"><text:tab/><text:tab/></text:span></text:p>
            <text:p text:style-name="P40"><text:span text:style-name="T70"><text:tab/></text:span><text:span text:style-name="T33">&lt;</text:span><text:span text:style-name="T46">ec:parameter </text:span><text:span text:style-name="T57">name</text:span><text:span text:style-name="T70">=</text:span><text:span text:style-name="T94">"_eventId_tableaunavigation" </text:span><text:span text:style-name="T57">value</text:span><text:span text:style-name="T70">=</text:span><text:span text:style-name="T94">"tableaunavigation"</text:span><text:span text:style-name="T33">/&gt;</text:span><text:span text:style-name="T70"><text:tab/></text:span></text:p>
            <text:p text:style-name="P40"><text:span text:style-name="T70"><text:tab/></text:span><text:span text:style-name="T33">&lt;</text:span><text:span text:style-name="T46">ec:row</text:span><text:span text:style-name="T33">&gt;</text:span></text:p>
            <text:p text:style-name="P40"><text:span text:style-name="T33"><text:s text:c="15"/>&lt;</text:span><text:span text:style-name="T46">ec:column </text:span><text:span text:style-name="T57">property</text:span><text:span text:style-name="T70">=</text:span><text:span text:style-name="T94">"codeImpot" </text:span><text:span text:style-name="T57">title</text:span><text:span text:style-name="T70">=</text:span><text:span text:style-name="T94">"Code impôt"/</text:span><text:span text:style-name="T33">&gt;</text:span></text:p>
            <text:p text:style-name="P40"><text:span text:style-name="T70"><text:tab/><text:tab/></text:span><text:span text:style-name="T30">&lt;</text:span><text:span text:style-name="T43">ec:column </text:span><text:span text:style-name="T56">property</text:span><text:span text:style-name="T67">=</text:span><text:span text:style-name="T92">"nomImpot" </text:span><text:span text:style-name="T56">title</text:span><text:span text:style-name="T67">=</text:span><text:span text:style-name="T92">"Nom de l'impôt"</text:span><text:span text:style-name="T30">&gt;</text:span></text:p>
            <text:p text:style-name="P40"><text:span text:style-name="T10"><text:s text:c="19"/></text:span><text:span text:style-name="T12">${row.nomImpot}</text:span></text:p>
            <text:p text:style-name="P40"><text:span text:style-name="T33"><text:s text:c="15"/>&lt;/</text:span><text:span text:style-name="T46">ec:column&gt;</text:span></text:p>
            <text:p text:style-name="P40"><text:span text:style-name="T70"><text:tab/></text:span><text:span text:style-name="T33">&lt;/</text:span><text:span text:style-name="T46">ec:row</text:span><text:span text:style-name="T33">&gt;</text:span></text:p>
            <text:p text:style-name="Préformaté_20_HTML"><text:span text:style-name="T32">&lt;/</text:span><text:span text:style-name="T45">ec:table</text:span><text:span text:style-name="T32">&gt;</text:span></text:p>
          </table:table-cell>
        </table:table-row>
      </table:table>
      <text:p text:style-name="z-Haut_20_du_20_formulaire"><text:span text:style-name="pun"><text:span text:style-name="T3">Haut du formulaire</text:span></text:span></text:p>
      <text:p text:style-name="P34"/>
      <text:p text:style-name="z-Bas_20_du_20_formulaire">Bas du formulaire</text:p>
      <text:h text:style-name="Heading_20_1" text:outline-level="1">Export  des données d'un tableau</text:h>
      <text:h text:style-name="Heading_20_2" text:outline-level="2">Introduction</text:h>
      <text:p text:style-name="Standard">ECTABLE permet d'exporter les données d'un tableau dans différents formats.</text:p>
      <text:p text:style-name="Standard">L'export utilise les données de la collection après filtre et tri. La pagination n'a pas d'effet sur les données utilisées dans l'export.</text:p>
      <text:p text:style-name="Standard"/>
      <text:p text:style-name="Standard"/>
      <table:table table:name="Tableau36" table:style-name="Tableau36">
        <table:table-column table:style-name="Tableau36.A" table:number-columns-repeated="3"/>
        <table:table-column table:style-name="Tableau36.D"/>
        <table:table-row table:style-name="Tableau36.1">
          <table:table-cell table:style-name="Tableau36.A1" office:value-type="string">
            <text:p text:style-name="P5">Format d'export</text:p>
          </table:table-cell>
          <table:table-cell table:style-name="Tableau36.A1" office:value-type="string">
            <text:p text:style-name="P5">Tag</text:p>
          </table:table-cell>
          <table:table-cell table:style-name="Tableau36.A1" office:value-type="string">
            <text:p text:style-name="P5">Vue </text:p>
          </table:table-cell>
          <table:table-cell table:style-name="Tableau36.D1" office:value-type="string">
            <text:p text:style-name="P5">Intercepteur de vue</text:p>
          </table:table-cell>
        </table:table-row>
        <table:table-row table:style-name="Tableau36.1">
          <table:table-cell table:style-name="Tableau36.A1" office:value-type="string">
            <text:p text:style-name="P5">pdf</text:p>
          </table:table-cell>
          <table:table-cell table:style-name="Tableau36.A1" office:value-type="string">
            <text:p text:style-name="P5">ec:exportPdf</text:p>
          </table:table-cell>
          <table:table-cell table:style-name="Tableau36.A1" office:value-type="string">
            <text:p text:style-name="P5"/>
          </table:table-cell>
          <table:table-cell table:style-name="Tableau36.D1" office:value-type="string">
            <text:p text:style-name="P5"/>
          </table:table-cell>
        </table:table-row>
        <table:table-row table:style-name="Tableau36.1">
          <table:table-cell table:style-name="Tableau36.A1" office:value-type="string">
            <text:p text:style-name="P5">xls</text:p>
          </table:table-cell>
          <table:table-cell table:style-name="Tableau36.A1" office:value-type="string">
            <text:p text:style-name="P5">ec:exportXls</text:p>
          </table:table-cell>
          <table:table-cell table:style-name="Tableau36.A1" office:value-type="string">
            <text:p text:style-name="P5"/>
          </table:table-cell>
          <table:table-cell table:style-name="Tableau36.D1" office:value-type="string">
            <text:p text:style-name="P5"/>
          </table:table-cell>
        </table:table-row>
        <table:table-row table:style-name="Tableau36.1">
          <table:table-cell table:style-name="Tableau36.A1" office:value-type="string">
            <text:p text:style-name="P5">pdf</text:p>
          </table:table-cell>
          <table:table-cell table:style-name="Tableau36.A1" office:value-type="string">
            <text:p text:style-name="P5">ec:exportPdfJrxml ou ecjrxml:exportPdf</text:p>
          </table:table-cell>
          <table:table-cell table:style-name="Tableau36.A1" office:value-type="string">
            <text:p text:style-name="P5"/>
          </table:table-cell>
          <table:table-cell table:style-name="Tableau36.D1" office:value-type="string">
            <text:p text:style-name="P5"/>
          </table:table-cell>
        </table:table-row>
        <table:table-row table:style-name="Tableau36.1">
          <table:table-cell table:style-name="Tableau36.A1" office:value-type="string">
            <text:p text:style-name="P5">csv</text:p>
          </table:table-cell>
          <table:table-cell table:style-name="Tableau36.A1" office:value-type="string">
            <text:p text:style-name="P5">ec:exportCsv</text:p>
          </table:table-cell>
          <table:table-cell table:style-name="Tableau36.A1" office:value-type="string">
            <text:p text:style-name="P5"/>
          </table:table-cell>
          <table:table-cell table:style-name="Tableau36.D1" office:value-type="string">
            <text:p text:style-name="P5"/>
          </table:table-cell>
        </table:table-row>
        <table:table-row table:style-name="Tableau36.1">
          <table:table-cell table:style-name="Tableau36.A6" office:value-type="string">
            <text:p text:style-name="P5">ods</text:p>
          </table:table-cell>
          <table:table-cell table:style-name="Tableau36.A6" office:value-type="string">
            <text:p text:style-name="P5">ec :exportOds</text:p>
          </table:table-cell>
          <table:table-cell table:style-name="Tableau36.A6" office:value-type="string">
            <text:p text:style-name="P5"/>
          </table:table-cell>
          <table:table-cell table:style-name="Tableau36.D6" office:value-type="string">
            <text:p text:style-name="P5"/>
          </table:table-cell>
        </table:table-row>
      </table:table>
      <text:p text:style-name="Standard"/>
      <text:h text:style-name="Heading_20_2" text:outline-level="2">Configuration du filtre d'export</text:h>
      <text:p text:style-name="Standard">Pour que le mécanisme d'export offert par ECTABLE fonctionne, il faut configurer le filtre d'export "extremeExport" en insérant le code ci-dessous dans le fichier "web.xml" du conteneur de servlet utilisé.</text:p>
      <text:p text:style-name="Standard"/>
      <table:table table:name="Tableau37" table:style-name="Tableau37">
        <table:table-column table:style-name="Tableau37.A"/>
        <table:table-row table:style-name="Tableau37.1">
          <table:table-cell table:style-name="Tableau37.A1" office:value-type="string">
            <text:p text:style-name="P65">&lt;!-- <text:s/>Filtre nécessaire au fonctionnement de l'export des tableaux en pdf, excel, csv --&gt;</text:p>
            <text:p text:style-name="P40"><text:span text:style-name="T31">&lt;</text:span><text:span text:style-name="T44">filter</text:span><text:span text:style-name="T31">&gt;</text:span></text:p>
            <text:p text:style-name="P40"><text:span text:style-name="T31"><text:s text:c="3"/>&lt;</text:span><text:span text:style-name="T44">filter-name</text:span><text:span text:style-name="T31">&gt;</text:span><text:span text:style-name="T68">eXtremeExport</text:span><text:span text:style-name="T31">&lt;/</text:span><text:span text:style-name="T44">filter-name</text:span><text:span text:style-name="T31">&gt;</text:span></text:p>
            <text:p text:style-name="P40"><text:span text:style-name="T31"><text:s text:c="3"/>&lt;</text:span><text:span text:style-name="T44">filter-class</text:span><text:span text:style-name="T31">&gt;</text:span><text:span text:style-name="T68">fr.gouv.finances.lombok.apptags.table.filter.CpExportFilter</text:span><text:span text:style-name="T31">&lt;/</text:span><text:span text:style-name="T44">filter-class</text:span><text:span text:style-name="T31">&gt;</text:span></text:p>
            <text:p text:style-name="P40"><text:span text:style-name="T31">&lt;/</text:span><text:span text:style-name="T44">filter</text:span><text:span text:style-name="T31">&gt;</text:span></text:p>
            <text:p text:style-name="P40"><text:span text:style-name="T31">&lt;</text:span><text:span text:style-name="T44">filter-mapping</text:span><text:span text:style-name="T31">&gt;</text:span></text:p>
            <text:p text:style-name="P40"><text:span text:style-name="T31">&lt;</text:span><text:span text:style-name="T44">filter-name</text:span><text:span text:style-name="T31">&gt;</text:span><text:span text:style-name="T68">eXtremeExport</text:span><text:span text:style-name="T31">&lt;/</text:span><text:span text:style-name="T44">filter-name</text:span><text:span text:style-name="T31">&gt;</text:span></text:p>
            <text:p text:style-name="P40"><text:span text:style-name="T68"><text:tab/></text:span><text:span text:style-name="T31">&lt;</text:span><text:span text:style-name="T44">url-pattern</text:span><text:span text:style-name="T31">&gt;</text:span><text:span text:style-name="T68">/*</text:span><text:span text:style-name="T31">&lt;/</text:span><text:span text:style-name="T44">url-pattern</text:span><text:span text:style-name="T31">&gt;</text:span></text:p>
            <text:p text:style-name="Standard"><text:span text:style-name="T31">&lt;/</text:span><text:span text:style-name="T44">filter-mapping</text:span><text:span text:style-name="T31">&gt;</text:span></text:p>
          </table:table-cell>
        </table:table-row>
      </table:table>
      <text:p text:style-name="Standard"/>
      <text:h text:style-name="Heading_20_2" text:outline-level="2"><text:soft-page-break/>Le tag exportCsv</text:h>
      <text:p text:style-name="Contents_20_1"/>
      <table:table table:name="Tableau38" table:style-name="Tableau38">
        <table:table-column table:style-name="Tableau38.A"/>
        <table:table-row table:style-name="Tableau38.1">
          <table:table-cell table:style-name="Tableau38.A1" office:value-type="string">
            <text:p text:style-name="P41"><text:span text:style-name="T67"><text:s text:c="6"/></text:span><text:span text:style-name="T30">&lt;</text:span><text:span text:style-name="T43">ec:exportCsv </text:span></text:p>
            <text:p text:style-name="P40"><text:span text:style-name="T43"><text:s text:c="6"/></text:span><text:span text:style-name="T56">fileName</text:span><text:span text:style-name="T67">=</text:span><text:span text:style-name="T92">"listeDesTypesImpots.txt" </text:span></text:p>
            <text:p text:style-name="P40"><text:span text:style-name="T92"><text:s text:c="6"/></text:span><text:span text:style-name="T57">tooltip</text:span><text:span text:style-name="T70">=</text:span><text:span text:style-name="T94">"Export CSV" </text:span></text:p>
            <text:p text:style-name="P40"><text:span text:style-name="T94"><text:s text:c="6"/></text:span><text:span text:style-name="T57">delimiter</text:span><text:span text:style-name="T70">=</text:span><text:span text:style-name="T94">"|"</text:span></text:p>
            <text:p text:style-name="Standard"><text:span text:style-name="T94"><text:s text:c="6"/></text:span><text:span text:style-name="T57">viewResolver</text:span><text:span text:style-name="T70">=</text:span><text:span text:style-name="T94">"csv"</text:span><text:span text:style-name="T33">/&gt;</text:span></text:p>
          </table:table-cell>
        </table:table-row>
      </table:table>
      <text:p text:style-name="P34"/>
      <text:p text:style-name="P75">Attention : l’export au format CSV s’effectue systématiquement avec l’encodage ISO-8859-15 pour éviter toute erreur d’affichage lors de l’ouverture du fichier généré dans Excel.</text:p>
      <text:p text:style-name="Standard"/>
      <text:h text:style-name="Heading_20_3" text:outline-level="3">Permettre l'inclusion des en-têtes de colonnes </text:h>
      <text:p text:style-name="Standard">L'attribut <text:span text:style-name="T1">includeHeaders</text:span> permet de préciser si oui ou non les en-têtes de colonnes doivent être inclus dans l'export CSV. Cet attribut est optionnel et sa valeur par défaut est <text:span text:style-name="T127">false</text:span>. Si elle est placée à <text:span text:style-name="T127">true</text:span>, l'export contiendra une premiere ligne composée du titres des colonnes exportées.</text:p>
      <text:p text:style-name="Standard"/>
      <text:h text:style-name="Heading_20_3" text:outline-level="3">Permettre la personnalisation de la protection des valeurs </text:h>
      <text:p text:style-name="Standard">L'attribut <text:span text:style-name="T1">colonneProtectionClass </text:span>permet de personnaliser la protection des valeurs. Cet attribut est optionnel et sa valeur par défaut est <text:span text:style-name="T127"><text:s/>null</text:span>. S'il est valorisé, la classe indiquée par sa valeur est utilisée pour déterminer pour chaque colonne exportée la valeur de la protection et dans ce cas la valeur de l'attribut <text:span text:style-name="T1">protection</text:span> n'est pas prise en compte. La classe indiquée par la valeur de colonneProtectionClass <text:span text:style-name="T1">DOIT</text:span> impérativement implémenter l'interface fr.gouv.finances.lombok.apptags.table.core.ColonneProtection.</text:p>
      <text:p text:style-name="Standard"><text:s/></text:p>
      <text:h text:style-name="Heading_20_2" text:outline-level="2">Le tag exportXls</text:h>
      <text:p text:style-name="Standard"/>
      <table:table table:name="Tableau39" table:style-name="Tableau39">
        <table:table-column table:style-name="Tableau39.A"/>
        <table:table-row table:style-name="Tableau39.1">
          <table:table-cell table:style-name="Tableau39.A1" office:value-type="string">
            <text:p text:style-name="P41"><text:span text:style-name="T67"><text:tab/> </text:span><text:span text:style-name="T30">&lt;</text:span><text:span text:style-name="T43">ec:exportXls </text:span></text:p>
            <text:p text:style-name="P40"><text:span text:style-name="T43"><text:s text:c="7"/></text:span><text:span text:style-name="T56">encoding</text:span><text:span text:style-name="T67">=</text:span><text:span text:style-name="T92">"UTF"</text:span></text:p>
            <text:p text:style-name="P40"><text:span text:style-name="T92"><text:s text:c="7"/></text:span><text:span text:style-name="T56">fileName</text:span><text:span text:style-name="T67">=</text:span><text:span text:style-name="T92">"listeDesTypesImpots.xls" </text:span></text:p>
            <text:p text:style-name="P40"><text:span text:style-name="T92"><text:s text:c="7"/></text:span><text:span text:style-name="T56">imageName</text:span><text:span text:style-name="T67">=</text:span><text:span text:style-name="T92">"xls"</text:span></text:p>
            <text:p text:style-name="P40"><text:span text:style-name="T92"><text:s text:c="7"/></text:span><text:span text:style-name="T56">tooltip</text:span><text:span text:style-name="T67">=</text:span><text:span text:style-name="T92">"Export Excel"</text:span></text:p>
            <text:p text:style-name="P40"><text:span text:style-name="T92"><text:s text:c="7"/></text:span><text:span text:style-name="T56">view</text:span><text:span text:style-name="T67">=</text:span><text:span text:style-name="T92">"cpxls"</text:span></text:p>
            <text:p text:style-name="Standard"><text:span text:style-name="T92"><text:s text:c="7"/></text:span><text:span text:style-name="T33">/&gt;</text:span><text:span text:style-name="T70"><text:tab/></text:span></text:p>
          </table:table-cell>
        </table:table-row>
      </table:table>
      <text:p text:style-name="P34"/>
      <text:h text:style-name="Heading_20_2" text:outline-level="2">Le tag exportOds</text:h>
      <text:p text:style-name="Standard"/>
      <table:table table:name="Tableau93" table:style-name="Tableau93">
        <table:table-column table:style-name="Tableau93.A"/>
        <table:table-row table:style-name="Tableau93.1">
          <table:table-cell table:style-name="Tableau93.A1" office:value-type="string">
            <text:p text:style-name="P41"><text:span text:style-name="T67"><text:tab/> </text:span><text:span text:style-name="T30">&lt;</text:span><text:span text:style-name="T43">ec:exportOds</text:span></text:p>
            <text:p text:style-name="P40"><text:span text:style-name="T43"><text:s text:c="7"/></text:span><text:span text:style-name="T56">encoding</text:span><text:span text:style-name="T67">=</text:span><text:span text:style-name="T92">"UTF"</text:span></text:p>
            <text:p text:style-name="P40"><text:span text:style-name="T92"><text:s text:c="7"/></text:span><text:span text:style-name="T56">fileName</text:span><text:span text:style-name="T67">=</text:span><text:span text:style-name="T92">"listeDesTypesImpots.ods" </text:span></text:p>
            <text:p text:style-name="P40"><text:span text:style-name="T92"><text:s text:c="7"/></text:span><text:span text:style-name="T56">imageName</text:span><text:span text:style-name="T67">=</text:span><text:span text:style-name="T92">"ods"</text:span></text:p>
            <text:p text:style-name="P40"><text:span text:style-name="T92"><text:s text:c="7"/></text:span><text:span text:style-name="T56">tooltip</text:span><text:span text:style-name="T67">=</text:span><text:span text:style-name="T92">"Export Ods"</text:span></text:p>
            <text:p text:style-name="P40"><text:span text:style-name="T92"><text:s text:c="7"/></text:span><text:span text:style-name="T56">view</text:span><text:span text:style-name="T67">=</text:span><text:span text:style-name="T92">"cpods"</text:span></text:p>
            <text:p text:style-name="Standard"><text:span text:style-name="T92"><text:s text:c="7"/></text:span><text:span text:style-name="T33">/&gt;</text:span><text:span text:style-name="T70"><text:tab/></text:span></text:p>
          </table:table-cell>
        </table:table-row>
      </table:table>
      <text:p text:style-name="P34"/>
      <text:p text:style-name="P34"/>
      <text:h text:style-name="P139" text:outline-level="2"><text:soft-page-break/>Le tag exportPdf</text:h>
      <text:p text:style-name="P34"/>
      <table:table table:name="Tableau40" table:style-name="Tableau40">
        <table:table-column table:style-name="Tableau40.A"/>
        <table:table-row table:style-name="Tableau40.1">
          <table:table-cell table:style-name="Tableau40.A1" office:value-type="string">
            <text:p text:style-name="P41"><text:span text:style-name="T70"><text:tab/></text:span><text:span text:style-name="T33">&lt;</text:span><text:span text:style-name="T46">ec:exportPdf </text:span></text:p>
            <text:p text:style-name="P40"><text:span text:style-name="T46"><text:s text:c="7"/></text:span><text:span text:style-name="T57">fileName</text:span><text:span text:style-name="T70">=</text:span><text:span text:style-name="T94">"listeDesTypesImpots.pdf" </text:span></text:p>
            <text:p text:style-name="P40"><text:span text:style-name="T94"><text:s text:c="7"/></text:span><text:span text:style-name="T57">tooltip</text:span><text:span text:style-name="T70">=</text:span><text:span text:style-name="T94">"Export PDF" </text:span></text:p>
            <text:p text:style-name="P40"><text:span text:style-name="T94"><text:s text:c="7"/></text:span><text:span text:style-name="T57">headerColor</text:span><text:span text:style-name="T70">=</text:span><text:span text:style-name="T94">"black" </text:span></text:p>
            <text:p text:style-name="P40"><text:span text:style-name="T94"><text:s text:c="7"/></text:span><text:span text:style-name="T57">headerBackgroundColor</text:span><text:span text:style-name="T70">=</text:span><text:span text:style-name="T94">"#b6c2da" </text:span></text:p>
            <text:p text:style-name="P40"><text:span text:style-name="T94"><text:s text:c="7"/></text:span><text:span text:style-name="T57">headerTitle</text:span><text:span text:style-name="T70">=</text:span><text:span text:style-name="T94">"Test de formats monétaires"</text:span></text:p>
            <text:p text:style-name="P40"><text:span text:style-name="T94"><text:s text:c="7"/></text:span><text:span text:style-name="T57">imageName</text:span><text:span text:style-name="T70">=</text:span><text:span text:style-name="T94">"pdf"</text:span></text:p>
            <text:p text:style-name="P40"><text:span text:style-name="T94"><text:s text:c="7"/></text:span><text:span text:style-name="T57">view</text:span><text:span text:style-name="T70">=</text:span><text:span text:style-name="T94">"cppdf"</text:span></text:p>
            <text:p text:style-name="Standard"><text:span text:style-name="T94"><text:s text:c="7"/></text:span><text:span text:style-name="T30">/&gt;</text:span></text:p>
          </table:table-cell>
        </table:table-row>
      </table:table>
      <text:p text:style-name="Standard"/>
      <text:p text:style-name="P76"/>
      <text:h text:style-name="Heading_20_2" text:outline-level="2">Le tag ec:exportPdfJrxml</text:h>
      <text:p text:style-name="Standard"/>
      <text:p text:style-name="Standard">Le tag ec:exportPdfJrxml permet de produire une édition au format PDF à partir d’un tableau extremecomponent.</text:p>
      <text:p text:style-name="Standard"/>
      <text:p text:style-name="P42">Configuration de l'édition</text:p>
      <text:p text:style-name="Standard">Le format par défaut de l’édition est définit dans le fichier documentinfo.xml (documentinfo.xml <text:s/>embarqué dans lombok-framework.jar). Une copie de ce fichier est placée sans le répertoire WebContent/application/exportec du projet blanc.</text:p>
      <text:p text:style-name="Standard"/>
      <text:p text:style-name="Standard">Il est possible d’utiliser une configuration personnaliser un pointant à l’aide de l’attribut conf vers un fichier de configuration placé dans le répertoire WebContent/application/exportec.</text:p>
      <text:p text:style-name="Standard"/>
      <text:p text:style-name="Standard">Le fichier de configuration par défaut <text:s/>contient deux configurations, une pour les éditions en mode « portrait », l’autre pour les éditions en mode « paysage ».</text:p>
      <text:p text:style-name="Standard"/>
      <text:p text:style-name="Standard">L’attribut « modele » permet de choisir une des deux configurations. </text:p>
      <text:p text:style-name="Standard"/>
      <text:p text:style-name="P42">Insertion de graphique</text:p>
      <text:p text:style-name="Standard">Il est possible d'insérer jusqu'à 4 graphiques après le tableau, en utilisant les attributs "graphique1", "graphique2", "graphique3", "graphique4". Ces attributs doivent pointer vers des objets de type FichierJoint, stocké dans le contexte de flux. Par ailleurs, la taille des graphiques peut être ajustée en affectant une valeur entières aux attributs "zoomratio1", "zoomratio2", "zoomratio3", "zoomratio4".</text:p>
      <text:p text:style-name="Standard"/>
      <text:p text:style-name="P42">Taille des colonnes du tableau</text:p>
      <text:p text:style-name="Standard">La taille des colonnes du tableau est calculée à partir de la valeur affectée à l'attribut "width" du tag &lt;ec:column&gt; exprimée en pourcentage (ex <text:s/>: &lt;ec:column width="10%"/&gt;).</text:p>
      <text:p text:style-name="Standard"/>
      <text:p text:style-name="Standard">Si la somme des largeurs des colonnes du tableau est inférieure à <text:s/>100%, <text:s/>la largeur de chaque colonne est ajustée proportionnellement pour que leur somme soit égale à 100%.</text:p>
      <text:p text:style-name="Standard"/>
      <text:p text:style-name="Standard">Si la somme des largeurs des colonnes du tableau est supérieure à <text:s/>100%, on affecte à toutes les colonnes la même largeur.</text:p>
      <text:p text:style-name="Standard"/>
      <text:p text:style-name="P42">Format des cellules du tableau</text:p>
      <text:p text:style-name="Standard">L'attribut "cell" du tag &lt;ec:column&gt; définit le formatage des cellules du tableau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41" table:style-name="Tableau41">
        <table:table-column table:style-name="Tableau41.A"/>
        <text:soft-page-break/>
        <table:table-row table:style-name="Tableau41.1">
          <table:table-cell table:style-name="Tableau41.A1" office:value-type="string">
            <text:p text:style-name="P41"><text:span text:style-name="T67">export.viewResolver.cpjrxml=</text:span><text:span text:style-name="T92">fr.gouv.finances.lombok.apptags.table.filter.JasperjrxmlViewResolver</text:span></text:p>
            <text:p text:style-name="P40"><text:span text:style-name="T67">export.view.cpjrxml.repertoireImagesEtconf=</text:span><text:span text:style-name="T92">/application/exportec</text:span></text:p>
            <text:p text:style-name="Standard"><text:span text:style-name="T67">export.view.cpjrxml=</text:span><text:span text:style-name="T92">fr.gouv.finances.lombok.apptags.table.view.CpJrxmlView</text:span></text:p>
          </table:table-cell>
        </table:table-row>
      </table:table>
      <text:p text:style-name="Standard"/>
      <text:p text:style-name="Standard"/>
      <text:p text:style-name="Standard">Exemple :</text:p>
      <text:p text:style-name="Standard"/>
      <table:table table:name="Tableau42" table:style-name="Tableau42">
        <table:table-column table:style-name="Tableau42.A"/>
        <table:table-row table:style-name="Tableau42.1">
          <table:table-cell table:style-name="Tableau42.A1" office:value-type="string">
            <text:p text:style-name="P41"><text:span text:style-name="T67"><text:s text:c="7"/></text:span><text:span text:style-name="T30">&lt;</text:span><text:span text:style-name="T43">ec:exportPdfJrxml</text:span></text:p>
            <text:p text:style-name="P40"><text:span text:style-name="T43"><text:s text:c="10"/></text:span><text:span text:style-name="T56">fileName</text:span><text:span text:style-name="T67">=</text:span><text:span text:style-name="T92">"testfmt2.pdf"</text:span></text:p>
            <text:p text:style-name="P40"><text:span text:style-name="T92"><text:s text:c="10"/></text:span><text:span text:style-name="T56">tooltip</text:span><text:span text:style-name="T67">=</text:span><text:span text:style-name="T92">"Export PDF (jrxml)"</text:span></text:p>
            <text:p text:style-name="P40"><text:span text:style-name="T92"><text:s text:c="10"/></text:span><text:span text:style-name="T57">imageName</text:span><text:span text:style-name="T70">=</text:span><text:span text:style-name="T94">"pdf"</text:span></text:p>
            <text:p text:style-name="P40"><text:span text:style-name="T94"><text:s text:c="10"/></text:span><text:span text:style-name="T57">text</text:span><text:span text:style-name="T70">=</text:span><text:span text:style-name="T94">"Export PDF (jrxml)"</text:span></text:p>
            <text:p text:style-name="P40"><text:span text:style-name="T94"><text:s text:c="10"/></text:span><text:span text:style-name="T57">nomapplication</text:span><text:span text:style-name="T70">=</text:span><text:span text:style-name="T94">"DMO Test"</text:span></text:p>
            <text:p text:style-name="P40"><text:span text:style-name="T94"><text:s text:c="10"/></text:span><text:span text:style-name="T56">modele</text:span><text:span text:style-name="T67">=</text:span><text:span text:style-name="T92">"portrait"</text:span></text:p>
            <text:p text:style-name="P40"><text:span text:style-name="T92"><text:s text:c="10"/></text:span><text:span text:style-name="T56">textepieddepage</text:span><text:span text:style-name="T67">=</text:span><text:span text:style-name="T92">"Copyright DGCP "</text:span></text:p>
            <text:p text:style-name="Standard"><text:span text:style-name="T92"><text:s text:c="10"/></text:span><text:span text:style-name="T30">/&gt;</text:span></text:p>
          </table:table-cell>
        </table:table-row>
      </table:table>
      <text:p text:style-name="Standard"/>
      <text:p text:style-name="Standard"/>
      <text:p text:style-name="Text_20_body">Cas des attributs de type booleen :</text:p>
      <text:p text:style-name="P42"/>
      <text:p text:style-name="Standard">En cas d’export d’attributs de type booléen via jrxml , le formatage proposé via html (oui/non, vrai/faux…) n’est plus possible nativement ( seuls true et false seront affichés)</text:p>
      <text:p text:style-name="Standard"/>
      <text:p text:style-name="Standard">Pour pallier à ce manque, il est proposé dans le bean métier contenant l’attribut booleen de créer un nouvel attribut de type String qui aura la setter la valeur booléenne initiale formattée.</text:p>
      <text:p text:style-name="Standard"/>
      <text:p text:style-name="Standard">Ce nouvel attribut ne sera pas affiché en vue cphtml , mais uniquement en vue jrxml .</text:p>
      <text:p text:style-name="Standard"/>
      <text:p text:style-name="Standard">Exemple : </text:p>
      <text:p text:style-name="Standard"/>
      <text:p text:style-name="Standard">Dans le bean :</text:p>
      <text:p text:style-name="Standard"/>
      <text:p text:style-name="P92"><text:span text:style-name="T114">private</text:span><text:span text:style-name="T78"> Boolean </text:span><text:span text:style-name="T21">estDestineAuxParticuliers</text:span><text:span text:style-name="T78">;</text:span></text:p>
      <table:table table:name="Tableau43" table:style-name="Tableau43">
        <table:table-column table:style-name="Tableau43.A"/>
        <table:table-column table:style-name="Tableau43.B"/>
        <table:table-column table:style-name="Tableau43.C"/>
        <table:table-row table:style-name="Tableau43.1">
          <table:table-cell table:style-name="Tableau43.A1" office:value-type="string">
            <text:p text:style-name="P86"><text:tab/><text:tab/></text:p>
          </table:table-cell>
          <table:table-cell table:style-name="Tableau43.A1" office:value-type="string">
            <text:p text:style-name="P93"><text:span text:style-name="T114">private</text:span><text:span text:style-name="T78"> String </text:span><text:span text:style-name="T22">estDestineAuxParticuliersString</text:span><text:span text:style-name="T78">;</text:span></text:p>
            <text:p text:style-name="P92"><text:span text:style-name="T114">public</text:span><text:span text:style-name="T78"> String getEstDestineAuxParticuliersString()</text:span></text:p>
            <text:p text:style-name="P95"><text:s text:c="4"/>{</text:p>
            <text:p text:style-name="P92"><text:span text:style-name="T78"><text:s text:c="8"/></text:span><text:span text:style-name="T114">return</text:span><text:span text:style-name="T78"> (TypeFormat.</text:span><text:span text:style-name="T23">OUI_NON</text:span><text:span text:style-name="T78">).format(getEstDestineAuxParticuliers());</text:span></text:p>
            <text:p text:style-name="P95"><text:s text:c="4"/>}</text:p>
            <text:p text:style-name="P92"><text:soft-page-break/><text:span text:style-name="T78"><text:s text:c="2"/></text:span><text:span text:style-name="T114">public</text:span><text:span text:style-name="T78"> </text:span><text:span text:style-name="T114">void</text:span><text:span text:style-name="T78"> setEstDestineAuxParticuliersString(String estDestineAuxParticuliersString)</text:span></text:p>
            <text:p text:style-name="P95"><text:s text:c="4"/>{</text:p>
            <text:p text:style-name="P92"><text:span text:style-name="T78"><text:s text:c="8"/></text:span><text:span text:style-name="T114">this</text:span><text:span text:style-name="T78">.</text:span><text:span text:style-name="T21">estDestineAuxParticuliersString</text:span><text:span text:style-name="T78"> = estDestineAuxParticuliersString;</text:span></text:p>
            <text:p text:style-name="P94"><text:s text:c="4"/>}</text:p>
            <text:p text:style-name="P42"/>
            <text:p text:style-name="Standard">Dans la page jsp :</text:p>
            <text:p text:style-name="Standard"/>
            <text:p text:style-name="Standard"/>
            <text:p text:style-name="P92"><text:span text:style-name="T78"><text:tab/></text:span><text:span text:style-name="T36">&lt;</text:span><text:span text:style-name="T49">ec:column</text:span><text:span text:style-name="T7"> </text:span><text:span text:style-name="T60">property</text:span><text:span text:style-name="T78">=</text:span><text:span text:style-name="T100">"estDestineAuxParticuliers"</text:span><text:span text:style-name="T7"> </text:span><text:span text:style-name="T60">title</text:span><text:span text:style-name="T78">=</text:span><text:span text:style-name="T100">"Destiné aux particuliers"</text:span><text:span text:style-name="T7"> </text:span><text:span text:style-name="T60">width</text:span><text:span text:style-name="T78">=</text:span><text:span text:style-name="T100">"10%"</text:span><text:span text:style-name="T7"> </text:span><text:span text:style-name="T60">sortable</text:span><text:span text:style-name="T78">=</text:span><text:span text:style-name="T100">"true"</text:span><text:span text:style-name="T7"> </text:span><text:span text:style-name="T60">cell</text:span><text:span text:style-name="T78">=</text:span><text:span text:style-name="T100">"booleanouinon"</text:span><text:span text:style-name="T7"> </text:span><text:span text:style-name="T60">style</text:span><text:span text:style-name="T78">=</text:span><text:span text:style-name="T100">"text-align: center"</text:span><text:span text:style-name="T7"> </text:span><text:span text:style-name="T60">headerStyle</text:span><text:span text:style-name="T78">=</text:span><text:span text:style-name="T100">"text-align: center"</text:span></text:p>
            <text:p text:style-name="P92"><text:span text:style-name="T7"><text:tab/></text:span><text:soft-page-break/><text:span text:style-name="T7"><text:tab/><text:tab/></text:span><text:span text:style-name="T61">viewsDenied</text:span><text:span text:style-name="T79">=</text:span><text:span text:style-name="T101">"cpjrxml"</text:span><text:span text:style-name="T8"> </text:span><text:span text:style-name="T37">&gt;</text:span><text:span text:style-name="T79"> </text:span><text:span text:style-name="T37">&lt;/</text:span><text:span text:style-name="T50">ec:column</text:span><text:span text:style-name="T37">&gt;</text:span></text:p>
            <text:p text:style-name="P96"><text:tab/><text:tab/><text:tab/></text:p>
            <text:p text:style-name="P92"><text:span text:style-name="T79"><text:tab/><text:tab/><text:tab/></text:span><text:span text:style-name="T36">&lt;</text:span><text:span text:style-name="T49">ec:column</text:span><text:span text:style-name="T7"> </text:span><text:span text:style-name="T60">property</text:span><text:span text:style-name="T78">=</text:span><text:span text:style-name="T100">"estDestineAuxParticuliersString"</text:span><text:span text:style-name="T7"> </text:span><text:span text:style-name="T60">title</text:span><text:span text:style-name="T78">=</text:span><text:span text:style-name="T100">"Destiné aux particuliers"</text:span><text:span text:style-name="T7"> </text:span><text:span text:style-name="T60">width</text:span><text:span text:style-name="T78">=</text:span><text:span text:style-name="T100">"10%"</text:span><text:span text:style-name="T7"> </text:span><text:span text:style-name="T60">sortable</text:span><text:span text:style-name="T78">=</text:span><text:span text:style-name="T100">"true"</text:span><text:span text:style-name="T7"> <text:s/></text:span><text:span text:style-name="T60">style</text:span><text:span text:style-name="T78">=</text:span><text:span text:style-name="T100">"text-align: center"</text:span><text:span text:style-name="T7"> </text:span><text:span text:style-name="T60">headerStyle</text:span><text:span text:style-name="T78">=</text:span><text:span text:style-name="T100">"text-align: center"</text:span></text:p>
            <text:p text:style-name="P91"><text:span text:style-name="T8"><text:s text:c="12"/></text:span><text:span text:style-name="T61">viewsDenied</text:span><text:span text:style-name="T79">=</text:span><text:span text:style-name="T101">"cphtml"</text:span><text:span text:style-name="T8"> </text:span><text:span text:style-name="T37">&gt;</text:span><text:span text:style-name="T79"> </text:span><text:span text:style-name="T37">&lt;/</text:span><text:span text:style-name="T50">ec:column</text:span><text:span text:style-name="T37">&gt;</text:span></text:p>
            <text:p text:style-name="P37"/>
            <text:p text:style-name="P42">Attributs</text:p>
            <text:p text:style-name="Standard"/>
            <text:p text:style-name="P3">Attribut</text:p>
          </table:table-cell>
          <table:table-cell table:style-name="Tableau43.C1" office:value-type="string">
            <text:p text:style-name="P4">Obligatoire </text:p>
          </table:table-cell>
        </table:table-row>
        <table:table-row table:style-name="Tableau43.1">
          <table:table-cell table:style-name="Tableau43.A2" office:value-type="string">
            <text:p text:style-name="P5"><text:span text:style-name="T1">description</text:span><text:span text:style-name="T76">encoding</text:span></text:p>
          </table:table-cell>
          <table:table-cell table:style-name="Tableau43.A2" office:value-type="string">
            <text:p text:style-name="P16">false</text:p>
          </table:table-cell>
          <table:table-cell table:style-name="Tableau43.C2" office:value-type="string">
            <text:p text:style-name="P16">Encodage - UTF-8 par défaut.</text:p>
          </table:table-cell>
        </table:table-row>
        <table:table-row table:style-name="Tableau43.1">
          <table:table-cell table:style-name="Tableau43.A2" office:value-type="string">
            <text:p text:style-name="P16">fileName</text:p>
          </table:table-cell>
          <table:table-cell table:style-name="Tableau43.A2" office:value-type="string">
            <text:p text:style-name="P16">true</text:p>
          </table:table-cell>
          <table:table-cell table:style-name="Tableau43.C2" office:value-type="string">
            <text:p text:style-name="P16">Nom du fichier présenté à l'utilisateur.</text:p>
          </table:table-cell>
        </table:table-row>
        <table:table-row table:style-name="Tableau43.1">
          <table:table-cell table:style-name="Tableau43.A2" office:value-type="string">
            <text:p text:style-name="P16">imageName</text:p>
          </table:table-cell>
          <table:table-cell table:style-name="Tableau43.A2" office:value-type="string">
            <text:p text:style-name="P16">false</text:p>
          </table:table-cell>
          <table:table-cell table:style-name="Tableau43.C2" office:value-type="string">
            <text:p text:style-name="P16">Nom de l'image qui permet d'accéder à l'édition.</text:p>
          </table:table-cell>
        </table:table-row>
        <table:table-row table:style-name="Tableau43.1">
          <table:table-cell table:style-name="Tableau43.A2" office:value-type="string">
            <text:p text:style-name="P16">interceptor</text:p>
          </table:table-cell>
          <table:table-cell table:style-name="Tableau43.A2" office:value-type="string">
            <text:p text:style-name="P16">false</text:p>
          </table:table-cell>
          <table:table-cell table:style-name="Tableau43.C2" office:value-type="string">
            <text:p text:style-name="P16">Nom complet d'une classe qui implémente InterceptExport. On peut utiliser un alias définit dans les <text:soft-page-break/>préférences. Utilisé pour ajouter ou modifier des attributs.</text:p>
          </table:table-cell>
        </table:table-row>
        <table:table-row table:style-name="Tableau43.1">
          <table:table-cell table:style-name="Tableau43.A2" office:value-type="string">
            <text:p text:style-name="P16">view</text:p>
          </table:table-cell>
          <table:table-cell table:style-name="Tableau43.A2" office:value-type="string">
            <text:p text:style-name="P16">false</text:p>
          </table:table-cell>
          <table:table-cell table:style-name="Tableau43.C2" office:value-type="string">
            <text:p text:style-name="P16">Nom complet de l'implémentation de la vue qui produit l'édition. On peut utiliser un alias définit dans les préférences (cpjrxml).</text:p>
          </table:table-cell>
        </table:table-row>
        <table:table-row table:style-name="Tableau43.1">
          <table:table-cell table:style-name="Tableau43.A2" office:value-type="string">
            <text:p text:style-name="P16">viewResolver</text:p>
          </table:table-cell>
          <table:table-cell table:style-name="Tableau43.A2" office:value-type="string">
            <text:p text:style-name="P16">false</text:p>
          </table:table-cell>
          <table:table-cell table:style-name="Tableau43.C2" office:value-type="string">
            <text:p text:style-name="P16">Nom complet de la classe qui implémente ViewResolver. On peut utiliser un alias définit dans les préférences (cpjrxml).</text:p>
          </table:table-cell>
        </table:table-row>
        <table:table-row table:style-name="Tableau43.1">
          <table:table-cell table:style-name="Tableau43.A2" office:value-type="string">
            <text:p text:style-name="P16">text</text:p>
          </table:table-cell>
          <table:table-cell table:style-name="Tableau43.A2" office:value-type="string">
            <text:p text:style-name="P16">false</text:p>
          </table:table-cell>
          <table:table-cell table:style-name="Tableau43.C2" office:value-type="string">
            <text:p text:style-name="P16">Texte affiché si l'icone PDF n'est pas affichée par le navigateur.</text:p>
          </table:table-cell>
        </table:table-row>
        <table:table-row table:style-name="Tableau43.1">
          <table:table-cell table:style-name="Tableau43.A2" office:value-type="string">
            <text:p text:style-name="P16">tooltip</text:p>
          </table:table-cell>
          <table:table-cell table:style-name="Tableau43.A2" office:value-type="string">
            <text:p text:style-name="P16">false</text:p>
          </table:table-cell>
          <table:table-cell table:style-name="Tableau43.C2" office:value-type="string">
            <text:p text:style-name="P16">Texte qui s'affiche lorsque le curseur est placé devant l'image d'export.</text:p>
          </table:table-cell>
        </table:table-row>
        <table:table-row table:style-name="Tableau43.1">
          <table:table-cell table:style-name="Tableau43.A2" office:value-type="string">
            <text:p text:style-name="P5"/>
          </table:table-cell>
          <table:table-cell table:style-name="Tableau43.A2" office:value-type="string">
            <text:p text:style-name="P5"/>
          </table:table-cell>
          <table:table-cell table:style-name="Tableau43.C2" office:value-type="string">
            <text:p text:style-name="P5"/>
          </table:table-cell>
        </table:table-row>
        <table:table-row table:style-name="Tableau43.1">
          <table:table-cell table:style-name="Tableau43.A2" office:value-type="string">
            <text:p text:style-name="P16">graphique1</text:p>
          </table:table-cell>
          <table:table-cell table:style-name="Tableau43.A2" office:value-type="string">
            <text:p text:style-name="P16">false</text:p>
          </table:table-cell>
          <table:table-cell table:style-name="Tableau43.C2" office:value-type="string">
            <text:p text:style-name="P16">Graphique stocké dans un objet de type FichierJoint.</text:p>
          </table:table-cell>
        </table:table-row>
        <table:table-row table:style-name="Tableau43.1">
          <table:table-cell table:style-name="Tableau43.A2" office:value-type="string">
            <text:p text:style-name="P16">graphique2</text:p>
          </table:table-cell>
          <table:table-cell table:style-name="Tableau43.A2" office:value-type="string">
            <text:p text:style-name="P16">false</text:p>
          </table:table-cell>
          <table:table-cell table:style-name="Tableau43.C2" office:value-type="string">
            <text:p text:style-name="P16">Graphique stocké dans un objet de type FichierJoint.</text:p>
          </table:table-cell>
        </table:table-row>
        <table:table-row table:style-name="Tableau43.1">
          <table:table-cell table:style-name="Tableau43.A2" office:value-type="string">
            <text:p text:style-name="P16">graphique3</text:p>
          </table:table-cell>
          <table:table-cell table:style-name="Tableau43.A2" office:value-type="string">
            <text:p text:style-name="P16">false</text:p>
          </table:table-cell>
          <table:table-cell table:style-name="Tableau43.C2" office:value-type="string">
            <text:p text:style-name="P16">Graphique stocké dans un objet de type FichierJoint.</text:p>
          </table:table-cell>
        </table:table-row>
        <table:table-row table:style-name="Tableau43.1">
          <table:table-cell table:style-name="Tableau43.A2" office:value-type="string">
            <text:p text:style-name="P16">graphique4</text:p>
          </table:table-cell>
          <table:table-cell table:style-name="Tableau43.A2" office:value-type="string">
            <text:p text:style-name="P16">false</text:p>
          </table:table-cell>
          <table:table-cell table:style-name="Tableau43.C2" office:value-type="string">
            <text:p text:style-name="P16">Graphique stocké dans un objet de type FichierJoint.</text:p>
          </table:table-cell>
        </table:table-row>
        <table:table-row table:style-name="Tableau43.1">
          <table:table-cell table:style-name="Tableau43.A2" office:value-type="string">
            <text:p text:style-name="P16">zoomratio1</text:p>
          </table:table-cell>
          <table:table-cell table:style-name="Tableau43.A2" office:value-type="string">
            <text:p text:style-name="P16">false</text:p>
          </table:table-cell>
          <table:table-cell table:style-name="Tableau43.C2" office:value-type="string">
            <text:p text:style-name="P16">Entier indiquant dans quelle proportion la taille du graphique doit être ajustée.</text:p>
          </table:table-cell>
        </table:table-row>
        <table:table-row table:style-name="Tableau43.1">
          <table:table-cell table:style-name="Tableau43.A2" office:value-type="string">
            <text:p text:style-name="P16">zoomratio2</text:p>
          </table:table-cell>
          <table:table-cell table:style-name="Tableau43.A2" office:value-type="string">
            <text:p text:style-name="P16">false</text:p>
          </table:table-cell>
          <table:table-cell table:style-name="Tableau43.C2" office:value-type="string">
            <text:p text:style-name="P16">Entier indiquant dans quelle proportion la taille du graphique doit être ajustée.</text:p>
          </table:table-cell>
        </table:table-row>
        <table:table-row table:style-name="Tableau43.1">
          <table:table-cell table:style-name="Tableau43.A2" office:value-type="string">
            <text:p text:style-name="P16">zoomratio3</text:p>
          </table:table-cell>
          <table:table-cell table:style-name="Tableau43.A2" office:value-type="string">
            <text:p text:style-name="P16">false</text:p>
          </table:table-cell>
          <table:table-cell table:style-name="Tableau43.C2" office:value-type="string">
            <text:p text:style-name="P16">Entier indiquant dans quelle proportion la taille du graphique doit être ajustée.</text:p>
          </table:table-cell>
        </table:table-row>
        <table:table-row table:style-name="Tableau43.1">
          <table:table-cell table:style-name="Tableau43.A2" office:value-type="string">
            <text:p text:style-name="P16">zoomratio4</text:p>
          </table:table-cell>
          <table:table-cell table:style-name="Tableau43.A2" office:value-type="string">
            <text:p text:style-name="P16">false</text:p>
          </table:table-cell>
          <table:table-cell table:style-name="Tableau43.C2" office:value-type="string">
            <text:p text:style-name="P16">Entier indiquant dans quelle proportion la taille du graphique doit être ajustée.</text:p>
          </table:table-cell>
        </table:table-row>
        <table:table-row table:style-name="Tableau43.1">
          <table:table-cell table:style-name="Tableau43.A2" office:value-type="string">
            <text:p text:style-name="P16">texteentete</text:p>
          </table:table-cell>
          <table:table-cell table:style-name="Tableau43.A2" office:value-type="string">
            <text:p text:style-name="P16">false</text:p>
          </table:table-cell>
          <table:table-cell table:style-name="Tableau43.C2" office:value-type="string">
            <text:p text:style-name="P16">Texte placé dans l'entête de l'édition.</text:p>
          </table:table-cell>
        </table:table-row>
        <table:table-row table:style-name="Tableau43.1">
          <table:table-cell table:style-name="Tableau43.A2" office:value-type="string">
            <text:p text:style-name="P16">textepieddepage</text:p>
          </table:table-cell>
          <table:table-cell table:style-name="Tableau43.A2" office:value-type="string">
            <text:p text:style-name="P16">false</text:p>
          </table:table-cell>
          <table:table-cell table:style-name="Tableau43.C2" office:value-type="string">
            <text:p text:style-name="P16">Texte placé dans le pied de page de l'édition.</text:p>
          </table:table-cell>
        </table:table-row>
        <table:table-row table:style-name="Tableau43.1">
          <table:table-cell table:style-name="Tableau43.A2" office:value-type="string">
            <text:p text:style-name="P16">conf</text:p>
          </table:table-cell>
          <table:table-cell table:style-name="Tableau43.A2" office:value-type="string">
            <text:p text:style-name="P16">false</text:p>
          </table:table-cell>
          <table:table-cell table:style-name="Tableau43.C2" office:value-type="string">
            <text:p text:style-name="P16">Nom du fichier de configuration</text:p>
          </table:table-cell>
        </table:table-row>
        <table:table-row table:style-name="Tableau43.1">
          <table:table-cell table:style-name="Tableau43.A2" office:value-type="string">
            <text:p text:style-name="P16">modele</text:p>
          </table:table-cell>
          <table:table-cell table:style-name="Tableau43.A2" office:value-type="string">
            <text:p text:style-name="P16">false</text:p>
          </table:table-cell>
          <table:table-cell table:style-name="Tableau43.C2" office:value-type="string">
            <text:p text:style-name="P16">Nom du modèle utilisé dans le fichier de configuration. En standard, deux valeurs possibles : portrait ou paysage.</text:p>
          </table:table-cell>
        </table:table-row>
        <table:table-row table:style-name="Tableau43.1">
          <table:table-cell table:style-name="Tableau43.A2" office:value-type="string">
            <text:p text:style-name="P16">nomapplication</text:p>
          </table:table-cell>
          <table:table-cell table:style-name="Tableau43.A2" office:value-type="string">
            <text:p text:style-name="P16">false</text:p>
          </table:table-cell>
          <table:table-cell table:style-name="Tableau43.C2" office:value-type="string">
            <text:p text:style-name="P16">Nom de l'application qui a produit l'édition.</text:p>
          </table:table-cell>
        </table:table-row>
        <table:table-row table:style-name="Tableau43.1">
          <table:table-cell table:style-name="Tableau43.A2" office:value-type="string">
            <text:p text:style-name="P16">titreedition</text:p>
          </table:table-cell>
          <table:table-cell table:style-name="Tableau43.A2" office:value-type="string">
            <text:p text:style-name="P16">false</text:p>
          </table:table-cell>
          <table:table-cell table:style-name="Tableau43.C2" office:value-type="string">
            <text:p text:style-name="P16">Titre de l'édition.</text:p>
          </table:table-cell>
        </table:table-row>
        <table:table-row table:style-name="Tableau43.1">
          <table:table-cell table:style-name="Tableau43.A2" office:value-type="string">
            <text:p text:style-name="P16">pagedegarde</text:p>
          </table:table-cell>
          <table:table-cell table:style-name="Tableau43.A2" office:value-type="string">
            <text:p text:style-name="P16">false</text:p>
          </table:table-cell>
          <table:table-cell table:style-name="Tableau43.C2" office:value-type="string">
            <text:p text:style-name="P16">true : utilise une page de garde.</text:p>
          </table:table-cell>
        </table:table-row>
      </table:table>
      <text:p text:style-name="Standard"/>
      <text:p text:style-name="P76"/>
      <text:p text:style-name="P46"/>
      <text:p text:style-name="P45">Description de la page de garde de l'édition</text:p>
      <text:p text:style-name="P45"/>
      <text:p text:style-name="P66"><draw:frame draw:style-name="fr1" draw:name="images1" text:anchor-type="as-char" svg:width="10.478cm" svg:height="10.199cm" draw:z-index="0"><draw:image xlink:href="Pictures/20000043000049410000474C1DA170C2.wmf" xlink:type="simple" xlink:show="embed" xlink:actuate="onLoad"/></draw:frame></text:p>
      <text:p text:style-name="Standard"/>
      <text:p text:style-name="P1"><draw:frame draw:style-name="fr1" draw:name="images2" text:anchor-type="as-char" svg:width="14.836cm" svg:height="11.829cm" draw:z-index="1"><draw:image xlink:href="Pictures/200000EB000067E0000052B00C50B52D.wmf" xlink:type="simple" xlink:show="embed" xlink:actuate="onLoad"/></draw:frame></text:p>
      <text:p text:style-name="P1"><text:soft-page-break/></text:p>
      <text:p text:style-name="P117">Description des pages de données de l'édition</text:p>
      <text:p text:style-name="Standard"/>
      <text:p text:style-name="Standard"><draw:frame draw:style-name="fr1" draw:name="images3" text:anchor-type="as-char" svg:width="15.455cm" svg:height="10.603cm" draw:z-index="2"><draw:image xlink:href="Pictures/200000CA00006C0B00004A3C6596463E.wmf" xlink:type="simple" xlink:show="embed" xlink:actuate="onLoad"/></draw:frame></text:p>
      <text:h text:style-name="P142" text:outline-level="2">Appel d’une édition Jasper</text:h>
      <text:p text:style-name="Standard">Il est possible d'exécuter une édition Jasper en utilisant les données utilisées par un tableau ECTABLE.</text:p>
      <text:p text:style-name="Standard"/>
      <text:p text:style-name="Standard">Cette exécution est réalisée en utilisant la vue <text:s/>"jasper" <text:s/>et le résolveur de vue <text:s/>"jasper".</text:p>
      <text:p text:style-name="Standard"/>
      <text:p text:style-name="Standard"/>
      <table:table table:name="Tableau44" table:style-name="Tableau44">
        <table:table-column table:style-name="Tableau44.A"/>
        <table:table-column table:style-name="Tableau44.B"/>
        <table:table-column table:style-name="Tableau44.C"/>
        <table:table-row table:style-name="Tableau44.1">
          <table:table-cell table:style-name="Tableau44.A1" office:value-type="string">
            <text:p text:style-name="P5">Attribut </text:p>
          </table:table-cell>
          <table:table-cell table:style-name="Tableau44.A1" office:value-type="string">
            <text:p text:style-name="P5">Alias</text:p>
          </table:table-cell>
          <table:table-cell table:style-name="Tableau44.C1" office:value-type="string">
            <text:p text:style-name="P5">Classe</text:p>
          </table:table-cell>
        </table:table-row>
        <table:table-row table:style-name="Tableau44.1">
          <table:table-cell table:style-name="Tableau44.A1" office:value-type="string">
            <text:p text:style-name="P5">view</text:p>
          </table:table-cell>
          <table:table-cell table:style-name="Tableau44.A1" office:value-type="string">
            <text:p text:style-name="P5">jasper</text:p>
          </table:table-cell>
          <table:table-cell table:style-name="Tableau44.C1" office:value-type="string">
            <text:p text:style-name="P68">fr.gouv.finances.lombok.apptags.table.view.JasperreportsView</text:p>
          </table:table-cell>
        </table:table-row>
        <table:table-row table:style-name="Tableau44.1">
          <table:table-cell table:style-name="Tableau44.A1" office:value-type="string">
            <text:p text:style-name="P5">viewResolver</text:p>
          </table:table-cell>
          <table:table-cell table:style-name="Tableau44.A1" office:value-type="string">
            <text:p text:style-name="P5">jasper</text:p>
          </table:table-cell>
          <table:table-cell table:style-name="Tableau44.C1" office:value-type="string">
            <text:p text:style-name="P68">fr.gouv.finances.lombok.apptags.table.filter.JasperreportsViewResolver</text:p>
          </table:table-cell>
        </table:table-row>
        <table:table-row table:style-name="Tableau44.1">
          <table:table-cell table:style-name="Tableau44.A1" office:value-type="string">
            <text:p text:style-name="P5">text</text:p>
          </table:table-cell>
          <table:table-cell table:style-name="Tableau44.A1" office:value-type="string">
            <text:p text:style-name="P5">jasper</text:p>
          </table:table-cell>
          <table:table-cell table:style-name="Tableau44.C1" office:value-type="string">
            <text:p text:style-name="P5">Id du bean d'édition à exécuter</text:p>
          </table:table-cell>
        </table:table-row>
      </table:table>
      <text:p text:style-name="Standard"/>
      <text:p text:style-name="Standard">Ces deux classes sont embarquées dans le jar "lombok-commun" et non dans "lombok-ectable" pour éviter les références croisées entre les deux librairies.</text:p>
      <text:p text:style-name="Standard"/>
      <text:p text:style-name="Standard"/>
      <text:p text:style-name="Standard">Exemple :</text:p>
      <text:p text:style-name="Standard"/>
      <table:table table:name="Tableau45" table:style-name="Tableau45">
        <table:table-column table:style-name="Tableau45.A"/>
        <table:table-row table:style-name="Tableau45.1">
          <table:table-cell table:style-name="Tableau45.A1" office:value-type="string">
            <text:p text:style-name="P41"><text:span text:style-name="T67"><text:s text:c="4"/></text:span><text:span text:style-name="T30">&lt;</text:span><text:span text:style-name="T43">ec:exportPdf</text:span></text:p>
            <text:p text:style-name="P40"><text:span text:style-name="T43"><text:s text:c="10"/></text:span><text:span text:style-name="T56">fileName</text:span><text:span text:style-name="T67">=</text:span><text:span text:style-name="T92">"zf3.agregavispartypeimpotseuil.edition"</text:span></text:p>
            <text:p text:style-name="P40"><text:span text:style-name="T92"><text:s text:c="10"/></text:span><text:span text:style-name="T56">text</text:span><text:span text:style-name="T67">=</text:span><text:span text:style-name="T92">"zf3.agregavispartypeimpotseuil.parametres"</text:span></text:p>
            <text:p text:style-name="P40"><text:span text:style-name="T92"><text:s text:c="10"/></text:span><text:span text:style-name="T56">view</text:span><text:span text:style-name="T67">=</text:span><text:span text:style-name="T92">"jasper"</text:span></text:p>
            <text:p text:style-name="P40"><text:span text:style-name="T92"><text:s text:c="10"/></text:span><text:span text:style-name="T57">viewResolver</text:span><text:span text:style-name="T70">=</text:span><text:span text:style-name="T94">"jasper"</text:span></text:p>
            <text:p text:style-name="P40"><text:span text:style-name="T94"><text:s text:c="10"/></text:span><text:span text:style-name="T57">tooltip</text:span><text:span text:style-name="T70">=</text:span><text:span text:style-name="T94">"Export PDF" </text:span></text:p>
            <text:p text:style-name="P40"><text:span text:style-name="T94"><text:s text:c="10"/></text:span><text:span text:style-name="T57">headerColor</text:span><text:span text:style-name="T70">=</text:span><text:span text:style-name="T94">"black"</text:span></text:p>
            <text:p text:style-name="P40"><text:span text:style-name="T94"><text:s text:c="10"/></text:span><text:span text:style-name="T57">headerBackgroundColor</text:span><text:span text:style-name="T70">=</text:span><text:span text:style-name="T94">"#b6c2da"</text:span></text:p>
            <text:p text:style-name="P40"><text:span text:style-name="T94"><text:s text:c="10"/></text:span><text:span text:style-name="T56">headerTitle</text:span><text:span text:style-name="T67">=</text:span><text:span text:style-name="T92">"Agregation des avis type d'impôt supérieurs à un seuil donné"</text:span></text:p>
            <text:p text:style-name="P40"><text:span text:style-name="T92"><text:s text:c="10"/></text:span><text:span text:style-name="T57">imageName</text:span><text:span text:style-name="T70">=</text:span><text:span text:style-name="T94">"pdf"</text:span></text:p>
            <text:p text:style-name="Standard"><text:span text:style-name="T94"><text:s text:c="10"/></text:span><text:span text:style-name="T33">/&gt;</text:span></text:p>
          </table:table-cell>
        </table:table-row>
      </table:table>
      <text:p text:style-name="P34"/>
      <text:p text:style-name="P77"/>
      <text:h text:style-name="P137" text:outline-level="1">Callbacks</text:h>
      <text:h text:style-name="P139" text:outline-level="2">Introduction</text:h>
      <text:p text:style-name="Standard">Les classes <text:s/>"callbacks"sont utilisées pour récupérer, filtrer et trier les lignes. ECTABLE contient une implémentation spécifique pour chacun de ces "callback". </text:p>
      <text:p text:style-name="Standard"/>
      <text:list xml:id="list34175274" text:continue-list="list34184321" text:style-name="WW8Num98">
        <text:list-item>
          <text:list>
            <text:list-item>
              <text:p text:style-name="P123">les attributs du tableau ECTABLE ont chargés,</text:p>
            </text:list-item>
            <text:list-item>
              <text:p text:style-name="P123">la méthode "execute" du model est appelée</text:p>
            </text:list-item>
            <text:list-item>
              <text:p text:style-name="P123">au sein de la méthode execute, ECTABLE effectue les opérations de récupération, filtre et tri en utilisant les interfaces "callbacks". Les 3 interfaces de "callback" sont RetrieveRowsCallback, FilterRowsCallback et SortRowsCallback. Les "callback" sont des singletons et ne doivent pas contenir de variable d'instance.</text:p>
            </text:list-item>
          </text:list>
        </text:list-item>
      </text:list>
      <text:h text:style-name="Heading_20_2" text:outline-level="2">L'interface RetrieveRowsCallback</text:h>
      <text:p text:style-name="Standard">L'implémentation par défaut de l'interface "RetrieveRowsCallback" recherche dans les différents contextes de servlet la collection référencée par l'attribut "items" d'ECTABLE.</text:p>
      <text:p text:style-name="Standard"/>
      <text:p text:style-name="Standard">Pour utiliser une implémentation personnalisée de ce "callback", <text:s/>il faut fournir au tag "table" le nom complet de la classe à utiliser via l'attribut "retrieveRowsCallback".</text:p>
      <text:p text:style-name="Standard"/>
      <table:table table:name="Tableau46" table:style-name="Tableau46">
        <table:table-column table:style-name="Tableau46.A"/>
        <table:table-row table:style-name="Tableau46.1">
          <table:table-cell table:style-name="Tableau46.A1" office:value-type="string">
            <text:p text:style-name="P5"><text:span text:style-name="pun">&lt;</text:span><text:span text:style-name="tag">ec</text:span><text:span text:style-name="pln">:</text:span><text:span text:style-name="atn">table</text:span><text:span text:style-name="pln"> </text:span><text:line-break/><text:span text:style-name="pln">   </text:span><text:span text:style-name="atn">var</text:span><text:span text:style-name="pun">=</text:span><text:span text:style-name="atv">"pres"</text:span><text:span text:style-name="pln"> </text:span><text:line-break/><text:span text:style-name="pln">   </text:span><text:span text:style-name="atn">action</text:span><text:span text:style-name="pun">=</text:span><text:span text:style-name="atv">"${pageContext.request.contextPath}/presidents.run"</text:span><text:span text:style-name="pln"> </text:span><text:line-break/><text:span text:style-name="pln">   </text:span><text:span text:style-name="atn">retrieveRowsCallback</text:span><text:span text:style-name="pun">=</text:span><text:span text:style-name="atv">"com.mycompany.callback.MyCustomCallback"</text:span><text:line-break/><text:span text:style-name="pln">   </text:span><text:span text:style-name="pun">/&gt;</text:span></text:p>
          </table:table-cell>
        </table:table-row>
      </table:table>
      <text:p text:style-name="Standard"/>
      <text:p text:style-name="P34">L'interface RetrieveRowsCallback</text:p>
      <text:p text:style-name="P34"/>
      <table:table table:name="Tableau47" table:style-name="Tableau47">
        <table:table-column table:style-name="Tableau47.A"/>
        <table:table-row table:style-name="Tableau47.1">
          <table:table-cell table:style-name="Tableau47.A1" office:value-type="string">
            <text:p text:style-name="P41"><text:span text:style-name="T113">public</text:span><text:span text:style-name="T70"> </text:span><text:span text:style-name="T113">interface</text:span><text:span text:style-name="T70"> RetrieveRowsCallback {</text:span></text:p>
            <text:p text:style-name="P40"><text:span text:style-name="T70"><text:s text:c="4"/></text:span><text:span text:style-name="T113">public</text:span><text:span text:style-name="T70"> Collection&lt;Object&gt; retrieveRows(TableModel model) </text:span><text:span text:style-name="T113">throws</text:span><text:span text:style-name="T70"> Exception;</text:span></text:p>
            <text:p text:style-name="P17">}</text:p>
          </table:table-cell>
        </table:table-row>
      </table:table>
      <text:p text:style-name="Standard"/>
      <text:h text:style-name="Heading_20_2" text:outline-level="2">L'interface FilterRowsCallback</text:h>
      <text:p text:style-name="Standard">L'implémentation par défaut de l'interface "FilterRowsCallback" est la classe CpProcessRowsCallback.</text:p>
      <text:p text:style-name="Préformaté_20_HTML"/>
      <table:table table:name="Tableau48" table:style-name="Tableau48">
        <table:table-column table:style-name="Tableau48.A"/>
        <table:table-row table:style-name="Tableau48.1">
          <table:table-cell table:style-name="Tableau48.A1" office:value-type="string">
            <text:p text:style-name="P41"><text:span text:style-name="T113">public</text:span><text:span text:style-name="T70"> </text:span><text:span text:style-name="T113">interface</text:span><text:span text:style-name="T70"> FilterRowsCallback {</text:span></text:p>
            <text:p text:style-name="P40"><text:span text:style-name="T70"><text:s text:c="4"/></text:span><text:span text:style-name="T113">public</text:span><text:span text:style-name="T70"> Collection&lt;Object&gt; filterRows(TableModel model, Collection&lt;Object&gt; rows) </text:span><text:span text:style-name="T113">throws</text:span><text:span text:style-name="T70"> Exception;</text:span></text:p>
            <text:p text:style-name="P116">}</text:p>
          </table:table-cell>
        </table:table-row>
      </table:table>
      <text:p text:style-name="Préformaté_20_HTML"/>
      <text:p text:style-name="Préformaté_20_HTML"/>
      <text:p text:style-name="P80"/>
      <text:h text:style-name="P145" text:outline-level="3">Définir un filtre qui permet les comparaisons avec les opérateurs <text:s/>&gt;, &lt;, =</text:h>
      <text:p text:style-name="Standard">Une possibilité de filtragre plus évoluée que le filtrage standard à été ajoutée dans la librairie lombok-framework.</text:p>
      <text:p text:style-name="Standard"/>
      <text:p text:style-name="Standard">Dans les filtres extremecomponents pour l'utiliser il faut donner la valeur "cpfiltreinfsup" à l'attribut "filterRowsCallback" du tag &lt;ec:table&gt;</text:p>
      <text:p text:style-name="P67"/>
      <text:p text:style-name="P38">Exemple :</text:p>
      <text:p text:style-name="P38"/>
      <table:table table:name="Tableau49" table:style-name="Tableau49">
        <table:table-column table:style-name="Tableau49.A"/>
        <table:table-row table:style-name="Tableau49.1">
          <table:table-cell table:style-name="Tableau49.A1" office:value-type="string">
            <text:p text:style-name="P41"><text:span text:style-name="T33">&lt;</text:span><text:span text:style-name="T46">ec:table </text:span><text:span text:style-name="T57">items</text:span><text:span text:style-name="T70">=</text:span><text:span text:style-name="T94">"referencetypesimpots" </text:span></text:p>
            <text:p text:style-name="P40"><text:span text:style-name="T94"><text:tab/><text:tab/></text:span><text:span text:style-name="T56">action</text:span><text:span text:style-name="T67">=</text:span><text:span text:style-name="T92">"</text:span><text:span text:style-name="T10">${pageContext.req</text:span><text:span text:style-name="T67">uest.contextPath}</text:span><text:span text:style-name="T92">/zf7/flux.ex</text:span><text:span text:style-name="T10">"</text:span><text:span text:style-name="T67"> </text:span></text:p>
            <text:p text:style-name="P40"><text:span text:style-name="T67"><text:tab/><text:tab/></text:span><text:span text:style-name="T57">tableId</text:span><text:span text:style-name="T70">=</text:span><text:span text:style-name="T94">"typesimpots" </text:span></text:p>
            <text:p text:style-name="P40"><text:span text:style-name="T57"><text:s text:c="15"/>filterRowsCallback</text:span><text:span text:style-name="T70">=</text:span><text:span text:style-name="T94">"cpfiltreinfsup"</text:span></text:p>
            <text:p text:style-name="P67"><text:span text:style-name="T94"><text:tab/><text:tab/></text:span><text:span text:style-name="T30">&gt;</text:span></text:p>
          </table:table-cell>
        </table:table-row>
      </table:table>
      <text:p text:style-name="P67"/>
      <text:p text:style-name="P67"/>
      <text:p text:style-name="Standard">Pour l'utilisateur : entrer un signe de comparaison devant une valeur pour appliquer le filtre. Signe de comparaison par défaut : "="</text:p>
      <text:p text:style-name="Standard"/>
      <text:p text:style-name="Standard">Les comparaisons possibles dépendent du type de la cellule.</text:p>
      <text:p text:style-name="Standard"/>
      <table:table table:name="Tableau50" table:style-name="Tableau50">
        <table:table-column table:style-name="Tableau50.A"/>
        <table:table-column table:style-name="Tableau50.B"/>
        <table:table-row table:style-name="Tableau50.1">
          <table:table-cell table:style-name="Tableau50.A1" office:value-type="string">
            <text:p text:style-name="P5">Type </text:p>
          </table:table-cell>
          <table:table-cell table:style-name="Tableau50.B1" office:value-type="string">
            <text:p text:style-name="P5">Mode de comparaison</text:p>
          </table:table-cell>
        </table:table-row>
        <table:table-row table:style-name="Tableau50.1">
          <table:table-cell table:style-name="Tableau50.A2" office:value-type="string">
            <text:p text:style-name="P5">String</text:p>
          </table:table-cell>
          <table:table-cell table:style-name="Tableau50.B2" office:value-type="string">
            <text:p text:style-name="P5">L'ordre alphabétique qui est utilisé pour les comparaisons</text:p>
            <text:p text:style-name="Standard"/>
          </table:table-cell>
        </table:table-row>
        <table:table-row table:style-name="Tableau50.1">
          <table:table-cell table:style-name="Tableau50.A2" office:value-type="string">
            <text:p text:style-name="P5">Date</text:p>
          </table:table-cell>
          <table:table-cell table:style-name="Tableau50.B2" office:value-type="string">
            <text:p text:style-name="P5">Dans ce cas le filtre doit être saisi exactement selon le même format de date que celui de la valeur. Dans le cas contraire la valeur sera considérée comme non assorties</text:p>
            <text:p text:style-name="Standard"/>
          </table:table-cell>
        </table:table-row>
        <table:table-row table:style-name="Tableau50.1">
          <table:table-cell table:style-name="Tableau50.A2" office:value-type="string">
            <text:p text:style-name="P5">Number</text:p>
          </table:table-cell>
          <table:table-cell table:style-name="Tableau50.B2" office:value-type="string">
            <text:p text:style-name="P5">Dans ce cas le filtre peut être saisi dans tout format de nombre autorisés, y compris avec signes monétaires</text:p>
          </table:table-cell>
        </table:table-row>
        <table:table-row table:style-name="Tableau50.1">
          <table:table-cell table:style-name="Tableau50.A2" office:value-type="string">
            <text:p text:style-name="P5">Boolean</text:p>
          </table:table-cell>
          <table:table-cell table:style-name="Tableau50.B2" office:value-type="string">
            <text:p text:style-name="P5">Le format de saisie du filtre est celui d'affichage des colonnes (oui/non) dans la plupart des cas. Le filtre considere toute valeur comme non assortie si on lui donne un comparateur &lt; &gt; &gt;= &lt;=.</text:p>
            <text:p text:style-name="Standard"><text:span text:style-name="T15"><text:s/></text:span>Le tri s'effectue en utilisant le type de données défini par l'attribut "cell", sinon le tri est fait de manière alphabétique.</text:p>
          </table:table-cell>
        </table:table-row>
      </table:table>
      <text:p text:style-name="Standard"/>
      <text:p text:style-name="P76"/>
      <text:h text:style-name="Heading_20_2" text:outline-level="2">L'interface SortRowsCallback</text:h>
      <text:p text:style-name="Standard">L'implémentation par défaut de l'interface "SortRowsCallback" est la classe "CpProcessRowsCallBack".</text:p>
      <text:p text:style-name="Standard"/>
      <table:table table:name="Tableau51" table:style-name="Tableau51">
        <table:table-column table:style-name="Tableau51.A"/>
        <table:table-row table:style-name="Tableau51.1">
          <table:table-cell table:style-name="Tableau51.A1" office:value-type="string">
            <text:p text:style-name="P41"><text:span text:style-name="T113">public</text:span><text:span text:style-name="T70"> </text:span><text:span text:style-name="T113">interface</text:span><text:span text:style-name="T70"> SortRowsCallback {</text:span></text:p>
            <text:p text:style-name="P40"><text:span text:style-name="T70"><text:s text:c="4"/></text:span><text:span text:style-name="T113">public</text:span><text:span text:style-name="T70"> Collection&lt;Object&gt; sortRows(TableModel model, Collection&lt;Object&gt; rows) </text:span><text:span text:style-name="T113">throws</text:span><text:span text:style-name="T70"> Exception;</text:span></text:p>
            <text:p text:style-name="P82">}</text:p>
          </table:table-cell>
        </table:table-row>
      </table:table>
      <text:p text:style-name="P81"/>
      <text:p text:style-name="Standard">Le tableau est trié lorsque l'utilisateur clique sur le titre de la colonne.</text:p>
      <text:p text:style-name="P81"/>
      <text:p text:style-name="Standard">Pour utiliser une implémentation personnalisée de ce "callback", <text:s/>il faut fournir au tag "table" le nom complet de la classe à utiliser via l'attribut "sortRowsCallback".</text:p>
      <text:p text:style-name="Standard"/>
      <text:p text:style-name="Standard">Exemple :</text:p>
      <table:table table:name="Tableau52" table:style-name="Tableau52">
        <table:table-column table:style-name="Tableau52.A"/>
        <table:table-row table:style-name="Tableau52.1">
          <table:table-cell table:style-name="Tableau52.A1" office:value-type="string">
            <text:p text:style-name="P5"><text:span text:style-name="pun">&lt;</text:span><text:span text:style-name="tag">ec</text:span><text:span text:style-name="pln">:</text:span><text:span text:style-name="atn">table</text:span><text:span text:style-name="pln"> </text:span><text:line-break/><text:span text:style-name="pln">   </text:span><text:span text:style-name="atn">var</text:span><text:span text:style-name="pun">=</text:span><text:span text:style-name="atv">"pres"</text:span><text:span text:style-name="pln"> </text:span><text:line-break/><text:span text:style-name="pln">   </text:span><text:span text:style-name="atn">action</text:span><text:span text:style-name="pun">=</text:span><text:span text:style-name="atv">"${pageContext.request.contextPath}/presidents.run"</text:span><text:span text:style-name="pln"> </text:span><text:line-break/><text:span text:style-name="pln">   </text:span><text:span text:style-name="atn">sortRowsCallback</text:span><text:span text:style-name="pun">=</text:span><text:span text:style-name="atv">"com.mycompany.callback.MyCustomCallback"</text:span><text:line-break/><text:span text:style-name="pln">   </text:span><text:span text:style-name="pun">/&gt;</text:span></text:p>
          </table:table-cell>
        </table:table-row>
      </table:table>
      <text:p text:style-name="Standard"/>
      <text:p text:style-name="Standard"/>
      <text:p text:style-name="Standard">Par défaut , le tri n’ignore pas la casse et place les majuscules avant les minuscules .</text:p>
      <text:p text:style-name="Standard">Une nouvelle implémentation de l’interface permet d ‘ignorer la casse , pour cela <text:s/>il convient de mettre <text:span text:style-name="atn">sortRowsCallback</text:span><text:span text:style-name="pun">=</text:span><text:span text:style-name="atv">"ic" dans le tag table </text:span></text:p>
      <text:p text:style-name="Standard">Exemple :</text:p>
      <table:table table:name="Tableau53" table:style-name="Tableau53">
        <table:table-column table:style-name="Tableau53.A"/>
        <table:table-row table:style-name="Tableau53.1">
          <table:table-cell table:style-name="Tableau53.A1" office:value-type="string">
            <text:p text:style-name="P5"><text:span text:style-name="pun">&lt;</text:span><text:span text:style-name="tag">ec</text:span><text:span text:style-name="pln">:</text:span><text:span text:style-name="atn">table</text:span><text:span text:style-name="pln"> </text:span><text:line-break/><text:span text:style-name="pln">   </text:span><text:span text:style-name="atn">var</text:span><text:span text:style-name="pun">=</text:span><text:span text:style-name="atv">"pres"</text:span><text:span text:style-name="pln"> </text:span><text:line-break/><text:span text:style-name="pln">   </text:span><text:span text:style-name="atn">action</text:span><text:span text:style-name="pun">=</text:span><text:span text:style-name="atv">"${pageContext.request.contextPath}/presidents.run"</text:span><text:span text:style-name="pln"> </text:span><text:line-break/><text:span text:style-name="pln">   </text:span><text:span text:style-name="atn">sortRowsCallback</text:span><text:span text:style-name="pun">=</text:span><text:span text:style-name="atv">"ic"</text:span><text:line-break/><text:span text:style-name="pln">   </text:span><text:span text:style-name="pun">/&gt;</text:span></text:p>
          </table:table-cell>
        </table:table-row>
      </table:table>
      <text:p text:style-name="Standard"><text:span text:style-name="atv"/></text:p>
      <text:p text:style-name="Standard"><text:span text:style-name="atv"> </text:span></text:p>
      <text:p text:style-name="P76"/>
      <text:h text:style-name="Heading_20_1" text:outline-level="1">Les vues</text:h>
      <text:p text:style-name="Standard">Les vues utilisées par ECTABLE sont paramétrables, ce qui permet de de modifier le tableau HTML produit et l'implémentation des différents exports. </text:p>
      <text:p text:style-name="Standard">Pour cela, il faut créer une classe qui implémente l'interface view et déclarer dans le tag "table" ou dans le tag "export" la vue utilisée.</text:p>
      <text:p text:style-name="Standard"/>
      <table:table table:name="Tableau54" table:style-name="Tableau54">
        <table:table-column table:style-name="Tableau54.A"/>
        <table:table-row table:style-name="Tableau54.1">
          <table:table-cell table:style-name="Tableau54.A1" office:value-type="string">
            <text:p text:style-name="P41"><text:span text:style-name="T113">public</text:span><text:span text:style-name="T70"> </text:span><text:span text:style-name="T113">interface</text:span><text:span text:style-name="T70"> View {</text:span></text:p>
            <text:p text:style-name="P40"><text:span text:style-name="T70"><text:s text:c="4"/></text:span><text:span text:style-name="T113">public</text:span><text:span text:style-name="T70"> </text:span><text:span text:style-name="T113">void</text:span><text:span text:style-name="T70"> beforeBody(TableModel model);</text:span></text:p>
            <text:p text:style-name="P51"/>
            <text:p text:style-name="P40"><text:span text:style-name="T70"><text:s text:c="4"/></text:span><text:span text:style-name="T113">public</text:span><text:span text:style-name="T70"> </text:span><text:span text:style-name="T113">void</text:span><text:span text:style-name="T70"> body(TableModel model, Column column);</text:span></text:p>
            <text:p text:style-name="P51"/>
            <text:p text:style-name="P40"><text:span text:style-name="T70"><text:s text:c="4"/></text:span><text:span text:style-name="T113">public</text:span><text:span text:style-name="T70"> Object afterBody(TableModel model);</text:span></text:p>
            <text:p text:style-name="P17">}</text:p>
          </table:table-cell>
        </table:table-row>
      </table:table>
      <text:p text:style-name="Standard"/>
      <text:p text:style-name="Préformaté_20_HTML"/>
      <text:p text:style-name="Standard">Les classes qui implémentent les vues ECTABLE disposent de trois points d'entrée pour insérer du contenu.</text:p>
      <text:p text:style-name="Standard">La méthode "beforeBody()" est exécutée en premier, avant qu'aucun bean de la collection ne soit traité.</text:p>
      <text:p text:style-name="Standard">La méthode "body" est appelée à chaque itération sur un nouveau bean de la collection.</text:p>
      <text:p text:style-name="Standard">La méthode "afterBody" est appelée en dernier et retourne l'ojbet qui représente la vue produite. </text:p>
      <text:p text:style-name="Préformaté_20_HTML"/>
      <text:h text:style-name="Heading_20_2" text:outline-level="2">La vue HTML du tableau</text:h>
      <text:p text:style-name="P81"/>
      <text:p text:style-name="Standard">Le contenu de la vue HTML d'un tableau produit par ECTABLE est généré soit par la classe qui implémente la vue (View) soit par celle qui implémente la cellule (Cell).</text:p>
      <text:p text:style-name="Standard"/>
      <text:p text:style-name="Standard">On indique au composant quelle vue utiliser à l'aide de l'attribut "view" du tab "table".</text:p>
      <text:p text:style-name="P81"/>
      <table:table table:name="Tableau55" table:style-name="Tableau55">
        <table:table-column table:style-name="Tableau55.A"/>
        <table:table-row table:style-name="Tableau55.1">
          <table:table-cell table:style-name="Tableau55.A1" office:value-type="string">
            <text:p text:style-name="P5"><text:span text:style-name="pun"><text:span text:style-name="T3">&lt;</text:span></text:span><text:span text:style-name="tag"><text:span text:style-name="T3">ec</text:span></text:span><text:span text:style-name="pln"><text:span text:style-name="T3">:</text:span></text:span><text:span text:style-name="atn"><text:span text:style-name="T3">table</text:span></text:span><text:span text:style-name="pln"><text:span text:style-name="T3"> </text:span></text:span><text:span text:style-name="T3"><text:line-break/></text:span><text:span text:style-name="pln"><text:span text:style-name="T3">   </text:span></text:span><text:span text:style-name="atn"><text:span text:style-name="T3">items</text:span></text:span><text:span text:style-name="pun"><text:span text:style-name="T3">=</text:span></text:span><text:span text:style-name="atv"><text:span text:style-name="T3">"presidents"</text:span></text:span><text:span text:style-name="pln"><text:span text:style-name="T3"> </text:span></text:span><text:span text:style-name="T3"><text:line-break/></text:span><text:span text:style-name="pln"><text:span text:style-name="T3">   </text:span></text:span><text:span text:style-name="atn"><text:span text:style-name="T3">action</text:span></text:span><text:span text:style-name="pun"><text:span text:style-name="T3">=</text:span></text:span><text:span text:style-name="atv"><text:span text:style-name="T3">"${pageContext.request.contextPath}/presidents.run"</text:span></text:span><text:span text:style-name="pln"><text:span text:style-name="T3"> </text:span></text:span><text:span text:style-name="T3"><text:line-break/></text:span><text:span text:style-name="pln"><text:span text:style-name="T3">   </text:span></text:span><text:span text:style-name="atn"><text:span text:style-name="T3">view</text:span></text:span><text:span text:style-name="pun"><text:span text:style-name="T3">=</text:span></text:span><text:span text:style-name="atv"><text:span text:style-name="T3">"com.mycompany.view.MyCustomView"</text:span></text:span><text:span text:style-name="T3"><text:line-break/></text:span><text:span text:style-name="pln"><text:span text:style-name="T3">   </text:span></text:span><text:span text:style-name="pun"><text:span text:style-name="T3">&gt;</text:span></text:span><text:span text:style-name="T3"><text:line-break/></text:span><text:span text:style-name="pln"><text:span text:style-name="T3">   ...</text:span></text:span><text:span text:style-name="T3"><text:line-break/></text:span><text:span text:style-name="pln"><text:span text:style-name="T3"> </text:span></text:span><text:span text:style-name="pun">&lt;/</text:span><text:span text:style-name="tag">ec</text:span><text:span text:style-name="pln">:</text:span><text:span text:style-name="atn">table</text:span><text:span text:style-name="pun">&gt;</text:span></text:p>
          </table:table-cell>
        </table:table-row>
      </table:table>
      <text:p text:style-name="Standard"/>
      <text:h text:style-name="Heading_20_2" text:outline-level="2">Les vues d'export</text:h>
      <text:p text:style-name="P81"/>
      <text:p text:style-name="Standard">Tout le contenu d'une vue d'export d'export est généré par la classe qui implémente la vue.</text:p>
      <text:p text:style-name="Standard"/>
      <text:p text:style-name="Standard">On indique au composant quelle vue utiliser à l'aide de l'attribut "view" du tab "export".</text:p>
      <text:p text:style-name="Standard"/>
      <text:p text:style-name="Standard">Exemple : (à maj avec les tag exportPDF, …</text:p>
      <table:table table:name="Tableau56" table:style-name="Tableau56">
        <table:table-column table:style-name="Tableau56.A"/>
        <table:table-row table:style-name="Tableau56.1">
          <table:table-cell table:style-name="Tableau56.A1" office:value-type="string">
            <text:p text:style-name="P5"><text:span text:style-name="pun"><text:span text:style-name="T3">&lt;</text:span></text:span><text:span text:style-name="tag"><text:span text:style-name="T3">ec</text:span></text:span><text:span text:style-name="pln"><text:span text:style-name="T3">:</text:span></text:span><text:span text:style-name="atn"><text:span text:style-name="T3">table</text:span></text:span><text:span text:style-name="T3"><text:line-break/></text:span><text:span text:style-name="pln"><text:span text:style-name="T3">   </text:span></text:span><text:span text:style-name="atn"><text:span text:style-name="T3">items</text:span></text:span><text:span text:style-name="pun"><text:span text:style-name="T3">=</text:span></text:span><text:span text:style-name="atv"><text:span text:style-name="T3">"presidents"</text:span></text:span><text:span text:style-name="pln"><text:span text:style-name="T3"> </text:span></text:span><text:span text:style-name="T3"><text:line-break/></text:span><text:span text:style-name="pln"><text:span text:style-name="T3">   </text:span></text:span><text:span text:style-name="atn"><text:span text:style-name="T3">action</text:span></text:span><text:span text:style-name="pun"><text:span text:style-name="T3">=</text:span></text:span><text:span text:style-name="atv"><text:span text:style-name="T3">"${pageContext.request.contextPath}/presidents.run"</text:span></text:span><text:span text:style-name="pln"><text:span text:style-name="T3"> </text:span></text:span><text:span text:style-name="T3"><text:line-break/></text:span><text:soft-page-break/><text:span text:style-name="pln"><text:span text:style-name="T3">   </text:span></text:span><text:span text:style-name="pun"><text:span text:style-name="T3">&gt;</text:span></text:span><text:span text:style-name="T3"><text:line-break/></text:span><text:span text:style-name="pln"><text:span text:style-name="T3">   </text:span></text:span><text:span text:style-name="pun"><text:span text:style-name="T3">&lt;</text:span></text:span><text:span text:style-name="tag"><text:span text:style-name="T3">ec</text:span></text:span><text:span text:style-name="pln"><text:span text:style-name="T3">:</text:span></text:span><text:span text:style-name="atn"><text:span text:style-name="T3">export</text:span></text:span><text:span text:style-name="pln"><text:span text:style-name="T3"> </text:span></text:span><text:span text:style-name="T3"><text:line-break/></text:span><text:span text:style-name="pln"><text:span text:style-name="T3">     </text:span></text:span><text:span text:style-name="atn"><text:span text:style-name="T3">fileName</text:span></text:span><text:span text:style-name="pun"><text:span text:style-name="T3">=</text:span></text:span><text:span text:style-name="atv"><text:span text:style-name="T3">"custom.file"</text:span></text:span><text:span text:style-name="pln"><text:span text:style-name="T3"> </text:span></text:span><text:span text:style-name="T3"><text:line-break/></text:span><text:span text:style-name="pln"><text:span text:style-name="T3">     </text:span></text:span><text:span text:style-name="atn"><text:span text:style-name="T3">tooltip</text:span></text:span><text:span text:style-name="pun"><text:span text:style-name="T3">=</text:span></text:span><text:span text:style-name="atv"><text:span text:style-name="T3">"Export Custom"</text:span></text:span><text:span text:style-name="pln"><text:span text:style-name="T3"> </text:span></text:span><text:span text:style-name="T3"><text:line-break/></text:span><text:span text:style-name="pln"><text:span text:style-name="T3">     </text:span></text:span><text:span text:style-name="atn"><text:span text:style-name="T3">view</text:span></text:span><text:span text:style-name="pun"><text:span text:style-name="T3">=</text:span></text:span><text:span text:style-name="atv"><text:span text:style-name="T3">"com.mycompany.view.MyCustomExportView"</text:span></text:span><text:span text:style-name="pun"><text:span text:style-name="T3">/&gt;</text:span></text:span><text:span text:style-name="T3"><text:line-break/></text:span><text:span text:style-name="pln"><text:span text:style-name="T3">   ...</text:span></text:span><text:span text:style-name="T3"><text:line-break/></text:span><text:span text:style-name="pln"><text:span text:style-name="T3"> </text:span></text:span><text:span text:style-name="pun">&lt;/</text:span><text:span text:style-name="tag">ec</text:span><text:span text:style-name="pln">:</text:span><text:span text:style-name="atn">table</text:span><text:span text:style-name="pun">&gt;</text:span></text:p>
          </table:table-cell>
        </table:table-row>
      </table:table>
      <text:p text:style-name="Standard"/>
      <text:h text:style-name="Heading_20_2" text:outline-level="2">Tableau comportant des groupes et sous-groupes</text:h>
      <text:p text:style-name="Standard"/>
      <text:h text:style-name="Heading_20_1" text:outline-level="1">Paramétrage des préférences</text:h>
      <text:h text:style-name="Heading_20_2" text:outline-level="2">Introduction</text:h>
      <text:p text:style-name="Standard">Les valeurs par défaut des attributs du composant ECTABLE peuvent être définies dans un fichier de propriétés. Pour cela, il faut créer un fichier extremecomponents.properties dans lequel sont placées les valeurs par défaut souhaitées.</text:p>
      <text:p text:style-name="Standard"/>
      <text:p text:style-name="Standard">Pour utiliser un fichier de propriétés, il faut le déclarer dans le fichier "/WEB-INF/web.xml" , utilisé par le conteneur de servlet, de la façon suivante :</text:p>
      <text:p text:style-name="Standard"/>
      <table:table table:name="Tableau57" table:style-name="Tableau57">
        <table:table-column table:style-name="Tableau57.A"/>
        <table:table-row table:style-name="Tableau57.1">
          <table:table-cell table:style-name="Tableau57.A1" office:value-type="string">
            <text:p text:style-name="P41"><text:span text:style-name="T84"><text:tab/></text:span><text:span text:style-name="T40">&lt;</text:span><text:span text:style-name="T54">context-param</text:span><text:span text:style-name="T40">&gt;</text:span></text:p>
            <text:p text:style-name="P40"><text:span text:style-name="T85"><text:tab/><text:tab/></text:span><text:span text:style-name="T40">&lt;</text:span><text:span text:style-name="T54">param-name</text:span><text:span text:style-name="T40">&gt;</text:span><text:span text:style-name="T85">extremecomponentsPreferencesLocation</text:span><text:span text:style-name="T40">&lt;/</text:span><text:span text:style-name="T54">param-name</text:span><text:span text:style-name="T40">&gt;</text:span></text:p>
            <text:p text:style-name="P40"><text:span text:style-name="T85"><text:tab/><text:tab/></text:span><text:span text:style-name="T40">&lt;</text:span><text:span text:style-name="T54">param-value</text:span><text:span text:style-name="T40">&gt;</text:span><text:span text:style-name="T85">/extremecomponents.properties</text:span><text:span text:style-name="T40">&lt;/</text:span><text:span text:style-name="T54">param-value</text:span><text:span text:style-name="T40">&gt;</text:span></text:p>
            <text:p text:style-name="Standard"><text:span text:style-name="T85"><text:tab/></text:span><text:span text:style-name="T39">&lt;/</text:span><text:span text:style-name="T53">context-param</text:span><text:span text:style-name="T39">&gt;</text:span></text:p>
          </table:table-cell>
        </table:table-row>
      </table:table>
      <text:p text:style-name="Standard"/>
      <text:p text:style-name="Standard">Exemple de fichier extremecomponents.properties :</text:p>
      <text:p text:style-name="Standard"/>
      <table:table table:name="Tableau58" table:style-name="Tableau58">
        <table:table-column table:style-name="Tableau58.A"/>
        <table:table-row table:style-name="Tableau58.1">
          <table:table-cell table:style-name="Tableau58.A1" office:value-type="string">
            <text:p text:style-name="P41"><text:span text:style-name="T70">table.rowsDisplayed=</text:span><text:span text:style-name="T94">10</text:span></text:p>
            <text:p text:style-name="P40"><text:span text:style-name="T70">table.medianRowsDisplayed=</text:span><text:span text:style-name="T94">50</text:span></text:p>
            <text:p text:style-name="P40"><text:span text:style-name="T67">table.maxRowsDisplayed=</text:span><text:span text:style-name="T92">100</text:span></text:p>
            <text:p text:style-name="P48"/>
            <text:p text:style-name="P70">#Vues Jasper : non embarquées dans le jar extremecomponents</text:p>
            <text:p text:style-name="P40"><text:span text:style-name="T67">export.viewResolver.jasper=</text:span><text:span text:style-name="T92">fr.gouv.finances.lombok.apptags.table.filter.JasperreportsViewResolver</text:span></text:p>
            <text:p text:style-name="P40"><text:span text:style-name="T67">export.viewResolver.jasperhtml=</text:span><text:span text:style-name="T92">fr.gouv.finances.lombok.apptags.table.filter.JasperreportsHtmlViewResolver</text:span></text:p>
            <text:p text:style-name="P40"><text:span text:style-name="T67">export.view.jasper=</text:span><text:span text:style-name="T92">fr.gouv.finances.lombok.apptags.table.view.JasperreportsView</text:span></text:p>
            <text:p text:style-name="P40"><text:span text:style-name="T67">export.view.jasperhtml=</text:span><text:span text:style-name="T92">fr.gouv.finances.lombok.apptags.table.view.JasperreportsHtmlView</text:span></text:p>
            <text:p text:style-name="P48"/>
            <text:p text:style-name="P70">#Interception ligne pour composant rejet fichier</text:p>
            <text:p text:style-name="Standard"><text:span text:style-name="T67">row.interceptor.marker=</text:span><text:span text:style-name="T92">fr.gouv.finances.lombok.rejetfichier.mvc.MarqueurEtatCorrectionInterceptor</text:span></text:p>
          </table:table-cell>
        </table:table-row>
      </table:table>
      <text:h text:style-name="Heading_20_1" text:outline-level="1">Paramétrage des messages <text:s/>  </text:h>
      <text:h text:style-name="Heading_20_2" text:outline-level="2">Le fichiers contenant les messages</text:h>
      <text:p text:style-name="Standard">Pour utiliser un fichier de propriétés, il faut le déclarer dans le fichier "/WEB-INF/web.xml" , utilisé par le conteneur de servlet, de la façon suivante :</text:p>
      <text:p text:style-name="Standard"/>
      <table:table table:name="Tableau59" table:style-name="Tableau59">
        <table:table-column table:style-name="Tableau59.A"/>
        <table:table-row table:style-name="Tableau59.1">
          <table:table-cell table:style-name="Tableau59.A1" office:value-type="string">
            <text:p text:style-name="P41"><text:span text:style-name="T84"><text:tab/></text:span><text:span text:style-name="T40">&lt;</text:span><text:span text:style-name="T54">context-param</text:span><text:span text:style-name="T40">&gt;</text:span></text:p>
            <text:p text:style-name="P40"><text:span text:style-name="T85"><text:tab/><text:tab/></text:span><text:span text:style-name="T40">&lt;</text:span><text:span text:style-name="T54">param-name</text:span><text:span text:style-name="T40">&gt;</text:span><text:span text:style-name="T85">extremecomponentsMessagesLocation</text:span><text:span text:style-name="T40">&lt;/</text:span><text:span text:style-name="T54">param-name</text:span><text:span text:style-name="T40">&gt;</text:span></text:p>
            <text:p text:style-name="P40"><text:span text:style-name="T85"><text:tab/><text:tab/></text:span><text:span text:style-name="T40">&lt;</text:span><text:span text:style-name="T54">param-value</text:span><text:span text:style-name="T40">&gt;</text:span><text:span text:style-name="T85">/extremetableResourceBundle</text:span><text:span text:style-name="T40">&lt;/</text:span><text:span text:style-name="T54">param-value</text:span><text:span text:style-name="T40">&gt;</text:span></text:p>
            <text:p text:style-name="Standard"><text:span text:style-name="T85"><text:tab/></text:span><text:span text:style-name="T39">&lt;/</text:span><text:span text:style-name="T53">context-param</text:span><text:span text:style-name="T39">&gt;</text:span></text:p>
          </table:table-cell>
        </table:table-row>
      </table:table>
      <text:p text:style-name="Standard"/>
      <text:p text:style-name="Standard">Dans cet exemple, le fichier ressource utilisé pour lire les messages est nommé "extremetableResourceBundle" et est situé à la racine du classpath.</text:p>
      <text:p text:style-name="Standard"><text:soft-page-break/>Si l'attribut <text:s/>"locale" n'est pas spécifié dans le table "table", c'est la locale par défaut de la servlet qui est utilisé.</text:p>
      <text:p text:style-name="Standard"/>
      <table:table table:name="Tableau60" table:style-name="Tableau60">
        <table:table-column table:style-name="Tableau60.A"/>
        <table:table-row table:style-name="Tableau60.1">
          <table:table-cell table:style-name="Tableau60.A1" office:value-type="string">
            <text:p text:style-name="P41"><text:span text:style-name="T33">&lt;</text:span><text:span text:style-name="T46">ec:table </text:span><text:span text:style-name="T57">items</text:span><text:span text:style-name="T70">=</text:span><text:span text:style-name="T94">"listecontribuable" </text:span><text:span text:style-name="T57">tableId</text:span><text:span text:style-name="T70">=</text:span><text:span text:style-name="T94">"rechcont" </text:span><text:span text:style-name="T57">view</text:span><text:span text:style-name="T70">=</text:span><text:span text:style-name="T94">"cphtml" </text:span></text:p>
            <text:p text:style-name="P40"><text:span text:style-name="T94"><text:s text:c="15"/></text:span><text:span text:style-name="T92">. . . <text:s/></text:span></text:p>
            <text:p text:style-name="P40"><text:span text:style-name="T92"><text:tab/><text:tab/></text:span><text:span text:style-name="T56">form</text:span><text:span text:style-name="T67">=</text:span><text:span text:style-name="T92">"formulaire" </text:span></text:p>
            <text:p text:style-name="P40"><text:span text:style-name="T92"><text:tab/><text:tab/></text:span><text:span text:style-name="T56">locale</text:span><text:span text:style-name="T67">=</text:span><text:span text:style-name="T92">"fr_FR</text:span></text:p>
            <text:p text:style-name="Standard"><text:span text:style-name="T92"><text:tab/><text:tab/></text:span><text:span text:style-name="T30">&gt;</text:span></text:p>
          </table:table-cell>
        </table:table-row>
      </table:table>
      <text:p text:style-name="Standard"/>
      <text:p text:style-name="P81"/>
      <text:h text:style-name="Heading_20_2" text:outline-level="2">Messages standards</text:h>
      <text:p text:style-name="Standard">Certains messages utilisés par ECTABLE sont standards quel que soient les données qui sont affichées par le tableau.</text:p>
      <text:p text:style-name="Standard">Ces clés sont définies dans un fichier de messages embarqué dans le jar.</text:p>
      <text:p text:style-name="Contents_20_1"/>
      <text:p text:style-name="Standard"/>
      <text:p text:style-name="Text_20_body">Clés définies dans le fichier extremetableResourceBundle-fr_FR.properties embarqué dans le jar du composant</text:p>
      <text:p text:style-name="Standard"/>
      <table:table table:name="Tableau61" table:style-name="Tableau61">
        <table:table-column table:style-name="Tableau61.A"/>
        <table:table-row table:style-name="Tableau61.1">
          <table:table-cell table:style-name="Tableau61.A1" office:value-type="string">
            <text:p text:style-name="P41"><text:span text:style-name="T67">statusbar.resultsFound=</text:span><text:span text:style-name="T111">{0}</text:span><text:span text:style-name="T67"> </text:span><text:span text:style-name="T92">r&amp;eacute;sultats</text:span><text:span text:style-name="T67"> </text:span><text:span text:style-name="T92">trouv&amp;eacute;s,</text:span><text:span text:style-name="T67"> </text:span><text:span text:style-name="T92">affichage</text:span><text:span text:style-name="T67"> </text:span><text:span text:style-name="T92">de</text:span><text:span text:style-name="T67"> </text:span><text:span text:style-name="T111">{1}</text:span><text:span text:style-name="T67"> </text:span><text:span text:style-name="T92">&amp;agrave;</text:span><text:span text:style-name="T67"> </text:span><text:span text:style-name="T111">{2}</text:span><text:span text:style-name="T67"> </text:span></text:p>
            <text:p text:style-name="P40"><text:span text:style-name="T67">statusbar.noResultsFound=</text:span><text:span text:style-name="T92">Aucun</text:span><text:span text:style-name="T67"> </text:span><text:span text:style-name="T92">r&amp;eacute;sultat</text:span><text:span text:style-name="T67"> </text:span><text:span text:style-name="T92">n'a</text:span><text:span text:style-name="T67"> </text:span><text:span text:style-name="T92">&amp;eacute;t&amp;eacute;</text:span><text:span text:style-name="T67"> </text:span><text:span text:style-name="T92">trouv&amp;eacute;.</text:span></text:p>
            <text:p text:style-name="P48"/>
            <text:p text:style-name="P40"><text:span text:style-name="T67">statusbar.nbresultatstrouves=</text:span><text:span text:style-name="T111">{0}</text:span><text:span text:style-name="T67"> </text:span><text:span text:style-name="T92">r&amp;eacute;sultats</text:span><text:span text:style-name="T67"> </text:span><text:span text:style-name="T92">trouv&amp;eacute;s</text:span></text:p>
            <text:p text:style-name="P40"><text:span text:style-name="T67">statusbar.resultatsaffiches=</text:span><text:span text:style-name="T92">,</text:span><text:span text:style-name="T67"> </text:span><text:span text:style-name="T92">affichage</text:span><text:span text:style-name="T67"> </text:span><text:span text:style-name="T92">de</text:span><text:span text:style-name="T67"> </text:span><text:span text:style-name="T111">{0}</text:span><text:span text:style-name="T67"> </text:span><text:span text:style-name="T92">&amp;agrave;</text:span><text:span text:style-name="T67"> </text:span><text:span text:style-name="T111">{1}</text:span></text:p>
            <text:p text:style-name="P40"><text:span text:style-name="T67">statusbar.imageresultatincomplet=</text:span><text:span text:style-name="T92">complet</text:span></text:p>
            <text:p text:style-name="P40"><text:span text:style-name="T67">statusbar.msgresultatincomplet=</text:span><text:span text:style-name="T92">Affinez</text:span><text:span text:style-name="T67"> </text:span><text:span text:style-name="T92">vos</text:span><text:span text:style-name="T67"> </text:span><text:span text:style-name="T92">crit&amp;egrave;res</text:span><text:span text:style-name="T67"> </text:span><text:span text:style-name="T92">de</text:span><text:span text:style-name="T67"> </text:span><text:span text:style-name="T92">recherche</text:span><text:span text:style-name="T67"> </text:span><text:span text:style-name="T92">pour</text:span><text:span text:style-name="T67"> </text:span><text:span text:style-name="T92">consulter</text:span><text:span text:style-name="T67"> </text:span><text:span text:style-name="T92">les</text:span><text:span text:style-name="T67"> </text:span><text:span text:style-name="T92">donn&amp;eacute;es</text:span><text:span text:style-name="T67"> </text:span><text:span text:style-name="T92">non</text:span><text:span text:style-name="T67"> </text:span><text:span text:style-name="T92">affich&amp;eacute;es</text:span></text:p>
            <text:p text:style-name="P48"/>
            <text:p text:style-name="P40"><text:span text:style-name="T67">toolbar.tooltip.firstPage=</text:span><text:span text:style-name="T92">Première</text:span><text:span text:style-name="T67"> </text:span><text:span text:style-name="T92">Page</text:span></text:p>
            <text:p text:style-name="P40"><text:span text:style-name="T67">toolbar.tooltip.lastPage=</text:span><text:span text:style-name="T92">Dernière</text:span><text:span text:style-name="T67"> </text:span><text:span text:style-name="T92">Page</text:span></text:p>
            <text:p text:style-name="P40"><text:span text:style-name="T67">toolbar.tooltip.prevPage=</text:span><text:span text:style-name="T92">Page</text:span><text:span text:style-name="T67"> </text:span><text:span text:style-name="T92">précédente</text:span></text:p>
            <text:p text:style-name="P40"><text:span text:style-name="T67">toolbar.tooltip.nextPage=</text:span><text:span text:style-name="T92">Page</text:span><text:span text:style-name="T67"> </text:span><text:span text:style-name="T92">suivante</text:span></text:p>
            <text:p text:style-name="P40"><text:span text:style-name="T67">toolbar.tooltip.filter=</text:span><text:span text:style-name="T92">Filtrer</text:span></text:p>
            <text:p text:style-name="P40"><text:span text:style-name="T67">toolbar.tooltip.clear=</text:span><text:span text:style-name="T92">Effacer</text:span></text:p>
            <text:p text:style-name="P48"/>
            <text:p text:style-name="P40"><text:span text:style-name="T70">toolbar.tooltip.xls=</text:span><text:span text:style-name="T94">Export</text:span><text:span text:style-name="T70"> </text:span><text:span text:style-name="T94">XLS</text:span><text:span text:style-name="T70"> </text:span></text:p>
            <text:p text:style-name="P40"><text:span text:style-name="T70">toolbar.tooltip.pdf=</text:span><text:span text:style-name="T94">Export</text:span><text:span text:style-name="T70"> </text:span><text:span text:style-name="T94">PDF</text:span></text:p>
            <text:p text:style-name="P40"><text:span text:style-name="T70">toolbar.tooltip.csv=</text:span><text:span text:style-name="T94">Export</text:span><text:span text:style-name="T70"> </text:span><text:span text:style-name="T94">CSV</text:span></text:p>
            <text:p text:style-name="P40"><text:span text:style-name="T70">toolbar.tooltip.xml=</text:span><text:span text:style-name="T94">Export</text:span><text:span text:style-name="T70"> </text:span><text:span text:style-name="T94">XML</text:span></text:p>
            <text:p text:style-name="P51"/>
            <text:p text:style-name="P40"><text:span text:style-name="T67">toolbar.text.firstPage=</text:span><text:span text:style-name="T92">Première</text:span><text:span text:style-name="T67"> </text:span><text:span text:style-name="T92">Page</text:span></text:p>
            <text:p text:style-name="P40"><text:span text:style-name="T67">toolbar.text.lastPage=</text:span><text:span text:style-name="T92">Dernière</text:span><text:span text:style-name="T67"> </text:span><text:span text:style-name="T92">Page</text:span></text:p>
            <text:p text:style-name="P40"><text:span text:style-name="T67">toolbar.text.nextPage=</text:span><text:span text:style-name="T92">Page</text:span><text:span text:style-name="T67"> </text:span><text:span text:style-name="T92">suivante</text:span></text:p>
            <text:p text:style-name="P40"><text:span text:style-name="T67">toolbar.text.prevPage=</text:span><text:span text:style-name="T92">Page</text:span><text:span text:style-name="T67"> </text:span><text:span text:style-name="T92">précédente</text:span></text:p>
            <text:p text:style-name="P40"><text:span text:style-name="T67">toolbar.text.filter=</text:span><text:span text:style-name="T92">Filtrer</text:span></text:p>
            <text:p text:style-name="P40"><text:span text:style-name="T67">toolbar.text.clear=</text:span><text:span text:style-name="T92">Effacer</text:span></text:p>
            <text:p text:style-name="P40"><text:span text:style-name="T67">toolbar.text.xls=</text:span><text:span text:style-name="T92">XLS</text:span></text:p>
            <text:p text:style-name="P40"><text:span text:style-name="T67">toolbar.text.pdf=</text:span><text:span text:style-name="T92">PDF</text:span></text:p>
            <text:p text:style-name="P40"><text:span text:style-name="T67">toolbar.text.csv=</text:span><text:span text:style-name="T92">CSV</text:span></text:p>
            <text:p text:style-name="P40"><text:span text:style-name="T67">toolbar.text.xml=</text:span><text:span text:style-name="T92">XML</text:span></text:p>
            <text:p text:style-name="P48"/>
            <text:p text:style-name="P40"><text:span text:style-name="T70">column.calc.total=</text:span><text:span text:style-name="T94">Total</text:span></text:p>
            <text:p text:style-name="P40"><text:span text:style-name="T67">column.calc.average=</text:span><text:span text:style-name="T92">Moyenne</text:span></text:p>
            <text:p text:style-name="P48"/>
            <text:p text:style-name="Standard"><text:span text:style-name="T67">column.headercell.tooltip.sort=</text:span><text:span text:style-name="T92">Trier</text:span><text:span text:style-name="T67"> </text:span><text:span text:style-name="T92">par</text:span></text:p>
          </table:table-cell>
        </table:table-row>
      </table:table>
      <text:h text:style-name="Heading_20_2" text:outline-level="2">Messages spécifiques au tableau</text:h>
      <text:p text:style-name="Standard"/>
      <text:p text:style-name="Standard">Le titre des tableaux peut être défini dans un fichier de ressource contenant des messages.</text:p>
      <text:p text:style-name="Standard"/>
      <table:table table:name="Tableau62" table:style-name="Tableau62">
        <table:table-column table:style-name="Tableau62.A"/>
        <table:table-row table:style-name="Tableau62.1">
          <table:table-cell table:style-name="Tableau62.A1" office:value-type="string">
            <text:p text:style-name="P41"><text:span text:style-name="T78">table.title.referencetypesimpots=</text:span><text:span text:style-name="T103">Types</text:span><text:span text:style-name="T78"> </text:span><text:span text:style-name="T103">d'impôts</text:span></text:p>
          </table:table-cell>
        </table:table-row>
      </table:table>
      <text:p text:style-name="Standard"/>
      <table:table table:name="Tableau63" table:style-name="Tableau63">
        <table:table-column table:style-name="Tableau63.A"/>
        <table:table-row table:style-name="Tableau63.1">
          <table:table-cell table:style-name="Tableau63.A1" office:value-type="string">
            <text:p text:style-name="P41"><text:span text:style-name="T37">&lt;</text:span><text:span text:style-name="T50">ec:table </text:span><text:span text:style-name="T61">items</text:span><text:span text:style-name="T79">=</text:span><text:span text:style-name="T102">"referencetypesimpots" </text:span></text:p>
            <text:p text:style-name="P40"><text:soft-page-break/><text:span text:style-name="T102"><text:tab/><text:tab/></text:span><text:span text:style-name="T60">action</text:span><text:span text:style-name="T78">=</text:span><text:span text:style-name="T7">"</text:span><text:span text:style-name="T78">${pageContext.request.contextPath}</text:span><text:span text:style-name="T103">/zf7/flux.ex</text:span><text:span text:style-name="T7">"</text:span><text:span text:style-name="T78"> </text:span></text:p>
            <text:p text:style-name="Standard"><text:span text:style-name="T78"><text:tab/><text:tab/></text:span><text:span text:style-name="T61">title</text:span><text:span text:style-name="T79">=</text:span><text:span text:style-name="T102">"table.title.referencetypesimpots"</text:span><text:span text:style-name="T37">&gt;</text:span><text:span text:style-name="T102"><text:tab/><text:tab/></text:span></text:p>
          </table:table-cell>
        </table:table-row>
      </table:table>
      <text:p text:style-name="Standard"/>
      <text:h text:style-name="Heading_20_2" text:outline-level="2">Messages spécifiques à une colonne</text:h>
      <text:p text:style-name="Standard">Le titre des tableaux peut être défini dans un fichier de ressource contenant des messages.</text:p>
      <text:p text:style-name="Standard"/>
      <table:table table:name="Tableau64" table:style-name="Tableau64">
        <table:table-column table:style-name="Tableau64.A"/>
        <table:table-row table:style-name="Tableau64.1">
          <table:table-cell table:style-name="Tableau64.A1" office:value-type="string">
            <text:p text:style-name="P41"><text:span text:style-name="T78">table.column.codeimpot=</text:span><text:span text:style-name="T103">Code</text:span><text:span text:style-name="T78"> </text:span><text:span text:style-name="T103">impôt</text:span></text:p>
            <text:p text:style-name="P40"><text:span text:style-name="T78">table.column.nomimpot=</text:span><text:span text:style-name="T103">Libellé</text:span><text:span text:style-name="T78"> </text:span><text:span text:style-name="T103">de</text:span><text:span text:style-name="T78"> </text:span><text:span text:style-name="T103">l'impôt</text:span></text:p>
          </table:table-cell>
        </table:table-row>
      </table:table>
      <text:p text:style-name="Standard"/>
      <table:table table:name="Tableau65" table:style-name="Tableau65">
        <table:table-column table:style-name="Tableau65.A"/>
        <table:table-row table:style-name="Tableau65.1">
          <table:table-cell table:style-name="Tableau65.A1" office:value-type="string">
            <text:p text:style-name="P41"><text:span text:style-name="T37">&lt;</text:span><text:span text:style-name="T50">ec:column </text:span><text:span text:style-name="T61">property</text:span><text:span text:style-name="T79">=</text:span><text:span text:style-name="T102">"codeImpot" </text:span><text:span text:style-name="T61">title</text:span><text:span text:style-name="T79">=</text:span><text:span text:style-name="T102">"table.column.codeimpot"/</text:span><text:span text:style-name="T37">&gt;</text:span><text:span text:style-name="T79"> </text:span></text:p>
            <text:p text:style-name="Standard"><text:span text:style-name="T50">&lt;ec:column </text:span><text:span text:style-name="T61">property</text:span><text:span text:style-name="T79">=</text:span><text:span text:style-name="T102">"nomImpot" <text:s/></text:span><text:span text:style-name="T61">title</text:span><text:span text:style-name="T79">=</text:span><text:span text:style-name="T102">"table.column.nomimpot"/&gt;</text:span></text:p>
          </table:table-cell>
        </table:table-row>
      </table:table>
      <text:p text:style-name="Standard"/>
      <text:h text:style-name="Heading_20_1" text:outline-level="1">Les intercepteurs</text:h>
      <text:p text:style-name="Standard">Le mécanisme d'intercepteurs permet de modifier la valeurs des attributs en cours d'exécution.</text:p>
      <text:p text:style-name="Standard">Fonctionnement ECTABLE</text:p>
      <text:p text:style-name="Standard">1er étape : ECTABLE itère sur l'ensemble des tags et créé les beans de son modèle qui sont associés aux tags. Ces beans disposent des même propriétés que les tags, mais ces propriétés sont typées et ne sont pas simplement de type String.</text:p>
      <text:p text:style-name="Standard">Ces beans seront modifiés par l'intercepteur.</text:p>
      <text:p text:style-name="Standard">Toutes les interfaces d'intercepteur d'ECTABLE disposent d'une méthode "add".</text:p>
      <text:p text:style-name="Standard">Les interfaces d'intercepteur de lignes et colonnes disposent d'une méthode "modify".</text:p>
      <text:p text:style-name="Standard"/>
      <table:table table:name="Tableau66" table:style-name="Tableau66">
        <table:table-column table:style-name="Tableau66.A"/>
        <table:table-column table:style-name="Tableau66.B"/>
        <table:table-column table:style-name="Tableau66.C"/>
        <table:table-row table:style-name="Tableau66.1">
          <table:table-cell table:style-name="Tableau66.A1" office:value-type="string">
            <text:p text:style-name="P39">Tag</text:p>
          </table:table-cell>
          <table:table-cell table:style-name="Tableau66.A1" office:value-type="string">
            <text:p text:style-name="P39">Interface</text:p>
          </table:table-cell>
          <table:table-cell table:style-name="Tableau66.C1" office:value-type="string">
            <text:p text:style-name="P39">Bean</text:p>
          </table:table-cell>
        </table:table-row>
        <table:table-row table:style-name="Tableau66.1">
          <table:table-cell table:style-name="Tableau66.A2" office:value-type="string">
            <text:p text:style-name="P5">table</text:p>
          </table:table-cell>
          <table:table-cell table:style-name="Tableau66.A2" office:value-type="string">
            <text:p text:style-name="P5">TableInterceptor</text:p>
          </table:table-cell>
          <table:table-cell table:style-name="Tableau66.C2" office:value-type="string">
            <text:p text:style-name="P5">…bean.Table</text:p>
          </table:table-cell>
        </table:table-row>
        <table:table-row table:style-name="Tableau66.1">
          <table:table-cell table:style-name="Tableau66.A2" office:value-type="string">
            <text:p text:style-name="P35">row</text:p>
          </table:table-cell>
          <table:table-cell table:style-name="Tableau66.A2" office:value-type="string">
            <text:p text:style-name="P35">RowInterceptor</text:p>
          </table:table-cell>
          <table:table-cell table:style-name="Tableau66.C2" office:value-type="string">
            <text:p text:style-name="P35">…bean.Row</text:p>
          </table:table-cell>
        </table:table-row>
        <table:table-row table:style-name="Tableau66.1">
          <table:table-cell table:style-name="Tableau66.A2" office:value-type="string">
            <text:p text:style-name="P35">column</text:p>
          </table:table-cell>
          <table:table-cell table:style-name="Tableau66.A2" office:value-type="string">
            <text:p text:style-name="P35">ColumnInterceptor</text:p>
          </table:table-cell>
          <table:table-cell table:style-name="Tableau66.C2" office:value-type="string">
            <text:p text:style-name="P35">…bean.Column</text:p>
          </table:table-cell>
        </table:table-row>
        <table:table-row table:style-name="Tableau66.1">
          <table:table-cell table:style-name="Tableau66.A2" office:value-type="string">
            <text:p text:style-name="P5">export</text:p>
          </table:table-cell>
          <table:table-cell table:style-name="Tableau66.A2" office:value-type="string">
            <text:p text:style-name="P5">ExportInterceptor</text:p>
          </table:table-cell>
          <table:table-cell table:style-name="Tableau66.C2" office:value-type="string">
            <text:p text:style-name="P5">…bean.Export</text:p>
          </table:table-cell>
        </table:table-row>
      </table:table>
      <text:p text:style-name="Standard"/>
      <text:h text:style-name="P140" text:outline-level="2">Les intercepteurs de lignes</text:h>
      <text:p text:style-name="Standard">On utilisera les intercepteurs de ligne pour mettre en évidence certaines lignes d’un tableau par rapport aux autres.</text:p>
      <text:p text:style-name="P113">Exemple d'intercepteur de ligne </text:p>
      <table:table table:name="Tableau67" table:style-name="Tableau67">
        <table:table-column table:style-name="Tableau67.A"/>
        <table:table-row table:style-name="Tableau67.1">
          <table:table-cell table:style-name="Tableau67.A1" office:value-type="string">
            <text:p text:style-name="P41"><text:span text:style-name="T113">public</text:span><text:span text:style-name="T70"> </text:span><text:span text:style-name="T113">interface</text:span><text:span text:style-name="T70"> RowInterceptor</text:span></text:p>
            <text:p text:style-name="P21">{</text:p>
            <text:p text:style-name="P40"><text:span text:style-name="T70"><text:s text:c="4"/></text:span><text:span text:style-name="T113">public</text:span><text:span text:style-name="T70"> </text:span><text:span text:style-name="T113">void</text:span><text:span text:style-name="T70"> addRowAttributes(TableModel tableModel, Row row);</text:span></text:p>
            <text:p text:style-name="P51"/>
            <text:p text:style-name="P40"><text:span text:style-name="T70"><text:s text:c="4"/></text:span><text:span text:style-name="T113">public</text:span><text:span text:style-name="T70"> </text:span><text:span text:style-name="T113">void</text:span><text:span text:style-name="T70"> modifyRowAttributes(TableModel model, Row row);</text:span></text:p>
            <text:p text:style-name="P17">}</text:p>
          </table:table-cell>
        </table:table-row>
      </table:table>
      <text:p text:style-name="Standard"/>
      <text:p text:style-name="Standard">La méthode "addRowAttribute" est appelée quand le bean "Row" est créé, la méthode "modifyRowAttribute" à chaque traitement d'une ligne de la page de données courante.</text:p>
      <text:p text:style-name="Standard"/>
      <text:p text:style-name="Standard">L'exemple d'intercepteur ci-dessous met en évidence une ligne en fonction d'un critère sur les données du bean représenté par la ligne.</text:p>
      <text:p text:style-name="P81"><text:s/></text:p>
      <table:table table:name="Tableau68" table:style-name="Tableau68">
        <table:table-column table:style-name="Tableau68.A"/>
        <table:table-row table:style-name="Tableau68.1">
          <table:table-cell table:style-name="Tableau68.A1" office:value-type="string">
            <text:p text:style-name="P100"><text:span text:style-name="T113">public</text:span><text:span text:style-name="T70"> </text:span><text:span text:style-name="T113">class</text:span><text:span text:style-name="T70"> TypeImpotRowInterceptor </text:span><text:span text:style-name="T113">implements</text:span><text:span text:style-name="T70"> RowInterceptor</text:span></text:p>
            <text:p text:style-name="P103">{</text:p>
            <text:p text:style-name="P99"><text:span text:style-name="T70"><text:s text:c="4"/></text:span><text:span text:style-name="T113">private</text:span><text:span text:style-name="T70"> String </text:span><text:span text:style-name="T27">defaultStyle</text:span><text:span text:style-name="T70">;</text:span></text:p>
            <text:p text:style-name="P102"><text:soft-page-break/></text:p>
            <text:p text:style-name="P99"><text:span text:style-name="T70"><text:s text:c="4"/></text:span><text:span text:style-name="T113">protected</text:span><text:span text:style-name="T70"> </text:span><text:span text:style-name="T113">final</text:span><text:span text:style-name="T70"> Log </text:span><text:span text:style-name="T27">log</text:span><text:span text:style-name="T70"> = LogFactory.</text:span><text:span text:style-name="T72">getLog</text:span><text:span text:style-name="T70">(getClass());</text:span></text:p>
            <text:p text:style-name="P98"/>
            <text:p text:style-name="P99"><text:span text:style-name="T70"><text:s text:c="4"/></text:span><text:span text:style-name="T113">public</text:span><text:span text:style-name="T70"> </text:span><text:span text:style-name="T113">void</text:span><text:span text:style-name="T70"> addRowAttributes(TableModel tableModel, Row row)</text:span></text:p>
            <text:p text:style-name="P99"><text:span text:style-name="T70"><text:s text:c="4"/></text:span><text:span text:style-name="T67">{</text:span></text:p>
            <text:p text:style-name="P99"><text:span text:style-name="T67"><text:s text:c="8"/></text:span><text:span text:style-name="T123">// Aucun attribut à ajouter</text:span></text:p>
            <text:p text:style-name="P103"><text:s text:c="4"/>}</text:p>
            <text:p text:style-name="P101"/>
            <text:p text:style-name="P99"><text:span text:style-name="T70"><text:s text:c="4"/></text:span><text:span text:style-name="T113">public</text:span><text:span text:style-name="T70"> </text:span><text:span text:style-name="T113">void</text:span><text:span text:style-name="T70"> modifyRowAttributes(TableModel model, Row row)</text:span></text:p>
            <text:p text:style-name="P99"><text:span text:style-name="T70"><text:s text:c="4"/></text:span><text:span text:style-name="T67">{</text:span></text:p>
            <text:p text:style-name="P99"><text:span text:style-name="T67"><text:s text:c="8"/></text:span><text:span text:style-name="T123">// Lecture du bean de la ligne courante</text:span></text:p>
            <text:p text:style-name="P103"><text:s text:c="8"/>Object rowBean = model.getCurrentRowBean();</text:p>
            <text:p text:style-name="P101"/>
            <text:p text:style-name="P99"><text:span text:style-name="T67"><text:s text:c="8"/></text:span><text:span text:style-name="T113">if</text:span><text:span text:style-name="T70"> (rowBean </text:span><text:span text:style-name="T113">instanceof</text:span><text:span text:style-name="T70"> TypeImpot)</text:span></text:p>
            <text:p text:style-name="P99"><text:span text:style-name="T70"><text:s text:c="8"/></text:span><text:span text:style-name="T67">{</text:span></text:p>
            <text:p text:style-name="P106"><text:span text:style-name="T67"><text:s text:c="12"/>Double seuil = (Double) <text:s text:c="3"/>model.getContext().getRequestAttribute(</text:span><text:span text:style-name="T92">"LimiteSeuilTypeImpot"</text:span><text:span text:style-name="T67">);</text:span></text:p>
            <text:p text:style-name="P99"><text:span text:style-name="T67"><text:s text:c="12"/></text:span><text:span text:style-name="T70">StringBuffer newStyle = </text:span><text:span text:style-name="T113">new</text:span><text:span text:style-name="T70"> StringBuffer();</text:span></text:p>
            <text:p text:style-name="P102"/>
            <text:p text:style-name="P99"><text:span text:style-name="T70"><text:s text:c="12"/></text:span><text:span text:style-name="T123">// Si le style par défaut est déjà mémorisé, on l'ajoute au nouveau style</text:span></text:p>
            <text:p text:style-name="P99"><text:span text:style-name="T67"><text:s text:c="12"/></text:span><text:span text:style-name="T113">if</text:span><text:span text:style-name="T70"> (getDefaultStyle() != </text:span><text:span text:style-name="T113">null</text:span><text:span text:style-name="T70">)</text:span></text:p>
            <text:p text:style-name="P104"><text:s text:c="12"/>{</text:p>
            <text:p text:style-name="P104"><text:s text:c="16"/>newStyle.append(getDefaultStyle());</text:p>
            <text:p text:style-name="P99"><text:span text:style-name="T70"><text:s text:c="12"/></text:span><text:span text:style-name="T67">}</text:span></text:p>
            <text:p text:style-name="P101"/>
            <text:p text:style-name="P99"><text:span text:style-name="T67"><text:s text:c="12"/></text:span><text:span text:style-name="T123">// Sinon, on mémorise le style par défaut, s'il existe, et on l'ajoute au nouveau style</text:span></text:p>
            <text:p text:style-name="P99"><text:span text:style-name="T67"><text:s text:c="12"/></text:span><text:span text:style-name="T113">else</text:span><text:span text:style-name="T70"> </text:span><text:span text:style-name="T113">if</text:span><text:span text:style-name="T70"> (row.getStyle() != </text:span><text:span text:style-name="T113">null</text:span><text:span text:style-name="T70">)</text:span></text:p>
            <text:p text:style-name="P104"><text:s text:c="12"/>{</text:p>
            <text:p text:style-name="P104"><text:s text:c="16"/>setDefaultStyle(row.getStyle());</text:p>
            <text:p text:style-name="P104"><text:s text:c="16"/>newStyle.append(getDefaultStyle());</text:p>
            <text:p text:style-name="P99"><text:span text:style-name="T70"><text:s text:c="12"/></text:span><text:span text:style-name="T67">}</text:span></text:p>
            <text:p text:style-name="P101"/>
            <text:p text:style-name="P99"><text:span text:style-name="T67"><text:s text:c="12"/></text:span><text:span text:style-name="T123">// S'il n'existe pas de style par défaut, on l'initialise avec une chaîne vide</text:span></text:p>
            <text:p text:style-name="P99"><text:span text:style-name="T67"><text:s text:c="12"/></text:span><text:span text:style-name="T111">else</text:span></text:p>
            <text:p text:style-name="P103"><text:s text:c="12"/>{</text:p>
            <text:p text:style-name="P99"><text:span text:style-name="T67"><text:s text:c="16"/>setDefaultStyle(</text:span><text:span text:style-name="T92">""</text:span><text:span text:style-name="T67">);</text:span></text:p>
            <text:p text:style-name="P103"><text:s text:c="12"/>}</text:p>
            <text:p text:style-name="P101"/>
            <text:p text:style-name="P99"><text:span text:style-name="T67"><text:s text:c="12"/></text:span><text:span text:style-name="T111">if</text:span><text:span text:style-name="T67"> (((TypeImpot) rowBean).getSeuil() != </text:span><text:span text:style-name="T111">null</text:span></text:p>
            <text:p text:style-name="P99"><text:span text:style-name="T67"><text:s text:c="16"/></text:span><text:span text:style-name="T70">&amp;&amp; ((TypeImpot) rowBean).getSeuil().doubleValue() &gt; seuil.doubleValue())</text:span></text:p>
            <text:p text:style-name="P104"><text:s text:c="12"/>{</text:p>
            <text:p text:style-name="P99"><text:span text:style-name="T70"><text:s text:c="16"/>newStyle.append(</text:span><text:span text:style-name="T94">";color:red;"</text:span><text:span text:style-name="T70">);</text:span></text:p>
            <text:p text:style-name="P104"><text:s text:c="12"/>}</text:p>
            <text:p text:style-name="P99"><text:span text:style-name="T70"><text:s text:c="12"/></text:span><text:span text:style-name="T113">else</text:span></text:p>
            <text:p text:style-name="P104"><text:s text:c="12"/>{</text:p>
            <text:p text:style-name="P99"><text:span text:style-name="T70"><text:s text:c="16"/>newStyle.append(</text:span><text:span text:style-name="T94">";color:black;"</text:span><text:span text:style-name="T70">);</text:span></text:p>
            <text:p text:style-name="P104"><text:s text:c="12"/>}</text:p>
            <text:p text:style-name="P104"><text:s text:c="12"/>row.setStyle(newStyle.toString());</text:p>
            <text:p text:style-name="P99"><text:span text:style-name="T70"><text:s text:c="8"/></text:span><text:span text:style-name="T67">}</text:span></text:p>
            <text:p text:style-name="P99"><text:span text:style-name="T67"><text:s text:c="8"/></text:span><text:span text:style-name="T111">else</text:span></text:p>
            <text:p text:style-name="P103"><text:s text:c="8"/>{</text:p>
            <text:p text:style-name="P99"><text:span text:style-name="T67"><text:s text:c="12"/></text:span><text:span text:style-name="T25">log</text:span><text:span text:style-name="T67">.warn(</text:span><text:span text:style-name="T92">"Cet intercepteur doit être utilisé avec des objets de type TypeImpot."</text:span><text:span text:style-name="T67">);</text:span></text:p>
            <text:p text:style-name="P103"><text:s text:c="8"/>}</text:p>
            <text:p text:style-name="P103"><text:s text:c="4"/>}</text:p>
            <text:p text:style-name="P98"/>
            <text:p text:style-name="P99"><text:span text:style-name="T70"><text:s text:c="4"/></text:span><text:span text:style-name="T113">public</text:span><text:span text:style-name="T70"> String getDefaultStyle()</text:span></text:p>
            <text:p text:style-name="P99"><text:span text:style-name="T70"><text:s text:c="4"/></text:span><text:span text:style-name="T67">{</text:span></text:p>
            <text:p text:style-name="P99"><text:span text:style-name="T67"><text:s text:c="8"/></text:span><text:span text:style-name="T111">return</text:span><text:span text:style-name="T67"> </text:span><text:span text:style-name="T25">defaultStyle</text:span><text:span text:style-name="T67">;</text:span></text:p>
            <text:p text:style-name="P103"><text:s text:c="4"/>}</text:p>
            <text:p text:style-name="P98"/>
            <text:p text:style-name="P99"><text:span text:style-name="T70"><text:s text:c="4"/></text:span><text:span text:style-name="T113">public</text:span><text:span text:style-name="T70"> </text:span><text:span text:style-name="T113">void</text:span><text:span text:style-name="T70"> setDefaultStyle(String defaultStyle)</text:span></text:p>
            <text:p text:style-name="P104"><text:s text:c="4"/>{</text:p>
            <text:p text:style-name="P99"><text:span text:style-name="T70"><text:s text:c="8"/></text:span><text:span text:style-name="T113">this</text:span><text:span text:style-name="T70">.</text:span><text:span text:style-name="T27">defaultStyle</text:span><text:span text:style-name="T70"> = defaultStyle;</text:span></text:p>
            <text:p text:style-name="P99"><text:span text:style-name="T70"><text:s text:c="4"/></text:span><text:span text:style-name="T67">}</text:span></text:p>
            <text:p text:style-name="P105">}</text:p>
          </table:table-cell>
        </table:table-row>
      </table:table>
      <text:p text:style-name="P81"/>
      <text:p text:style-name="Préformaté_20_HTML"><text:span text:style-name="pln"/></text:p>
      <text:p text:style-name="Standard">Dans la jsp :</text:p>
      <text:p text:style-name="Standard"/>
      <table:table table:name="Tableau69" table:style-name="Tableau69">
        <table:table-column table:style-name="Tableau69.A"/>
        <table:table-row table:style-name="Tableau69.1">
          <table:table-cell table:style-name="Tableau69.A1" office:value-type="string">
            <text:p text:style-name="P5"><text:span text:style-name="T30">&lt;</text:span><text:span text:style-name="T43">ec:row </text:span><text:span text:style-name="T56">highlightRow</text:span><text:span text:style-name="T67">=</text:span><text:span text:style-name="T92">"true" </text:span><text:span text:style-name="T56">interceptor</text:span><text:span text:style-name="T67">=</text:span><text:span text:style-name="T92">"fr.gouv.finances.cp.dmo.interceptor.TypeImpotRowInterceptor"</text:span><text:span text:style-name="T30">&gt;</text:span></text:p>
          </table:table-cell>
        </table:table-row>
      </table:table>
      <text:p text:style-name="Contents_20_1"/>
      <text:h text:style-name="Heading_20_2" text:outline-level="2"><text:soft-page-break/>Les intercepteurs de colonne </text:h>
      <text:p text:style-name="Standard">On utilisera les intercepteurs de colonne pour appliquer un traitement particulier aux valeurs d’une colonne du tableau.</text:p>
      <text:p text:style-name="Normal_20__28_Web_29_">Exemple d'intercepteur de colonne </text:p>
      <table:table table:name="Tableau70" table:style-name="Tableau70">
        <table:table-column table:style-name="Tableau70.A"/>
        <table:table-row table:style-name="Tableau70.1">
          <table:table-cell table:style-name="Tableau70.A1" office:value-type="string">
            <text:p text:style-name="P41"><text:span text:style-name="T113">public</text:span><text:span text:style-name="T70"> </text:span><text:span text:style-name="T113">interface</text:span><text:span text:style-name="T70"> ColumnInterceptor</text:span></text:p>
            <text:p text:style-name="P21">{</text:p>
            <text:p text:style-name="P40"><text:span text:style-name="T70"><text:s text:c="4"/></text:span><text:span text:style-name="T113">public</text:span><text:span text:style-name="T70"> </text:span><text:span text:style-name="T113">void</text:span><text:span text:style-name="T70"> addColumnAttributes(TableModel tableModel, Column column);</text:span></text:p>
            <text:p text:style-name="P51"/>
            <text:p text:style-name="P40"><text:span text:style-name="T70"><text:s text:c="4"/></text:span><text:span text:style-name="T113">public</text:span><text:span text:style-name="T70"> </text:span><text:span text:style-name="T113">void</text:span><text:span text:style-name="T70"> modifyColumnAttributes(TableModel model, Column column);</text:span></text:p>
            <text:p text:style-name="P17">}</text:p>
          </table:table-cell>
        </table:table-row>
      </table:table>
      <text:p text:style-name="Standard"/>
      <text:p text:style-name="Standard">La méthode "addColumnAttribute" est appelée quand le bean "Column" est créé, la méthode "modifyColumnAttribute" à chaque traitement d'une cellule de la colonne traitée sur la page de données courante.</text:p>
      <text:p text:style-name="Standard"/>
      <text:p text:style-name="Standard">L’exemple suivant permet d’afficher des images à l’intérieur des cellules du tableau en fonction des valeurs de la colonne (ici valeurs booléennes).</text:p>
      <text:p text:style-name="Standard"/>
      <table:table table:name="Tableau71" table:style-name="Tableau71">
        <table:table-column table:style-name="Tableau71.A"/>
        <table:table-row table:style-name="Tableau71.1">
          <table:table-cell table:style-name="Tableau71.A1" office:value-type="string">
            <text:p text:style-name="P5"><text:span text:style-name="T112">public</text:span><text:span text:style-name="T11"> </text:span><text:span text:style-name="T112">class</text:span><text:span text:style-name="T11"> TypeImpotColumnInterceptor </text:span><text:span text:style-name="T112">implements</text:span><text:span text:style-name="T11"> ColumnInterceptor</text:span></text:p>
            <text:p text:style-name="P47">{</text:p>
            <text:p text:style-name="Standard"><text:span text:style-name="T11"><text:s text:c="4"/></text:span><text:span text:style-name="T112">private</text:span><text:span text:style-name="T11"> String </text:span><text:span text:style-name="T26">defaultStyle</text:span><text:span text:style-name="T11">;</text:span></text:p>
            <text:p text:style-name="P50"/>
            <text:p text:style-name="Standard"><text:span text:style-name="T11"><text:s text:c="4"/></text:span><text:span text:style-name="T112">protected</text:span><text:span text:style-name="T11"> </text:span><text:span text:style-name="T112">final</text:span><text:span text:style-name="T11"> Log </text:span><text:span text:style-name="T26">log</text:span><text:span text:style-name="T11"> = LogFactory.</text:span><text:span text:style-name="T13">getLog</text:span><text:span text:style-name="T11">(getClass());</text:span></text:p>
            <text:p text:style-name="P50"/>
            <text:p text:style-name="Standard"><text:span text:style-name="T11"><text:s text:c="4"/></text:span><text:span text:style-name="T112">public</text:span><text:span text:style-name="T11"> </text:span><text:span text:style-name="T112">void</text:span><text:span text:style-name="T11"> addColumnAttributes(TableModel tableModel, Column column)</text:span></text:p>
            <text:p text:style-name="Standard"><text:span text:style-name="T11"><text:s text:c="4"/></text:span><text:span text:style-name="T9">{</text:span></text:p>
            <text:p text:style-name="Standard"><text:span text:style-name="T9"><text:s text:c="8"/></text:span><text:span text:style-name="T122">// Aucun attribut à ajouter</text:span></text:p>
            <text:p text:style-name="P47"><text:s text:c="4"/>}</text:p>
            <text:p text:style-name="P50"/>
            <text:p text:style-name="Standard"><text:span text:style-name="T11"><text:s text:c="4"/></text:span><text:span text:style-name="T112">public</text:span><text:span text:style-name="T11"> </text:span><text:span text:style-name="T112">void</text:span><text:span text:style-name="T11"> modifyColumnAttributes(TableModel model, Column column)</text:span></text:p>
            <text:p text:style-name="Standard"><text:span text:style-name="T11"><text:s text:c="4"/></text:span><text:span text:style-name="T9">{</text:span></text:p>
            <text:p text:style-name="P47"/>
            <text:p text:style-name="Standard"><text:span text:style-name="T9"><text:s text:c="8"/></text:span><text:span text:style-name="T122">// Lecture du bean de la ligne courante</text:span></text:p>
            <text:p text:style-name="Standard"><text:span text:style-name="T9"><text:s text:c="8"/></text:span><text:span text:style-name="T11">Object rowBean = model.getCurrentRowBean();</text:span></text:p>
            <text:p text:style-name="P50"/>
            <text:p text:style-name="Standard"><text:span text:style-name="T11"><text:s text:c="8"/></text:span><text:span text:style-name="T112">if</text:span><text:span text:style-name="T11"> (rowBean </text:span><text:span text:style-name="T112">instanceof</text:span><text:span text:style-name="T11"> TypeImpot)</text:span></text:p>
            <text:p text:style-name="P50"><text:s text:c="8"/>{</text:p>
            <text:p text:style-name="P50"><text:s text:c="12"/>Boolean ouvert = ((TypeImpot) rowBean).getEstOuvertALaMensualisation();</text:p>
            <text:p text:style-name="Standard"><text:span text:style-name="T11"><text:s text:c="12"/>StringBuffer newStyle = </text:span><text:span text:style-name="T112">new</text:span><text:span text:style-name="T11"> StringBuffer();</text:span></text:p>
            <text:p text:style-name="P50"><text:s text:c="12"/>String context = model.getContext().getContextPath();</text:p>
            <text:p text:style-name="P50"/>
            <text:p text:style-name="Standard"><text:span text:style-name="T11"><text:s text:c="12"/></text:span><text:span text:style-name="T122">// Si le style par défaut est déjà mémorisé, on l'ajoute au nouveau style</text:span></text:p>
            <text:p text:style-name="Standard"><text:span text:style-name="T9"><text:s text:c="12"/></text:span><text:span text:style-name="T112">if</text:span><text:span text:style-name="T11"> (getDefaultStyle() != </text:span><text:span text:style-name="T112">null</text:span><text:span text:style-name="T11">)</text:span></text:p>
            <text:p text:style-name="P50"><text:s text:c="12"/>{</text:p>
            <text:p text:style-name="P50"><text:s text:c="16"/>newStyle.append(getDefaultStyle());</text:p>
            <text:p text:style-name="Standard"><text:span text:style-name="T11"><text:s text:c="12"/></text:span><text:span text:style-name="T9">}</text:span></text:p>
            <text:p text:style-name="P47"/>
            <text:p text:style-name="Standard"><text:span text:style-name="T9"><text:s text:c="12"/></text:span><text:span text:style-name="T122">// Sinon, on mémorise le style par défaut, s'il existe, et on l'ajoute au nouveau style</text:span></text:p>
            <text:p text:style-name="Standard"><text:span text:style-name="T9"><text:s text:c="12"/></text:span><text:span text:style-name="T112">else</text:span><text:span text:style-name="T11"> </text:span><text:span text:style-name="T112">if</text:span><text:span text:style-name="T11"> (column.getStyle() != </text:span><text:span text:style-name="T112">null</text:span><text:span text:style-name="T11">)</text:span></text:p>
            <text:p text:style-name="P50"><text:s text:c="12"/>{</text:p>
            <text:p text:style-name="P50"><text:s text:c="16"/>setDefaultStyle(column.getStyle());</text:p>
            <text:p text:style-name="P50"><text:s text:c="16"/>newStyle.append(getDefaultStyle());</text:p>
            <text:p text:style-name="Standard"><text:span text:style-name="T11"><text:s text:c="12"/></text:span><text:span text:style-name="T9">}</text:span></text:p>
            <text:p text:style-name="P47"/>
            <text:p text:style-name="Standard"><text:span text:style-name="T9"><text:s text:c="12"/></text:span><text:span text:style-name="T122">// S'il n'existe pas de style par défaut, on l'initialise avec une chaîne vide</text:span></text:p>
            <text:p text:style-name="Standard"><text:span text:style-name="T9"><text:s text:c="12"/></text:span><text:span text:style-name="T112">else</text:span></text:p>
            <text:p text:style-name="P50"><text:s text:c="12"/>{</text:p>
            <text:p text:style-name="Standard"><text:span text:style-name="T11"><text:s text:c="16"/>setDefaultStyle(</text:span><text:span text:style-name="T93">""</text:span><text:span text:style-name="T11">);</text:span></text:p>
            <text:p text:style-name="P50"><text:s text:c="12"/>}</text:p>
            <text:p text:style-name="P50"/>
            <text:p text:style-name="Standard"><text:span text:style-name="T11"><text:s text:c="12"/></text:span><text:span text:style-name="T112">if</text:span><text:span text:style-name="T11"> (ouvert.booleanValue())</text:span></text:p>
            <text:p text:style-name="P50"><text:s text:c="12"/>{</text:p>
            <text:p text:style-name="Standard"><text:span text:style-name="T11"><text:s text:c="16"/>newStyle.append(</text:span><text:span text:style-name="T93">";background-image:url('"</text:span><text:span text:style-name="T11"> + context + </text:span><text:span text:style-name="T93">"/application/img/autorise.gif')"</text:span></text:p>
            <text:p text:style-name="Standard"><text:span text:style-name="T11"><text:s text:c="20"/>+ </text:span><text:span text:style-name="T93">";background-repeat:no-repeat;background-position:center;"</text:span><text:span text:style-name="T11">);</text:span></text:p>
            <text:p text:style-name="P50"><text:s text:c="12"/>}</text:p>
            <text:p text:style-name="Standard"><text:soft-page-break/><text:span text:style-name="T11"><text:s text:c="12"/></text:span><text:span text:style-name="T112">else</text:span></text:p>
            <text:p text:style-name="P50"><text:s text:c="12"/>{</text:p>
            <text:p text:style-name="Standard"><text:span text:style-name="T11"><text:s text:c="16"/>newStyle.append(</text:span><text:span text:style-name="T93">";background-image:url('"</text:span><text:span text:style-name="T11"> + context + </text:span><text:span text:style-name="T93">"/application/img/interdit.gif')"</text:span></text:p>
            <text:p text:style-name="Standard"><text:span text:style-name="T11"><text:s text:c="20"/>+ </text:span><text:span text:style-name="T93">";background-repeat:no-repeat;background-position:center;"</text:span><text:span text:style-name="T11">);</text:span></text:p>
            <text:p text:style-name="P50"><text:s text:c="12"/>}</text:p>
            <text:p text:style-name="P50"><text:s text:c="12"/>column.setStyle(newStyle.toString());</text:p>
            <text:p text:style-name="Standard"><text:span text:style-name="T11"><text:s text:c="8"/></text:span><text:span text:style-name="T9">}</text:span></text:p>
            <text:p text:style-name="Standard"><text:span text:style-name="T9"><text:s text:c="8"/></text:span><text:span text:style-name="T110">else</text:span></text:p>
            <text:p text:style-name="P47"><text:s text:c="8"/>{</text:p>
            <text:p text:style-name="Standard"><text:span text:style-name="T9"><text:s text:c="12"/></text:span><text:span text:style-name="T24">log</text:span><text:span text:style-name="T9">.warn(</text:span><text:span text:style-name="T91">"Cet intercepteur doit être utilisé avec des objets de type TypeImpot."</text:span><text:span text:style-name="T9">);</text:span></text:p>
            <text:p text:style-name="P47"><text:s text:c="8"/>}</text:p>
            <text:p text:style-name="P47"/>
            <text:p text:style-name="P47"><text:s text:c="4"/>}</text:p>
            <text:p text:style-name="P50"/>
            <text:p text:style-name="Standard"><text:span text:style-name="T11"><text:s text:c="4"/></text:span><text:span text:style-name="T112">public</text:span><text:span text:style-name="T11"> String getDefaultStyle()</text:span></text:p>
            <text:p text:style-name="Standard"><text:span text:style-name="T11"><text:s text:c="4"/></text:span><text:span text:style-name="T9">{</text:span></text:p>
            <text:p text:style-name="Standard"><text:span text:style-name="T9"><text:s text:c="8"/></text:span><text:span text:style-name="T110">return</text:span><text:span text:style-name="T9"> </text:span><text:span text:style-name="T24">defaultStyle</text:span><text:span text:style-name="T9">;</text:span></text:p>
            <text:p text:style-name="P47"><text:s text:c="4"/>}</text:p>
            <text:p text:style-name="P50"/>
            <text:p text:style-name="Standard"><text:span text:style-name="T11"><text:s text:c="4"/></text:span><text:span text:style-name="T112">public</text:span><text:span text:style-name="T11"> </text:span><text:span text:style-name="T112">void</text:span><text:span text:style-name="T11"> setDefaultStyle(String defaultStyle)</text:span></text:p>
            <text:p text:style-name="P50"><text:s text:c="4"/>{</text:p>
            <text:p text:style-name="Standard"><text:span text:style-name="T11"><text:s text:c="8"/></text:span><text:span text:style-name="T112">this</text:span><text:span text:style-name="T11">.</text:span><text:span text:style-name="T26">defaultStyle</text:span><text:span text:style-name="T11"> = defaultStyle;</text:span></text:p>
            <text:p text:style-name="Standard"><text:span text:style-name="T11"><text:s text:c="4"/></text:span><text:span text:style-name="T9">}</text:span></text:p>
            <text:p text:style-name="P47"/>
            <text:p text:style-name="P47">}</text:p>
            <text:p text:style-name="P47"/>
          </table:table-cell>
        </table:table-row>
      </table:table>
      <text:p text:style-name="Standard"/>
      <text:p text:style-name="Standard">Dans la jsp :</text:p>
      <text:p text:style-name="Standard"/>
      <table:table table:name="Tableau72" table:style-name="Tableau72">
        <table:table-column table:style-name="Tableau72.A"/>
        <table:table-row table:style-name="Tableau72.1">
          <table:table-cell table:style-name="Tableau72.A1" office:value-type="string">
            <text:p text:style-name="P41"><text:span text:style-name="T30">&lt;</text:span><text:span text:style-name="T43">ec:column </text:span><text:span text:style-name="T56">alias</text:span><text:span text:style-name="T67">=</text:span><text:span text:style-name="T92">"test" </text:span><text:span text:style-name="T56">cell</text:span><text:span text:style-name="T67">=</text:span><text:span text:style-name="T92">"image" </text:span><text:span text:style-name="T56">property</text:span><text:span text:style-name="T67">=</text:span><text:span text:style-name="T92">"estOuvertALaMensualisation" </text:span><text:span text:style-name="T56">title</text:span><text:span text:style-name="T67">=</text:span><text:span text:style-name="T92">"test" <text:s/></text:span><text:span text:style-name="T56">width</text:span><text:span text:style-name="T67">=</text:span><text:span text:style-name="T92">"10%" </text:span><text:span text:style-name="T56">sortable</text:span><text:span text:style-name="T67">=</text:span><text:span text:style-name="T92">"true" </text:span><text:span text:style-name="T56">style</text:span><text:span text:style-name="T67">=</text:span><text:span text:style-name="T92">"text-align: center" <text:s/></text:span><text:span text:style-name="T56">headerStyle</text:span><text:span text:style-name="T67">=</text:span><text:span text:style-name="T92">"text-align: center" </text:span><text:span text:style-name="T56">interceptor</text:span><text:span text:style-name="T67">=</text:span><text:span text:style-name="T92">"fr.gouv.finances.cp.dmo.interceptor.TypeImpotColumnInterceptor"</text:span><text:span text:style-name="T30">/&gt;</text:span><text:span text:style-name="T67"> </text:span></text:p>
          </table:table-cell>
        </table:table-row>
      </table:table>
      <text:p text:style-name="Standard"/>
      <text:p text:style-name="Standard">On applique ici le traitement sur la colonne « estOuvertALaMensualisation » du tableau. A noter l’utilisation du type de cellule « image » qui permet l’affichage des images à l’écran et l’affichage des valeurs dans les exports.</text:p>
      <text:h text:style-name="P138" text:outline-level="1"><text:bookmark-start text:name="_Ref177547947"/>Sélection d'élément dans un tableau extremecomponents à l'aide de cases à cocher<text:bookmark-end text:name="_Ref177547947"/></text:h>
      <text:h text:style-name="P141" text:outline-level="2">Sélection dans un seul flux en utilisant une propriété de l'élément comme identifiant</text:h>
      <text:h text:style-name="P144" text:outline-level="3">Dans la JSP qui affiche le tableau</text:h>
      <text:p text:style-name="Standard"/>
      <text:list xml:id="list34170920" text:continue-list="list32390362" text:style-name="WW8Num68">
        <text:list-item>
          <text:p text:style-name="P128">utiliser le tag &lt;ec:table en précisant</text:p>
          <text:list>
            <text:list-item>
              <text:p text:style-name="P128"><text:span text:style-name="T62">view</text:span><text:span text:style-name="T80">=</text:span><text:span text:style-name="T104">"cphtml"</text:span></text:p>
            </text:list-item>
            <text:list-item>
              <text:p text:style-name="P130">tableId="id du tableau"</text:p>
            </text:list-item>
          </text:list>
        </text:list-item>
        <text:list-item>
          <text:p text:style-name="P128">utiliser le tag &lt;ech:column en précisant :</text:p>
          <text:list>
            <text:list-item>
              <text:p text:style-name="P128"><text:span text:style-name="T62">cell</text:span><text:span text:style-name="T80">=</text:span><text:span text:style-name="T104">"cpcheckboxcell"</text:span><text:span text:style-name="T105"> ou </text:span><text:span text:style-name="T104">"disabledcheckboxcell"</text:span></text:p>
            </text:list-item>
            <text:list-item>
              <text:p text:style-name="P128"><text:span text:style-name="T62">rowid</text:span><text:span text:style-name="T80">=</text:span><text:span text:style-name="T104">nom de la propriété des objets du tableau qui est utilisée pour identifier les objets entre eux</text:span></text:p>
            </text:list-item>
            <text:list-item>
              <text:p text:style-name="P128"><text:span text:style-name="T62">headerCell</text:span><text:span text:style-name="T80">=</text:span><text:span text:style-name="T104">"cpselectAll"</text:span><text:span text:style-name="T105"> ou </text:span><text:span text:style-name="T104">"cpdisabledselectAll"</text:span><text:span text:style-name="T105"> pour insérer comme titre de colonne une case à cocher qui permet de sélectionner ou désélectionner tous les éléments du tableau.</text:span></text:p>
            </text:list-item>
            <text:list-item>
              <text:p text:style-name="P128"><text:span text:style-name="T62">viewsAllowed</text:span><text:span text:style-name="T80">=</text:span><text:span text:style-name="T104">"cphtml"</text:span><text:span text:style-name="T105"> pour éviter que la case à cocher soit exportée dans une édition.</text:span></text:p>
            </text:list-item>
          </text:list>
        </text:list-item>
        <text:list-item>
          <text:p text:style-name="P128">utiliser le tag &lt;app:disperror en précisant</text:p>
          <text:list>
            <text:list-item>
              <text:p text:style-name="P128"><text:span text:style-name="T62">var</text:span><text:span text:style-name="T80">=</text:span><text:span text:style-name="T16">"</text:span><text:span text:style-name="T80">${erreurentreflux}</text:span><text:span text:style-name="T16">"</text:span></text:p>
            </text:list-item>
            <text:list-item>
              <text:p text:style-name="P128">(pour afficher les messages d'erreur relatifs à la sélection).</text:p>
            </text:list-item>
          </text:list>
        </text:list-item>
      </text:list>
      <text:p text:style-name="Standard"/>
      <text:p text:style-name="Standard">Exemple : </text:p>
      <table:table table:name="Tableau73" table:style-name="Tableau73">
        <table:table-column table:style-name="Tableau73.A"/>
        <table:table-row table:style-name="Tableau73.1">
          <table:table-cell table:style-name="Tableau73.A1" office:value-type="string">
            <text:p text:style-name="P41"><text:span text:style-name="T124">&lt;%@ </text:span><text:span text:style-name="T48">page </text:span><text:span text:style-name="T59">contentType</text:span><text:span text:style-name="T73">=</text:span><text:span text:style-name="T97">"text/html;charset=UTF-8" </text:span><text:span text:style-name="T59">language</text:span><text:span text:style-name="T73">=</text:span><text:span text:style-name="T97">"java" </text:span><text:span text:style-name="T124">%&gt;</text:span></text:p>
            <text:p text:style-name="P40"><text:span text:style-name="T125">&lt;%@ </text:span><text:span text:style-name="T47">include </text:span><text:span text:style-name="T58">file</text:span><text:span text:style-name="T71">=</text:span><text:span text:style-name="T95">"/WEB-INF/tags/html/includes.tagf" </text:span><text:span text:style-name="T125">%&gt;</text:span></text:p>
            <text:p text:style-name="P40"><text:span text:style-name="T35">&lt;</text:span><text:span text:style-name="T48">app:page </text:span><text:span text:style-name="T59">titreecran</text:span><text:span text:style-name="T73">=</text:span><text:span text:style-name="T97">"Gérer les documents" </text:span><text:span text:style-name="T35">&gt;</text:span></text:p>
            <text:p text:style-name="P62">. . . </text:p>
            <text:p text:style-name="P40"><text:span text:style-name="T34">&lt;</text:span><text:span text:style-name="T47">spring:bind </text:span><text:span text:style-name="T58">path</text:span><text:span text:style-name="T71">=</text:span><text:span text:style-name="T95">"gestiondocumentsform.contribuable.lesDocsJoints"</text:span><text:span text:style-name="T34">&gt;</text:span></text:p>
            <text:p text:style-name="P40"><text:span text:style-name="T34">&lt;</text:span><text:span text:style-name="T47">ec:table </text:span><text:span text:style-name="T58">items</text:span><text:span text:style-name="T71">=</text:span><text:span text:style-name="T95">"status.value" </text:span></text:p>
            <text:p text:style-name="P40"><text:span text:style-name="T95"><text:tab/><text:tab/></text:span><text:span text:style-name="T59">action</text:span><text:span text:style-name="T73">=</text:span><text:span text:style-name="T14">"</text:span><text:span text:style-name="T73">${pageContext.request.contextPath}</text:span><text:span text:style-name="T97">/zf2/flux.ex</text:span><text:span text:style-name="T14">"</text:span><text:span text:style-name="T73"> </text:span></text:p>
            <text:p text:style-name="P40"><text:span text:style-name="T73"><text:tab/><text:tab/></text:span><text:span text:style-name="T58">tableId</text:span><text:span text:style-name="T71">=</text:span><text:span text:style-name="T95">"tabledoc"</text:span></text:p>
            <text:p text:style-name="P40"><text:span text:style-name="T95"><text:tab/><text:tab/></text:span><text:span text:style-name="T58">autoIncludeParameters</text:span><text:span text:style-name="T71">=</text:span><text:span text:style-name="T95">"false"</text:span></text:p>
            <text:p text:style-name="P40"><text:span text:style-name="T95"><text:tab/><text:tab/></text:span><text:span text:style-name="T58">form</text:span><text:span text:style-name="T71">=</text:span><text:span text:style-name="T95">"formulaire"</text:span></text:p>
            <text:p text:style-name="P40"><text:span text:style-name="T95"><text:tab/><text:tab/></text:span><text:span text:style-name="T58">locale</text:span><text:span text:style-name="T71">=</text:span><text:span text:style-name="T95">"fr_FR" </text:span></text:p>
            <text:p text:style-name="P40"><text:span text:style-name="T95"><text:tab/><text:tab/></text:span><text:span text:style-name="T58">view</text:span><text:span text:style-name="T71">=</text:span><text:span text:style-name="T95">"cphtml"</text:span></text:p>
            <text:p text:style-name="P40"><text:span text:style-name="T95"><text:tab/><text:tab/></text:span><text:span text:style-name="T58">var</text:span><text:span text:style-name="T71">=</text:span><text:span text:style-name="T95">"row"</text:span></text:p>
            <text:p text:style-name="Standard"><text:span text:style-name="T95"><text:tab/><text:tab/></text:span><text:span text:style-name="T34">&gt;</text:span></text:p>
            <text:p text:style-name="P59">. <text:s/>. <text:s/>.</text:p>
            <text:p text:style-name="P40"><text:span text:style-name="T34">&lt;</text:span><text:span text:style-name="T47">ec:row </text:span><text:span text:style-name="T58">highlightRow</text:span><text:span text:style-name="T71">=</text:span><text:span text:style-name="T95">"true"</text:span><text:span text:style-name="T34">&gt;</text:span></text:p>
            <text:p text:style-name="Standard"><text:span text:style-name="T34">&lt;</text:span><text:span text:style-name="T47">ech:column </text:span><text:span text:style-name="T58">property</text:span><text:span text:style-name="T71">=</text:span><text:span text:style-name="T95">"chkbx" </text:span><text:span text:style-name="T58">cell</text:span><text:span text:style-name="T71">=</text:span><text:span text:style-name="T95">"cpcheckboxcell" </text:span><text:span text:style-name="T58">rowid</text:span><text:span text:style-name="T71">=</text:span><text:span text:style-name="T95">"identifiant" </text:span><text:span text:style-name="T58">viewsAllowed</text:span><text:span text:style-name="T71">=</text:span><text:span text:style-name="T95">"cphtml"</text:span><text:span text:style-name="T93"> </text:span><text:span text:style-name="T58">headerCell</text:span><text:span text:style-name="T71">=</text:span><text:span text:style-name="T95">"cpselectAll" </text:span><text:span text:style-name="T58">width</text:span><text:span text:style-name="T71">=</text:span><text:span text:style-name="T95">"5%" </text:span><text:span text:style-name="T58">filterable</text:span><text:span text:style-name="T71">=</text:span><text:span text:style-name="T95">"false" </text:span><text:span text:style-name="T58">sortable</text:span><text:span text:style-name="T71">=</text:span><text:span text:style-name="T95">"false"</text:span><text:span text:style-name="T34">/&gt;</text:span></text:p>
            <text:p text:style-name="P59">. . . </text:p>
            <text:p text:style-name="P40"><text:span text:style-name="T34">&lt;/</text:span><text:span text:style-name="T47">ec:row</text:span><text:span text:style-name="T34">&gt;</text:span></text:p>
            <text:p text:style-name="Standard"><text:span text:style-name="T34">&lt;/</text:span><text:span text:style-name="T47">ec:table</text:span><text:span text:style-name="T34">&gt;</text:span></text:p>
            <text:p text:style-name="P56">. . . </text:p>
            <text:p text:style-name="P40"><text:span text:style-name="T35">&lt;</text:span><text:span text:style-name="T48">app:disperror </text:span><text:span text:style-name="T59">var</text:span><text:span text:style-name="T73">=</text:span><text:span text:style-name="T14">"</text:span><text:span text:style-name="T73">${erreurentreflux}</text:span><text:span text:style-name="T14">"</text:span><text:span text:style-name="T35">/&gt;</text:span></text:p>
            <text:p text:style-name="Standard"><text:span text:style-name="T35">&lt;/</text:span><text:span text:style-name="T48">app:page</text:span><text:span text:style-name="T35">&gt;</text:span></text:p>
          </table:table-cell>
        </table:table-row>
      </table:table>
      <text:p text:style-name="Standard"/>
      <text:p text:style-name="Standard"/>
      <text:h text:style-name="P145" text:outline-level="3">Dans une action qui précède l'affichage de la vue, sauvegarder l'objet de paramétrage des cases à cocher.</text:h>
      <text:p text:style-name="Standard"><text:soft-page-break/>Les éléments à fournir obligatoirement sont :</text:p>
      <text:list xml:id="list34176451" text:continue-numbering="true" text:style-name="WW8Num68">
        <text:list-item>
          <text:p text:style-name="P128">rowid</text:p>
        </text:list-item>
        <text:list-item>
          <text:p text:style-name="P128">l'id,</text:p>
        </text:list-item>
        <text:list-item>
          <text:p text:style-name="P128">le nom utilisé dans le contexte pour stocker la collection.</text:p>
        </text:list-item>
      </text:list>
      <text:p text:style-name="Standard"/>
      <table:table table:name="Tableau74" table:style-name="Tableau74">
        <table:table-column table:style-name="Tableau74.A"/>
        <table:table-row table:style-name="Tableau74.1">
          <table:table-cell table:style-name="Tableau74.A1" office:value-type="string">
            <text:p text:style-name="P55">//Sauvegarde de l'objet de paramétrage des checkboxes dans le FlowScope</text:p>
            <text:p text:style-name="P54">CheckboxSelectUtil.parametrerCheckboxes(request,"tabledoc ")</text:p>
            <text:p text:style-name="P54"><text:tab/>.utiliserRowid("identifiant")</text:p>
            <text:p text:style-name="P54"><text:tab/>.utiliserListeElements("gestiondocumentsform.contribuable.lesDocsJoints")</text:p>
            <text:p text:style-name="P54"><text:tab/>.utiliserMsgSelectionneUnSeulElement("Sélectionnez un seul document à la fois.")</text:p>
            <text:p text:style-name="P54"><text:tab/>.utiliserMsgAucunEltSelectionne("Aucun document n'est sélectionné");</text:p>
          </table:table-cell>
        </table:table-row>
      </table:table>
      <text:p text:style-name="Standard"/>
      <text:p text:style-name="Standard"/>
      <text:h text:style-name="P145" text:outline-level="3">Dans les transitions qui doivent utiliser les cases à cocher pour sélectionner des éléments</text:h>
      <text:p text:style-name="Standard"/>
      <text:p text:style-name="Standard">Créer une méthode " traiterCheckboxesEntrePages" <text:s/>dans la classe FormAction utilisée par le flux .</text:p>
      <text:p text:style-name="Standard">Cette méthode appelle la méthode utilitaire <text:s/>" CheckboxSelectUtil.traiterCheckboxesEntrePages " qui prend comme deuxième paramètre l'id du tableau.</text:p>
      <text:p text:style-name="Standard">Dans la définition du flux, déclarer cette méthode en tant qu'action dans les transitions qui doivent sélectionner un ou plusieurs éléments à partir des cases à cocher.</text:p>
      <text:p text:style-name="Standard"/>
      <text:p text:style-name="Standard"/>
      <table:table table:name="Tableau75" table:style-name="Tableau75">
        <table:table-column table:style-name="Tableau75.A"/>
        <table:table-row table:style-name="Tableau75.1">
          <table:table-cell table:style-name="Tableau75.A1" office:value-type="string">
            <text:p text:style-name="P5">public Event traiterCheckboxesEntrePages(RequestContext context)</text:p>
            <text:p text:style-name="Standard"><text:tab/>{</text:p>
            <text:p text:style-name="Standard"><text:tab/>CheckboxSelectUtil.traiterCheckboxesEntrePages(context,"tabledoc");</text:p>
            <text:p text:style-name="Standard"><text:tab/><text:span text:style-name="T3">return success();</text:span></text:p>
            <text:p text:style-name="P34"><text:tab/>};</text:p>
          </table:table-cell>
        </table:table-row>
      </table:table>
      <text:p text:style-name="P34"/>
      <text:p text:style-name="P34"/>
      <table:table table:name="Tableau76" table:style-name="Tableau76">
        <table:table-column table:style-name="Tableau76.A"/>
        <table:table-row table:style-name="Tableau76.1">
          <table:table-cell table:style-name="Tableau76.A1" office:value-type="string">
            <text:p text:style-name="P41"><text:span text:style-name="T34">&lt;</text:span><text:span text:style-name="T47">view-state </text:span><text:span text:style-name="T58">id</text:span><text:span text:style-name="T71">=</text:span><text:span text:style-name="T95">"afficherdocuments.view" </text:span><text:span text:style-name="T58">view</text:span><text:span text:style-name="T71">=</text:span><text:span text:style-name="T95">"zf2/afficherdocuments"</text:span><text:span text:style-name="T34">&gt;</text:span></text:p>
            <text:p text:style-name="P40"><text:span text:style-name="T34"><text:s/>&lt;</text:span><text:span text:style-name="T47">transition </text:span><text:span text:style-name="T58">to</text:span><text:span text:style-name="T71">=</text:span><text:span text:style-name="T95">"finish" </text:span><text:span text:style-name="T58">on</text:span><text:span text:style-name="T71">=</text:span><text:span text:style-name="T95">"retour"</text:span><text:span text:style-name="T34">/&gt;</text:span></text:p>
            <text:p text:style-name="P40"><text:span text:style-name="T34"><text:s/></text:span><text:span text:style-name="T35">&lt;</text:span><text:span text:style-name="T48">transition </text:span><text:span text:style-name="T59">to</text:span><text:span text:style-name="T73">=</text:span><text:span text:style-name="T97">"ajouterundocument.action" </text:span><text:span text:style-name="T59">on</text:span><text:span text:style-name="T73">=</text:span><text:span text:style-name="T97">"ajouter"</text:span><text:span text:style-name="T35">&gt;</text:span></text:p>
            <text:p text:style-name="P40"><text:span text:style-name="T73"><text:tab/></text:span><text:span text:style-name="T35">&lt;</text:span><text:span text:style-name="T48">action </text:span><text:span text:style-name="T59">bean</text:span><text:span text:style-name="T73">=</text:span><text:span text:style-name="T97">"gestiondocuments.formaction" </text:span><text:span text:style-name="T59">method</text:span><text:span text:style-name="T73">=</text:span><text:span text:style-name="T97">"bind"</text:span><text:span text:style-name="T35">/&gt;</text:span></text:p>
            <text:p text:style-name="P40"><text:span text:style-name="T35"><text:s/>&lt;/</text:span><text:span text:style-name="T48">transition</text:span><text:span text:style-name="T35">&gt;</text:span></text:p>
            <text:p text:style-name="P40"><text:span text:style-name="T35"><text:s/>&lt;</text:span><text:span text:style-name="T48">transition </text:span><text:span text:style-name="T59">to</text:span><text:span text:style-name="T73">=</text:span><text:span text:style-name="T97">"supprimerundocument.action" </text:span><text:span text:style-name="T59">on</text:span><text:span text:style-name="T73">=</text:span><text:span text:style-name="T97">"supprimer"</text:span><text:span text:style-name="T35">&gt;</text:span></text:p>
            <text:p text:style-name="P40"><text:span text:style-name="T35"><text:s text:c="2"/>&lt;</text:span><text:span text:style-name="T48">action </text:span><text:span text:style-name="T59">bean</text:span><text:span text:style-name="T73">=</text:span><text:span text:style-name="T97">"gestiondocuments.formaction" </text:span><text:span text:style-name="T59">method</text:span><text:span text:style-name="T73">=</text:span><text:span text:style-name="T97">"traiterCheckboxesEntrePages"</text:span><text:span text:style-name="T35">/&gt;</text:span></text:p>
            <text:p text:style-name="P40"><text:span text:style-name="T35">&lt;/</text:span><text:span text:style-name="T48">transition</text:span><text:span text:style-name="T35">&gt;</text:span></text:p>
            <text:p text:style-name="P40"><text:span text:style-name="T34">&lt;</text:span><text:span text:style-name="T47">transition </text:span><text:span text:style-name="T58">to</text:span><text:span text:style-name="T71">=</text:span><text:span text:style-name="T95">"afficherdocuments.view" </text:span><text:span text:style-name="T58">on</text:span><text:span text:style-name="T71">=</text:span><text:span text:style-name="T95">"tableaunavigation"</text:span><text:span text:style-name="T34">&gt;&lt;/</text:span><text:span text:style-name="T47">transition</text:span><text:span text:style-name="T34">&gt;</text:span></text:p>
            <text:p text:style-name="Standard"><text:span text:style-name="T34">&lt;/</text:span><text:span text:style-name="T47">view-state</text:span><text:span text:style-name="T34">&gt;</text:span></text:p>
          </table:table-cell>
        </table:table-row>
      </table:table>
      <text:p text:style-name="P111"/>
      <text:h text:style-name="P147" text:outline-level="3">Dans l'action qui doit utiliser les éléments sélectionnés <text:s/></text:h>
      <text:h text:style-name="P148" text:outline-level="4">Pour sélectionner un ou plusieurs éléments</text:h>
      <text:p text:style-name="Standard"/>
      <text:list xml:id="list34172350" text:continue-numbering="true" text:style-name="WW8Num68">
        <text:list-item>
          <text:p text:style-name="P128">Extraire la collection des éléments sélectionnés à l'aide de la méthode " CheckboxSelectUtil.extraitLesElementsSelectionnesDansLeFlux" qui prend comme deuxième argument l'id du tableau. Cette méthode retourne les éléments sélectionnés, les stocke dans le contexte et éventuellement enregistre un message d'erreur dans le contexte de requête.</text:p>
        </text:list-item>
        <text:list-item>
          <text:p text:style-name="P128"><text:soft-page-break/><text:s/>Tester qu'au moins un élément à été sélectionné à l'aide de la méthode " CheckboxSelectUtil.auMoinsUnElementSelectionne "</text:p>
        </text:list-item>
        <text:list-item>
          <text:p text:style-name="P128">Retourner un événement qui <text:s/>permet : </text:p>
          <text:list>
            <text:list-item>
              <text:p text:style-name="P128">en cas de non sélection de réafficher la vue de sélection des éléments</text:p>
            </text:list-item>
            <text:list-item>
              <text:p text:style-name="P128">en cas de sélection correcte d'afficher la vue suivante du flux.</text:p>
            </text:list-item>
          </text:list>
        </text:list-item>
      </text:list>
      <text:p text:style-name="P71"><text:tab/></text:p>
      <text:p text:style-name="Standard"/>
      <table:table table:name="Tableau77" table:style-name="Tableau77">
        <table:table-column table:style-name="Tableau77.A"/>
        <table:table-row table:style-name="Tableau77.1">
          <table:table-cell table:style-name="Tableau77.A1" office:value-type="string">
            <text:p text:style-name="P49">public Event supprimerUnDocument(RequestContext context) throws Exception {</text:p>
            <text:p text:style-name="P47"><text:s text:c="3"/>Collection elementsSelectionnes = CheckboxSelectUtil.extraitLesElementsSelectionnesDansLeFlux(context,"tabledoc");</text:p>
            <text:p text:style-name="P47"><text:s text:c="3"/>if (CheckboxSelectUtil.auMoinsUnElementSelectionne(elementsSelectionnes))</text:p>
            <text:p text:style-name="P47"><text:tab/>{</text:p>
            <text:p text:style-name="P47"><text:tab/>. return <text:s/>success();</text:p>
            <text:p text:style-name="P47"><text:tab/>}</text:p>
            <text:p text:style-name="P47">return <text:s/>error();</text:p>
            <text:p text:style-name="P47">}</text:p>
          </table:table-cell>
        </table:table-row>
      </table:table>
      <text:p text:style-name="Standard"/>
      <text:h text:style-name="P150" text:outline-level="4">Pour sélectionner un et un seul élément</text:h>
      <text:list xml:id="list34194157" text:continue-numbering="true" text:style-name="WW8Num68">
        <text:list-item>
          <text:p text:style-name="P128"><text:s/>Extraire l'élément sélectionné à l'aide de la méthode <text:s text:c="2"/>"CheckboxSelectUtil.extraitUnElementSelectionneDansLeFlux " <text:s/>qui prend comme deuxième argument l'id du tableau. Cette méthode retourne l'élément sélectionné, le stocke dans le contexte et éventuellement enregistre un message d'erreur dans le contexte de requête.</text:p>
        </text:list-item>
        <text:list-item>
          <text:p text:style-name="P128">Tester qu'un et un seul élément à été sélectionné à l'aide de la méthode " "</text:p>
        </text:list-item>
        <text:list-item>
          <text:p text:style-name="P128">Retourner un événement qui <text:s/>permet : </text:p>
          <text:list>
            <text:list-item>
              <text:p text:style-name="P128">en cas de non sélection de réafficher la vue de sélection des éléments</text:p>
            </text:list-item>
            <text:list-item>
              <text:p text:style-name="P128">en cas de sélection correcte d'afficher la vue suivante du flux</text:p>
            </text:list-item>
          </text:list>
        </text:list-item>
      </text:list>
      <text:p text:style-name="Standard"/>
      <text:p text:style-name="Standard"/>
      <table:table table:name="Tableau78" table:style-name="Tableau78">
        <table:table-column table:style-name="Tableau78.A"/>
        <table:table-row table:style-name="Tableau78.1">
          <table:table-cell table:style-name="Tableau78.A1" office:value-type="string">
            <text:p text:style-name="P49">Collection elementsSelectionnes = CheckboxSelectUtil.extraitUnElementSelectionneDansLeFlux(context,"tabledoc");</text:p>
            <text:p text:style-name="P47"><text:tab/><text:tab/>if (CheckboxSelectUtil.UnEtUnSeulElementSelectionne(elementsSelectionnes))</text:p>
            <text:p text:style-name="P47"><text:tab/><text:tab/>{</text:p>
            <text:p text:style-name="P47"><text:tab/><text:tab/><text:tab/>return <text:s/>success();</text:p>
            <text:p text:style-name="P47"/>
            <text:p text:style-name="P47"><text:tab/><text:tab/>}</text:p>
            <text:p text:style-name="P47">return <text:s/>error();</text:p>
          </table:table-cell>
        </table:table-row>
      </table:table>
      <text:p text:style-name="Standard"/>
      <text:h text:style-name="Heading_20_2" text:outline-level="2">Sélection dans un seul flux en utilisant le hashcode de l'élément comme identifiant</text:h>
      <text:p text:style-name="Standard">La procédure est la même que pour la sélection d'un élément par une propriété qui sert d'identifiant, en utilisant comme mot valeur du paramètre rowid le mot clé "hashcode".</text:p>
      <text:h text:style-name="Heading_20_2" text:outline-level="2">Sélection dans un seul flux en utilisant la position <text:s/>de l'élément dans la liste</text:h>
      <text:p text:style-name="Standard">La procédure est la même que pour la sélection d'un élément par une propriété qui sert d'identifiant, en utilisant comme mot valeur du paramètre rowid le mot clé "row".</text:p>
      <text:p text:style-name="Standard"/>
      <text:h text:style-name="Heading_20_2" text:outline-level="2">Sélection entre un flux et un sous flux en utilisant une propriété de l'élément comme identifiant</text:h>
      <text:h text:style-name="P143" text:outline-level="3">Dans la JSP qui affiche le tableau</text:h>
      <text:p text:style-name="Standard"><text:soft-page-break/></text:p>
      <text:list xml:id="list34172352" text:continue-numbering="true" text:style-name="WW8Num68">
        <text:list-item>
          <text:p text:style-name="P128">utiliser le tag &lt;ec:table en précisant</text:p>
          <text:list>
            <text:list-item>
              <text:p text:style-name="P128"><text:span text:style-name="T62">view</text:span><text:span text:style-name="T80">=</text:span><text:span text:style-name="T104">"cphtml"</text:span></text:p>
            </text:list-item>
            <text:list-item>
              <text:p text:style-name="P130">tableId="id du tableau"</text:p>
            </text:list-item>
          </text:list>
        </text:list-item>
        <text:list-item>
          <text:p text:style-name="P128">utiliser le tag &lt;ech:column en précisant :</text:p>
          <text:list>
            <text:list-item>
              <text:p text:style-name="P128"><text:span text:style-name="T62">cell</text:span><text:span text:style-name="T80">=</text:span><text:span text:style-name="T104">"cpcheckboxcell"</text:span></text:p>
            </text:list-item>
            <text:list-item>
              <text:p text:style-name="P128"><text:span text:style-name="T62">rowid</text:span><text:span text:style-name="T80">=</text:span><text:span text:style-name="T104">nom de la propriété des objets du tableau qui est utilisée pour identifier les objets entre eux</text:span></text:p>
            </text:list-item>
            <text:list-item>
              <text:p text:style-name="P128"><text:span text:style-name="T62">headerCell</text:span><text:span text:style-name="T80">=</text:span><text:span text:style-name="T104">"cpselectAll"</text:span><text:span text:style-name="T105"> pour insérer comme titre de colonne une case à cocher qui permet de sélectionner ou désélectionner tous les éléments du tableau.</text:span></text:p>
            </text:list-item>
            <text:list-item>
              <text:p text:style-name="P128"><text:span text:style-name="T62">viewsAllowed</text:span><text:span text:style-name="T80">=</text:span><text:span text:style-name="T104">"cphtml"</text:span><text:span text:style-name="T105"> pour éviter que la case à cocher soit exportée dans une édition.</text:span></text:p>
            </text:list-item>
          </text:list>
        </text:list-item>
        <text:list-item>
          <text:p text:style-name="P128">utiliser le tag &lt;app:disperror en précisant</text:p>
          <text:list>
            <text:list-item>
              <text:p text:style-name="P128"><text:span text:style-name="T62">var</text:span><text:span text:style-name="T80">=</text:span><text:span text:style-name="T16">"</text:span><text:span text:style-name="T80">${erreurentreflux}</text:span><text:span text:style-name="T16">"</text:span></text:p>
            </text:list-item>
            <text:list-item>
              <text:p text:style-name="P128">(pour afficher les messages d'erreur relatifs à la sélection).</text:p>
            </text:list-item>
          </text:list>
        </text:list-item>
      </text:list>
      <text:p text:style-name="Standard"/>
      <text:p text:style-name="Standard">Exemple : </text:p>
      <text:p text:style-name="Standard"/>
      <table:table table:name="Tableau79" table:style-name="Tableau79">
        <table:table-column table:style-name="Tableau79.A"/>
        <table:table-row table:style-name="Tableau79.1">
          <table:table-cell table:style-name="Tableau79.A1" office:value-type="string">
            <text:p text:style-name="P41"><text:span text:style-name="T35">&lt;a</text:span><text:span text:style-name="T48">pp:page</text:span><text:span text:style-name="T35">&gt;</text:span></text:p>
            <text:p text:style-name="P62">. . . </text:p>
            <text:p text:style-name="P40"><text:span text:style-name="T34">&lt;</text:span><text:span text:style-name="T47">ec:table </text:span><text:span text:style-name="T58">items</text:span><text:span text:style-name="T71">=</text:span><text:span text:style-name="T95">"listecontribuable" </text:span><text:span text:style-name="T58">tableId</text:span><text:span text:style-name="T71">=</text:span><text:span text:style-name="T95">"rechcont" </text:span><text:span text:style-name="T58">view</text:span><text:span text:style-name="T71">=</text:span><text:span text:style-name="T95">"cphtml"</text:span><text:span text:style-name="T93"> </text:span><text:span text:style-name="T58">var</text:span><text:span text:style-name="T71">=</text:span><text:span text:style-name="T95">"cont" <text:s/></text:span></text:p>
            <text:p text:style-name="P69">. . . </text:p>
            <text:p text:style-name="P40"><text:span text:style-name="T34">&lt;</text:span><text:span text:style-name="T47">ec:row </text:span><text:span text:style-name="T58">highlightRow</text:span><text:span text:style-name="T71">=</text:span><text:span text:style-name="T95">"true"</text:span><text:span text:style-name="T34">&gt;</text:span></text:p>
            <text:p text:style-name="P40"><text:span text:style-name="T34"><text:s text:c="4"/>&lt;</text:span><text:span text:style-name="T47">ech:column </text:span><text:span text:style-name="T58">property</text:span><text:span text:style-name="T71">=</text:span><text:span text:style-name="T95">"chkbx" </text:span><text:span text:style-name="T58">cell</text:span><text:span text:style-name="T71">=</text:span><text:span text:style-name="T95">"cpcheckboxcell" </text:span><text:span text:style-name="T58">rowid</text:span><text:span text:style-name="T71">=</text:span><text:span text:style-name="T95">"id" </text:span><text:span text:style-name="T58">viewsAllowed</text:span><text:span text:style-name="T71">=</text:span><text:span text:style-name="T95">"cphtml"</text:span></text:p>
            <text:p text:style-name="Standard"><text:span text:style-name="T95"><text:tab/></text:span><text:span text:style-name="T58">headerCell</text:span><text:span text:style-name="T71">=</text:span><text:span text:style-name="T95">"cpselectAll" </text:span><text:span text:style-name="T58">width</text:span><text:span text:style-name="T71">=</text:span><text:span text:style-name="T95">"5%" </text:span><text:span text:style-name="T58">filterable</text:span><text:span text:style-name="T71">=</text:span><text:span text:style-name="T95">"false" </text:span><text:span text:style-name="T58">sortable</text:span><text:span text:style-name="T71">=</text:span><text:span text:style-name="T95">"false"</text:span><text:span text:style-name="T34">/&gt;</text:span></text:p>
            <text:p text:style-name="P59">. . . </text:p>
            <text:p text:style-name="P40"><text:span text:style-name="T34">&lt;/</text:span><text:span text:style-name="T47">ec:row</text:span><text:span text:style-name="T34">&gt;</text:span></text:p>
            <text:p text:style-name="Standard"><text:span text:style-name="T34">&lt;/</text:span><text:span text:style-name="T47">ec:table</text:span><text:span text:style-name="T34">&gt;</text:span></text:p>
            <text:p text:style-name="P40"><text:span text:style-name="T35">&lt;</text:span><text:span text:style-name="T48">app:disperror </text:span><text:span text:style-name="T59">var</text:span><text:span text:style-name="T73">=</text:span><text:span text:style-name="T14">"</text:span><text:span text:style-name="T73">${erreurentreflux}</text:span><text:span text:style-name="T14">"</text:span><text:span text:style-name="T73"> </text:span><text:span text:style-name="T35">/&gt;</text:span></text:p>
            <text:p text:style-name="Standard"><text:span text:style-name="T35">&lt;/</text:span><text:span text:style-name="T48">app:page</text:span><text:span text:style-name="T35">&gt;</text:span></text:p>
          </table:table-cell>
        </table:table-row>
      </table:table>
      <text:p text:style-name="Standard"/>
      <text:h text:style-name="P145" text:outline-level="3">Dans une action qui précède l'affichage de la vue, sauvegarder l'objet de paramétrage des cases à cocher.</text:h>
      <text:p text:style-name="Standard">Les éléments à fournir obligatoirement sont :</text:p>
      <text:list xml:id="list34169111" text:continue-numbering="true" text:style-name="WW8Num68">
        <text:list-item>
          <text:p text:style-name="P128">rowid</text:p>
        </text:list-item>
        <text:list-item>
          <text:p text:style-name="P128">l'id,</text:p>
        </text:list-item>
        <text:list-item>
          <text:p text:style-name="P128">le nom utilisé dans le contexte pour stocker la collection.</text:p>
        </text:list-item>
      </text:list>
      <text:p text:style-name="Standard"/>
      <table:table table:name="Tableau80" table:style-name="Tableau80">
        <table:table-column table:style-name="Tableau80.A"/>
        <table:table-row table:style-name="Tableau80.1">
          <table:table-cell table:style-name="Tableau80.A1" office:value-type="string">
            <text:p text:style-name="P55"><text:tab/>//Sauvegarde de l'objet de paramétrage des checkboxes dans le FlowScope</text:p>
            <text:p text:style-name="P54"><text:tab/>CheckboxSelectUtil.parametrerCheckboxes(context,"rechcont")</text:p>
            <text:p text:style-name="P54"><text:tab/><text:tab/>.utiliserRowid("id")</text:p>
            <text:p text:style-name="P54"><text:tab/><text:tab/>.utiliserListeElements("listecontribuable")</text:p>
            <text:p text:style-name="P54"><text:tab/><text:tab/>.utiliserMsgSelectionneUnSeulElement("Sélectionnez un seul contribuable à la fois.")</text:p>
            <text:p text:style-name="P54"><text:tab/><text:tab/>.utiliserMsgAucunEltSelectionne("Auncun contribuable n'est sélectionné");</text:p>
          </table:table-cell>
        </table:table-row>
      </table:table>
      <text:h text:style-name="P145" text:outline-level="3">Dans les transitions qui doivent utiliser les cases à cocher pour sélectionner des éléments</text:h>
      <text:p text:style-name="Standard"/>
      <text:p text:style-name="Standard">Créer une méthode " traiterCheckboxesEntrePages" <text:s/>dans la classe FormAction utilisée par le flux .</text:p>
      <text:p text:style-name="Standard">Cette méthode appelle la méthode utilitaire <text:s/>" <text:span text:style-name="T28">CheckboxSelectUtil.</text:span>traiterCheckboxesEntrePages " qui prend comme deuxième paramètre l'id du tableau.</text:p>
      <text:p text:style-name="Standard"><text:soft-page-break/>Dans la définition du flux, déclarer cette méthode en tant qu'action dans les transitions qui doivent sélectionner un ou plusieurs éléments à partir des cases à cocher.</text:p>
      <text:p text:style-name="Standard"/>
      <text:p text:style-name="Standard"/>
      <table:table table:name="Tableau81" table:style-name="Tableau81">
        <table:table-column table:style-name="Tableau81.A"/>
        <table:table-row table:style-name="Tableau81.1">
          <table:table-cell table:style-name="Tableau81.A1" office:value-type="string">
            <text:p text:style-name="P5">public Event traiterCheckboxesEntrePages(RequestContext context)</text:p>
            <text:p text:style-name="Standard"><text:tab/>{</text:p>
            <text:p text:style-name="Standard"><text:tab/><text:span text:style-name="T28">CheckboxSelectUtil.</text:span>traiterCheckboxesEntrePages(context,"rechcont</text:p>
            <text:p text:style-name="Standard"><text:tab/><text:span text:style-name="T3">return success();</text:span></text:p>
            <text:p text:style-name="P34"><text:tab/>};</text:p>
          </table:table-cell>
        </table:table-row>
      </table:table>
      <text:p text:style-name="P34"/>
      <text:p text:style-name="P34"/>
      <table:table table:name="Tableau82" table:style-name="Tableau82">
        <table:table-column table:style-name="Tableau82.A"/>
        <table:table-row table:style-name="Tableau82.1">
          <table:table-cell table:style-name="Tableau82.A1" office:value-type="string">
            <text:p text:style-name="P41"><text:span text:style-name="T34">&lt;</text:span><text:span text:style-name="T47">view-state </text:span><text:span text:style-name="T58">id</text:span><text:span text:style-name="T71">=</text:span><text:span text:style-name="T95">"resultatsrecherchecontribuable.view" </text:span><text:span text:style-name="T58">view</text:span><text:span text:style-name="T71">=</text:span><text:span text:style-name="T95">"zf2/resultatsrecherchecontribuable"</text:span><text:span text:style-name="T34">&gt;</text:span></text:p>
            <text:p text:style-name="P40"><text:span text:style-name="T71"><text:s text:c="4"/></text:span><text:span text:style-name="T34">&lt;</text:span><text:span text:style-name="T47">transition </text:span><text:span text:style-name="T58">on</text:span><text:span text:style-name="T71">=</text:span><text:span text:style-name="T95">"tableaunavigation" </text:span><text:span text:style-name="T58">to</text:span><text:span text:style-name="T71">=</text:span><text:span text:style-name="T95">"resultatsrecherchecontribuable.view"</text:span><text:span text:style-name="T34">&gt;</text:span></text:p>
            <text:p text:style-name="P40"><text:span text:style-name="T71"><text:s text:c="8"/></text:span><text:span text:style-name="T34">&lt;</text:span><text:span text:style-name="T47">action </text:span><text:span text:style-name="T58">bean</text:span><text:span text:style-name="T71">=</text:span><text:span text:style-name="T95">"recherchecontribuable.formaction" </text:span><text:span text:style-name="T58">method</text:span><text:span text:style-name="T71">=</text:span><text:span text:style-name="T95">"traiterCheckboxesEntrePages"</text:span><text:span text:style-name="T34">/&gt;</text:span></text:p>
            <text:p text:style-name="P40"><text:span text:style-name="T71"><text:s text:c="4"/></text:span><text:span text:style-name="T34">&lt;/</text:span><text:span text:style-name="T47">transition</text:span><text:span text:style-name="T34">&gt;</text:span></text:p>
            <text:p text:style-name="P40"><text:span text:style-name="T71"><text:s text:c="4"/></text:span><text:span text:style-name="T34">&lt;</text:span><text:span text:style-name="T47">transition </text:span><text:span text:style-name="T58">on</text:span><text:span text:style-name="T71">=</text:span><text:span text:style-name="T95">"Annuler" </text:span><text:span text:style-name="T58">to</text:span><text:span text:style-name="T71">=</text:span><text:span text:style-name="T95">"accueil.view"</text:span><text:span text:style-name="T34">/&gt;</text:span></text:p>
            <text:p text:style-name="P40"><text:span text:style-name="T71"><text:s text:c="4"/></text:span><text:span text:style-name="T34">&lt;</text:span><text:span text:style-name="T47">transition </text:span><text:span text:style-name="T58">on</text:span><text:span text:style-name="T71">=</text:span><text:span text:style-name="T95">"Ajouter" </text:span><text:span text:style-name="T58">to</text:span><text:span text:style-name="T71">=</text:span><text:span text:style-name="T95">"creationcontribuable.subflow"</text:span><text:span text:style-name="T34">/&gt;</text:span></text:p>
            <text:p text:style-name="P40"><text:span text:style-name="T71"><text:s text:c="4"/></text:span><text:span text:style-name="T35">&lt;</text:span><text:span text:style-name="T48">transition </text:span><text:span text:style-name="T59">on</text:span><text:span text:style-name="T73">=</text:span><text:span text:style-name="T97">"Supprimer" </text:span><text:span text:style-name="T59">to</text:span><text:span text:style-name="T73">=</text:span><text:span text:style-name="T97">"suppressioncontribuable.subflow"</text:span><text:span text:style-name="T35">&gt;</text:span></text:p>
            <text:p text:style-name="P40"><text:span text:style-name="T73"><text:s text:c="4"/><text:tab/></text:span><text:span text:style-name="T35">&lt;</text:span><text:span text:style-name="T48">action </text:span><text:span text:style-name="T59">bean</text:span><text:span text:style-name="T73">=</text:span><text:span text:style-name="T97">"recherchecontribuable.formaction" </text:span><text:span text:style-name="T59">method</text:span><text:span text:style-name="T73">=</text:span><text:span text:style-name="T97">"traiterCheckboxesEntrePages"</text:span><text:span text:style-name="T35">/&gt;</text:span></text:p>
            <text:p text:style-name="Standard"><text:span text:style-name="T73"><text:s text:c="4"/></text:span><text:span text:style-name="T35">&lt;/</text:span><text:span text:style-name="T48">transition</text:span><text:span text:style-name="T35">&gt;</text:span></text:p>
          </table:table-cell>
        </table:table-row>
      </table:table>
      <text:p text:style-name="Standard"/>
      <text:h text:style-name="P147" text:outline-level="3">Définir le passage des paramètres entre le flux et le sous-flux</text:h>
      <text:h text:style-name="P148" text:outline-level="4">Dans la définition du flux parent : </text:h>
      <text:p text:style-name="Standard">Attributs en entrée</text:p>
      <text:list xml:id="list34181848" text:continue-numbering="true" text:style-name="WW8Num68">
        <text:list-item>
          <text:p text:style-name="P128">associer la liste qui sert à construire le tableau extremecomponents (bean utilisé dans l'attribut items du tag &lt;ec:table&gt; flowScope.listecontribuable) <text:s/>à la clé "li_rowid_el_sel"</text:p>
        </text:list-item>
        <text:list-item>
          <text:p text:style-name="P129">ajouter dans les attributs en entrée la ligne suivante :</text:p>
        </text:list-item>
      </text:list>
      <text:p text:style-name="Standard"><text:span text:style-name="T86"><text:s text:c="4"/><text:tab/></text:span><text:span text:style-name="T41">&lt;</text:span><text:span text:style-name="T55">mapping </text:span><text:span text:style-name="T64">source</text:span><text:span text:style-name="T83">=</text:span><text:span text:style-name="T5">"flowScope.</text:span><text:span text:style-name="T4">&lt;tableId&gt;</text:span><text:span text:style-name="T5">_li_rowid_el_sel" </text:span><text:span text:style-name="T64">target</text:span><text:span text:style-name="T83">=</text:span><text:span text:style-name="T5">"li_rowid_el_sel"</text:span><text:span text:style-name="T41">/&gt;</text:span></text:p>
      <text:p text:style-name="Standard"><text:span text:style-name="T3"><text:s text:c="3"/></text:span>en remplaçant &lt;tableId&gt; par la valeur de l'attribut tableId utilisée dans le tag <text:s text:c="2"/>&lt;ec:table&gt;.</text:p>
      <text:p text:style-name="Standard">Attributs en sortie</text:p>
      <text:list xml:id="list34170054" text:continue-numbering="true" text:style-name="WW8Num68">
        <text:list-item>
          <text:p text:style-name="P128">Associer à la clé "li_el_sousflux" la liste qui sert à construire le tableau extremecomponents (bean utilisé dans l'attribut items du tag)</text:p>
        </text:list-item>
        <text:list-item>
          <text:p text:style-name="P128">Ajouter dans les attributs en sortie la ligne suivante </text:p>
        </text:list-item>
      </text:list>
      <text:p text:style-name="P40"><text:span text:style-name="T73"><text:s text:c="6"/></text:span><text:span text:style-name="T34">&lt;</text:span><text:span text:style-name="T47">mapping </text:span><text:span text:style-name="T58">source</text:span><text:span text:style-name="T71">=</text:span><text:span text:style-name="T95">"li_rowid_el_sel" </text:span><text:span text:style-name="T58">target</text:span><text:span text:style-name="T71">=</text:span><text:span text:style-name="T95">"flowScope.rechcont_li_rowid_el_sel"</text:span><text:span text:style-name="T34">/&gt;</text:span></text:p>
      <text:p text:style-name="P40"><text:span text:style-name="T71"><text:s text:c="4"/><text:tab/></text:span><text:span text:style-name="T35">&lt;</text:span><text:span text:style-name="T48">mapping </text:span><text:span text:style-name="T59">source</text:span><text:span text:style-name="T73">=</text:span><text:span text:style-name="T97">"erreurentreflux" </text:span><text:span text:style-name="T59">target</text:span><text:span text:style-name="T73">=</text:span><text:span text:style-name="T97">"requestScope.erreurentreflux"</text:span><text:span text:style-name="T35">/&gt;</text:span></text:p>
      <text:p text:style-name="Standard">en remplaçant &lt;tableId&gt; par la valeur de l'attribut tableId utilisée dans le tag <text:s text:c="2"/>&lt;ec:table&gt;.</text:p>
      <text:p text:style-name="Standard"/>
      <table:table table:name="Tableau83" table:style-name="Tableau83">
        <table:table-column table:style-name="Tableau83.A"/>
        <table:table-row table:style-name="Tableau83.1">
          <table:table-cell table:style-name="Tableau83.A1" office:value-type="string">
            <text:p text:style-name="P41"><text:span text:style-name="T34">&lt;</text:span><text:span text:style-name="T47">subflow-state </text:span><text:span text:style-name="T58">flow</text:span><text:span text:style-name="T71">=</text:span><text:span text:style-name="T95">"modificationcontribuable-flow" </text:span><text:span text:style-name="T58">id</text:span><text:span text:style-name="T71">=</text:span><text:span text:style-name="T95">"modificationcontribuable.subflow"</text:span><text:span text:style-name="T34">&gt;</text:span></text:p>
            <text:p text:style-name="P40"><text:span text:style-name="T71"><text:s text:c="3"/></text:span><text:span text:style-name="T34">&lt;</text:span><text:span text:style-name="T47">attribute-mapper</text:span><text:span text:style-name="T34">&gt;</text:span></text:p>
            <text:p text:style-name="P40"><text:span text:style-name="T71"><text:s text:c="4"/></text:span><text:span text:style-name="T34">&lt;</text:span><text:span text:style-name="T47">input-mapper</text:span><text:span text:style-name="T34">&gt;</text:span></text:p>
            <text:p text:style-name="P40"><text:span text:style-name="T71"><text:s text:c="4"/><text:tab/></text:span><text:span text:style-name="T34">&lt;</text:span><text:span text:style-name="T47">mapping </text:span><text:span text:style-name="T58">source</text:span><text:span text:style-name="T71">=</text:span><text:span text:style-name="T95">"flowScope.listecontribuable" </text:span><text:span text:style-name="T58">target</text:span><text:span text:style-name="T71">=</text:span><text:span text:style-name="T95">"li_el_sousflux" </text:span><text:span text:style-name="T34">/&gt;</text:span></text:p>
            <text:p text:style-name="P40"><text:span text:style-name="T71"><text:s text:c="4"/><text:tab/></text:span><text:span text:style-name="T34">&lt;</text:span><text:span text:style-name="T47">mapping </text:span><text:span text:style-name="T58">source</text:span><text:span text:style-name="T71">=</text:span><text:span text:style-name="T95">"flowScope.rechcont_li_rowid_el_sel" </text:span><text:span text:style-name="T58">target</text:span><text:span text:style-name="T71">=</text:span><text:span text:style-name="T95">"li_rowid_el_sel"</text:span><text:span text:style-name="T34">/&gt;</text:span></text:p>
            <text:p text:style-name="P40"><text:span text:style-name="T71"><text:s text:c="4"/></text:span><text:span text:style-name="T34">&lt;/</text:span><text:span text:style-name="T47">input-mapper</text:span><text:span text:style-name="T34">&gt;</text:span></text:p>
            <text:p text:style-name="P40"><text:span text:style-name="T71"><text:s text:c="4"/></text:span><text:span text:style-name="T34">&lt;</text:span><text:span text:style-name="T47">output-mapper</text:span><text:span text:style-name="T34">&gt;</text:span></text:p>
            <text:p text:style-name="P40"><text:span text:style-name="T71"><text:s text:c="6"/></text:span><text:span text:style-name="T34">&lt;</text:span><text:span text:style-name="T47">mapping </text:span><text:span text:style-name="T58">source</text:span><text:span text:style-name="T71">=</text:span><text:span text:style-name="T95">"li_el_sousflux" <text:s/></text:span><text:span text:style-name="T58">target</text:span><text:span text:style-name="T71">=</text:span><text:span text:style-name="T95">"flowScope.listecontribuable"</text:span><text:span text:style-name="T34">/&gt;</text:span></text:p>
            <text:p text:style-name="P40"><text:span text:style-name="T71"><text:s text:c="6"/></text:span><text:span text:style-name="T34">&lt;</text:span><text:span text:style-name="T47">mapping </text:span><text:span text:style-name="T58">source</text:span><text:span text:style-name="T71">=</text:span><text:span text:style-name="T95">"li_rowid_el_sel" </text:span><text:span text:style-name="T58">target</text:span><text:span text:style-name="T71">=</text:span><text:span text:style-name="T95">"flowScope.rechcont_li_rowid_el_sel"</text:span><text:span text:style-name="T34">/&gt;</text:span></text:p>
            <text:p text:style-name="P40"><text:span text:style-name="T71"><text:s text:c="4"/><text:tab/></text:span><text:span text:style-name="T35">&lt;</text:span><text:span text:style-name="T48">mapping </text:span><text:span text:style-name="T59">source</text:span><text:span text:style-name="T73">=</text:span><text:span text:style-name="T97">"erreurentreflux" </text:span><text:span text:style-name="T59">target</text:span><text:span text:style-name="T73">=</text:span><text:span text:style-name="T97">"requestScope.erreurentreflux"</text:span><text:span text:style-name="T35">/&gt;</text:span></text:p>
            <text:p text:style-name="P40"><text:span text:style-name="T73"><text:tab/></text:span><text:span text:style-name="T29"> . . . </text:span></text:p>
            <text:p text:style-name="P40"><text:span text:style-name="T73"><text:s text:c="5"/><text:tab/></text:span><text:span text:style-name="T35">&lt;/</text:span><text:span text:style-name="T48">output-mapper</text:span><text:span text:style-name="T35">&gt;</text:span></text:p>
            <text:p text:style-name="P40"><text:span text:style-name="T73"><text:s text:c="5"/></text:span><text:span text:style-name="T35">&lt;/</text:span><text:span text:style-name="T48">attribute-mapper</text:span><text:span text:style-name="T35">&gt;</text:span></text:p>
            <text:p text:style-name="P40"><text:span text:style-name="T73"><text:s text:c="5"/></text:span><text:span text:style-name="T35">&lt;</text:span><text:span text:style-name="T48">transition </text:span><text:span text:style-name="T59">on</text:span><text:span text:style-name="T73">=</text:span><text:span text:style-name="T97">"error" </text:span><text:span text:style-name="T59">to</text:span><text:span text:style-name="T73">=</text:span><text:span text:style-name="T97">"resultatsrecherchecontribuable.view"</text:span><text:span text:style-name="T35">&gt;</text:span></text:p>
            <text:p text:style-name="P40"><text:span text:style-name="T73"><text:s text:c="5"/><text:tab/></text:span><text:span text:style-name="T35">&lt;</text:span><text:span text:style-name="T48">action </text:span><text:span text:style-name="T59">bean</text:span><text:span text:style-name="T73">=</text:span><text:span text:style-name="T97">"recherchecontribuable.formaction" </text:span><text:span text:style-name="T59">method</text:span><text:span text:style-name="T73">=</text:span><text:span text:style-name="T97">"traiterMessageErreurRetourne"</text:span><text:span text:style-name="T35">/&gt;</text:span></text:p>
            <text:p text:style-name="P40"><text:span text:style-name="T73"><text:s text:c="5"/></text:span><text:span text:style-name="T35">&lt;/</text:span><text:span text:style-name="T48">transition</text:span><text:span text:style-name="T35">&gt;</text:span></text:p>
            <text:p text:style-name="P58">. . . </text:p>
            <text:p text:style-name="Standard"><text:span text:style-name="T35">&lt;/</text:span><text:span text:style-name="T48">subflow-state</text:span><text:span text:style-name="T35">&gt;</text:span></text:p>
          </table:table-cell>
        </table:table-row>
      </table:table>
      <text:p text:style-name="Standard"><text:soft-page-break/></text:p>
      <text:h text:style-name="P149" text:outline-level="4">Dans la définition du sous-flux</text:h>
      <text:p text:style-name="Standard">Ajouter les définitions suivantes dans les éléments input-mapper et output-mapper en remplaçant &lt;tableId&gt; par la valeur utilisée dans l'attribut tableId du tag &lt;ec:table&gt;</text:p>
      <text:p text:style-name="Standard"/>
      <table:table table:name="Tableau84" table:style-name="Tableau84">
        <table:table-column table:style-name="Tableau84.A"/>
        <table:table-row table:style-name="Tableau84.1">
          <table:table-cell table:style-name="Tableau84.A1" office:value-type="string">
            <text:p text:style-name="P41"><text:span text:style-name="T34">&lt;</text:span><text:span text:style-name="T47">flow </text:span><text:span text:style-name="T58">start-state</text:span><text:span text:style-name="T71">=</text:span><text:span text:style-name="T95">"entreeflux.action" </text:span><text:span text:style-name="T34">&gt;</text:span></text:p>
            <text:p text:style-name="P40"><text:span text:style-name="T34">&lt;</text:span><text:span text:style-name="T47">input-mapper</text:span><text:span text:style-name="T34">&gt;</text:span></text:p>
            <text:p text:style-name="P40"><text:span text:style-name="T71"><text:tab/></text:span><text:span text:style-name="T34">&lt;</text:span><text:span text:style-name="T47">mapping </text:span><text:span text:style-name="T58">source</text:span><text:span text:style-name="T71">=</text:span><text:span text:style-name="T95">"li_el_sousflux" <text:s/></text:span><text:span text:style-name="T58">target</text:span><text:span text:style-name="T71">=</text:span><text:span text:style-name="T95">"flowScope.li_el_sousflux"</text:span><text:span text:style-name="T34">/&gt;</text:span></text:p>
            <text:p text:style-name="P40"><text:span text:style-name="T71"><text:tab/></text:span><text:span text:style-name="T34">&lt;</text:span><text:span text:style-name="T47">mapping </text:span><text:span text:style-name="T58">source</text:span><text:span text:style-name="T71">=</text:span><text:span text:style-name="T95">"li_rowid_el_sel" <text:s/></text:span><text:span text:style-name="T58">target</text:span><text:span text:style-name="T71">=</text:span><text:span text:style-name="T95">"flowScope.</text:span><text:span text:style-name="T96">&lt;tableId&gt;</text:span><text:span text:style-name="T95">_li_rowid_el_sel"</text:span><text:span text:style-name="T34">/&gt;</text:span></text:p>
            <text:p text:style-name="Standard"><text:span text:style-name="T34">&lt;/</text:span><text:span text:style-name="T47">input-mapper</text:span><text:span text:style-name="T34">&gt;</text:span></text:p>
            <text:p text:style-name="P59"/>
            <text:p text:style-name="P59">. . . </text:p>
            <text:p text:style-name="P59"/>
            <text:p text:style-name="P40"><text:span text:style-name="T34">&lt;</text:span><text:span text:style-name="T47">output-mapper</text:span><text:span text:style-name="T34">&gt;</text:span></text:p>
            <text:p text:style-name="P40"><text:span text:style-name="T71"><text:tab/></text:span><text:span text:style-name="T34">&lt;</text:span><text:span text:style-name="T47">mapping </text:span><text:span text:style-name="T58">source</text:span><text:span text:style-name="T71">=</text:span><text:span text:style-name="T95">"flowScope.li_el_sousflux" <text:s/></text:span><text:span text:style-name="T58">target</text:span><text:span text:style-name="T71">=</text:span><text:span text:style-name="T95">"li_el_sousflux"</text:span><text:span text:style-name="T34">/&gt;</text:span></text:p>
            <text:p text:style-name="P40"><text:span text:style-name="T71"><text:tab/></text:span><text:span text:style-name="T34">&lt;</text:span><text:span text:style-name="T47">mapping </text:span><text:span text:style-name="T58">source</text:span><text:span text:style-name="T71">=</text:span><text:span text:style-name="T95">"flowScope.</text:span><text:span text:style-name="T96">&lt;tableId&gt;</text:span><text:span text:style-name="T95">_li_rowid_el_sel" <text:s/></text:span><text:span text:style-name="T58">target</text:span><text:span text:style-name="T71">=</text:span><text:span text:style-name="T95">"li_rowid_el_sel"</text:span><text:span text:style-name="T34">/&gt;</text:span></text:p>
            <text:p text:style-name="P40"><text:span text:style-name="T71"><text:tab/></text:span><text:span text:style-name="T35">&lt;</text:span><text:span text:style-name="T48">mapping </text:span><text:span text:style-name="T59">source</text:span><text:span text:style-name="T73">=</text:span><text:span text:style-name="T97">"flowScope.erreurentreflux" </text:span><text:span text:style-name="T59">target</text:span><text:span text:style-name="T73">=</text:span><text:span text:style-name="T97">"erreurentreflux"</text:span><text:span text:style-name="T35">/&gt;</text:span></text:p>
            <text:p text:style-name="Standard"><text:span text:style-name="T35">&lt;/</text:span><text:span text:style-name="T48">output-mapper</text:span><text:span text:style-name="T35">&gt;</text:span></text:p>
            <text:p text:style-name="P56">…</text:p>
          </table:table-cell>
        </table:table-row>
      </table:table>
      <text:p text:style-name="Standard"/>
      <text:p text:style-name="Standard"/>
      <text:h text:style-name="P147" text:outline-level="3">Dans l'action qui doit utiliser les éléments sélectionnés <text:s/></text:h>
      <text:h text:style-name="P148" text:outline-level="4">Pour sélectionner un ou plusieurs éléments</text:h>
      <text:p text:style-name="Standard"/>
      <text:list xml:id="list34167329" text:continue-numbering="true" text:style-name="WW8Num68">
        <text:list-item>
          <text:p text:style-name="P128">Extraire la collection des éléments sélectionnés à l'aide de la méthode " <text:span text:style-name="T28">CheckboxSelectUtil.</text:span>extraitLesElementsSelectionnesDansLeFluxParent" qui prend comme deuxième argument l'id du tableau. Cette méthode retourne les éléments sélectionnés, les stocke dans le contexte et éventuellement enregistre un message d'erreur dans le contexte de requête</text:p>
        </text:list-item>
        <text:list-item>
          <text:p text:style-name="P128">Eventuellement on peut tester qu'au moins un élément à été sélectionné à l'aide de la méthode " <text:span text:style-name="T28">CheckboxSelectUtil.</text:span>auMoinsUnElementSelectionne "</text:p>
        </text:list-item>
        <text:list-item>
          <text:p text:style-name="P128">Retourner un événement qui <text:s/>permet : </text:p>
          <text:list>
            <text:list-item>
              <text:p text:style-name="P128">en cas de non sélection de réafficher la vue de sélection des éléments</text:p>
            </text:list-item>
            <text:list-item>
              <text:p text:style-name="P128">en cas de sélection correcte d'afficher la vue suivante du flux.</text:p>
            </text:list-item>
          </text:list>
        </text:list-item>
      </text:list>
      <text:p text:style-name="Standard"/>
      <text:p text:style-name="Standard">Ex initialisation d’un formulaire en récupérant plusieurs éléments</text:p>
      <table:table table:name="Tableau85" table:style-name="Tableau85">
        <table:table-column table:style-name="Tableau85.A"/>
        <table:table-row table:style-name="Tableau85.1">
          <table:table-cell table:style-name="Tableau85.A1" office:value-type="string">
            <text:p text:style-name="P73">public Event initialiserFormulaire(RequestContext context) throws Exception {</text:p>
            <text:p text:style-name="P72"><text:tab/>SuppressionContribuableForm suppressionContribuableForm;</text:p>
            <text:p text:style-name="P72"><text:tab/>suppressionContribuableForm=( SuppressionContribuableForm) context.getFlowScope().get(getFormObjectName()) ;</text:p>
            <text:p text:style-name="P72"><text:tab/></text:p>
            <text:p text:style-name="P72"><text:tab/>List listeAsupprimer = (List)CheckboxSelectUtil.extraitLesElementsSelectionnesDansLeFluxParent(context,"rechcont");</text:p>
            <text:p text:style-name="Standard"><text:span text:style-name="T18"><text:tab/></text:span><text:span text:style-name="T19">if (!CheckboxSelectUtil.auMoinsUnElementSelectionne(listeAsupprimer)) {</text:span></text:p>
            <text:p text:style-name="P74"><text:tab/><text:tab/>return error();</text:p>
            <text:p text:style-name="Standard"><text:span text:style-name="T19"><text:tab/></text:span><text:span text:style-name="T18">} </text:span></text:p>
            <text:p text:style-name="P72"><text:tab/>suppressionContribuableForm.setListeDesContribuablesASupprimer(listeAsupprimer);</text:p>
            <text:p text:style-name="P72"><text:tab/>return success();</text:p>
            <text:p text:style-name="P72"><text:tab/><text:tab/></text:p>
            <text:p text:style-name="P72">}</text:p>
          </table:table-cell>
        </table:table-row>
      </table:table>
      <text:p text:style-name="Standard"/>
      <text:h text:style-name="P150" text:outline-level="4">Pour sélectionner un et un seul élément</text:h>
      <text:list xml:id="list34182824" text:continue-numbering="true" text:style-name="WW8Num68">
        <text:list-item>
          <text:p text:style-name="P128"><text:s/>Extraire l'élément sélectionné à l'aide de la méthode <text:s text:c="2"/>"CheckboxSelectUtil.extraitUnElementSelectionneDansLeFluxParent " <text:s/>qui prend <text:soft-page-break/>comme deuxième argument l'id du tableau. Cette méthode retourne l'élément sélectionné, le stocke dans le contexte et éventuellement enregistre un message d'erreur dans le contexte de requête.</text:p>
        </text:list-item>
        <text:list-item>
          <text:p text:style-name="P128">Tester qu'un élément a été sélectionné </text:p>
        </text:list-item>
        <text:list-item>
          <text:p text:style-name="P128">Retourner un événement qui <text:s/>permet : </text:p>
          <text:list>
            <text:list-item>
              <text:p text:style-name="P128">en cas de non sélection de réafficher la vue de sélection des éléments</text:p>
            </text:list-item>
            <text:list-item>
              <text:p text:style-name="P128">en cas de sélection correcte d'afficher la vue suivante du flux</text:p>
            </text:list-item>
          </text:list>
        </text:list-item>
      </text:list>
      <text:p text:style-name="Standard"/>
      <text:p text:style-name="Standard">Ex <text:s/>initialiser un formulaire en récupérant un seul élément </text:p>
      <table:table table:name="Tableau86" table:style-name="Tableau86">
        <table:table-column table:style-name="Tableau86.A"/>
        <table:table-row table:style-name="Tableau86.1">
          <table:table-cell table:style-name="Tableau86.A1" office:value-type="string">
            <text:p text:style-name="P73">public Event initialiserFormulaire(RequestContext request) throws Exception {</text:p>
            <text:p text:style-name="P72"><text:tab/><text:tab/></text:p>
            <text:p text:style-name="P72"><text:tab/><text:tab/>//Lecture du formulaire</text:p>
            <text:p text:style-name="Standard"><text:span text:style-name="T18"><text:tab/><text:tab/></text:span><text:span text:style-name="T19">CreationModificationContribuableForm <text:s text:c="2"/>creationModificationContribuableForm </text:span></text:p>
            <text:p text:style-name="P74"><text:tab/><text:tab/>=(CreationModificationContribuableForm)<text:tab/>request.getFlowScope().get(getFormObjectName());</text:p>
            <text:p text:style-name="P74"><text:tab/><text:tab/> </text:p>
            <text:p text:style-name="Standard"><text:span text:style-name="T19"><text:tab/><text:tab/></text:span><text:span text:style-name="T18">// Récupération du contribuable selectionne dans le flux parent</text:span></text:p>
            <text:p text:style-name="P72"><text:tab/><text:tab/>ContribuablePar contribuableSelectionne = (ContribuablePar)CheckboxSelectUtil.extraitUnElementSelectionneDansLeFluxParent(request,"rechcont");</text:p>
            <text:p text:style-name="P72"><text:tab/><text:tab/></text:p>
            <text:p text:style-name="P72"><text:tab/><text:tab/>if (contribuableSelectionne == null) {</text:p>
            <text:p text:style-name="P72"><text:tab/><text:tab/><text:tab/>return error();</text:p>
            <text:p text:style-name="P72"><text:tab/><text:tab/><text:tab/>}</text:p>
            <text:p text:style-name="P72"><text:tab/><text:tab/></text:p>
            <text:p text:style-name="P72"><text:tab/><text:tab/>//<text:tab/><text:tab/>Mise à jour du formulaire à partir de l'élément sélectionné</text:p>
            <text:p text:style-name="P72"><text:tab/><text:tab/>creationModificationContribuableForm.setContribuable(contribuableSelectionne);</text:p>
            <text:p text:style-name="P72"><text:tab/><text:tab/></text:p>
            <text:p text:style-name="P72"><text:tab/><text:tab/>return success();</text:p>
            <text:p text:style-name="P72"><text:tab/><text:tab/></text:p>
            <text:p text:style-name="P72"><text:tab/>}</text:p>
          </table:table-cell>
        </table:table-row>
      </table:table>
      <text:p text:style-name="Standard"/>
      <text:p text:style-name="Standard"/>
      <text:h text:style-name="P145" text:outline-level="3">Pour remettre à jour le tableau complet d’éléments suite à une suppression, un ajout <text:s text:c="2"/></text:h>
      <text:p text:style-name="Standard"/>
      <text:p text:style-name="Standard">Si la vue contenant le tableau sur lequel on a sélectionné doit être réaffiché après traitement de la sélection il faut le remettre à jour.</text:p>
      <text:p text:style-name="Standard"/>
      <text:p text:style-name="Standard">- En cas de modification du ou des éléments cochés pas besoin de mise à jour du tableau global (le tableau détient la référence des éléments modifiés)</text:p>
      <text:p text:style-name="Standard"/>
      <text:p text:style-name="Standard">- En cas de suppression du ou des éléments cochés, il faut enlever les éléments du tableau par la méthode <text:span text:style-name="T18">CheckboxSelectUtil.</text:span>supprimeDesElementsDansLeTableau ou <text:span text:style-name="T18">CheckboxSelectUtil.</text:span>supprimeUnElementDansLeTableau</text:p>
      <text:p text:style-name="Standard"/>
      <text:p text:style-name="Standard">Exemple :</text:p>
      <text:p text:style-name="P107"/>
      <text:p text:style-name="P107">contribuableserviceso.supprimerDesContribuablesParticuliers(listecontribuableasupprimer);</text:p>
      <text:p text:style-name="P107"><text:s/>//MAJ de la liste des contribuables affichés dans le contexte du flux</text:p>
      <text:p text:style-name="P107">CheckboxSelectUtil.supprimeDesElementsDansLeTableau(context,listecontribuableasupprimer,"rechcont");</text:p>
      <text:p text:style-name="Standard"/>
      <text:p text:style-name="Standard">- En cas d’ajout il faut utiliser CheckboxSelectUtil.ajouteUnElementDansLeTableau</text:p>
      <text:p text:style-name="Standard"/>
      <text:p text:style-name="Standard">Exemple</text:p>
      <text:p text:style-name="P97"/>
      <text:p text:style-name="P97">contribuableserviceso.ajouterUnContribuable(contribuablepar,personne.getUid());</text:p>
      <text:p text:style-name="P97"><text:soft-page-break/>//Ajout du contribuable dans la liste des contribuables en entrée du flux</text:p>
      <text:p text:style-name="P97">CheckboxSelectUtil.ajouteUnElementDansLeTableau(context,contribuablepar,"rechcont");</text:p>
      <text:p text:style-name="Standard"/>
      <text:p text:style-name="Standard">- En cas de rechargement par exemple suite à erreur verrouillage optimiste on peut utiliser CheckboxSelectUtil.litLesElementsDuTableau et CheckboxSelectUtil.remplaceLesElementsDuTableau</text:p>
      <text:p text:style-name="Standard"/>
      <text:p text:style-name="Standard">Exemple</text:p>
      <text:p text:style-name="P97"/>
      <text:p text:style-name="P97">public Event rechargerEntreeFlux(RequestContext context) throws Exception</text:p>
      <text:p text:style-name="P97"><text:tab/><text:tab/>//Recupération du tableau en entree du Flux</text:p>
      <text:p text:style-name="P97"><text:tab/><text:tab/>List listecontribuable = (List) CheckboxSelectUtil.litLesElementsDuTableau(context,"rechcont"); </text:p>
      <text:p text:style-name="P97"><text:tab/><text:tab/>//Réactualisation de la liste des contribuables à partir de leur id</text:p>
      <text:p text:style-name="P97"><text:tab/><text:tab/>List listecontribuableactualisee = contribuableserviceso.actualiserListeContribuables(new ArrayList(listecontribuable));</text:p>
      <text:p text:style-name="P97"><text:tab/><text:tab/></text:p>
      <text:p text:style-name="P97"><text:tab/>CheckboxSelectUtil.remplaceLesElementsDuTableau(context,listecontribuableactualisee,"rechcont");<text:tab/><text:tab/></text:p>
      <text:p text:style-name="P97"><text:tab/><text:tab/>return success();</text:p>
      <text:p text:style-name="P97"><text:tab/>}</text:p>
      <text:p text:style-name="Standard"/>
      <text:h text:style-name="P145" text:outline-level="3">Dans la transition qui permet de retourner au flux parent en cas d'une non sélection ou d'une sélection multiple</text:h>
      <text:p text:style-name="Standard">Exécuter une méthode de la classe FormAction associée qui appelle la méthode CheckboxSelectUtil.traiterMessageErreurRetourne(context), pour supprimer du contexte de flux le message d'erreur et le recopier dans le contexte de requête.</text:p>
      <text:p text:style-name="Standard">Ex : </text:p>
      <table:table table:name="Tableau87" table:style-name="Tableau87">
        <table:table-column table:style-name="Tableau87.A"/>
        <table:table-row table:style-name="Tableau87.1">
          <table:table-cell table:style-name="Tableau87.A1" office:value-type="string">
            <text:p text:style-name="P5">public Event traiterMessageErreurRetourne(RequestContext context)</text:p>
            <text:p text:style-name="Standard">{</text:p>
            <text:p text:style-name="Standard"><text:tab/>CheckboxSelectUtil.traiterMessageErreurRetourne(context);</text:p>
            <text:p text:style-name="Standard"><text:tab/><text:span text:style-name="T3">return success();</text:span></text:p>
            <text:p text:style-name="P34">}</text:p>
          </table:table-cell>
        </table:table-row>
      </table:table>
      <text:p text:style-name="P34"/>
      <table:table table:name="Tableau88" table:style-name="Tableau88">
        <table:table-column table:style-name="Tableau88.A"/>
        <table:table-row table:style-name="Tableau88.1">
          <table:table-cell table:style-name="Tableau88.A1" office:value-type="string">
            <text:p text:style-name="P41"><text:span text:style-name="T34">&lt;</text:span><text:span text:style-name="T47">subflow-state </text:span><text:span text:style-name="T58">flow</text:span><text:span text:style-name="T71">=</text:span><text:span text:style-name="T95">"modificationcontribuable-flow" </text:span><text:span text:style-name="T58">id</text:span><text:span text:style-name="T71">=</text:span><text:span text:style-name="T95">"modificationcontribuable.subflow"</text:span><text:span text:style-name="T34">&gt;</text:span></text:p>
            <text:p text:style-name="P52">. . . </text:p>
            <text:p text:style-name="P40"><text:span text:style-name="T71"><text:s text:c="5"/></text:span><text:span text:style-name="T34">&lt;</text:span><text:span text:style-name="T47">transition </text:span><text:span text:style-name="T58">on</text:span><text:span text:style-name="T71">=</text:span><text:span text:style-name="T95">"error" </text:span><text:span text:style-name="T58">to</text:span><text:span text:style-name="T71">=</text:span><text:span text:style-name="T95">"resultatsrecherchecontribuable.view"</text:span><text:span text:style-name="T34">&gt;</text:span></text:p>
            <text:p text:style-name="P40"><text:span text:style-name="T71"><text:s text:c="5"/><text:tab/></text:span><text:span text:style-name="T35">&lt;</text:span><text:span text:style-name="T48">action </text:span><text:span text:style-name="T59">bean</text:span><text:span text:style-name="T73">=</text:span><text:span text:style-name="T97">"recherchecontribuable.formaction" </text:span><text:span text:style-name="T59">method</text:span><text:span text:style-name="T73">=</text:span><text:span text:style-name="T97">"traiterMessageErreurRetourne"</text:span><text:span text:style-name="T35">/&gt;</text:span></text:p>
            <text:p text:style-name="P40"><text:span text:style-name="T73"><text:s text:c="5"/></text:span><text:span text:style-name="T34">&lt;/</text:span><text:span text:style-name="T47">transition</text:span><text:span text:style-name="T34">&gt;</text:span></text:p>
            <text:p text:style-name="P61">. . . </text:p>
            <text:p text:style-name="Standard"><text:span text:style-name="T34">&lt;/</text:span><text:span text:style-name="T47">subflow-state</text:span><text:span text:style-name="T34">&gt;</text:span></text:p>
          </table:table-cell>
        </table:table-row>
      </table:table>
      <text:p text:style-name="P34"/>
      <text:h text:style-name="Heading_20_3" text:outline-level="3">Permettre de ne sélectionner aucun élément dans le tableau extremecomponent <text:s/></text:h>
      <text:p text:style-name="Text_20_body"><text:span text:style-name="T126">en rajoutant le dernier paramétre à false comme ci dessous dans la méthode <text:s/></text:span><text:span text:style-name="T88">extraitLesElementsSelectionnesDansLeFlux , </text:span><text:span text:style-name="T89">on ne contrôle plus le nombre d'éléments sélectionnés , et on permet donc une validation sans sélection d'une case à cocher .</text:span></text:p>
      <text:p text:style-name="P110">Ex :</text:p>
      <table:table table:name="Tableau92" table:style-name="Tableau92">
        <table:table-column table:style-name="Tableau92.A"/>
        <table:table-header-rows>
          <table:table-row table:style-name="Tableau92.1">
            <table:table-cell table:style-name="Tableau92.A1" office:value-type="string">
              <text:p text:style-name="P118"><text:span text:style-name="T65"><text:s/></text:span><text:span text:style-name="T87">Collection</text:span><text:span text:style-name="T65"> elementsSelectionnes = CheckboxSelectUtil.extraitLesElementsSelectionnesDansLeFlux(rc, TABLEID ,</text:span><text:span text:style-name="T116">false</text:span><text:span text:style-name="T65">);</text:span></text:p>
            </table:table-cell>
          </table:table-row>
        </table:table-header-rows>
      </table:table>
      <text:p text:style-name="P109"/>
      <text:h text:style-name="P138" text:outline-level="1"><text:bookmark-start text:name="_Ref177547872"/>L<text:span text:style-name="T65">imiter le nombre d'éléments affichés par un tableau extremecomponent et afficher un message d'avertissement</text:span><text:bookmark-end text:name="_Ref177547872"/></text:h>
      <text:h text:style-name="P141" text:outline-level="2">Dans la JSP qui affiche le tableau </text:h>
      <text:list xml:id="list34189705" text:continue-numbering="true" text:style-name="WW8Num68">
        <text:list-item>
          <text:p text:style-name="P126">utiliser le tag &lt;ec:table en précisant</text:p>
          <text:list>
            <text:list-item>
              <text:p text:style-name="P128"><text:span text:style-name="T80">items="</text:span><text:span text:style-name="T76"> la clé de stockage de la collection dans le contexte"</text:span></text:p>
            </text:list-item>
            <text:list-item>
              <text:p text:style-name="P128"><text:span text:style-name="T80">view="cphtml"</text:span><text:span text:style-name="T76"> (la vue à utiliser)</text:span></text:p>
            </text:list-item>
            <text:list-item>
              <text:p text:style-name="P125">tableId="id du tableau" </text:p>
            </text:list-item>
          </text:list>
        </text:list-item>
      </text:list>
      <text:p text:style-name="P11"/>
      <text:p text:style-name="P11">Ex :</text:p>
      <table:table table:name="Tableau89" table:style-name="Tableau89">
        <table:table-column table:style-name="Tableau89.A"/>
        <table:table-row table:style-name="Tableau89.1">
          <table:table-cell table:style-name="Tableau89.A1" office:value-type="string">
            <text:p text:style-name="P19">&lt;ec:table items="listecontribuable" tableId="rechcont" view="cphtml"</text:p>
            <text:p text:style-name="P18"><text:tab/><text:tab/>var="cont" <text:s/></text:p>
            <text:p text:style-name="P18"><text:tab/><text:tab/>action="<text:span text:style-name="T108">${pageContext.request.contextPath}/zf2/</text:span>flux.ex" </text:p>
            <text:p text:style-name="P18"><text:tab/><text:tab/>autoIncludeParameters="false" </text:p>
            <text:p text:style-name="P18"><text:tab/><text:tab/>form="formulaire" </text:p>
            <text:p text:style-name="P18"><text:tab/><text:tab/>locale="fr_FR" </text:p>
            <text:p text:style-name="Standard"><text:span text:style-name="T73"><text:tab/><text:tab/>&gt;</text:span><text:span text:style-name="T66"> . . .</text:span></text:p>
            <text:p text:style-name="Standard"><text:span text:style-name="T73">&lt;ec:table</text:span><text:span text:style-name="T66">/&gt;</text:span></text:p>
          </table:table-cell>
        </table:table-row>
      </table:table>
      <text:h text:style-name="P141" text:outline-level="2">Dans une action qui précède l'affichage de la vue, indiquer que le tableau doit affiche au maximum N lignes</text:h>
      <text:p text:style-name="P11"/>
      <text:p text:style-name="P11">La méthode MaxFetchTableUtil.gererMaxFetch prend en paramètres :</text:p>
      <text:list xml:id="list34192636" text:continue-numbering="true" text:style-name="WW8Num68">
        <text:list-item>
          <text:p text:style-name="P126">l'Id du tableau,</text:p>
        </text:list-item>
        <text:list-item>
          <text:p text:style-name="P126">la cle de stockage de la collection dans le contexte,</text:p>
        </text:list-item>
        <text:list-item>
          <text:p text:style-name="P126">le nombre maximal de lignes plus un que le tableau extremecomponent peut afficher.</text:p>
        </text:list-item>
      </text:list>
      <text:p text:style-name="P11"/>
      <text:p text:style-name="P11">Ex :</text:p>
      <table:table table:name="Tableau90" table:style-name="Tableau90">
        <table:table-column table:style-name="Tableau90.A"/>
        <table:table-row table:style-name="Tableau90.1">
          <table:table-cell table:style-name="Tableau90.A1" office:value-type="string">
            <text:p text:style-name="P33"><text:tab/>MaxFetchTableUtil.gererMaxFetch(context,"rechcont","listecontribuable",maxLignesRetournees + 1);</text:p>
            <text:p text:style-name="P11"/>
          </table:table-cell>
        </table:table-row>
      </table:table>
      <text:p text:style-name="P11"/>
      <text:p text:style-name="P11">Si nécessaire, cette méthode supprime des éléments dans la collection support du tableau pour qu'elle contienne au plus maxLignesRetournees éléments.</text:p>
      <text:p text:style-name="Standard"><text:span text:style-name="T65">Quand la collection contient plus de maxLignesRetournees éléments, l'icône </text:span><text:span text:style-name="T65"><draw:frame draw:style-name="fr1" draw:name="complet" text:anchor-type="as-char" svg:width="0.37cm" svg:height="0.37cm" draw:z-index="3"><draw:image xlink:href="Pictures/100000020000001400000015943AC23E.png" xlink:type="simple" xlink:show="embed" xlink:actuate="onLoad"/></draw:frame></text:span><text:span text:style-name="T65"> est affichée et indique à l'utilisateur d'affiner ses critères de recherche. <text:s/></text:span></text:p>
      <text:p text:style-name="P11"/>
      <text:h text:style-name="Heading_20_1" text:outline-level="1">Autoriser l'utilisation du tri et du filtre des colonnes pour lesquels certains beans ne diposent pas d'accesseur.</text:h>
      <text:p text:style-name="Standard"/>
      <text:p text:style-name="P40">Utiliser <text:span text:style-name="T62">sortRowsCallback</text:span><text:span text:style-name="T80">=</text:span><text:span text:style-name="T104">"cp" </text:span><text:span text:style-name="T62">filterRowsCallback</text:span><text:span text:style-name="T80">=</text:span><text:span text:style-name="T104">"cp"</text:span><text:span text:style-name="T105"> dans l'élement &lt;ec:table&gt;</text:span></text:p>
      <text:p text:style-name="Standard"><text:s/></text:p>
      <text:p text:style-name="Standard">Ex :</text:p>
      <text:p text:style-name="Standard"/>
      <table:table table:name="Tableau91" table:style-name="Tableau91">
        <table:table-column table:style-name="Tableau91.A"/>
        <table:table-row table:style-name="Tableau91.1">
          <table:table-cell table:style-name="Tableau91.A1" office:value-type="string">
            <text:p text:style-name="P41"><text:span text:style-name="T35">&lt;</text:span><text:span text:style-name="T48">ec:table </text:span><text:span text:style-name="T59">items</text:span><text:span text:style-name="T73">=</text:span><text:span text:style-name="T97">"listecontribuable" </text:span><text:span text:style-name="T59">tableId</text:span><text:span text:style-name="T73">=</text:span><text:span text:style-name="T97">"rechcont" </text:span><text:span text:style-name="T59">view</text:span><text:span text:style-name="T73">=</text:span><text:span text:style-name="T97">"cphtml"</text:span></text:p>
            <text:p text:style-name="P40"><text:span text:style-name="T97"><text:tab/><text:tab/></text:span><text:span text:style-name="T59">var</text:span><text:span text:style-name="T73">=</text:span><text:span text:style-name="T97">"cont"</text:span><text:span text:style-name="T104"> <text:s/></text:span></text:p>
            <text:p text:style-name="P40"><text:soft-page-break/><text:span text:style-name="T104"><text:tab/><text:tab/></text:span><text:span text:style-name="T62">action</text:span><text:span text:style-name="T80">=</text:span><text:span text:style-name="T104">"</text:span><text:span text:style-name="T98">${pageContext.request.contextPath}/zf2/</text:span><text:span text:style-name="T104">flux.ex" </text:span></text:p>
            <text:p text:style-name="P40"><text:span text:style-name="T104"><text:tab/><text:tab/></text:span><text:span text:style-name="T62">autoIncludeParameters</text:span><text:span text:style-name="T80">=</text:span><text:span text:style-name="T104">"false" </text:span></text:p>
            <text:p text:style-name="P40"><text:span text:style-name="T104"><text:tab/><text:tab/></text:span><text:span text:style-name="T62">form</text:span><text:span text:style-name="T80">=</text:span><text:span text:style-name="T104">"formulaire" </text:span></text:p>
            <text:p text:style-name="P40"><text:span text:style-name="T104"><text:tab/><text:tab/></text:span><text:span text:style-name="T62">locale</text:span><text:span text:style-name="T80">=</text:span><text:span text:style-name="T104">"fr_FR" </text:span></text:p>
            <text:p text:style-name="P40"><text:span text:style-name="T104"><text:tab/><text:tab/></text:span><text:span text:style-name="T63">sortRowsCallback</text:span><text:span text:style-name="T81">=</text:span><text:span text:style-name="T106">"cp" </text:span><text:span text:style-name="T63">filterRowsCallback</text:span><text:span text:style-name="T81">=</text:span><text:span text:style-name="T106">"cp"</text:span></text:p>
            <text:p text:style-name="Standard"><text:span text:style-name="T106"><text:tab/><text:tab/></text:span><text:span text:style-name="T38">&gt;</text:span></text:p>
            <text:p text:style-name="P63">. . . </text:p>
            <text:p text:style-name="Standard"><text:span text:style-name="T38">&lt;</text:span><text:span text:style-name="T51">ec:table</text:span><text:span text:style-name="T52">/&gt;</text:span></text:p>
          </table:table-cell>
        </table:table-row>
      </table:table>
      <text:p text:style-name="Standard"/>
      <text:p text:style-name="Standard"/>
      <text:p text:style-name="Standard"/>
      <text:p text:style-name="Standard">Utilisation de l'interface Limit pour une pagination sur de larges collections</text:p>
      <text:p text:style-name="Standard"/>
      <text:p text:style-name="Standard">à rédiger:</text:p>
      <text:p text:style-name="Standard">documentation:</text:p>
      <text:p text:style-name="Standard"><text:a xlink:type="simple" xlink:href="http://code.google.com/p/extremetable/wiki/LimitTutorial">http://code.google.com/p/extremetable/wiki/LimitTutorial</text:a></text:p>
      <text:p text:style-name="Standard">et</text:p>
      <text:p text:style-name="Standard">http://code.google.com/p/extremetable/wiki/Li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ymbolMT" svg:font-family="SymbolMT"/>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text-underline-style="solid" style:text-underline-width="auto" style:text-underline-color="font-color"/>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Arial Unicode MS" fo:font-size="13.5pt" fo:font-weight="bold" style:font-name-asian="Arial Unicode MS" style:font-size-asian="13.5pt" style:font-weight-asian="bold" style:font-name-complex="Arial Unicode MS"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style:font-name="Arial Unicode MS" fo:font-weight="bold" style:font-name-asian="Arial Unicode MS" style:font-weight-asian="bold" style:font-name-complex="Arial Unicode MS"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_20_à_20_puces" style:display-name="Liste à puces" style:family="paragraph" style:parent-style-name="Standard" style:list-style-name="WW8Num2">
      <style:text-properties fo:color="#ff0000"/>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font-size-complex="10pt"/>
    </style:style>
    <style:style style:name="z-Haut_20_du_20_formulaire" style:display-name="z-Haut du formulaire"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018cm solid #000000"/>
      <style:text-properties style:font-name="Arial" fo:font-size="8pt" style:font-name-asian="Arial Unicode MS" style:font-size-asian="8pt" style:font-name-complex="Arial" style:font-size-complex="8pt" text:display="none"/>
    </style:style>
    <style:style style:name="z-Bas_20_du_20_formulaire" style:display-name="z-Bas du formulaire" style:family="paragraph" style:parent-style-name="Standard" style:next-style-name="Standard">
      <style:paragraph-properties fo:text-align="center" style:justify-single-word="false" fo:padding-left="0cm" fo:padding-right="0cm" fo:padding-top="0.035cm" fo:padding-bottom="0cm" fo:border-left="none" fo:border-right="none" fo:border-top="0.018cm solid #000000" fo:border-bottom="none"/>
      <style:text-properties style:font-name="Arial" fo:font-size="8pt" style:font-name-asian="Arial Unicode MS" style:font-size-asian="8pt" style:font-name-complex="Arial" style:font-size-complex="8pt" text:display="non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Corps_20_de_20_texte_20_3" style:display-name="Corps de texte 3" style:family="paragraph" style:parent-style-name="Standard">
      <style:paragraph-properties fo:margin-top="0.212cm" fo:margin-bottom="0cm" fo:text-align="justify" style:justify-single-word="false"/>
      <style:text-properties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5z0" style:family="text">
      <style:text-properties style:font-name="Symbol" fo:font-size="9pt" style:font-size-asian="9pt" style:font-name-complex="SymbolMT" style:font-size-complex="9pt"/>
    </style:style>
    <style:style style:name="WW8Num6z0" style:family="text">
      <style:text-properties style:font-name="Symbol" fo:font-size="9pt" style:font-size-asian="9pt" style:font-name-complex="SymbolMT" style:font-size-complex="9pt"/>
    </style:style>
    <style:style style:name="WW8Num7z0" style:family="text">
      <style:text-properties style:font-name="Symbol" fo:font-size="9pt" style:font-size-asian="9pt" style:font-name-complex="SymbolMT" style:font-size-complex="9pt"/>
    </style:style>
    <style:style style:name="WW8Num8z0" style:family="text">
      <style:text-properties style:font-name="Symbol" fo:font-size="9pt" style:font-size-asian="9pt" style:font-name-complex="SymbolMT" style:font-size-complex="9pt"/>
    </style:style>
    <style:style style:name="WW8Num9z0" style:family="text">
      <style:text-properties style:font-name="Symbol" fo:font-size="9pt" style:font-size-asian="9pt" style:font-name-complex="SymbolMT" style:font-size-complex="9pt"/>
    </style:style>
    <style:style style:name="WW8Num10z0" style:family="text">
      <style:text-properties style:font-name="Symbol" fo:font-size="9pt" style:font-size-asian="9pt" style:font-name-complex="SymbolMT" style:font-size-complex="9pt"/>
    </style:style>
    <style:style style:name="WW8Num11z0" style:family="text">
      <style:text-properties style:font-name="Symbol" fo:font-size="9pt" style:font-size-asian="9pt" style:font-name-complex="SymbolMT" style:font-size-complex="9pt"/>
    </style:style>
    <style:style style:name="WW8Num12z0" style:family="text">
      <style:text-properties style:font-name="Symbol" fo:font-size="9pt" style:font-size-asian="9pt" style:font-name-complex="SymbolMT" style:font-size-complex="9pt"/>
    </style:style>
    <style:style style:name="WW8Num13z0" style:family="text">
      <style:text-properties style:font-name="Symbol" fo:font-size="9pt" style:font-size-asian="9pt" style:font-name-complex="SymbolMT" style:font-size-complex="9pt"/>
    </style:style>
    <style:style style:name="WW8Num14z0" style:family="text">
      <style:text-properties style:font-name="Symbol" fo:font-size="9pt" style:font-size-asian="9pt" style:font-name-complex="SymbolMT" style:font-size-complex="9pt"/>
    </style:style>
    <style:style style:name="WW8Num15z0" style:family="text">
      <style:text-properties style:font-name="Symbol" fo:font-size="9pt" style:font-size-asian="9pt" style:font-name-complex="SymbolMT" style:font-size-complex="9pt"/>
    </style:style>
    <style:style style:name="WW8Num16z0" style:family="text">
      <style:text-properties style:font-name="Symbol" fo:font-size="9pt" style:font-size-asian="9pt" style:font-name-complex="SymbolMT" style:font-size-complex="9pt"/>
    </style:style>
    <style:style style:name="WW8Num17z0" style:family="text">
      <style:text-properties style:font-name="Symbol" fo:font-size="9pt" style:font-size-asian="9pt" style:font-name-complex="SymbolMT" style:font-size-complex="9pt"/>
    </style:style>
    <style:style style:name="WW8Num18z0" style:family="text">
      <style:text-properties style:font-name="Symbol" fo:font-size="9pt" style:font-size-asian="9pt" style:font-name-complex="SymbolMT" style:font-size-complex="9pt"/>
    </style:style>
    <style:style style:name="WW8Num19z0" style:family="text">
      <style:text-properties style:font-name="Symbol" fo:font-size="9pt" style:font-size-asian="9pt" style:font-name-complex="SymbolMT" style:font-size-complex="9pt"/>
    </style:style>
    <style:style style:name="WW8Num20z0" style:family="text">
      <style:text-properties style:font-name="Symbol" fo:font-size="9pt" style:font-size-asian="9pt" style:font-name-complex="SymbolMT" style:font-size-complex="9pt"/>
    </style:style>
    <style:style style:name="WW8Num23z0" style:family="text">
      <style:text-properties style:font-name="Times New Roman"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Times New Roman"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Times New Roman" style:font-name-asian="Times New Roman" style:font-name-complex="Times New Roman"/>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Times New Roman" style:font-name-asian="Times New Roman" style:font-name-complex="Times New Roman"/>
    </style:style>
    <style:style style:name="WW8Num36z1" style:family="text">
      <style:text-properties style:font-name="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Times New Roman" style:font-name-asian="Times New Roman" style:font-name-complex="Times New Roman"/>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Times New Roman" style:font-name-asian="Times New Roman" style:font-name-complex="Times New Roman"/>
    </style:style>
    <style:style style:name="WW8Num41z1" style:family="text">
      <style:text-properties style:font-name="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style:font-name="Times New Roman" style:font-name-asian="Times New Roman" style:font-name-complex="Times New Roman"/>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style:font-name="Symbol" fo:font-size="10pt" style:font-size-asian="10pt"/>
    </style:style>
    <style:style style:name="WW8Num45z0" style:family="text">
      <style:text-properties style:font-name="Symbol"/>
    </style:style>
    <style:style style:name="WW8Num46z0" style:family="text">
      <style:text-properties style:font-name="Times New Roman" style:font-name-asian="Times New Roman" style:font-name-complex="Times New Roman"/>
    </style:style>
    <style:style style:name="WW8Num46z1"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Wingdings" style:font-name-asian="Times New Roman" style:font-name-complex="Times New Roman"/>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Times New Roman" style:font-name-asian="Times New Roman" style:font-name-complex="Times New Roman"/>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1z0" style:family="text">
      <style:text-properties style:font-name="Times New Roman" style:font-name-asian="Times New Roman" style:font-name-complex="Times New Roman"/>
    </style:style>
    <style:style style:name="WW8Num51z1" style:family="text">
      <style:text-properties style:font-name="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style:font-name="Symbol" fo:font-size="10pt" style:font-size-asian="10pt"/>
    </style:style>
    <style:style style:name="WW8Num53z0" style:family="text">
      <style:text-properties style:font-name="Times New Roman" style:font-name-asian="Times New Roman" style:font-name-complex="Times New Roman"/>
    </style:style>
    <style:style style:name="WW8Num53z1" style:family="text">
      <style:text-properties style:font-name="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5z0" style:family="text">
      <style:text-properties style:font-name="Times New Roman" style:font-name-asian="Times New Roman" style:font-name-complex="Times New Roman"/>
    </style:style>
    <style:style style:name="WW8Num55z1"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style:font-name="Times New Roman" fo:font-weight="normal" style:font-name-asian="Times New Roman" style:font-weight-asian="normal" style:font-name-complex="Times New Roman"/>
    </style:style>
    <style:style style:name="WW8Num56z1" style:family="text">
      <style:text-properties style:font-name="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Times New Roman" style:font-name-asian="Times New Roman" style:font-name-complex="Times New Roman"/>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Symbol" style:font-name-asian="Times New Roman" style:font-name-complex="Times New Roman"/>
    </style:style>
    <style:style style:name="WW8Num60z1" style:family="text">
      <style:text-properties style:font-name="Courier New"/>
    </style:style>
    <style:style style:name="WW8Num60z2" style:family="text">
      <style:text-properties style:font-name="Wingdings"/>
    </style:style>
    <style:style style:name="WW8Num60z3" style:family="text">
      <style:text-properties style:font-name="Symbol"/>
    </style:style>
    <style:style style:name="WW8Num61z0" style:family="text">
      <style:text-properties style:font-name="Symbol" style:font-name-asian="Times New Roman" style:font-name-complex="Courier New"/>
    </style:style>
    <style:style style:name="WW8Num61z1" style:family="text">
      <style:text-properties style:font-name="Courier New"/>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Times New Roman"/>
    </style:style>
    <style:style style:name="WW8Num65z0" style:family="text">
      <style:text-properties style:font-name="Symbol"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8z0" style:family="text">
      <style:text-properties style:font-name="Times New Roman" style:font-name-asian="Times New Roman" style:font-name-complex="Times New Roman"/>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Symbol"/>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Times New Roman" style:font-name-asian="Times New Roman" style:font-name-complex="Times New Roman"/>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3z0" style:family="text">
      <style:text-properties style:font-name="Times New Roman" style:font-name-asian="Times New Roman" style:font-name-complex="Times New Roman"/>
    </style:style>
    <style:style style:name="WW8Num73z1" style:family="text">
      <style:text-properties style:font-name="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imes New Roman" style:font-name-asian="Times New Roman" style:font-name-complex="Times New Roman"/>
    </style:style>
    <style:style style:name="WW8Num74z1" style:family="text">
      <style:text-properties style:font-name="Courier New"/>
    </style:style>
    <style:style style:name="WW8Num74z2" style:family="text">
      <style:text-properties style:font-name="Wingdings"/>
    </style:style>
    <style:style style:name="WW8Num74z3" style:family="text">
      <style:text-properties style:font-name="Symbol"/>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Times New Roman" style:font-name-asian="Times New Roman" style:font-name-complex="Times New Roman"/>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Times New Roman" style:font-name-asian="Times New Roman" style:font-name-complex="Times New Roman"/>
    </style:style>
    <style:style style:name="WW8Num81z1" style:family="text">
      <style:text-properties style:font-name="Courier New"/>
    </style:style>
    <style:style style:name="WW8Num81z2" style:family="text">
      <style:text-properties style:font-name="Wingdings"/>
    </style:style>
    <style:style style:name="WW8Num81z3" style:family="text">
      <style:text-properties style:font-name="Symbol"/>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5z0" style:family="text">
      <style:text-properties style:font-name="Wingdings"/>
    </style:style>
    <style:style style:name="WW8Num86z0" style:family="text">
      <style:text-properties style:font-name="Times New Roman" style:font-name-asian="Times New Roman" style:font-name-complex="Times New Roman"/>
    </style:style>
    <style:style style:name="WW8Num86z1" style:family="text">
      <style:text-properties style:font-name="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style:font-name="Times New Roman" style:font-name-asian="Times New Roman" style:font-name-complex="Times New Roman"/>
    </style:style>
    <style:style style:name="WW8Num87z1" style:family="text">
      <style:text-properties style:font-name="Courier New"/>
    </style:style>
    <style:style style:name="WW8Num87z2" style:family="text">
      <style:text-properties style:font-name="Wingdings"/>
    </style:style>
    <style:style style:name="WW8Num87z3" style:family="text">
      <style:text-properties style:font-name="Symbol"/>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Times New Roman" style:font-name-asian="Times New Roman" style:font-name-complex="Times New Roman"/>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Times New Roman" style:font-name-asian="Times New Roman" style:font-name-complex="Times New Roman"/>
    </style:style>
    <style:style style:name="WW8Num93z1" style:family="text">
      <style:text-properties style:font-name="Courier New"/>
    </style:style>
    <style:style style:name="WW8Num93z2" style:family="text">
      <style:text-properties style:font-name="Wingdings"/>
    </style:style>
    <style:style style:name="WW8Num93z3" style:family="text">
      <style:text-properties style:font-name="Symbol"/>
    </style:style>
    <style:style style:name="WW8Num95z0" style:family="text">
      <style:text-properties style:font-name="Times New Roman" style:font-name-asian="Times New Roman" style:font-name-complex="Times New Roman"/>
    </style:style>
    <style:style style:name="WW8Num95z1" style:family="text">
      <style:text-properties style:font-name="Courier New"/>
    </style:style>
    <style:style style:name="WW8Num95z2" style:family="text">
      <style:text-properties style:font-name="Wingdings"/>
    </style:style>
    <style:style style:name="WW8Num95z3" style:family="text">
      <style:text-properties style:font-name="Symbol"/>
    </style:style>
    <style:style style:name="WW8Num97z0" style:family="text">
      <style:text-properties style:font-name="Wingdings" style:font-name-asian="Times New Roman" style:font-name-complex="Times New Roman"/>
    </style:style>
    <style:style style:name="WW8Num97z1" style:family="text">
      <style:text-properties style:font-name="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style:font-name="Symbol" fo:font-size="10pt" style:font-size-asian="10pt"/>
    </style:style>
    <style:style style:name="WW8Num98z1" style:family="text">
      <style:text-properties style:font-name="Times New Roman" style:font-name-asian="Times New Roman" style:font-name-complex="Times New Roman"/>
    </style:style>
    <style:style style:name="WW8Num98z2" style:family="text">
      <style:text-properties style:font-name="Wingdings" fo:font-size="10pt" style:font-size-asian="10pt"/>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Times New Roman" style:font-name-asian="Times New Roman" style:font-name-complex="Times New Roman"/>
    </style:style>
    <style:style style:name="WW8Num100z1" style:family="text">
      <style:text-properties style:font-name="Courier New"/>
    </style:style>
    <style:style style:name="WW8Num100z2" style:family="text">
      <style:text-properties style:font-name="Wingdings"/>
    </style:style>
    <style:style style:name="WW8Num100z3" style:family="text">
      <style:text-properties style:font-name="Symbol"/>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2z0" style:family="text">
      <style:text-properties style:font-name="Times New Roman" style:font-name-asian="Times New Roman" style:font-name-complex="Times New Roman"/>
    </style:style>
    <style:style style:name="WW8Num102z1" style:family="text">
      <style:text-properties style:font-name="Courier New"/>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style:font-name="Times New Roman" style:font-name-asian="Times New Roman" style:font-name-complex="Times New Roman"/>
    </style:style>
    <style:style style:name="WW8Num103z1" style:family="text">
      <style:text-properties style:font-name="Courier New"/>
    </style:style>
    <style:style style:name="WW8Num103z2" style:family="text">
      <style:text-properties style:font-name="Wingdings"/>
    </style:style>
    <style:style style:name="WW8Num103z3" style:family="text">
      <style:text-properties style:font-name="Symbol"/>
    </style:style>
    <style:style style:name="WW8Num104z0" style:family="text">
      <style:text-properties style:font-name="Times New Roman"/>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8z0" style:family="text">
      <style:text-properties style:font-name="Times New Roman" style:font-name-asian="Times New Roman" style:font-name-complex="Times New Roman"/>
    </style:style>
    <style:style style:name="WW8Num108z1" style:family="text">
      <style:text-properties style:font-name="Courier New"/>
    </style:style>
    <style:style style:name="WW8Num108z2" style:family="text">
      <style:text-properties style:font-name="Wingdings"/>
    </style:style>
    <style:style style:name="WW8Num108z3" style:family="text">
      <style:text-properties style:font-name="Symbol"/>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St64z0" style:family="text">
      <style:text-properties style:font-name="Symbol"/>
    </style:style>
    <style:style style:name="Police_20_par_20_défaut" style:display-name="Police par défaut" style:family="text"/>
    <style:style style:name="pln" style:family="text" style:parent-style-name="Police_20_par_20_défaut"/>
    <style:style style:name="pun" style:family="text" style:parent-style-name="Police_20_par_20_défaut"/>
    <style:style style:name="tag" style:family="text" style:parent-style-name="Police_20_par_20_défaut"/>
    <style:style style:name="atn" style:family="text" style:parent-style-name="Police_20_par_20_défaut"/>
    <style:style style:name="atv" style:family="text" style:parent-style-name="Police_20_par_20_défaut"/>
    <style:style style:name="str" style:family="text" style:parent-style-name="Police_20_par_20_défaut"/>
    <style:style style:name="kwd" style:family="text" style:parent-style-name="Police_20_par_20_défaut"/>
    <style:style style:name="typ" style:family="text" style:parent-style-name="Police_20_par_20_défaut"/>
    <style:style style:name="com" style:family="text" style:parent-style-name="Police_20_par_20_défaut"/>
    <style:style style:name="lit"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dec" style:family="text" style:parent-style-name="Police_20_par_20_défau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text:list-tab-stop-position="2.54cm"/>
        </style:list-level-properties>
      </text:list-level-style-number>
      <text:list-level-style-number text:level="6" style:num-prefix="." style:num-suffix="." style:num-format="1" text:display-levels="5">
        <style:list-level-properties text:list-level-position-and-space-mode="label-alignment">
          <style:list-level-label-alignment text:label-followed-by="listtab" text:list-tab-stop-position="3.175cm"/>
        </style:list-level-properties>
      </text:list-level-style-number>
      <text:list-level-style-number text:level="7" style:num-prefix="." style:num-suffix="." style:num-format="1" text:display-levels="6">
        <style:list-level-properties text:list-level-position-and-space-mode="label-alignment">
          <style:list-level-label-alignment text:label-followed-by="listtab" text:list-tab-stop-position="3.81cm"/>
        </style:list-level-properties>
      </text:list-level-style-number>
      <text:list-level-style-number text:level="8" style:num-prefix="." style:num-suffix="." style:num-format="1" text:display-levels="7">
        <style:list-level-properties text:list-level-position-and-space-mode="label-alignment">
          <style:list-level-label-alignment text:label-followed-by="listtab" text:list-tab-stop-position="4.445cm"/>
        </style:list-level-properties>
      </text:list-level-style-number>
      <text:list-level-style-number text:level="9" style:num-prefix="." style:num-suffix="." style:num-format="1" text:display-levels="8">
        <style:list-level-properties text:list-level-position-and-space-mode="label-alignment">
          <style:list-level-label-alignment text:label-followed-by="listtab" text:list-tab-stop-position="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4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0.80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1.199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1.6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2.401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2.799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3.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2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2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2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2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2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2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2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2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3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3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3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3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3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3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3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3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4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4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4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4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4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5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5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5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5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5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6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6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6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6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6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7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7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7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7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7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7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7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7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8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8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8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8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8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8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8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8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19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19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19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19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19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19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19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19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0.499cm"/>
        </style:list-level-properties>
        <style:text-properties style:font-name="Symbol"/>
      </text:list-level-style-bullet>
      <text:list-level-style-bullet text:level="2" text:style-name="WW8Num20z0" text:bullet-char="">
        <style:list-level-properties text:list-level-position-and-space-mode="label-alignment">
          <style:list-level-label-alignment text:label-followed-by="listtab" text:list-tab-stop-position="1cm"/>
        </style:list-level-properties>
        <style:text-properties style:font-name="Symbol"/>
      </text:list-level-style-bullet>
      <text:list-level-style-bullet text:level="3" text:style-name="WW8Num20z0" text:bullet-char="">
        <style:list-level-properties text:list-level-position-and-space-mode="label-alignment">
          <style:list-level-label-alignment text:label-followed-by="listtab" text:list-tab-stop-position="1.499cm"/>
        </style:list-level-properties>
        <style:text-properties style:font-name="Symbol"/>
      </text:list-level-style-bullet>
      <text:list-level-style-bullet text:level="4" text:style-name="WW8Num20z0" text:bullet-char="">
        <style:list-level-properties text:list-level-position-and-space-mode="label-alignment">
          <style:list-level-label-alignment text:label-followed-by="listtab" text:list-tab-stop-position="2cm"/>
        </style:list-level-properties>
        <style:text-properties style:font-name="Symbol"/>
      </text:list-level-style-bullet>
      <text:list-level-style-bullet text:level="5" text:style-name="WW8Num20z0" text:bullet-char="">
        <style:list-level-properties text:list-level-position-and-space-mode="label-alignment">
          <style:list-level-label-alignment text:label-followed-by="listtab" text:list-tab-stop-position="2.499cm"/>
        </style:list-level-properties>
        <style:text-properties style:font-name="Symbol"/>
      </text:list-level-style-bullet>
      <text:list-level-style-bullet text:level="6" text:style-name="WW8Num20z0" text:bullet-char="">
        <style:list-level-properties text:list-level-position-and-space-mode="label-alignment">
          <style:list-level-label-alignment text:label-followed-by="listtab" text:list-tab-stop-position="3cm"/>
        </style:list-level-properties>
        <style:text-properties style:font-name="Symbol"/>
      </text:list-level-style-bullet>
      <text:list-level-style-bullet text:level="7" text:style-name="WW8Num20z0" text:bullet-char="">
        <style:list-level-properties text:list-level-position-and-space-mode="label-alignment">
          <style:list-level-label-alignment text:label-followed-by="listtab" text:list-tab-stop-position="3.5cm"/>
        </style:list-level-properties>
        <style:text-properties style:font-name="Symbol"/>
      </text:list-level-style-bullet>
      <text:list-level-style-bullet text:level="8" text:style-name="WW8Num20z0" text:bullet-char="">
        <style:list-level-properties text:list-level-position-and-space-mode="label-alignment">
          <style:list-level-label-alignment text:label-followed-by="listtab" text:list-tab-stop-position="4.001cm"/>
        </style:list-level-properties>
        <style:text-properties style:font-name="Symbol"/>
      </text:list-level-style-bullet>
      <text:list-level-style-bullet text:level="9" text:style-name="WW8Num20z0" text:bullet-char="">
        <style:list-level-properties text:list-level-position-and-space-mode="label-alignment">
          <style:list-level-label-alignment text:label-followed-by="listtab" text:list-tab-stop-position="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format="1">
        <style:list-level-properties text:list-level-position-and-space-mode="label-alignment">
          <style:list-level-label-alignment text:label-followed-by="listtab" text:list-tab-stop-position="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format="1">
        <style:list-level-properties text:list-level-position-and-space-mode="label-alignment">
          <style:list-level-label-alignment text:label-followed-by="listtab" text:list-tab-stop-position="0.794cm"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334cm"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144cm"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text:list-tab-stop-position="8.414cm"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684cm"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954cm"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5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5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3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3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format="1" text:start-value="10">
        <style:list-level-properties text:list-level-position-and-space-mode="label-alignment">
          <style:list-level-label-alignment text:label-followed-by="listtab" text:list-tab-stop-position="2.275cm" fo:text-indent="-2.275cm" fo:margin-left="2.275cm"/>
        </style:list-level-properties>
      </text:list-level-style-number>
      <text:list-level-style-number text:level="2" style:num-format="1" text:start-value="69" text:display-levels="2">
        <style:list-level-properties text:list-level-position-and-space-mode="label-alignment">
          <style:list-level-label-alignment text:label-followed-by="listtab" text:list-tab-stop-position="2.614cm" fo:text-indent="-2.275cm" fo:margin-left="2.614cm"/>
        </style:list-level-properties>
      </text:list-level-style-number>
      <text:list-level-style-number text:level="3" style:num-format="1" text:start-value="247" text:display-levels="3">
        <style:list-level-properties text:list-level-position-and-space-mode="label-alignment">
          <style:list-level-label-alignment text:label-followed-by="listtab" text:list-tab-stop-position="2.953cm" fo:text-indent="-2.275cm" fo:margin-left="2.953cm"/>
        </style:list-level-properties>
      </text:list-level-style-number>
      <text:list-level-style-number text:level="4" style:num-format="1" text:start-value="131" text:display-levels="4">
        <style:list-level-properties text:list-level-position-and-space-mode="label-alignment">
          <style:list-level-label-alignment text:label-followed-by="listtab" text:list-tab-stop-position="3.291cm" fo:text-indent="-2.275cm" fo:margin-left="3.291cm"/>
        </style:list-level-properties>
      </text:list-level-style-number>
      <text:list-level-style-number text:level="5" style:num-format="1" text:display-levels="5">
        <style:list-level-properties text:list-level-position-and-space-mode="label-alignment">
          <style:list-level-label-alignment text:label-followed-by="listtab" text:list-tab-stop-position="3.63cm" fo:text-indent="-2.275cm" fo:margin-left="3.63cm"/>
        </style:list-level-properties>
      </text:list-level-style-number>
      <text:list-level-style-number text:level="6" style:num-format="1" text:display-levels="6">
        <style:list-level-properties text:list-level-position-and-space-mode="label-alignment">
          <style:list-level-label-alignment text:label-followed-by="listtab" text:list-tab-stop-position="3.969cm" fo:text-indent="-2.275cm" fo:margin-left="3.969cm"/>
        </style:list-level-properties>
      </text:list-level-style-number>
      <text:list-level-style-number text:level="7" style:num-format="1" text:display-levels="7">
        <style:list-level-properties text:list-level-position-and-space-mode="label-alignment">
          <style:list-level-label-alignment text:label-followed-by="listtab" text:list-tab-stop-position="4.307cm" fo:text-indent="-2.275cm" fo:margin-left="4.307cm"/>
        </style:list-level-properties>
      </text:list-level-style-number>
      <text:list-level-style-number text:level="8" style:num-format="1" text:display-levels="8">
        <style:list-level-properties text:list-level-position-and-space-mode="label-alignment">
          <style:list-level-label-alignment text:label-followed-by="listtab" text:list-tab-stop-position="4.911cm" fo:text-indent="-2.54cm" fo:margin-left="4.911cm"/>
        </style:list-level-properties>
      </text:list-level-style-number>
      <text:list-level-style-number text:level="9" style:num-format="1" text:display-levels="9">
        <style:list-level-properties text:list-level-position-and-space-mode="label-alignment">
          <style:list-level-label-alignment text:label-followed-by="listtab" text:list-tab-stop-position="5.249cm" fo:text-indent="-2.54cm" fo:margin-left="5.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2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2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56z1"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56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56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56z1"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56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56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56z1"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56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5z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5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5z0"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71z1"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71z2"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71z3"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71z1"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71z2"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71z3"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71z1"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71z2"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prefix="." style:num-format="1">
        <style:list-level-properties text:list-level-position-and-space-mode="label-alignment">
          <style:list-level-label-alignment text:label-followed-by="listtab"/>
        </style:list-level-properties>
      </text:list-level-style-number>
      <text:list-level-style-number text:level="4" style:num-prefix=".." style:num-format="1">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1" text:display-levels="3">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style:num-format="1" text:start-value="2">
        <style:list-level-properties text:list-level-position-and-space-mode="label-alignment">
          <style:list-level-label-alignment text:label-followed-by="listtab" text:list-tab-stop-position="1.138cm" fo:text-indent="-1.138cm" fo:margin-left="1.138cm"/>
        </style:list-level-properties>
      </text:list-level-style-number>
      <text:list-level-style-number text:level="2" style:num-format="1" text:display-levels="2">
        <style:list-level-properties text:list-level-position-and-space-mode="label-alignment">
          <style:list-level-label-alignment text:label-followed-by="listtab" text:list-tab-stop-position="1.252cm" fo:text-indent="-1.138cm" fo:margin-left="1.252cm"/>
        </style:list-level-properties>
      </text:list-level-style-number>
      <text:list-level-style-number text:level="3" style:num-format="1" text:display-levels="3">
        <style:list-level-properties text:list-level-position-and-space-mode="label-alignment">
          <style:list-level-label-alignment text:label-followed-by="listtab" text:list-tab-stop-position="1.499cm" fo:text-indent="-1.27cm" fo:margin-left="1.499cm"/>
        </style:list-level-properties>
      </text:list-level-style-number>
      <text:list-level-style-number text:level="4" style:num-format="1" text:display-levels="4">
        <style:list-level-properties text:list-level-position-and-space-mode="label-alignment">
          <style:list-level-label-alignment text:label-followed-by="listtab" text:list-tab-stop-position="1.614cm" fo:text-indent="-1.27cm" fo:margin-left="1.614cm"/>
        </style:list-level-properties>
      </text:list-level-style-number>
      <text:list-level-style-number text:level="5" style:num-format="1" text:display-levels="5">
        <style:list-level-properties text:list-level-position-and-space-mode="label-alignment">
          <style:list-level-label-alignment text:label-followed-by="listtab" text:list-tab-stop-position="1.729cm" fo:text-indent="-1.27cm" fo:margin-left="1.729cm"/>
        </style:list-level-properties>
      </text:list-level-style-number>
      <text:list-level-style-number text:level="6" style:num-format="1" text:display-levels="6">
        <style:list-level-properties text:list-level-position-and-space-mode="label-alignment">
          <style:list-level-label-alignment text:label-followed-by="listtab" text:list-tab-stop-position="2.478cm" fo:text-indent="-1.905cm" fo:margin-left="2.478cm"/>
        </style:list-level-properties>
      </text:list-level-style-number>
      <text:list-level-style-number text:level="7" style:num-format="1" text:display-levels="7">
        <style:list-level-properties text:list-level-position-and-space-mode="label-alignment">
          <style:list-level-label-alignment text:label-followed-by="listtab" text:list-tab-stop-position="2.593cm" fo:text-indent="-1.905cm" fo:margin-left="2.593cm"/>
        </style:list-level-properties>
      </text:list-level-style-number>
      <text:list-level-style-number text:level="8" style:num-format="1" text:display-levels="8">
        <style:list-level-properties text:list-level-position-and-space-mode="label-alignment">
          <style:list-level-label-alignment text:label-followed-by="listtab" text:list-tab-stop-position="3.343cm" fo:text-indent="-2.54cm" fo:margin-left="3.343cm"/>
        </style:list-level-properties>
      </text:list-level-style-number>
      <text:list-level-style-number text:level="9" style:num-format="1" text:display-levels="9">
        <style:list-level-properties text:list-level-position-and-space-mode="label-alignment">
          <style:list-level-label-alignment text:label-followed-by="listtab" text:list-tab-stop-position="3.457cm" fo:text-indent="-2.54cm" fo:margin-left="3.4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7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7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text:bullet-char="">
        <style:list-level-properties text:list-level-position-and-space-mode="label-alignment">
          <style:list-level-label-alignment text:label-followed-by="listtab" text:list-tab-stop-position="0.661cm" fo:text-indent="-0.661cm" fo:margin-left="0.66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bullet text:level="1" text:style-name="WW8Num86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8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bullet text:level="1" text:style-name="WW8Num9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bullet text:level="1" text:style-name="WW8Num95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8Num9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9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bullet text:level="1" text:style-name="WW8Num99z0" text:bullet-char="">
        <style:list-level-properties text:list-level-position-and-space-mode="label-alignment">
          <style:list-level-label-alignment text:label-followed-by="listtab" text:list-tab-stop-position="2.286cm" fo:text-indent="-0.635cm" fo:margin-left="2.286cm"/>
        </style:list-level-properties>
        <style:text-properties style:font-name="Symbol"/>
      </text:list-level-style-bullet>
      <text:list-level-style-bullet text:level="2" text:style-name="WW8Num99z1"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1"/>
      </text:list-level-style-bullet>
      <text:list-level-style-bullet text:level="3" text:style-name="WW8Num99z2"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4" text:style-name="WW8Num99z0"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5" text:style-name="WW8Num99z1"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1"/>
      </text:list-level-style-bullet>
      <text:list-level-style-bullet text:level="6" text:style-name="WW8Num99z2"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bullet text:level="7" text:style-name="WW8Num99z0" text:bullet-char="">
        <style:list-level-properties text:list-level-position-and-space-mode="label-alignment">
          <style:list-level-label-alignment text:label-followed-by="listtab" text:list-tab-stop-position="9.906cm" fo:text-indent="-0.635cm" fo:margin-left="9.906cm"/>
        </style:list-level-properties>
        <style:text-properties style:font-name="Symbol"/>
      </text:list-level-style-bullet>
      <text:list-level-style-bullet text:level="8" text:style-name="WW8Num99z1" text:bullet-char="o">
        <style:list-level-properties text:list-level-position-and-space-mode="label-alignment">
          <style:list-level-label-alignment text:label-followed-by="listtab" text:list-tab-stop-position="11.176cm" fo:text-indent="-0.635cm" fo:margin-left="11.176cm"/>
        </style:list-level-properties>
        <style:text-properties style:font-name="Courier New1"/>
      </text:list-level-style-bullet>
      <text:list-level-style-bullet text:level="9" text:style-name="WW8Num99z2" text:bullet-char="">
        <style:list-level-properties text:list-level-position-and-space-mode="label-alignment">
          <style:list-level-label-alignment text:label-followed-by="listtab" text:list-tab-stop-position="12.446cm"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bullet text:level="1" text:style-name="WW8Num100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01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101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01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01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101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01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01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101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bullet text:level="1" text:style-name="WW8Num10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bullet text:level="1" text:style-name="WW8Num103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bullet text:level="1" text:style-name="WW8Num104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bullet text:level="1" text:style-name="WW8Num10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number text:level="1" style:num-format="1" text:start-value="10">
        <style:list-level-properties text:list-level-position-and-space-mode="label-alignment">
          <style:list-level-label-alignment text:label-followed-by="listtab" text:list-tab-stop-position="2.011cm" fo:text-indent="-2.011cm" fo:margin-left="2.011cm"/>
        </style:list-level-properties>
      </text:list-level-style-number>
      <text:list-level-style-number text:level="2" style:num-format="1" text:start-value="69" text:display-levels="2">
        <style:list-level-properties text:list-level-position-and-space-mode="label-alignment">
          <style:list-level-label-alignment text:label-followed-by="listtab" text:list-tab-stop-position="2.037cm" fo:text-indent="-2.011cm" fo:margin-left="2.037cm"/>
        </style:list-level-properties>
      </text:list-level-style-number>
      <text:list-level-style-number text:level="3" style:num-format="1" text:start-value="247" text:display-levels="3">
        <style:list-level-properties text:list-level-position-and-space-mode="label-alignment">
          <style:list-level-label-alignment text:label-followed-by="listtab" text:list-tab-stop-position="2.064cm" fo:text-indent="-2.011cm" fo:margin-left="2.064cm"/>
        </style:list-level-properties>
      </text:list-level-style-number>
      <text:list-level-style-number text:level="4" style:num-format="1" text:start-value="131" text:display-levels="4">
        <style:list-level-properties text:list-level-position-and-space-mode="label-alignment">
          <style:list-level-label-alignment text:label-followed-by="listtab" text:list-tab-stop-position="2.09cm" fo:text-indent="-2.011cm" fo:margin-left="2.09cm"/>
        </style:list-level-properties>
      </text:list-level-style-number>
      <text:list-level-style-number text:level="5" style:num-format="1" text:display-levels="5">
        <style:list-level-properties text:list-level-position-and-space-mode="label-alignment">
          <style:list-level-label-alignment text:label-followed-by="listtab" text:list-tab-stop-position="2.117cm" fo:text-indent="-2.011cm" fo:margin-left="2.117cm"/>
        </style:list-level-properties>
      </text:list-level-style-number>
      <text:list-level-style-number text:level="6" style:num-format="1" text:display-levels="6">
        <style:list-level-properties text:list-level-position-and-space-mode="label-alignment">
          <style:list-level-label-alignment text:label-followed-by="listtab" text:list-tab-stop-position="2.143cm" fo:text-indent="-2.011cm" fo:margin-left="2.143cm"/>
        </style:list-level-properties>
      </text:list-level-style-number>
      <text:list-level-style-number text:level="7" style:num-format="1" text:display-levels="7">
        <style:list-level-properties text:list-level-position-and-space-mode="label-alignment">
          <style:list-level-label-alignment text:label-followed-by="listtab" text:list-tab-stop-position="2.17cm" fo:text-indent="-2.011cm" fo:margin-left="2.17cm"/>
        </style:list-level-properties>
      </text:list-level-style-number>
      <text:list-level-style-number text:level="8" style:num-format="1" text:display-levels="8">
        <style:list-level-properties text:list-level-position-and-space-mode="label-alignment">
          <style:list-level-label-alignment text:label-followed-by="listtab" text:list-tab-stop-position="2.725cm" fo:text-indent="-2.54cm" fo:margin-left="2.725cm"/>
        </style:list-level-properties>
      </text:list-level-style-number>
      <text:list-level-style-number text:level="9" style:num-format="1" text:display-levels="9">
        <style:list-level-properties text:list-level-position-and-space-mode="label-alignment">
          <style:list-level-label-alignment text:label-followed-by="listtab" text:list-tab-stop-position="2.752cm" fo:text-indent="-2.54cm" fo:margin-left="2.7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bullet text:level="1" text:style-name="WW8Num108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0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bullet text:level="1" text:style-name="WW8Num10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Page <text:page-number text:select-page="current">51</text:page-number> sur <text:page-count style:num-format="1">5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tup   </dc:title>
    <meta:initial-creator>Petit</meta:initial-creator>
    <meta:creation-date>2011-07-08T09:30:00</meta:creation-date>
    <dc:date>2013-07-24T14:03:36.68</dc:date>
    <meta:print-date>2008-08-07T16:57:00</meta:print-date>
    <meta:editing-cycles>30</meta:editing-cycles>
    <meta:editing-duration>PT04H53M01S</meta:editing-duration>
    <meta:generator>OpenOffice.org/3.1$Win32 OpenOffice.org_project/310m19$Build-9420</meta:generator>
    <meta:document-statistic meta:table-count="93" meta:image-count="4" meta:object-count="0" meta:page-count="51" meta:paragraph-count="1695" meta:word-count="9381" meta:character-count="77970"/>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